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Fett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747cm"/>
    </style:style>
    <style:style style:name="co2" style:family="table-column">
      <style:table-column-properties fo:break-before="auto" style:column-width="1.69cm"/>
    </style:style>
    <style:style style:name="co3" style:family="table-column">
      <style:table-column-properties fo:break-before="auto" style:column-width="1.632cm"/>
    </style:style>
    <style:style style:name="co4" style:family="table-column">
      <style:table-column-properties fo:break-before="auto" style:column-width="2.637cm"/>
    </style:style>
    <style:style style:name="co5" style:family="table-column">
      <style:table-column-properties fo:break-before="auto" style:column-width="13.47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1.3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5">
      <number:number number:decimal-places="2" loext:min-decimal-places="2" number:grouping="true"/>
    </number:number-style>
    <number:date-style style:name="N33" number:automatic-order="true">
      <number:day number:style="long"/>
      <number:text>.</number:text>
      <number:month number:textual="true"/>
    </number:date-style>
    <style:style style:name="ce155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Liberation Sans Narrow" fo:font-size="10pt" fo:font-weight="bold" style:font-size-asian="10pt" style:font-weight-asian="bold" style:font-size-complex="10pt" style:font-weight-complex="bold"/>
    </style:style>
    <style:style style:name="ce156" style:family="table-cell" style:parent-style-name="Default">
      <style:table-cell-properties fo:border="0.06pt solid #000000"/>
      <style:text-properties style:font-name="Liberation Sans Narrow" fo:font-size="10pt" style:font-size-asian="10pt" style:font-size-complex="10pt"/>
    </style:style>
    <style:style style:name="ce189" style:family="table-cell" style:parent-style-name="Default">
      <style:table-cell-properties fo:background-color="#66ff99" fo:border="0.06pt solid #000000" style:vertical-align="middle"/>
      <style:text-properties style:font-name="Liberation Sans Narrow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ackground-color="#00ccff" fo:border="0.06pt solid #000000"/>
      <style:text-properties style:font-name="Liberation Sans Narrow" fo:font-size="10pt" fo:font-weight="bold" style:font-size-asian="10pt" style:font-weight-asian="bold" style:font-size-complex="10pt" style:font-weight-complex="bold"/>
    </style:style>
    <style:style style:name="ce225" style:family="table-cell" style:parent-style-name="Default">
      <style:table-cell-properties fo:border="0.06pt solid #000000" style:vertical-align="middle"/>
      <style:text-properties style:font-name="Liberation Sans Narrow" fo:font-size="10pt" style:font-size-asian="10pt" style:font-size-complex="10pt"/>
    </style:style>
    <style:style style:name="ce21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Liberation Sans Narrow" fo:font-size="10pt" style:font-size-asian="10pt" style:font-size-complex="10pt"/>
    </style:style>
    <style:style style:name="ce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 Narrow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 Narrow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cc00" fo:wrap-option="wrap" fo:border="0.06pt solid #000000"/>
      <style:text-properties style:use-window-font-color="true" style:text-outline="false" style:text-line-through-style="none" style:text-line-through-type="none" style:font-name="Liberation Sans Narrow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cc00" fo:border="0.06pt solid #000000"/>
      <style:text-properties style:font-name="Liberation Sans Narrow" fo:font-size="10pt" style:font-size-asian="10pt" style:font-size-complex="10pt"/>
    </style:style>
    <style:style style:name="ce17" style:family="table-cell" style:parent-style-name="Default">
      <style:table-cell-properties fo:background-color="#ff3333" style:text-align-source="fix" style:repeat-content="false" fo:border="0.06pt solid #000000"/>
      <style:paragraph-properties fo:text-align="start" fo:margin-left="0cm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ce167" style:family="table-cell" style:parent-style-name="Default">
      <style:table-cell-properties fo:background-color="transparent" fo:border="0.06pt solid #000000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ce168" style:family="table-cell" style:parent-style-name="Default">
      <style:table-cell-properties fo:background-color="#66ff99" fo:wrap-option="wrap" fo:border="0.06pt solid #000000" style:vertical-align="middle"/>
      <style:text-properties style:font-name="Liberation Sans Narrow" fo:font-size="10pt" fo:font-weight="bold" style:font-size-asian="10pt" style:font-weight-asian="bold" style:font-size-complex="10pt" style:font-weight-complex="bold"/>
    </style:style>
    <style:style style:name="ce170" style:family="table-cell" style:parent-style-name="Default" style:data-style-name="N33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Liberation Sans Narrow" fo:font-size="10pt" fo:font-style="normal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5" style:family="table-cell" style:parent-style-name="Default" style:data-style-name="N208">
      <style:table-cell-properties style:text-align-source="fix" style:repeat-content="false"/>
      <style:paragraph-properties fo:text-align="center" fo:margin-left="0cm"/>
    </style:style>
    <style:style style:name="ce172" style:family="table-cell" style:parent-style-name="Default" style:data-style-name="N33">
      <style:table-cell-properties fo:border="0.06pt solid #000000"/>
      <style:text-properties style:font-name="Liberation Sans Narrow" fo:font-size="10pt" style:font-size-asian="10pt" style:font-size-complex="10pt"/>
    </style:style>
    <style:style style:name="ce173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font-name="Liberation Sans Narrow" fo:font-size="10pt" style:font-size-asian="10pt" style:font-size-complex="10pt"/>
    </style:style>
    <style:style style:name="ce19" style:family="table-cell" style:parent-style-name="Default">
      <style:table-cell-properties fo:background-color="#66ff99" style:text-align-source="fix" style:repeat-content="false" fo:border="0.06pt solid #000000" style:vertical-align="middle"/>
      <style:paragraph-properties fo:text-align="end" fo:margin-left="0cm"/>
      <style:text-properties style:font-name="Liberation Sans Narrow" fo:font-size="10pt" style:font-size-asian="10pt" style:font-size-complex="10pt"/>
    </style:style>
    <style:style style:name="ce20" style:family="table-cell" style:parent-style-name="Default">
      <style:table-cell-properties fo:background-color="#00ccff" style:text-align-source="fix" style:repeat-content="false" fo:border="0.06pt solid #000000"/>
      <style:paragraph-properties fo:text-align="end" fo:margin-left="0cm"/>
      <style:text-properties style:font-name="Liberation Sans Narrow" fo:font-size="10pt" style:font-size-asian="10pt" style:font-size-complex="10pt"/>
    </style:style>
    <style:style style:name="ce21" style:family="table-cell" style:parent-style-name="Default" style:data-style-name="N3">
      <style:table-cell-properties fo:background-color="#00ccff" style:text-align-source="fix" style:repeat-content="false" fo:border="0.06pt solid #000000"/>
      <style:paragraph-properties fo:text-align="end" fo:margin-left="0cm"/>
      <style:text-properties style:font-name="Liberation Sans Narrow" fo:font-size="10pt" style:font-size-asian="10pt" style:font-size-complex="10pt"/>
    </style:style>
    <style:style style:name="ce22" style:family="table-cell" style:parent-style-name="Default" style:data-style-name="N109">
      <style:table-cell-properties fo:background-color="#00ccff" style:text-align-source="fix" style:repeat-content="false" fo:border="0.06pt solid #000000"/>
      <style:paragraph-properties fo:text-align="end" fo:margin-left="0cm"/>
      <style:text-properties style:font-name="Liberation Sans Narrow" fo:font-size="10pt" style:font-size-asian="10pt" style:font-size-complex="10pt"/>
    </style:style>
    <style:style style:name="ce23" style:family="table-cell" style:parent-style-name="Default" style:data-style-name="N113">
      <style:table-cell-properties fo:background-color="#00ccff" style:text-align-source="fix" style:repeat-content="false" fo:border="0.06pt solid #000000"/>
      <style:paragraph-properties fo:text-align="end" fo:margin-left="0cm"/>
      <style:text-properties style:font-name="Liberation Sans Narrow" fo:font-size="10pt" style:font-size-asian="10pt" style:font-size-complex="10pt"/>
    </style:style>
    <style:style style:name="ce24" style:family="table-cell" style:parent-style-name="Default" style:data-style-name="N113">
      <style:table-cell-properties style:text-align-source="fix" style:repeat-content="false" fo:border="0.06pt solid #000000"/>
      <style:paragraph-properties fo:text-align="end" fo:margin-left="0cm"/>
      <style:text-properties style:font-name="Liberation Sans Narrow" fo:font-size="10pt" style:font-size-asian="10pt" style:font-size-complex="10pt"/>
    </style:style>
    <style:style style:name="ce25" style:family="table-cell" style:parent-style-name="Default" style:data-style-name="N4">
      <style:table-cell-properties fo:background-color="#ffcc00" style:text-align-source="fix" style:repeat-content="false" fo:border="0.06pt solid #000000"/>
      <style:paragraph-properties fo:text-align="end" fo:margin-left="0cm"/>
      <style:text-properties style:font-name="Liberation Sans Narrow" fo:font-size="10pt" style:font-size-asian="10pt" style:font-size-complex="10pt"/>
    </style:style>
    <style:style style:name="ce26" style:family="table-cell" style:parent-style-name="Default" style:data-style-name="N2">
      <style:table-cell-properties fo:background-color="#ffcc00" style:text-align-source="fix" style:repeat-content="false" fo:border="0.06pt solid #000000"/>
      <style:paragraph-properties fo:text-align="end" fo:margin-left="0cm"/>
      <style:text-properties style:font-name="Liberation Sans Narrow" fo:font-size="10pt" style:font-size-asian="10pt" style:font-size-complex="10pt"/>
    </style:style>
    <style:style style:name="ce27" style:family="table-cell" style:parent-style-name="Default" style:data-style-name="N113">
      <style:table-cell-properties fo:background-color="#ffcc00" style:text-align-source="fix" style:repeat-content="false" fo:border="0.06pt solid #000000"/>
      <style:paragraph-properties fo:text-align="end" fo:margin-left="0cm"/>
      <style:text-properties style:font-name="Liberation Sans Narrow" fo:font-size="10pt" style:font-size-asian="10pt" style:font-size-complex="10pt"/>
    </style:style>
    <style:style style:name="ce28" style:family="table-cell" style:parent-style-name="Default" style:data-style-name="N4">
      <style:table-cell-properties fo:background-color="#ffcc00" style:text-align-source="fix" style:repeat-content="false" fo:border="0.06pt solid #000000"/>
      <style:paragraph-properties fo:text-align="end" fo:margin-left="0cm"/>
      <style:text-properties style:font-name="Liberation Sans Narrow" fo:font-size="10pt" fo:font-weight="normal" style:font-name-asian="Noto Sans CJK SC Regular" style:font-size-asian="10pt" style:font-weight-asian="normal" style:font-name-complex="FreeSans" style:font-size-complex="10pt" style:font-weight-complex="normal"/>
    </style:style>
    <style:style style:name="ce29" style:family="table-cell" style:parent-style-name="Default" style:data-style-name="N5">
      <style:table-cell-properties fo:background-color="#ffcc00" style:text-align-source="fix" style:repeat-content="false" fo:border="0.06pt solid #000000"/>
      <style:paragraph-properties fo:text-align="end" fo:margin-left="0cm"/>
      <style:text-properties style:font-name="Liberation Sans Narrow" fo:font-size="10pt" style:font-size-asian="10pt" style:font-size-complex="10pt"/>
    </style:style>
    <style:style style:name="ce30" style:family="table-cell" style:parent-style-name="Default" style:data-style-name="N4">
      <style:table-cell-properties fo:background-color="#ffcc00" style:text-align-source="fix" style:repeat-content="false" fo:border="0.06pt solid #000000"/>
      <style:paragraph-properties fo:text-align="end" fo:margin-left="0cm"/>
      <style:text-properties style:font-name="Liberation Sans Narrow" fo:font-size="10pt" style:font-size-asian="10pt" style:font-size-complex="10pt"/>
      <style:map style:condition="cell-content()&gt;10" style:apply-style-name="ohne_20_nachkommastellen" style:base-cell-address="Tabelle1.B24"/>
    </style:style>
    <style:style style:name="ce31" style:family="table-cell" style:parent-style-name="Default" style:data-style-name="N3">
      <style:table-cell-properties fo:background-color="#ffcc00" style:text-align-source="fix" style:repeat-content="false" fo:border="0.06pt solid #000000"/>
      <style:paragraph-properties fo:text-align="end" fo:margin-left="0cm"/>
      <style:text-properties style:font-name="Liberation Sans Narrow" fo:font-size="10pt" style:font-size-asian="10pt" style:font-size-complex="10pt"/>
    </style:style>
    <style:style style:name="ce59" style:family="table-cell" style:parent-style-name="Default" style:data-style-name="N4">
      <style:table-cell-properties fo:background-color="#ff3333" style:text-align-source="fix" style:repeat-content="false" fo:border="0.06pt solid #000000"/>
      <style:paragraph-properties fo:text-align="center" fo:margin-left="0cm"/>
      <style:text-properties style:font-name="Liberation Sans Narrow" fo:font-size="14pt" fo:font-weight="bold" style:font-size-asian="14pt" style:font-weight-asian="bold" style:font-size-complex="14pt" style:font-weight-complex="bold"/>
    </style:style>
    <style:style style:name="ce188" style:family="table-cell" style:parent-style-name="Default" style:data-style-name="N4">
      <style:table-cell-properties style:text-align-source="fix" style:repeat-content="false" fo:background-color="transparent" fo:border="0.06pt solid #000000"/>
      <style:paragraph-properties fo:text-align="end" fo:margin-left="0cm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ce191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 Narrow" fo:font-size="10pt" fo:font-style="normal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92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1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 Narrow" fo:font-size="10pt" style:font-size-asian="10pt" style:font-size-complex="10pt"/>
    </style:style>
    <style:style style:name="ce38" style:family="table-cell" style:parent-style-name="Default">
      <style:table-cell-properties fo:background-color="#66ff99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0pt" style:font-size-asian="10pt" style:font-size-complex="10pt"/>
    </style:style>
    <style:style style:name="ce20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Sans Narrow" fo:font-size="10pt" style:font-size-asian="10pt" style:font-size-complex="10pt"/>
    </style:style>
    <style:style style:name="ce7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font-name="Liberation Sans Narrow" fo:font-size="14pt" fo:font-weight="bold" style:font-size-asian="14pt" style:font-weight-asian="bold" style:font-size-complex="14pt" style:font-weight-complex="bold"/>
    </style:style>
    <style:style style:name="ce19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ce198" style:family="table-cell" style:parent-style-name="Default">
      <style:table-cell-properties fo:background-color="#66ff99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0pt" fo:font-weight="bold" style:font-size-asian="10pt" style:font-weight-asian="bold" style:font-size-complex="10pt" style:font-weight-complex="bold"/>
    </style:style>
    <style:style style:name="ce200" style:family="table-cell" style:parent-style-name="Default" style:data-style-name="N110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 Narrow" fo:font-size="10pt" fo:font-style="normal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201" style:family="table-cell" style:parent-style-name="Default" style:data-style-name="N110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0pt" fo:font-weight="normal" style:font-size-asian="10pt" style:font-weight-asian="normal" style:font-size-complex="10pt" style:font-weight-complex="normal"/>
    </style:style>
    <style:style style:name="ce45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7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 Narrow" fo:font-size="10pt" style:font-size-asian="10pt" style:font-size-complex="10pt" fo:hyphenate="true"/>
    </style:style>
    <style:style style:name="ce205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style:font-name="Liberation Sans Narrow" fo:font-size="10pt" style:font-size-asian="10pt" style:font-size-complex="10pt"/>
    </style:style>
    <style:style style:name="ce206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cm"/>
      <style:text-properties style:font-name="Liberation Sans Narrow" fo:font-size="10pt" style:font-size-asian="10pt" style:font-size-complex="10pt"/>
    </style:style>
    <style:style style:name="ce49" style:family="table-cell" style:parent-style-name="Default" style:data-style-name="N5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Sans Narrow" fo:font-size="10pt" style:font-size-asian="10pt" style:font-size-complex="10pt"/>
    </style:style>
    <style:style style:name="ce50" style:family="table-cell" style:parent-style-name="Default" style:data-style-name="N109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Sans Narrow" fo:font-size="10pt" style:font-size-asian="10pt" style:font-size-complex="10pt"/>
    </style:style>
    <style:style style:name="ce209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Liberation Sans Narrow" fo:font-size="10pt" style:font-size-asian="10pt" style:font-size-complex="10pt"/>
    </style:style>
    <style:style style:name="ce52" style:family="table-cell" style:parent-style-name="Default">
      <style:table-cell-properties fo:background-color="#66ff99" style:text-align-source="fix" style:repeat-content="false" fo:border="0.06pt solid #000000" style:vertical-align="middle"/>
      <style:paragraph-properties fo:text-align="start" fo:margin-left="0cm"/>
      <style:text-properties style:font-name="Liberation Sans Narrow" fo:font-size="10pt" style:font-size-asian="10pt" style:font-size-complex="10pt"/>
    </style:style>
    <style:style style:name="ce53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0000" style:font-name="Liberation Sans Narrow" fo:font-size="10pt" style:font-size-asian="10pt" style:font-size-complex="10pt"/>
    </style:style>
    <style:style style:name="ce54" style:family="table-cell" style:parent-style-name="Default" style:data-style-name="N5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Liberation Sans Narrow" fo:font-size="10pt" style:font-size-asian="10pt" style:font-size-complex="10pt"/>
    </style:style>
    <style:style style:name="ce55" style:family="table-cell" style:parent-style-name="Default">
      <style:table-cell-properties fo:background-color="#66ff99" fo:border="0.06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88" style:family="table-cell" style:parent-style-name="Default">
      <style:table-cell-properties fo:background-color="#ff3333" style:text-align-source="fix" style:repeat-content="false" fo:wrap-option="wrap" fo:border="0.06pt solid #000000" style:vertical-align="middle"/>
      <style:paragraph-properties fo:text-align="start" fo:margin-left="0cm"/>
      <style:text-properties style:font-name="Liberation Sans Narrow" fo:font-size="12pt" fo:font-weight="bold" style:font-size-asian="12pt" style:font-weight-asian="bold" style:font-size-complex="12pt" style:font-weight-complex="bold" fo:hyphenate="true"/>
    </style:style>
    <style:style style:name="ce89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style:font-name="Liberation Sans Narrow"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109">
      <style:table-cell-properties fo:background-color="#ff3333" style:text-align-source="fix" style:repeat-content="false" fo:border="0.06pt solid #000000"/>
      <style:paragraph-properties fo:text-align="center" fo:margin-left="0cm"/>
      <style:text-properties style:font-name="Liberation Sans Narrow" fo:font-size="14pt" fo:font-weight="bold" style:font-size-asian="14pt" style:font-weight-asian="bold" style:font-size-complex="14pt" style:font-weight-complex="bold"/>
    </style:style>
    <style:style style:name="ce221" style:family="table-cell" style:parent-style-name="Default">
      <style:table-cell-properties fo:background-color="#33ff99" fo:border="0.06pt solid #000000" style:vertical-align="middle"/>
      <style:text-properties style:font-name="Liberation Sans Narrow" fo:font-size="10pt" style:font-size-asian="10pt" style:font-size-complex="10pt"/>
    </style:style>
    <style:style style:name="ce222" style:family="table-cell" style:parent-style-name="Default">
      <style:table-cell-properties fo:background-color="transparent" fo:border="0.06pt solid #000000"/>
      <style:text-properties style:font-name="Liberation Sans Narrow" fo:font-size="10pt" style:font-size-asian="10pt" style:font-size-complex="10pt"/>
    </style:style>
    <style:style style:name="ce223" style:family="table-cell" style:parent-style-name="Default">
      <style:table-cell-properties fo:background-color="#33ff99" fo:border="0.06pt solid #000000" style:vertical-align="middle"/>
      <style:text-properties style:font-name="Liberation Sans Narrow"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>
      <style:table-cell-properties fo:background-color="#ff3333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 Narrow" fo:font-size="12pt" fo:font-weight="bold" style:font-size-asian="12pt" style:font-weight-asian="bold" style:font-size-complex="12pt" style:font-weight-complex="bold" fo:hyphenate="true"/>
    </style:style>
    <style:style style:name="ce95" style:family="table-cell" style:parent-style-name="Default">
      <style:table-cell-properties fo:background-color="transparent" fo:border="0.06pt solid #000000"/>
      <style:text-properties style:use-window-font-color="true" style:font-name="Liberation Sans Narrow" fo:font-size="12pt" fo:font-weight="bold" style:font-size-asian="12pt" style:font-weight-asian="bold" style:font-size-complex="12pt" style:font-weight-complex="bold"/>
    </style:style>
    <style:style style:name="ce96" style:family="table-cell" style:parent-style-name="Default">
      <style:table-cell-properties fo:background-color="#ff3333" fo:border="0.06pt solid #000000"/>
      <style:text-properties style:font-name="Liberation Sans Narrow" fo:font-size="14pt" fo:font-weight="bold" style:font-size-asian="14pt" style:font-weight-asian="bold" style:font-size-complex="14pt" style:font-weight-complex="bold"/>
    </style:style>
    <style:style style:name="ce226" style:family="table-cell" style:parent-style-name="Default">
      <style:table-cell-properties fo:border="0.06pt solid #000000" style:vertical-align="middle"/>
      <style:text-properties style:font-name="Liberation Sans Narrow"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>
      <style:table-cell-properties fo:border="0.06pt solid #000000"/>
    </style:style>
    <style:style style:name="ce99" style:family="table-cell" style:parent-style-name="Default">
      <style:table-cell-properties fo:border="0.06pt solid #000000" style:vertical-align="middle"/>
    </style:style>
    <style:style style:name="ce10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0pt" style:font-size-asian="10pt" style:font-size-complex="10pt" fo:hyphenate="true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67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68" style:family="table-cell" style:parent-style-name="Default">
      <style:table-cell-properties fo:background-color="transparent" fo:border="0.06pt solid #000000"/>
      <style:text-properties fo:font-size="10pt" style:font-size-asian="10pt" style:font-size-complex="10pt"/>
    </style:style>
    <style:style style:name="ce69" style:family="table-cell" style:parent-style-name="Default">
      <style:table-cell-properties fo:border="0.06pt solid #000000" style:vertical-align="middle"/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56"/>
        <table:table-column table:style-name="co2" table:default-cell-style-name="ce156"/>
        <table:table-column table:style-name="co3" table:default-cell-style-name="ce193"/>
        <table:table-column table:style-name="co4" table:default-cell-style-name="ce156"/>
        <table:table-column table:style-name="co4" table:number-columns-repeated="2" table:default-cell-style-name="ce193"/>
        <table:table-column table:style-name="co5" table:default-cell-style-name="ce209"/>
        <table:table-column table:style-name="co6" table:number-columns-repeated="57" table:default-cell-style-name="ce156"/>
        <table:table-column table:style-name="co6" table:number-columns-repeated="960" table:default-cell-style-name="ce64"/>
        <table:table-row table:style-name="ro1">
          <table:table-cell table:style-name="ce155" office:value-type="string" calcext:value-type="string">
            <text:p>Wärmeverlust der Hauptverteilungs-Fernwärmetrassen Berlin im Jahr, oberirdisch verlegt, <text:s/>ganzjährige Verwendung in beiden Richtungen</text:p>
          </table:table-cell>
          <table:table-cell table:style-name="ce173"/>
          <table:table-cell/>
          <table:table-cell table:style-name="ce193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173"/>
          <table:table-cell/>
          <table:table-cell table:style-name="ce193"/>
          <table:table-cell table:number-columns-repeated="1020"/>
        </table:table-row>
        <table:table-row table:style-name="ro2">
          <table:table-cell table:style-name="ce189" office:value-type="string" calcext:value-type="string">
            <text:p>Rechnung 1: Verluste nur auf der Vorlaufleitung während der Heizperiode:</text:p>
          </table:table-cell>
          <table:table-cell table:style-name="ce19"/>
          <table:table-cell table:style-name="ce38" table:number-columns-repeated="4"/>
          <table:table-cell table:style-name="ce52"/>
          <table:table-cell table:style-name="ce221"/>
          <table:table-cell table:style-name="ce225" table:number-columns-repeated="1014"/>
          <table:table-cell table:style-name="ce67" table:number-columns-repeated="2"/>
        </table:table-row>
        <table:table-row table:style-name="ro3">
          <table:table-cell table:style-name="ce4" office:value-type="string" calcext:value-type="string">
            <text:p>Eingabe:</text:p>
          </table:table-cell>
          <table:table-cell table:style-name="ce20"/>
          <table:table-cell/>
          <table:table-cell table:style-name="ce193"/>
          <table:table-cell table:number-columns-repeated="2"/>
          <table:table-cell table:style-name="ce155" office:value-type="string" calcext:value-type="string">
            <text:p>Quelle, Bemerkung</text:p>
          </table:table-cell>
          <table:table-cell table:number-columns-repeated="1017"/>
        </table:table-row>
        <table:table-row table:style-name="ro3">
          <table:table-cell table:style-name="ce225" office:value-type="string" calcext:value-type="string">
            <text:p>Einwohnerzahl des Versorgungsgebietes</text:p>
          </table:table-cell>
          <table:table-cell table:style-name="ce21" office:value-type="float" office:value="729000" calcext:value-type="float">
            <text:p>729.000</text:p>
          </table:table-cell>
          <table:table-cell office:value-type="string" calcext:value-type="string">
            <text:p>Personen</text:p>
          </table:table-cell>
          <table:table-cell table:style-name="ce45"/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Einwohner Berlin /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ußentemperatur</text:p>
          </table:table-cell>
          <table:table-cell table:style-name="ce22" office:value-type="float" office:value="3.7" calcext:value-type="float">
            <text:p>3,7</text:p>
          </table:table-cell>
          <table:table-cell table:style-name="ce203" office:value-type="string" calcext:value-type="string">
            <text:p>°C</text:p>
          </table:table-cell>
          <table:table-cell table:style-name="ce193"/>
          <table:table-cell table:number-columns-repeated="2"/>
          <table:table-cell office:value-type="string" calcext:value-type="string">
            <text:p><text:s/>3,7°C, Durchschnittstemperatur November bis April</text:p>
          </table:table-cell>
          <table:table-cell table:number-columns-repeated="1017"/>
        </table:table-row>
        <table:table-row table:style-name="ro3">
          <table:table-cell table:style-name="ce215" office:value-type="string" calcext:value-type="string">
            <text:p>Endenergie für Heizung+WW in 180d Heizperiode pro Kopf</text:p>
          </table:table-cell>
          <table:table-cell table:style-name="ce21" office:value-type="float" office:value="5168" calcext:value-type="float">
            <text:p>5.168</text:p>
          </table:table-cell>
          <table:table-cell table:style-name="ce203" office:value-type="string" calcext:value-type="string">
            <text:p>kWh/Kopf</text:p>
          </table:table-cell>
          <table:table-cell table:style-name="ce203" table:number-columns-repeated="3"/>
          <table:table-cell table:style-name="ce215" office:value-type="string" calcext:value-type="string">
            <text:p>40,7m²*80kWh/m²/(1-37/100); 37%= 37/100 Anteil der Nichtwohngebäude am Wärmeverbrauc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recke einfach</text:p>
          </table:table-cell>
          <table:table-cell table:style-name="ce20" office:value-type="float" office:value="25" calcext:value-type="float">
            <text:p>25</text:p>
          </table:table-cell>
          <table:table-cell office:value-type="string" calcext:value-type="string">
            <text:p>km</text:p>
          </table:table-cell>
          <table:table-cell table:style-name="ce193"/>
          <table:table-cell table:number-columns-repeated="1020"/>
        </table:table-row>
        <table:table-row table:style-name="ro3">
          <table:table-cell office:value-type="string" calcext:value-type="string">
            <text:p>Rohrdurchmesser</text:p>
          </table:table-cell>
          <table:table-cell table:style-name="ce22" office:value-type="float" office:value="2" calcext:value-type="float">
            <text:p>2,0</text:p>
          </table:table-cell>
          <table:table-cell office:value-type="string" calcext:value-type="string">
            <text:p>m</text:p>
          </table:table-cell>
          <table:table-cell table:style-name="ce193"/>
          <table:table-cell table:number-columns-repeated="1020"/>
        </table:table-row>
        <table:table-row table:style-name="ro3">
          <table:table-cell office:value-type="string" calcext:value-type="string">
            <text:p>Temperaturspreizung Vor-, Rücklauf</text:p>
          </table:table-cell>
          <table:table-cell table:style-name="ce20" office:value-type="float" office:value="35" calcext:value-type="float">
            <text:p>35</text:p>
          </table:table-cell>
          <table:table-cell office:value-type="string" calcext:value-type="string">
            <text:p>K</text:p>
          </table:table-cell>
          <table:table-cell table:style-name="ce193"/>
          <table:table-cell table:number-columns-repeated="1020"/>
        </table:table-row>
        <table:table-row table:style-name="ro3">
          <table:table-cell office:value-type="string" calcext:value-type="string">
            <text:p>Innentemperatur Vorlauf</text:p>
          </table:table-cell>
          <table:table-cell table:style-name="ce20" office:value-type="float" office:value="60" calcext:value-type="float">
            <text:p>60</text:p>
          </table:table-cell>
          <table:table-cell office:value-type="string" calcext:value-type="string">
            <text:p>°C</text:p>
          </table:table-cell>
          <table:table-cell table:style-name="ce193"/>
          <table:table-cell table:number-columns-repeated="1020"/>
        </table:table-row>
        <table:table-row table:style-name="ro3">
          <table:table-cell office:value-type="string" calcext:value-type="string">
            <text:p>Isolationsstärke</text:p>
          </table:table-cell>
          <table:table-cell table:style-name="ce23" office:value-type="float" office:value="0.1" calcext:value-type="float">
            <text:p>0,100</text:p>
          </table:table-cell>
          <table:table-cell office:value-type="string" calcext:value-type="string">
            <text:p>m</text:p>
          </table:table-cell>
          <table:table-cell table:style-name="ce193"/>
          <table:table-cell table:number-columns-repeated="1020"/>
        </table:table-row>
        <table:table-row table:style-name="ro3">
          <table:table-cell office:value-type="string" calcext:value-type="string">
            <text:p>Lambda der Isolation</text:p>
          </table:table-cell>
          <table:table-cell table:style-name="ce23" office:value-type="float" office:value="0.035" calcext:value-type="float">
            <text:p>0,035</text:p>
          </table:table-cell>
          <table:table-cell office:value-type="string" calcext:value-type="string">
            <text:p>W/m/K</text:p>
          </table:table-cell>
          <table:table-cell table:style-name="ce193"/>
          <table:table-cell table:number-columns-repeated="1020"/>
        </table:table-row>
        <table:table-row table:style-name="ro3">
          <table:table-cell table:style-name="ce7" office:value-type="string" calcext:value-type="string">
            <text:p>Rohr-Rauigkeitswert</text:p>
          </table:table-cell>
          <table:table-cell table:style-name="ce23" office:value-type="float" office:value="0.03" calcext:value-type="float">
            <text:p>0,030</text:p>
          </table:table-cell>
          <table:table-cell office:value-type="string" calcext:value-type="string">
            <text:p>mm</text:p>
          </table:table-cell>
          <table:table-cell table:style-name="ce193"/>
          <table:table-cell table:number-columns-repeated="1020"/>
        </table:table-row>
        <table:table-row table:style-name="ro3">
          <table:table-cell table:style-name="ce7"/>
          <table:table-cell table:style-name="ce24"/>
          <table:table-cell/>
          <table:table-cell table:style-name="ce193"/>
          <table:table-cell table:number-columns-repeated="1020"/>
        </table:table-row>
        <table:table-row table:style-name="ro3">
          <table:table-cell table:style-name="ce8" office:value-type="string" calcext:value-type="string">
            <text:p>Ergebnisse:</text:p>
          </table:table-cell>
          <table:table-cell table:style-name="ce24"/>
          <table:table-cell/>
          <table:table-cell table:style-name="ce193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3">
          <table:table-cell table:style-name="ce9" office:value-type="string" calcext:value-type="string">
            <text:p>benötigte Durchschnittsleistung pro Kopf für gewählte Temperatur (Zelle B6)</text:p>
          </table:table-cell>
          <table:table-cell table:style-name="ce25" table:formula="of:=[.B$7]/180/24/(3.7-20)*[.B$6]+[.B$7]/180/24/(3.7-20)*(-20)" office:value-type="float" office:value="1.1962962962963" calcext:value-type="float">
            <text:p>1,20</text:p>
          </table:table-cell>
          <table:table-cell table:style-name="ce203" office:value-type="string" calcext:value-type="string">
            <text:p>kW/Kopf</text:p>
          </table:table-cell>
          <table:table-cell table:style-name="ce203" table:number-columns-repeated="3"/>
          <table:table-cell table:style-name="ce53" office:value-type="string" calcext:value-type="string">
            <text:p>y=mx+n , mit x=B$6, m =B$7/180/24/(3,7-20) und n=B$7/180/24/(3,7-20)*(-20)</text:p>
          </table:table-cell>
          <table:table-cell table:style-name="ce222" table:number-columns-repeated="1015"/>
          <table:table-cell table:style-name="ce68" table:number-columns-repeated="2"/>
        </table:table-row>
        <table:table-row table:style-name="ro3">
          <table:table-cell table:style-name="ce10" office:value-type="string" calcext:value-type="string">
            <text:p>für aktuelle Leistung, abhängig von Außentemperatur:</text:p>
          </table:table-cell>
          <table:table-cell table:style-name="ce26" table:formula="of:=[.B$6]" office:value-type="float" office:value="3.7" calcext:value-type="float">
            <text:p>3,70</text:p>
          </table:table-cell>
          <table:table-cell table:style-name="ce203" office:value-type="string" calcext:value-type="string">
            <text:p>°C</text:p>
          </table:table-cell>
          <table:table-cell table:style-name="ce203" table:number-columns-repeated="3"/>
          <table:table-cell table:style-name="ce215"/>
          <table:table-cell table:style-name="ce222" table:number-columns-repeated="1015"/>
          <table:table-cell table:style-name="ce68" table:number-columns-repeated="2"/>
        </table:table-row>
        <table:table-row table:style-name="ro3">
          <table:table-cell table:style-name="ce10" office:value-type="string" calcext:value-type="string">
            <text:p>Leistung gesamt</text:p>
          </table:table-cell>
          <table:table-cell table:style-name="ce25" table:formula="of:=[.B$5]*[.B$17]/1000000" office:value-type="float" office:value="0.8721" calcext:value-type="float">
            <text:p>0,87</text:p>
          </table:table-cell>
          <table:table-cell table:style-name="ce203" office:value-type="string" calcext:value-type="string">
            <text:p>GW</text:p>
          </table:table-cell>
          <table:table-cell table:style-name="ce203" table:number-columns-repeated="3"/>
          <table:table-cell table:style-name="ce215"/>
          <table:table-cell table:style-name="ce222" table:number-columns-repeated="1015"/>
          <table:table-cell table:style-name="ce68" table:number-columns-repeated="2"/>
        </table:table-row>
        <table:table-row table:style-name="ro3">
          <table:table-cell table:style-name="ce10" office:value-type="string" calcext:value-type="string">
            <text:p>nötiger Wasserfluss pro s</text:p>
          </table:table-cell>
          <table:table-cell table:style-name="ce25" table:formula="of:=[.B19]*1000000/4.2/[.B$10]/1000" office:value-type="float" office:value="5.93265306122449" calcext:value-type="float">
            <text:p>5,93</text:p>
          </table:table-cell>
          <table:table-cell table:style-name="ce203" office:value-type="string" calcext:value-type="string">
            <text:p>m³/s</text:p>
          </table:table-cell>
          <table:table-cell table:style-name="ce203" table:number-columns-repeated="3"/>
          <table:table-cell table:style-name="ce215"/>
          <table:table-cell table:style-name="ce222" table:number-columns-repeated="1015"/>
          <table:table-cell table:style-name="ce68" table:number-columns-repeated="2"/>
        </table:table-row>
        <table:table-row table:style-name="ro3">
          <table:table-cell table:style-name="ce10" office:value-type="string" calcext:value-type="string">
            <text:p>nötige Geschwindigkeit</text:p>
          </table:table-cell>
          <table:table-cell table:style-name="ce27" table:formula="of:=[.B20]/([.B$9]^2/4*PI())" office:value-type="float" office:value="1.88842212068628" calcext:value-type="float">
            <text:p>1,888</text:p>
          </table:table-cell>
          <table:table-cell table:style-name="ce203" office:value-type="string" calcext:value-type="string">
            <text:p>m/s</text:p>
          </table:table-cell>
          <table:table-cell table:style-name="ce203"/>
          <table:table-cell table:style-name="ce49" table:formula="of:=[.$B$21]*3.6" office:value-type="float" office:value="6.79831963447062" calcext:value-type="float">
            <text:p>6,80</text:p>
          </table:table-cell>
          <table:table-cell table:style-name="ce203" office:value-type="string" calcext:value-type="string">
            <text:p>km/h</text:p>
          </table:table-cell>
          <table:table-cell table:style-name="ce54" office:value-type="string" calcext:value-type="string">
            <text:p><text:s/></text:p>
          </table:table-cell>
          <table:table-cell table:style-name="ce222" table:number-columns-repeated="1015"/>
          <table:table-cell table:style-name="ce68" table:number-columns-repeated="2"/>
        </table:table-row>
        <table:table-row table:style-name="ro3">
          <table:table-cell table:style-name="ce10" office:value-type="string" calcext:value-type="string">
            <text:p>Druckverlust hin und zurück</text:p>
          </table:table-cell>
          <table:table-cell table:style-name="ce28" table:formula="of:=(0.657/[.B$9]-0.058)*[.B21]^1.92*([.B$8]/10)*2" office:value-type="float" office:value="4.58403057376511" calcext:value-type="float">
            <text:p>4,58</text:p>
          </table:table-cell>
          <table:table-cell table:style-name="ce203" office:value-type="string" calcext:value-type="string">
            <text:p>bar</text:p>
          </table:table-cell>
          <table:table-cell table:style-name="ce203" office:value-type="string" calcext:value-type="string">
            <text:p>auf</text:p>
          </table:table-cell>
          <table:table-cell table:style-name="ce203" table:formula="of:=[.B$8]*2" office:value-type="float" office:value="50" calcext:value-type="float">
            <text:p>50</text:p>
          </table:table-cell>
          <table:table-cell table:style-name="ce203" office:value-type="string" calcext:value-type="string">
            <text:p>km</text:p>
          </table:table-cell>
          <table:table-cell table:style-name="ce215" office:value-type="string" calcext:value-type="string">
            <text:p>(0,657/B8-0,058)*B23^1,92; Datei: druckverlust für Rohre mit d ab 500mm.ods</text:p>
          </table:table-cell>
          <table:table-cell table:style-name="ce222" table:number-columns-repeated="1015"/>
          <table:table-cell table:style-name="ce68" table:number-columns-repeated="2"/>
        </table:table-row>
        <table:table-row table:style-name="ro3">
          <table:table-cell table:style-name="ce10" office:value-type="string" calcext:value-type="string">
            <text:p>Pumpleistung hin und zurück</text:p>
          </table:table-cell>
          <table:table-cell table:style-name="ce29" table:formula="of:=([.B22]*100000*[.B$9]^2/4*PI()*[.B21]/1000)/0.7/1000" office:value-type="float" office:value="3.8850661451706" calcext:value-type="float">
            <text:p>3,89</text:p>
          </table:table-cell>
          <table:table-cell table:style-name="ce203" office:value-type="string" calcext:value-type="string">
            <text:p>MW</text:p>
          </table:table-cell>
          <table:table-cell table:style-name="ce203" office:value-type="string" calcext:value-type="string">
            <text:p>auf</text:p>
          </table:table-cell>
          <table:table-cell table:style-name="ce203" table:formula="of:=[.B$8]*2" office:value-type="float" office:value="50" calcext:value-type="float">
            <text:p>50</text:p>
          </table:table-cell>
          <table:table-cell table:style-name="ce203" office:value-type="string" calcext:value-type="string">
            <text:p>km</text:p>
          </table:table-cell>
          <table:table-cell table:style-name="ce215" office:value-type="string" calcext:value-type="string">
            <text:p>/0,7-wikungsgrad pumpe; <text:s/>P[kW] = Q[m3/h] x H[m] / X; mit X= 150 .. 250</text:p>
          </table:table-cell>
          <table:table-cell table:style-name="ce222" table:number-columns-repeated="1015"/>
          <table:table-cell table:style-name="ce68" table:number-columns-repeated="2"/>
        </table:table-row>
        <table:table-row table:style-name="ro3">
          <table:table-cell table:style-name="ce10" office:value-type="string" calcext:value-type="string">
            <text:p>Pumpleistung hin und zurück pro Kopf</text:p>
          </table:table-cell>
          <table:table-cell table:style-name="ce30" table:formula="of:=[.B23]/[.B$5]*1000000" office:value-type="float" office:value="5.32930884111194" calcext:value-type="float">
            <text:p>5,33</text:p>
          </table:table-cell>
          <table:table-cell table:style-name="ce203" office:value-type="string" calcext:value-type="string">
            <text:p>W/Kopf</text:p>
          </table:table-cell>
          <table:table-cell table:style-name="ce203" office:value-type="string" calcext:value-type="string">
            <text:p>auf</text:p>
          </table:table-cell>
          <table:table-cell table:style-name="ce203" table:formula="of:=[.B$8]*2" office:value-type="float" office:value="50" calcext:value-type="float">
            <text:p>50</text:p>
          </table:table-cell>
          <table:table-cell table:style-name="ce203" office:value-type="string" calcext:value-type="string">
            <text:p>km</text:p>
          </table:table-cell>
          <table:table-cell table:style-name="ce215"/>
          <table:table-cell table:style-name="ce222" table:number-columns-repeated="1015"/>
          <table:table-cell table:style-name="ce68" table:number-columns-repeated="2"/>
        </table:table-row>
        <table:table-row table:style-name="ro3">
          <table:table-cell table:style-name="ce10" office:value-type="string" calcext:value-type="string">
            <text:p>Verweildauer im Vorlauf</text:p>
          </table:table-cell>
          <table:table-cell table:style-name="ce25" table:formula="of:=[.B$8]*1000/[.B21]/3600" office:value-type="float" office:value="3.67737931491753" calcext:value-type="float">
            <text:p>3,68</text:p>
          </table:table-cell>
          <table:table-cell table:style-name="ce203" office:value-type="string" calcext:value-type="string">
            <text:p>h</text:p>
          </table:table-cell>
          <table:table-cell table:style-name="ce203" table:number-columns-repeated="3"/>
          <table:table-cell table:style-name="ce215"/>
          <table:table-cell table:style-name="ce222" table:number-columns-repeated="1015"/>
          <table:table-cell table:style-name="ce68" table:number-columns-repeated="2"/>
        </table:table-row>
        <table:table-row table:style-name="ro3">
          <table:table-cell table:style-name="ce10" office:value-type="string" calcext:value-type="string">
            <text:p>Verlust-Wärmeleistung der Vorlaufleitung</text:p>
          </table:table-cell>
          <table:table-cell table:style-name="ce31" table:formula="of:=[.B$13]/[.B$12]*PI()*[.B$9]*[.B$8]*1000*([.B$11]-[.B$6])/1000" office:value-type="float" office:value="3095.25416194934" calcext:value-type="float">
            <text:p>3.095</text:p>
          </table:table-cell>
          <table:table-cell table:style-name="ce203" office:value-type="string" calcext:value-type="string">
            <text:p>kW</text:p>
          </table:table-cell>
          <table:table-cell table:style-name="ce203" office:value-type="string" calcext:value-type="string">
            <text:p>bei</text:p>
          </table:table-cell>
          <table:table-cell table:style-name="ce50" table:formula="of:=[.B$6]" office:value-type="float" office:value="3.7" calcext:value-type="float">
            <text:p>3,7</text:p>
          </table:table-cell>
          <table:table-cell table:style-name="ce203" office:value-type="string" calcext:value-type="string">
            <text:p>°C</text:p>
          </table:table-cell>
          <table:table-cell table:style-name="ce215" office:value-type="string" calcext:value-type="string">
            <text:p>eingestellter Außentemperatur</text:p>
          </table:table-cell>
          <table:table-cell table:style-name="ce222" table:number-columns-repeated="1015"/>
          <table:table-cell table:style-name="ce68" table:number-columns-repeated="2"/>
        </table:table-row>
        <table:table-row table:style-name="ro3">
          <table:table-cell table:style-name="ce10" office:value-type="string" calcext:value-type="string">
            <text:p>Wärmeverlust während der Verweildauer im Vorlauf absolut</text:p>
          </table:table-cell>
          <table:table-cell table:style-name="ce31" table:formula="of:=[.B26]*[.B25]" office:value-type="float" office:value="11382.4236295649" calcext:value-type="float">
            <text:p>11.382</text:p>
          </table:table-cell>
          <table:table-cell table:style-name="ce203" office:value-type="string" calcext:value-type="string">
            <text:p>kWh</text:p>
          </table:table-cell>
          <table:table-cell table:style-name="ce203" office:value-type="string" calcext:value-type="string">
            <text:p>bei</text:p>
          </table:table-cell>
          <table:table-cell table:style-name="ce50" table:formula="of:=[.B$6]" office:value-type="float" office:value="3.7" calcext:value-type="float">
            <text:p>3,7</text:p>
          </table:table-cell>
          <table:table-cell table:style-name="ce203" office:value-type="string" calcext:value-type="string">
            <text:p>°C</text:p>
          </table:table-cell>
          <table:table-cell table:style-name="ce215" office:value-type="string" calcext:value-type="string">
            <text:p>eingestellter Außentemperatur</text:p>
          </table:table-cell>
          <table:table-cell table:style-name="ce222" table:number-columns-repeated="1015"/>
          <table:table-cell table:style-name="ce68" table:number-columns-repeated="2"/>
        </table:table-row>
        <table:table-row table:style-name="ro3">
          <table:table-cell table:style-name="ce10" office:value-type="string" calcext:value-type="string">
            <text:p>in der Verweildauer transportierte Energie</text:p>
          </table:table-cell>
          <table:table-cell table:style-name="ce31" table:formula="of:=[.B19]*[.B25]*1000000" office:value-type="float" office:value="3207042.50053958" calcext:value-type="float">
            <text:p>3.207.043</text:p>
          </table:table-cell>
          <table:table-cell table:style-name="ce203" office:value-type="string" calcext:value-type="string">
            <text:p>kWh</text:p>
          </table:table-cell>
          <table:table-cell table:style-name="ce203" office:value-type="string" calcext:value-type="string">
            <text:p>bei</text:p>
          </table:table-cell>
          <table:table-cell table:style-name="ce50" table:formula="of:=[.B$6]" office:value-type="float" office:value="3.7" calcext:value-type="float">
            <text:p>3,7</text:p>
          </table:table-cell>
          <table:table-cell table:style-name="ce203" office:value-type="string" calcext:value-type="string">
            <text:p>°C</text:p>
          </table:table-cell>
          <table:table-cell table:style-name="ce215" office:value-type="string" calcext:value-type="string">
            <text:p>eingestellter Außentemperatur</text:p>
          </table:table-cell>
          <table:table-cell table:style-name="ce222" table:number-columns-repeated="1015"/>
          <table:table-cell table:style-name="ce68" table:number-columns-repeated="2"/>
        </table:table-row>
        <table:table-row table:style-name="ro4">
          <table:table-cell table:style-name="ce17" office:value-type="string" calcext:value-type="string">
            <text:p>Ergebnis 1: Wärmeverluste im Vorlauf beim Heizen, relativ</text:p>
          </table:table-cell>
          <table:table-cell table:style-name="ce59" table:formula="of:=[.B27]/[.B28]*100" office:value-type="float" office:value="0.354919637879755" calcext:value-type="float">
            <text:p>0,35</text:p>
          </table:table-cell>
          <table:table-cell table:style-name="ce72" office:value-type="string" calcext:value-type="string">
            <text:p>%</text:p>
          </table:table-cell>
          <table:table-cell table:style-name="ce203" office:value-type="string" calcext:value-type="string">
            <text:p>bei</text:p>
          </table:table-cell>
          <table:table-cell table:style-name="ce50" table:formula="of:=[.B$6]" office:value-type="float" office:value="3.7" calcext:value-type="float">
            <text:p>3,7</text:p>
          </table:table-cell>
          <table:table-cell table:style-name="ce203" office:value-type="string" calcext:value-type="string">
            <text:p>°C</text:p>
          </table:table-cell>
          <table:table-cell table:style-name="ce215" office:value-type="string" calcext:value-type="string">
            <text:p>eingestellter Außentemperatur</text:p>
          </table:table-cell>
          <table:table-cell table:style-name="ce222" table:number-columns-repeated="1015"/>
          <table:table-cell table:style-name="ce68" table:number-columns-repeated="2"/>
        </table:table-row>
        <table:table-row table:style-name="ro5" table:number-rows-repeated="2">
          <table:table-cell table:style-name="ce167"/>
          <table:table-cell table:style-name="ce188"/>
          <table:table-cell table:style-name="ce197"/>
          <table:table-cell table:style-name="ce203" table:number-columns-repeated="3"/>
          <table:table-cell table:style-name="ce215"/>
          <table:table-cell table:style-name="ce222" table:number-columns-repeated="1015"/>
          <table:table-cell table:style-name="ce68" table:number-columns-repeated="2"/>
        </table:table-row>
        <table:table-row table:style-name="ro2">
          <table:table-cell table:style-name="ce168" office:value-type="string" calcext:value-type="string">
            <text:p>Rechnung 2: Jahresverluste pro km Hauptverteilungstrasse (Hin- und Rücklauf)</text:p>
          </table:table-cell>
          <table:table-cell table:style-name="ce189"/>
          <table:table-cell table:style-name="ce198"/>
          <table:table-cell table:style-name="ce189"/>
          <table:table-cell table:style-name="ce198" table:number-columns-repeated="2"/>
          <table:table-cell table:style-name="ce55"/>
          <table:table-cell table:style-name="ce223"/>
          <table:table-cell table:style-name="ce226" table:number-columns-repeated="1014"/>
          <table:table-cell table:style-name="ce69" table:number-columns-repeated="2"/>
        </table:table-row>
        <table:table-row table:style-name="ro6">
          <table:table-cell table:style-name="ce170" office:value-type="string" calcext:value-type="string">
            <text:p>Datum</text:p>
          </table:table-cell>
          <table:table-cell table:style-name="ce191" office:value-type="string" calcext:value-type="string">
            <text:p>Tag - Nr.</text:p>
          </table:table-cell>
          <table:table-cell table:style-name="ce200" office:value-type="string" calcext:value-type="string">
            <text:p>Lufttemperatur</text:p>
          </table:table-cell>
          <table:table-cell table:style-name="ce78" office:value-type="string" calcext:value-type="string">
            <text:p>Verluste pro km Trasse und Tag, im Vorlauf</text:p>
          </table:table-cell>
          <table:table-cell table:style-name="ce78" office:value-type="string" calcext:value-type="string">
            <text:p>Verluste pro km Trasse und Tag, im Rücklauf</text:p>
          </table:table-cell>
          <table:table-cell table:style-name="ce78" office:value-type="string" calcext:value-type="string">
            <text:p>Verluste pro km Trasse und Tag, gesamt</text:p>
          </table:table-cell>
          <table:table-cell table:style-name="ce88" office:value-type="string" calcext:value-type="string">
            <text:p>Ergebnis 2: Gesamte Jahresverluste der Trasse (Doppelleitung) bei Speicher laden im Sommer und Heizen im Winter </text:p>
          </table:table-cell>
          <table:table-cell table:style-name="ce94"/>
          <table:table-cell table:style-name="ce78" table:number-columns-repeated="56"/>
          <table:table-cell table:style-name="ce99" table:number-columns-repeated="956"/>
          <table:table-cell table:style-name="ce100" table:number-columns-repeated="4"/>
        </table:table-row>
        <table:table-row table:style-name="ro5">
          <table:table-cell table:style-name="ce170"/>
          <table:table-cell table:style-name="ce191"/>
          <table:table-cell table:style-name="ce200" office:value-type="string" calcext:value-type="string">
            <text:p>°C</text:p>
          </table:table-cell>
          <table:table-cell table:number-columns-repeated="3" table:style-name="ce205" office:value-type="string" calcext:value-type="string">
            <text:p>kWh</text:p>
          </table:table-cell>
          <table:table-cell table:style-name="ce89" table:formula="of:=[.F403]" office:value-type="float" office:value="1279504.8400251" calcext:value-type="float">
            <text:p>1.279.505</text:p>
          </table:table-cell>
          <table:table-cell table:style-name="ce95" office:value-type="string" calcext:value-type="string">
            <text:p>kWh/km</text:p>
          </table:table-cell>
          <table:table-cell table:style-name="ce193" table:number-columns-repeated="56"/>
          <table:table-cell table:number-columns-repeated="956"/>
          <table:table-cell table:style-name="ce66" table:number-columns-repeated="4"/>
        </table:table-row>
        <table:table-row table:style-name="ro4">
          <table:table-cell table:style-name="ce35" office:value-type="date" office:date-value="2019-03-21" calcext:value-type="date">
            <text:p>21. Mrz</text:p>
          </table:table-cell>
          <table:table-cell table:style-name="ce192" office:value-type="float" office:value="0" calcext:value-type="float">
            <text:p>0</text:p>
          </table:table-cell>
          <table:table-cell table:style-name="ce201" office:value-type="float" office:value="4.7" calcext:value-type="float">
            <text:p>4,7</text:p>
          </table:table-cell>
          <table:table-cell table:style-name="ce206" table:formula="of:=[.B$13]/[.B$12]*PI()*[.B$9]*1000*([.B$11]-[.C35])/1000*24" office:value-type="float" office:value="2918.66523889106" calcext:value-type="float">
            <text:p>2.919</text:p>
          </table:table-cell>
          <table:table-cell table:style-name="ce206" table:formula="of:=[.B$13]/[.B$12]*PI()*[.B$9]*1000*([.B$11]-[.B$10]-[.C35])/1000*24" office:value-type="float" office:value="1071.40875858026" calcext:value-type="float">
            <text:p>1.071</text:p>
          </table:table-cell>
          <table:table-cell table:style-name="ce206" table:formula="of:=[.D35]+[.E35]" office:value-type="float" office:value="3990.07399747132" calcext:value-type="float">
            <text:p>3.990</text:p>
          </table:table-cell>
          <table:table-cell table:style-name="ce90" table:formula="of:=[.G34]*[.B8]/[.B5]/[.B7]*100" office:value-type="float" office:value="0.849047345292215" calcext:value-type="float">
            <text:p>0,8</text:p>
          </table:table-cell>
          <table:table-cell table:style-name="ce96" office:value-type="string" calcext:value-type="string">
            <text:p>%</text:p>
          </table:table-cell>
          <table:table-cell table:number-columns-repeated="1016"/>
        </table:table-row>
        <table:table-row table:style-name="ro1">
          <table:table-cell table:style-name="ce35" office:value-type="date" office:date-value="2019-03-22" calcext:value-type="date">
            <text:p>22. Mrz</text:p>
          </table:table-cell>
          <table:table-cell table:style-name="ce192" office:value-type="float" office:value="1" calcext:value-type="float">
            <text:p>1</text:p>
          </table:table-cell>
          <table:table-cell table:style-name="ce201" office:value-type="float" office:value="4.9" calcext:value-type="float">
            <text:p>4,9</text:p>
          </table:table-cell>
          <table:table-cell table:style-name="ce206" table:formula="of:=[.B$13]/[.B$12]*PI()*[.B$9]*1000*([.B$11]-[.C36])/1000*24" office:value-type="float" office:value="2908.109487575" calcext:value-type="float">
            <text:p>2.908</text:p>
          </table:table-cell>
          <table:table-cell table:style-name="ce206" table:formula="of:=[.B$13]/[.B$12]*PI()*[.B$9]*1000*([.B$11]-[.B$10]-[.C36])/1000*24" office:value-type="float" office:value="1060.8530072642" calcext:value-type="float">
            <text:p>1.061</text:p>
          </table:table-cell>
          <table:table-cell table:style-name="ce206" table:formula="of:=[.D36]+[.E36]" office:value-type="float" office:value="3968.9624948392" calcext:value-type="float">
            <text:p>3.969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3-23" calcext:value-type="date">
            <text:p>23. Mrz</text:p>
          </table:table-cell>
          <table:table-cell table:style-name="ce192" office:value-type="float" office:value="2" calcext:value-type="float">
            <text:p>2</text:p>
          </table:table-cell>
          <table:table-cell table:style-name="ce201" office:value-type="float" office:value="5" calcext:value-type="float">
            <text:p>5,0</text:p>
          </table:table-cell>
          <table:table-cell table:style-name="ce206" table:formula="of:=[.B$13]/[.B$12]*PI()*[.B$9]*1000*([.B$11]-[.C37])/1000*24" office:value-type="float" office:value="2902.83161191697" calcext:value-type="float">
            <text:p>2.903</text:p>
          </table:table-cell>
          <table:table-cell table:style-name="ce206" table:formula="of:=[.B$13]/[.B$12]*PI()*[.B$9]*1000*([.B$11]-[.B$10]-[.C37])/1000*24" office:value-type="float" office:value="1055.57513160617" calcext:value-type="float">
            <text:p>1.056</text:p>
          </table:table-cell>
          <table:table-cell table:style-name="ce206" table:formula="of:=[.D37]+[.E37]" office:value-type="float" office:value="3958.40674352314" calcext:value-type="float">
            <text:p>3.958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3-24" calcext:value-type="date">
            <text:p>24. Mrz</text:p>
          </table:table-cell>
          <table:table-cell table:style-name="ce192" office:value-type="float" office:value="3" calcext:value-type="float">
            <text:p>3</text:p>
          </table:table-cell>
          <table:table-cell table:style-name="ce201" office:value-type="float" office:value="5.2" calcext:value-type="float">
            <text:p>5,2</text:p>
          </table:table-cell>
          <table:table-cell table:style-name="ce206" table:formula="of:=[.B$13]/[.B$12]*PI()*[.B$9]*1000*([.B$11]-[.C38])/1000*24" office:value-type="float" office:value="2892.27586060091" calcext:value-type="float">
            <text:p>2.892</text:p>
          </table:table-cell>
          <table:table-cell table:style-name="ce206" table:formula="of:=[.B$13]/[.B$12]*PI()*[.B$9]*1000*([.B$11]-[.B$10]-[.C38])/1000*24" office:value-type="float" office:value="1045.01938029011" calcext:value-type="float">
            <text:p>1.045</text:p>
          </table:table-cell>
          <table:table-cell table:style-name="ce206" table:formula="of:=[.D38]+[.E38]" office:value-type="float" office:value="3937.29524089101" calcext:value-type="float">
            <text:p>3.937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3-25" calcext:value-type="date">
            <text:p>25. Mrz</text:p>
          </table:table-cell>
          <table:table-cell table:style-name="ce192" office:value-type="float" office:value="4" calcext:value-type="float">
            <text:p>4</text:p>
          </table:table-cell>
          <table:table-cell table:style-name="ce201" office:value-type="float" office:value="5.3" calcext:value-type="float">
            <text:p>5,3</text:p>
          </table:table-cell>
          <table:table-cell table:style-name="ce206" table:formula="of:=[.B$13]/[.B$12]*PI()*[.B$9]*1000*([.B$11]-[.C39])/1000*24" office:value-type="float" office:value="2886.99798494288" calcext:value-type="float">
            <text:p>2.887</text:p>
          </table:table-cell>
          <table:table-cell table:style-name="ce206" table:formula="of:=[.B$13]/[.B$12]*PI()*[.B$9]*1000*([.B$11]-[.B$10]-[.C39])/1000*24" office:value-type="float" office:value="1039.74150463208" calcext:value-type="float">
            <text:p>1.040</text:p>
          </table:table-cell>
          <table:table-cell table:style-name="ce206" table:formula="of:=[.D39]+[.E39]" office:value-type="float" office:value="3926.73948957495" calcext:value-type="float">
            <text:p>3.927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3-26" calcext:value-type="date">
            <text:p>26. Mrz</text:p>
          </table:table-cell>
          <table:table-cell table:style-name="ce192" office:value-type="float" office:value="5" calcext:value-type="float">
            <text:p>5</text:p>
          </table:table-cell>
          <table:table-cell table:style-name="ce201" office:value-type="float" office:value="5.5" calcext:value-type="float">
            <text:p>5,5</text:p>
          </table:table-cell>
          <table:table-cell table:style-name="ce206" table:formula="of:=[.B$13]/[.B$12]*PI()*[.B$9]*1000*([.B$11]-[.C40])/1000*24" office:value-type="float" office:value="2876.44223362681" calcext:value-type="float">
            <text:p>2.876</text:p>
          </table:table-cell>
          <table:table-cell table:style-name="ce206" table:formula="of:=[.B$13]/[.B$12]*PI()*[.B$9]*1000*([.B$11]-[.B$10]-[.C40])/1000*24" office:value-type="float" office:value="1029.18575331602" calcext:value-type="float">
            <text:p>1.029</text:p>
          </table:table-cell>
          <table:table-cell table:style-name="ce206" table:formula="of:=[.D40]+[.E40]" office:value-type="float" office:value="3905.62798694283" calcext:value-type="float">
            <text:p>3.906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3-27" calcext:value-type="date">
            <text:p>27. Mrz</text:p>
          </table:table-cell>
          <table:table-cell table:style-name="ce192" office:value-type="float" office:value="6" calcext:value-type="float">
            <text:p>6</text:p>
          </table:table-cell>
          <table:table-cell table:style-name="ce201" office:value-type="float" office:value="5.6" calcext:value-type="float">
            <text:p>5,6</text:p>
          </table:table-cell>
          <table:table-cell table:style-name="ce206" table:formula="of:=[.B$13]/[.B$12]*PI()*[.B$9]*1000*([.B$11]-[.C41])/1000*24" office:value-type="float" office:value="2871.16435796878" calcext:value-type="float">
            <text:p>2.871</text:p>
          </table:table-cell>
          <table:table-cell table:style-name="ce206" table:formula="of:=[.B$13]/[.B$12]*PI()*[.B$9]*1000*([.B$11]-[.B$10]-[.C41])/1000*24" office:value-type="float" office:value="1023.90787765799" calcext:value-type="float">
            <text:p>1.024</text:p>
          </table:table-cell>
          <table:table-cell table:style-name="ce206" table:formula="of:=[.D41]+[.E41]" office:value-type="float" office:value="3895.07223562677" calcext:value-type="float">
            <text:p>3.895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3-28" calcext:value-type="date">
            <text:p>28. Mrz</text:p>
          </table:table-cell>
          <table:table-cell table:style-name="ce192" office:value-type="float" office:value="7" calcext:value-type="float">
            <text:p>7</text:p>
          </table:table-cell>
          <table:table-cell table:style-name="ce201" office:value-type="float" office:value="5.8" calcext:value-type="float">
            <text:p>5,8</text:p>
          </table:table-cell>
          <table:table-cell table:style-name="ce206" table:formula="of:=[.B$13]/[.B$12]*PI()*[.B$9]*1000*([.B$11]-[.C42])/1000*24" office:value-type="float" office:value="2860.60860665272" calcext:value-type="float">
            <text:p>2.861</text:p>
          </table:table-cell>
          <table:table-cell table:style-name="ce206" table:formula="of:=[.B$13]/[.B$12]*PI()*[.B$9]*1000*([.B$11]-[.B$10]-[.C42])/1000*24" office:value-type="float" office:value="1013.35212634192" calcext:value-type="float">
            <text:p>1.013</text:p>
          </table:table-cell>
          <table:table-cell table:style-name="ce206" table:formula="of:=[.D42]+[.E42]" office:value-type="float" office:value="3873.96073299465" calcext:value-type="float">
            <text:p>3.874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3-29" calcext:value-type="date">
            <text:p>29. Mrz</text:p>
          </table:table-cell>
          <table:table-cell table:style-name="ce192" office:value-type="float" office:value="8" calcext:value-type="float">
            <text:p>8</text:p>
          </table:table-cell>
          <table:table-cell table:style-name="ce201" office:value-type="float" office:value="6" calcext:value-type="float">
            <text:p>6,0</text:p>
          </table:table-cell>
          <table:table-cell table:style-name="ce206" table:formula="of:=[.B$13]/[.B$12]*PI()*[.B$9]*1000*([.B$11]-[.C43])/1000*24" office:value-type="float" office:value="2850.05285533666" calcext:value-type="float">
            <text:p>2.850</text:p>
          </table:table-cell>
          <table:table-cell table:style-name="ce206" table:formula="of:=[.B$13]/[.B$12]*PI()*[.B$9]*1000*([.B$11]-[.B$10]-[.C43])/1000*24" office:value-type="float" office:value="1002.79637502586" calcext:value-type="float">
            <text:p>1.003</text:p>
          </table:table-cell>
          <table:table-cell table:style-name="ce206" table:formula="of:=[.D43]+[.E43]" office:value-type="float" office:value="3852.84923036252" calcext:value-type="float">
            <text:p>3.853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3-30" calcext:value-type="date">
            <text:p>30. Mrz</text:p>
          </table:table-cell>
          <table:table-cell table:style-name="ce192" office:value-type="float" office:value="9" calcext:value-type="float">
            <text:p>9</text:p>
          </table:table-cell>
          <table:table-cell table:style-name="ce201" office:value-type="float" office:value="6.1" calcext:value-type="float">
            <text:p>6,1</text:p>
          </table:table-cell>
          <table:table-cell table:style-name="ce206" table:formula="of:=[.B$13]/[.B$12]*PI()*[.B$9]*1000*([.B$11]-[.C44])/1000*24" office:value-type="float" office:value="2844.77497967863" calcext:value-type="float">
            <text:p>2.845</text:p>
          </table:table-cell>
          <table:table-cell table:style-name="ce206" table:formula="of:=[.B$13]/[.B$12]*PI()*[.B$9]*1000*([.B$11]-[.B$10]-[.C44])/1000*24" office:value-type="float" office:value="997.518499367831" calcext:value-type="float">
            <text:p>998</text:p>
          </table:table-cell>
          <table:table-cell table:style-name="ce206" table:formula="of:=[.D44]+[.E44]" office:value-type="float" office:value="3842.29347904646" calcext:value-type="float">
            <text:p>3.842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3-31" calcext:value-type="date">
            <text:p>31. Mrz</text:p>
          </table:table-cell>
          <table:table-cell table:style-name="ce192" office:value-type="float" office:value="10" calcext:value-type="float">
            <text:p>10</text:p>
          </table:table-cell>
          <table:table-cell table:style-name="ce201" office:value-type="float" office:value="6.3" calcext:value-type="float">
            <text:p>6,3</text:p>
          </table:table-cell>
          <table:table-cell table:style-name="ce206" table:formula="of:=[.B$13]/[.B$12]*PI()*[.B$9]*1000*([.B$11]-[.C45])/1000*24" office:value-type="float" office:value="2834.21922836257" calcext:value-type="float">
            <text:p>2.834</text:p>
          </table:table-cell>
          <table:table-cell table:style-name="ce206" table:formula="of:=[.B$13]/[.B$12]*PI()*[.B$9]*1000*([.B$11]-[.B$10]-[.C45])/1000*24" office:value-type="float" office:value="986.962748051769" calcext:value-type="float">
            <text:p>987</text:p>
          </table:table-cell>
          <table:table-cell table:style-name="ce206" table:formula="of:=[.D45]+[.E45]" office:value-type="float" office:value="3821.18197641434" calcext:value-type="float">
            <text:p>3.821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4-01" calcext:value-type="date">
            <text:p>1. Apr</text:p>
          </table:table-cell>
          <table:table-cell table:style-name="ce192" office:value-type="float" office:value="11" calcext:value-type="float">
            <text:p>11</text:p>
          </table:table-cell>
          <table:table-cell table:style-name="ce201" office:value-type="float" office:value="6.4" calcext:value-type="float">
            <text:p>6,4</text:p>
          </table:table-cell>
          <table:table-cell table:style-name="ce206" table:formula="of:=[.B$13]/[.B$12]*PI()*[.B$9]*1000*([.B$11]-[.C46])/1000*24" office:value-type="float" office:value="2828.94135270454" calcext:value-type="float">
            <text:p>2.829</text:p>
          </table:table-cell>
          <table:table-cell table:style-name="ce206" table:formula="of:=[.B$13]/[.B$12]*PI()*[.B$9]*1000*([.B$11]-[.B$10]-[.C46])/1000*24" office:value-type="float" office:value="981.684872393739" calcext:value-type="float">
            <text:p>982</text:p>
          </table:table-cell>
          <table:table-cell table:style-name="ce206" table:formula="of:=[.D46]+[.E46]" office:value-type="float" office:value="3810.62622509828" calcext:value-type="float">
            <text:p>3.811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4-02" calcext:value-type="date">
            <text:p>2. Apr</text:p>
          </table:table-cell>
          <table:table-cell table:style-name="ce192" office:value-type="float" office:value="12" calcext:value-type="float">
            <text:p>12</text:p>
          </table:table-cell>
          <table:table-cell table:style-name="ce201" office:value-type="float" office:value="6.6" calcext:value-type="float">
            <text:p>6,6</text:p>
          </table:table-cell>
          <table:table-cell table:style-name="ce206" table:formula="of:=[.B$13]/[.B$12]*PI()*[.B$9]*1000*([.B$11]-[.C47])/1000*24" office:value-type="float" office:value="2818.38560138847" calcext:value-type="float">
            <text:p>2.818</text:p>
          </table:table-cell>
          <table:table-cell table:style-name="ce206" table:formula="of:=[.B$13]/[.B$12]*PI()*[.B$9]*1000*([.B$11]-[.B$10]-[.C47])/1000*24" office:value-type="float" office:value="971.129121077677" calcext:value-type="float">
            <text:p>971</text:p>
          </table:table-cell>
          <table:table-cell table:style-name="ce206" table:formula="of:=[.D47]+[.E47]" office:value-type="float" office:value="3789.51472246615" calcext:value-type="float">
            <text:p>3.790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4-03" calcext:value-type="date">
            <text:p>3. Apr</text:p>
          </table:table-cell>
          <table:table-cell table:style-name="ce192" office:value-type="float" office:value="13" calcext:value-type="float">
            <text:p>13</text:p>
          </table:table-cell>
          <table:table-cell table:style-name="ce201" office:value-type="float" office:value="6.8" calcext:value-type="float">
            <text:p>6,8</text:p>
          </table:table-cell>
          <table:table-cell table:style-name="ce206" table:formula="of:=[.B$13]/[.B$12]*PI()*[.B$9]*1000*([.B$11]-[.C48])/1000*24" office:value-type="float" office:value="2807.82985007241" calcext:value-type="float">
            <text:p>2.808</text:p>
          </table:table-cell>
          <table:table-cell table:style-name="ce206" table:formula="of:=[.B$13]/[.B$12]*PI()*[.B$9]*1000*([.B$11]-[.B$10]-[.C48])/1000*24" office:value-type="float" office:value="960.573369761615" calcext:value-type="float">
            <text:p>961</text:p>
          </table:table-cell>
          <table:table-cell table:style-name="ce206" table:formula="of:=[.D48]+[.E48]" office:value-type="float" office:value="3768.40321983403" calcext:value-type="float">
            <text:p>3.768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4-04" calcext:value-type="date">
            <text:p>4. Apr</text:p>
          </table:table-cell>
          <table:table-cell table:style-name="ce192" office:value-type="float" office:value="14" calcext:value-type="float">
            <text:p>14</text:p>
          </table:table-cell>
          <table:table-cell table:style-name="ce201" office:value-type="float" office:value="6.9" calcext:value-type="float">
            <text:p>6,9</text:p>
          </table:table-cell>
          <table:table-cell table:style-name="ce206" table:formula="of:=[.B$13]/[.B$12]*PI()*[.B$9]*1000*([.B$11]-[.C49])/1000*24" office:value-type="float" office:value="2802.55197441438" calcext:value-type="float">
            <text:p>2.803</text:p>
          </table:table-cell>
          <table:table-cell table:style-name="ce206" table:formula="of:=[.B$13]/[.B$12]*PI()*[.B$9]*1000*([.B$11]-[.B$10]-[.C49])/1000*24" office:value-type="float" office:value="955.295494103584" calcext:value-type="float">
            <text:p>955</text:p>
          </table:table-cell>
          <table:table-cell table:style-name="ce206" table:formula="of:=[.D49]+[.E49]" office:value-type="float" office:value="3757.84746851797" calcext:value-type="float">
            <text:p>3.758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4-05" calcext:value-type="date">
            <text:p>5. Apr</text:p>
          </table:table-cell>
          <table:table-cell table:style-name="ce192" office:value-type="float" office:value="15" calcext:value-type="float">
            <text:p>15</text:p>
          </table:table-cell>
          <table:table-cell table:style-name="ce201" office:value-type="float" office:value="7.1" calcext:value-type="float">
            <text:p>7,1</text:p>
          </table:table-cell>
          <table:table-cell table:style-name="ce206" table:formula="of:=[.B$13]/[.B$12]*PI()*[.B$9]*1000*([.B$11]-[.C50])/1000*24" office:value-type="float" office:value="2791.99622309832" calcext:value-type="float">
            <text:p>2.792</text:p>
          </table:table-cell>
          <table:table-cell table:style-name="ce206" table:formula="of:=[.B$13]/[.B$12]*PI()*[.B$9]*1000*([.B$11]-[.B$10]-[.C50])/1000*24" office:value-type="float" office:value="944.739742787523" calcext:value-type="float">
            <text:p>945</text:p>
          </table:table-cell>
          <table:table-cell table:style-name="ce206" table:formula="of:=[.D50]+[.E50]" office:value-type="float" office:value="3736.73596588584" calcext:value-type="float">
            <text:p>3.737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4-06" calcext:value-type="date">
            <text:p>6. Apr</text:p>
          </table:table-cell>
          <table:table-cell table:style-name="ce192" office:value-type="float" office:value="16" calcext:value-type="float">
            <text:p>16</text:p>
          </table:table-cell>
          <table:table-cell table:style-name="ce201" office:value-type="float" office:value="7.2" calcext:value-type="float">
            <text:p>7,2</text:p>
          </table:table-cell>
          <table:table-cell table:style-name="ce206" table:formula="of:=[.B$13]/[.B$12]*PI()*[.B$9]*1000*([.B$11]-[.C51])/1000*24" office:value-type="float" office:value="2786.71834744029" calcext:value-type="float">
            <text:p>2.787</text:p>
          </table:table-cell>
          <table:table-cell table:style-name="ce206" table:formula="of:=[.B$13]/[.B$12]*PI()*[.B$9]*1000*([.B$11]-[.B$10]-[.C51])/1000*24" office:value-type="float" office:value="939.461867129492" calcext:value-type="float">
            <text:p>939</text:p>
          </table:table-cell>
          <table:table-cell table:style-name="ce206" table:formula="of:=[.D51]+[.E51]" office:value-type="float" office:value="3726.18021456978" calcext:value-type="float">
            <text:p>3.726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4-07" calcext:value-type="date">
            <text:p>7. Apr</text:p>
          </table:table-cell>
          <table:table-cell table:style-name="ce192" office:value-type="float" office:value="17" calcext:value-type="float">
            <text:p>17</text:p>
          </table:table-cell>
          <table:table-cell table:style-name="ce201" office:value-type="float" office:value="7.4" calcext:value-type="float">
            <text:p>7,4</text:p>
          </table:table-cell>
          <table:table-cell table:style-name="ce206" table:formula="of:=[.B$13]/[.B$12]*PI()*[.B$9]*1000*([.B$11]-[.C52])/1000*24" office:value-type="float" office:value="2776.16259612423" calcext:value-type="float">
            <text:p>2.776</text:p>
          </table:table-cell>
          <table:table-cell table:style-name="ce206" table:formula="of:=[.B$13]/[.B$12]*PI()*[.B$9]*1000*([.B$11]-[.B$10]-[.C52])/1000*24" office:value-type="float" office:value="928.90611581343" calcext:value-type="float">
            <text:p>929</text:p>
          </table:table-cell>
          <table:table-cell table:style-name="ce206" table:formula="of:=[.D52]+[.E52]" office:value-type="float" office:value="3705.06871193766" calcext:value-type="float">
            <text:p>3.705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4-08" calcext:value-type="date">
            <text:p>8. Apr</text:p>
          </table:table-cell>
          <table:table-cell table:style-name="ce192" office:value-type="float" office:value="18" calcext:value-type="float">
            <text:p>18</text:p>
          </table:table-cell>
          <table:table-cell table:style-name="ce201" office:value-type="float" office:value="7.6" calcext:value-type="float">
            <text:p>7,6</text:p>
          </table:table-cell>
          <table:table-cell table:style-name="ce206" table:formula="of:=[.B$13]/[.B$12]*PI()*[.B$9]*1000*([.B$11]-[.C53])/1000*24" office:value-type="float" office:value="2765.60684480817" calcext:value-type="float">
            <text:p>2.766</text:p>
          </table:table-cell>
          <table:table-cell table:style-name="ce206" table:formula="of:=[.B$13]/[.B$12]*PI()*[.B$9]*1000*([.B$11]-[.B$10]-[.C53])/1000*24" office:value-type="float" office:value="918.350364497368" calcext:value-type="float">
            <text:p>918</text:p>
          </table:table-cell>
          <table:table-cell table:style-name="ce206" table:formula="of:=[.D53]+[.E53]" office:value-type="float" office:value="3683.95720930553" calcext:value-type="float">
            <text:p>3.684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4-09" calcext:value-type="date">
            <text:p>9. Apr</text:p>
          </table:table-cell>
          <table:table-cell table:style-name="ce192" office:value-type="float" office:value="19" calcext:value-type="float">
            <text:p>19</text:p>
          </table:table-cell>
          <table:table-cell table:style-name="ce201" office:value-type="float" office:value="7.7" calcext:value-type="float">
            <text:p>7,7</text:p>
          </table:table-cell>
          <table:table-cell table:style-name="ce206" table:formula="of:=[.B$13]/[.B$12]*PI()*[.B$9]*1000*([.B$11]-[.C54])/1000*24" office:value-type="float" office:value="2760.32896915014" calcext:value-type="float">
            <text:p>2.760</text:p>
          </table:table-cell>
          <table:table-cell table:style-name="ce206" table:formula="of:=[.B$13]/[.B$12]*PI()*[.B$9]*1000*([.B$11]-[.B$10]-[.C54])/1000*24" office:value-type="float" office:value="913.072488839337" calcext:value-type="float">
            <text:p>913</text:p>
          </table:table-cell>
          <table:table-cell table:style-name="ce206" table:formula="of:=[.D54]+[.E54]" office:value-type="float" office:value="3673.40145798947" calcext:value-type="float">
            <text:p>3.673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4-10" calcext:value-type="date">
            <text:p>10. Apr</text:p>
          </table:table-cell>
          <table:table-cell table:style-name="ce192" office:value-type="float" office:value="20" calcext:value-type="float">
            <text:p>20</text:p>
          </table:table-cell>
          <table:table-cell table:style-name="ce201" office:value-type="float" office:value="7.9" calcext:value-type="float">
            <text:p>7,9</text:p>
          </table:table-cell>
          <table:table-cell table:style-name="ce206" table:formula="of:=[.B$13]/[.B$12]*PI()*[.B$9]*1000*([.B$11]-[.C55])/1000*24" office:value-type="float" office:value="2749.77321783407" calcext:value-type="float">
            <text:p>2.750</text:p>
          </table:table-cell>
          <table:table-cell table:style-name="ce206" table:formula="of:=[.B$13]/[.B$12]*PI()*[.B$9]*1000*([.B$11]-[.B$10]-[.C55])/1000*24" office:value-type="float" office:value="902.516737523276" calcext:value-type="float">
            <text:p>903</text:p>
          </table:table-cell>
          <table:table-cell table:style-name="ce206" table:formula="of:=[.D55]+[.E55]" office:value-type="float" office:value="3652.28995535735" calcext:value-type="float">
            <text:p>3.652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4-11" calcext:value-type="date">
            <text:p>11. Apr</text:p>
          </table:table-cell>
          <table:table-cell table:style-name="ce192" office:value-type="float" office:value="21" calcext:value-type="float">
            <text:p>21</text:p>
          </table:table-cell>
          <table:table-cell table:style-name="ce201" office:value-type="float" office:value="8.1" calcext:value-type="float">
            <text:p>8,1</text:p>
          </table:table-cell>
          <table:table-cell table:style-name="ce206" table:formula="of:=[.B$13]/[.B$12]*PI()*[.B$9]*1000*([.B$11]-[.C56])/1000*24" office:value-type="float" office:value="2739.21746651801" calcext:value-type="float">
            <text:p>2.739</text:p>
          </table:table-cell>
          <table:table-cell table:style-name="ce206" table:formula="of:=[.B$13]/[.B$12]*PI()*[.B$9]*1000*([.B$11]-[.B$10]-[.C56])/1000*24" office:value-type="float" office:value="891.960986207214" calcext:value-type="float">
            <text:p>892</text:p>
          </table:table-cell>
          <table:table-cell table:style-name="ce206" table:formula="of:=[.D56]+[.E56]" office:value-type="float" office:value="3631.17845272523" calcext:value-type="float">
            <text:p>3.631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4-12" calcext:value-type="date">
            <text:p>12. Apr</text:p>
          </table:table-cell>
          <table:table-cell table:style-name="ce192" office:value-type="float" office:value="22" calcext:value-type="float">
            <text:p>22</text:p>
          </table:table-cell>
          <table:table-cell table:style-name="ce201" office:value-type="float" office:value="8.2" calcext:value-type="float">
            <text:p>8,2</text:p>
          </table:table-cell>
          <table:table-cell table:style-name="ce206" table:formula="of:=[.B$13]/[.B$12]*PI()*[.B$9]*1000*([.B$11]-[.C57])/1000*24" office:value-type="float" office:value="2733.93959085998" calcext:value-type="float">
            <text:p>2.734</text:p>
          </table:table-cell>
          <table:table-cell table:style-name="ce206" table:formula="of:=[.B$13]/[.B$12]*PI()*[.B$9]*1000*([.B$11]-[.B$10]-[.C57])/1000*24" office:value-type="float" office:value="886.683110549183" calcext:value-type="float">
            <text:p>887</text:p>
          </table:table-cell>
          <table:table-cell table:style-name="ce206" table:formula="of:=[.D57]+[.E57]" office:value-type="float" office:value="3620.62270140916" calcext:value-type="float">
            <text:p>3.621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4-13" calcext:value-type="date">
            <text:p>13. Apr</text:p>
          </table:table-cell>
          <table:table-cell table:style-name="ce192" office:value-type="float" office:value="23" calcext:value-type="float">
            <text:p>23</text:p>
          </table:table-cell>
          <table:table-cell table:style-name="ce201" office:value-type="float" office:value="8.4" calcext:value-type="float">
            <text:p>8,4</text:p>
          </table:table-cell>
          <table:table-cell table:style-name="ce206" table:formula="of:=[.B$13]/[.B$12]*PI()*[.B$9]*1000*([.B$11]-[.C58])/1000*24" office:value-type="float" office:value="2723.38383954392" calcext:value-type="float">
            <text:p>2.723</text:p>
          </table:table-cell>
          <table:table-cell table:style-name="ce206" table:formula="of:=[.B$13]/[.B$12]*PI()*[.B$9]*1000*([.B$11]-[.B$10]-[.C58])/1000*24" office:value-type="float" office:value="876.127359233121" calcext:value-type="float">
            <text:p>876</text:p>
          </table:table-cell>
          <table:table-cell table:style-name="ce206" table:formula="of:=[.D58]+[.E58]" office:value-type="float" office:value="3599.51119877704" calcext:value-type="float">
            <text:p>3.600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4-14" calcext:value-type="date">
            <text:p>14. Apr</text:p>
          </table:table-cell>
          <table:table-cell table:style-name="ce192" office:value-type="float" office:value="24" calcext:value-type="float">
            <text:p>24</text:p>
          </table:table-cell>
          <table:table-cell table:style-name="ce201" office:value-type="float" office:value="8.6" calcext:value-type="float">
            <text:p>8,6</text:p>
          </table:table-cell>
          <table:table-cell table:style-name="ce206" table:formula="of:=[.B$13]/[.B$12]*PI()*[.B$9]*1000*([.B$11]-[.C59])/1000*24" office:value-type="float" office:value="2712.82808822786" calcext:value-type="float">
            <text:p>2.713</text:p>
          </table:table-cell>
          <table:table-cell table:style-name="ce206" table:formula="of:=[.B$13]/[.B$12]*PI()*[.B$9]*1000*([.B$11]-[.B$10]-[.C59])/1000*24" office:value-type="float" office:value="865.57160791706" calcext:value-type="float">
            <text:p>866</text:p>
          </table:table-cell>
          <table:table-cell table:style-name="ce206" table:formula="of:=[.D59]+[.E59]" office:value-type="float" office:value="3578.39969614492" calcext:value-type="float">
            <text:p>3.578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4-15" calcext:value-type="date">
            <text:p>15. Apr</text:p>
          </table:table-cell>
          <table:table-cell table:style-name="ce192" office:value-type="float" office:value="25" calcext:value-type="float">
            <text:p>25</text:p>
          </table:table-cell>
          <table:table-cell table:style-name="ce201" office:value-type="float" office:value="8.8" calcext:value-type="float">
            <text:p>8,8</text:p>
          </table:table-cell>
          <table:table-cell table:style-name="ce206" table:formula="of:=[.B$13]/[.B$12]*PI()*[.B$9]*1000*([.B$11]-[.C60])/1000*24" office:value-type="float" office:value="2702.2723369118" calcext:value-type="float">
            <text:p>2.702</text:p>
          </table:table-cell>
          <table:table-cell table:style-name="ce206" table:formula="of:=[.B$13]/[.B$12]*PI()*[.B$9]*1000*([.B$11]-[.B$10]-[.C60])/1000*24" office:value-type="float" office:value="855.015856600998" calcext:value-type="float">
            <text:p>855</text:p>
          </table:table-cell>
          <table:table-cell table:style-name="ce206" table:formula="of:=[.D60]+[.E60]" office:value-type="float" office:value="3557.28819351279" calcext:value-type="float">
            <text:p>3.557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4-16" calcext:value-type="date">
            <text:p>16. Apr</text:p>
          </table:table-cell>
          <table:table-cell table:style-name="ce192" office:value-type="float" office:value="26" calcext:value-type="float">
            <text:p>26</text:p>
          </table:table-cell>
          <table:table-cell table:style-name="ce201" office:value-type="float" office:value="8.9" calcext:value-type="float">
            <text:p>8,9</text:p>
          </table:table-cell>
          <table:table-cell table:style-name="ce206" table:formula="of:=[.B$13]/[.B$12]*PI()*[.B$9]*1000*([.B$11]-[.C61])/1000*24" office:value-type="float" office:value="2696.99446125377" calcext:value-type="float">
            <text:p>2.697</text:p>
          </table:table-cell>
          <table:table-cell table:style-name="ce206" table:formula="of:=[.B$13]/[.B$12]*PI()*[.B$9]*1000*([.B$11]-[.B$10]-[.C61])/1000*24" office:value-type="float" office:value="849.737980942967" calcext:value-type="float">
            <text:p>850</text:p>
          </table:table-cell>
          <table:table-cell table:style-name="ce206" table:formula="of:=[.D61]+[.E61]" office:value-type="float" office:value="3546.73244219673" calcext:value-type="float">
            <text:p>3.547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4-17" calcext:value-type="date">
            <text:p>17. Apr</text:p>
          </table:table-cell>
          <table:table-cell table:style-name="ce192" office:value-type="float" office:value="27" calcext:value-type="float">
            <text:p>27</text:p>
          </table:table-cell>
          <table:table-cell table:style-name="ce201" office:value-type="float" office:value="9.1" calcext:value-type="float">
            <text:p>9,1</text:p>
          </table:table-cell>
          <table:table-cell table:style-name="ce206" table:formula="of:=[.B$13]/[.B$12]*PI()*[.B$9]*1000*([.B$11]-[.C62])/1000*24" office:value-type="float" office:value="2686.4387099377" calcext:value-type="float">
            <text:p>2.686</text:p>
          </table:table-cell>
          <table:table-cell table:style-name="ce206" table:formula="of:=[.B$13]/[.B$12]*PI()*[.B$9]*1000*([.B$11]-[.B$10]-[.C62])/1000*24" office:value-type="float" office:value="839.182229626905" calcext:value-type="float">
            <text:p>839</text:p>
          </table:table-cell>
          <table:table-cell table:style-name="ce206" table:formula="of:=[.D62]+[.E62]" office:value-type="float" office:value="3525.62093956461" calcext:value-type="float">
            <text:p>3.526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4-18" calcext:value-type="date">
            <text:p>18. Apr</text:p>
          </table:table-cell>
          <table:table-cell table:style-name="ce192" office:value-type="float" office:value="28" calcext:value-type="float">
            <text:p>28</text:p>
          </table:table-cell>
          <table:table-cell table:style-name="ce201" office:value-type="float" office:value="9.3" calcext:value-type="float">
            <text:p>9,3</text:p>
          </table:table-cell>
          <table:table-cell table:style-name="ce206" table:formula="of:=[.B$13]/[.B$12]*PI()*[.B$9]*1000*([.B$11]-[.C63])/1000*24" office:value-type="float" office:value="2675.88295862164" calcext:value-type="float">
            <text:p>2.676</text:p>
          </table:table-cell>
          <table:table-cell table:style-name="ce206" table:formula="of:=[.B$13]/[.B$12]*PI()*[.B$9]*1000*([.B$11]-[.B$10]-[.C63])/1000*24" office:value-type="float" office:value="828.626478310844" calcext:value-type="float">
            <text:p>829</text:p>
          </table:table-cell>
          <table:table-cell table:style-name="ce206" table:formula="of:=[.D63]+[.E63]" office:value-type="float" office:value="3504.50943693249" calcext:value-type="float">
            <text:p>3.505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4-19" calcext:value-type="date">
            <text:p>19. Apr</text:p>
          </table:table-cell>
          <table:table-cell table:style-name="ce192" office:value-type="float" office:value="29" calcext:value-type="float">
            <text:p>29</text:p>
          </table:table-cell>
          <table:table-cell table:style-name="ce201" office:value-type="float" office:value="9.4" calcext:value-type="float">
            <text:p>9,4</text:p>
          </table:table-cell>
          <table:table-cell table:style-name="ce206" table:formula="of:=[.B$13]/[.B$12]*PI()*[.B$9]*1000*([.B$11]-[.C64])/1000*24" office:value-type="float" office:value="2670.60508296361" calcext:value-type="float">
            <text:p>2.671</text:p>
          </table:table-cell>
          <table:table-cell table:style-name="ce206" table:formula="of:=[.B$13]/[.B$12]*PI()*[.B$9]*1000*([.B$11]-[.B$10]-[.C64])/1000*24" office:value-type="float" office:value="823.348602652813" calcext:value-type="float">
            <text:p>823</text:p>
          </table:table-cell>
          <table:table-cell table:style-name="ce206" table:formula="of:=[.D64]+[.E64]" office:value-type="float" office:value="3493.95368561642" calcext:value-type="float">
            <text:p>3.494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4-20" calcext:value-type="date">
            <text:p>20. Apr</text:p>
          </table:table-cell>
          <table:table-cell table:style-name="ce192" office:value-type="float" office:value="30" calcext:value-type="float">
            <text:p>30</text:p>
          </table:table-cell>
          <table:table-cell table:style-name="ce201" office:value-type="float" office:value="9.6" calcext:value-type="float">
            <text:p>9,6</text:p>
          </table:table-cell>
          <table:table-cell table:style-name="ce206" table:formula="of:=[.B$13]/[.B$12]*PI()*[.B$9]*1000*([.B$11]-[.C65])/1000*24" office:value-type="float" office:value="2660.04933164755" calcext:value-type="float">
            <text:p>2.660</text:p>
          </table:table-cell>
          <table:table-cell table:style-name="ce206" table:formula="of:=[.B$13]/[.B$12]*PI()*[.B$9]*1000*([.B$11]-[.B$10]-[.C65])/1000*24" office:value-type="float" office:value="812.792851336751" calcext:value-type="float">
            <text:p>813</text:p>
          </table:table-cell>
          <table:table-cell table:style-name="ce206" table:formula="of:=[.D65]+[.E65]" office:value-type="float" office:value="3472.8421829843" calcext:value-type="float">
            <text:p>3.473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4-21" calcext:value-type="date">
            <text:p>21. Apr</text:p>
          </table:table-cell>
          <table:table-cell table:style-name="ce192" office:value-type="float" office:value="31" calcext:value-type="float">
            <text:p>31</text:p>
          </table:table-cell>
          <table:table-cell table:style-name="ce201" office:value-type="float" office:value="9.8" calcext:value-type="float">
            <text:p>9,8</text:p>
          </table:table-cell>
          <table:table-cell table:style-name="ce206" table:formula="of:=[.B$13]/[.B$12]*PI()*[.B$9]*1000*([.B$11]-[.C66])/1000*24" office:value-type="float" office:value="2649.49358033149" calcext:value-type="float">
            <text:p>2.649</text:p>
          </table:table-cell>
          <table:table-cell table:style-name="ce206" table:formula="of:=[.B$13]/[.B$12]*PI()*[.B$9]*1000*([.B$11]-[.B$10]-[.C66])/1000*24" office:value-type="float" office:value="802.23710002069" calcext:value-type="float">
            <text:p>802</text:p>
          </table:table-cell>
          <table:table-cell table:style-name="ce206" table:formula="of:=[.D66]+[.E66]" office:value-type="float" office:value="3451.73068035218" calcext:value-type="float">
            <text:p>3.452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4-22" calcext:value-type="date">
            <text:p>22. Apr</text:p>
          </table:table-cell>
          <table:table-cell table:style-name="ce192" office:value-type="float" office:value="32" calcext:value-type="float">
            <text:p>32</text:p>
          </table:table-cell>
          <table:table-cell table:style-name="ce201" office:value-type="float" office:value="9.9" calcext:value-type="float">
            <text:p>9,9</text:p>
          </table:table-cell>
          <table:table-cell table:style-name="ce206" table:formula="of:=[.B$13]/[.B$12]*PI()*[.B$9]*1000*([.B$11]-[.C67])/1000*24" office:value-type="float" office:value="2644.21570467346" calcext:value-type="float">
            <text:p>2.644</text:p>
          </table:table-cell>
          <table:table-cell table:style-name="ce206" table:formula="of:=[.B$13]/[.B$12]*PI()*[.B$9]*1000*([.B$11]-[.B$10]-[.C67])/1000*24" office:value-type="float" office:value="796.959224362659" calcext:value-type="float">
            <text:p>797</text:p>
          </table:table-cell>
          <table:table-cell table:style-name="ce206" table:formula="of:=[.D67]+[.E67]" office:value-type="float" office:value="3441.17492903612" calcext:value-type="float">
            <text:p>3.441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4-23" calcext:value-type="date">
            <text:p>23. Apr</text:p>
          </table:table-cell>
          <table:table-cell table:style-name="ce192" office:value-type="float" office:value="33" calcext:value-type="float">
            <text:p>33</text:p>
          </table:table-cell>
          <table:table-cell table:style-name="ce201" office:value-type="float" office:value="10.1" calcext:value-type="float">
            <text:p>10,1</text:p>
          </table:table-cell>
          <table:table-cell table:style-name="ce206" table:formula="of:=[.B$13]/[.B$12]*PI()*[.B$9]*1000*([.B$11]-[.C68])/1000*24" office:value-type="float" office:value="2633.65995335739" calcext:value-type="float">
            <text:p>2.634</text:p>
          </table:table-cell>
          <table:table-cell table:style-name="ce206" table:formula="of:=[.B$13]/[.B$12]*PI()*[.B$9]*1000*([.B$11]-[.B$10]-[.C68])/1000*24" office:value-type="float" office:value="786.403473046597" calcext:value-type="float">
            <text:p>786</text:p>
          </table:table-cell>
          <table:table-cell table:style-name="ce206" table:formula="of:=[.D68]+[.E68]" office:value-type="float" office:value="3420.06342640399" calcext:value-type="float">
            <text:p>3.420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4-24" calcext:value-type="date">
            <text:p>24. Apr</text:p>
          </table:table-cell>
          <table:table-cell table:style-name="ce192" office:value-type="float" office:value="34" calcext:value-type="float">
            <text:p>34</text:p>
          </table:table-cell>
          <table:table-cell table:style-name="ce201" office:value-type="float" office:value="10.3" calcext:value-type="float">
            <text:p>10,3</text:p>
          </table:table-cell>
          <table:table-cell table:style-name="ce206" table:formula="of:=[.B$13]/[.B$12]*PI()*[.B$9]*1000*([.B$11]-[.C69])/1000*24" office:value-type="float" office:value="2623.10420204133" calcext:value-type="float">
            <text:p>2.623</text:p>
          </table:table-cell>
          <table:table-cell table:style-name="ce206" table:formula="of:=[.B$13]/[.B$12]*PI()*[.B$9]*1000*([.B$11]-[.B$10]-[.C69])/1000*24" office:value-type="float" office:value="775.847721730535" calcext:value-type="float">
            <text:p>776</text:p>
          </table:table-cell>
          <table:table-cell table:style-name="ce206" table:formula="of:=[.D69]+[.E69]" office:value-type="float" office:value="3398.95192377187" calcext:value-type="float">
            <text:p>3.399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4-25" calcext:value-type="date">
            <text:p>25. Apr</text:p>
          </table:table-cell>
          <table:table-cell table:style-name="ce192" office:value-type="float" office:value="35" calcext:value-type="float">
            <text:p>35</text:p>
          </table:table-cell>
          <table:table-cell table:style-name="ce201" office:value-type="float" office:value="10.4" calcext:value-type="float">
            <text:p>10,4</text:p>
          </table:table-cell>
          <table:table-cell table:style-name="ce206" table:formula="of:=[.B$13]/[.B$12]*PI()*[.B$9]*1000*([.B$11]-[.C70])/1000*24" office:value-type="float" office:value="2617.8263263833" calcext:value-type="float">
            <text:p>2.618</text:p>
          </table:table-cell>
          <table:table-cell table:style-name="ce206" table:formula="of:=[.B$13]/[.B$12]*PI()*[.B$9]*1000*([.B$11]-[.B$10]-[.C70])/1000*24" office:value-type="float" office:value="770.569846072505" calcext:value-type="float">
            <text:p>771</text:p>
          </table:table-cell>
          <table:table-cell table:style-name="ce206" table:formula="of:=[.D70]+[.E70]" office:value-type="float" office:value="3388.39617245581" calcext:value-type="float">
            <text:p>3.388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4-26" calcext:value-type="date">
            <text:p>26. Apr</text:p>
          </table:table-cell>
          <table:table-cell table:style-name="ce192" office:value-type="float" office:value="36" calcext:value-type="float">
            <text:p>36</text:p>
          </table:table-cell>
          <table:table-cell table:style-name="ce201" office:value-type="float" office:value="10.6" calcext:value-type="float">
            <text:p>10,6</text:p>
          </table:table-cell>
          <table:table-cell table:style-name="ce206" table:formula="of:=[.B$13]/[.B$12]*PI()*[.B$9]*1000*([.B$11]-[.C71])/1000*24" office:value-type="float" office:value="2607.27057506724" calcext:value-type="float">
            <text:p>2.607</text:p>
          </table:table-cell>
          <table:table-cell table:style-name="ce206" table:formula="of:=[.B$13]/[.B$12]*PI()*[.B$9]*1000*([.B$11]-[.B$10]-[.C71])/1000*24" office:value-type="float" office:value="760.014094756443" calcext:value-type="float">
            <text:p>760</text:p>
          </table:table-cell>
          <table:table-cell table:style-name="ce206" table:formula="of:=[.D71]+[.E71]" office:value-type="float" office:value="3367.28466982368" calcext:value-type="float">
            <text:p>3.367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4-27" calcext:value-type="date">
            <text:p>27. Apr</text:p>
          </table:table-cell>
          <table:table-cell table:style-name="ce192" office:value-type="float" office:value="37" calcext:value-type="float">
            <text:p>37</text:p>
          </table:table-cell>
          <table:table-cell table:style-name="ce201" office:value-type="float" office:value="10.8" calcext:value-type="float">
            <text:p>10,8</text:p>
          </table:table-cell>
          <table:table-cell table:style-name="ce206" table:formula="of:=[.B$13]/[.B$12]*PI()*[.B$9]*1000*([.B$11]-[.C72])/1000*24" office:value-type="float" office:value="2596.71482375118" calcext:value-type="float">
            <text:p>2.597</text:p>
          </table:table-cell>
          <table:table-cell table:style-name="ce206" table:formula="of:=[.B$13]/[.B$12]*PI()*[.B$9]*1000*([.B$11]-[.B$10]-[.C72])/1000*24" office:value-type="float" office:value="749.458343440381" calcext:value-type="float">
            <text:p>749</text:p>
          </table:table-cell>
          <table:table-cell table:style-name="ce206" table:formula="of:=[.D72]+[.E72]" office:value-type="float" office:value="3346.17316719156" calcext:value-type="float">
            <text:p>3.346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4-28" calcext:value-type="date">
            <text:p>28. Apr</text:p>
          </table:table-cell>
          <table:table-cell table:style-name="ce192" office:value-type="float" office:value="38" calcext:value-type="float">
            <text:p>38</text:p>
          </table:table-cell>
          <table:table-cell table:style-name="ce201" office:value-type="float" office:value="11" calcext:value-type="float">
            <text:p>11,0</text:p>
          </table:table-cell>
          <table:table-cell table:style-name="ce206" table:formula="of:=[.B$13]/[.B$12]*PI()*[.B$9]*1000*([.B$11]-[.C73])/1000*24" office:value-type="float" office:value="2586.15907243512" calcext:value-type="float">
            <text:p>2.586</text:p>
          </table:table-cell>
          <table:table-cell table:style-name="ce206" table:formula="of:=[.B$13]/[.B$12]*PI()*[.B$9]*1000*([.B$11]-[.B$10]-[.C73])/1000*24" office:value-type="float" office:value="738.902592124319" calcext:value-type="float">
            <text:p>739</text:p>
          </table:table-cell>
          <table:table-cell table:style-name="ce206" table:formula="of:=[.D73]+[.E73]" office:value-type="float" office:value="3325.06166455944" calcext:value-type="float">
            <text:p>3.325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4-29" calcext:value-type="date">
            <text:p>29. Apr</text:p>
          </table:table-cell>
          <table:table-cell table:style-name="ce192" office:value-type="float" office:value="39" calcext:value-type="float">
            <text:p>39</text:p>
          </table:table-cell>
          <table:table-cell table:style-name="ce201" office:value-type="float" office:value="11.1" calcext:value-type="float">
            <text:p>11,1</text:p>
          </table:table-cell>
          <table:table-cell table:style-name="ce206" table:formula="of:=[.B$13]/[.B$12]*PI()*[.B$9]*1000*([.B$11]-[.C74])/1000*24" office:value-type="float" office:value="2580.88119677709" calcext:value-type="float">
            <text:p>2.581</text:p>
          </table:table-cell>
          <table:table-cell table:style-name="ce206" table:formula="of:=[.B$13]/[.B$12]*PI()*[.B$9]*1000*([.B$11]-[.B$10]-[.C74])/1000*24" office:value-type="float" office:value="733.624716466288" calcext:value-type="float">
            <text:p>734</text:p>
          </table:table-cell>
          <table:table-cell table:style-name="ce206" table:formula="of:=[.D74]+[.E74]" office:value-type="float" office:value="3314.50591324338" calcext:value-type="float">
            <text:p>3.315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4-30" calcext:value-type="date">
            <text:p>30. Apr</text:p>
          </table:table-cell>
          <table:table-cell table:style-name="ce192" office:value-type="float" office:value="40" calcext:value-type="float">
            <text:p>40</text:p>
          </table:table-cell>
          <table:table-cell table:style-name="ce201" office:value-type="float" office:value="11.3" calcext:value-type="float">
            <text:p>11,3</text:p>
          </table:table-cell>
          <table:table-cell table:style-name="ce206" table:formula="of:=[.B$13]/[.B$12]*PI()*[.B$9]*1000*([.B$11]-[.C75])/1000*24" office:value-type="float" office:value="2570.32544546102" calcext:value-type="float">
            <text:p>2.570</text:p>
          </table:table-cell>
          <table:table-cell table:style-name="ce206" table:formula="of:=[.B$13]/[.B$12]*PI()*[.B$9]*1000*([.B$11]-[.B$10]-[.C75])/1000*24" office:value-type="float" office:value="723.068965150227" calcext:value-type="float">
            <text:p>723</text:p>
          </table:table-cell>
          <table:table-cell table:style-name="ce206" table:formula="of:=[.D75]+[.E75]" office:value-type="float" office:value="3293.39441061125" calcext:value-type="float">
            <text:p>3.293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5-01" calcext:value-type="date">
            <text:p>1. Mai</text:p>
          </table:table-cell>
          <table:table-cell table:style-name="ce192" office:value-type="float" office:value="41" calcext:value-type="float">
            <text:p>41</text:p>
          </table:table-cell>
          <table:table-cell table:style-name="ce201" office:value-type="float" office:value="11.5" calcext:value-type="float">
            <text:p>11,5</text:p>
          </table:table-cell>
          <table:table-cell table:style-name="ce206" table:formula="of:=[.B$13]/[.B$12]*PI()*[.B$9]*1000*([.B$11]-[.C76])/1000*24" office:value-type="float" office:value="2559.76969414496" calcext:value-type="float">
            <text:p>2.560</text:p>
          </table:table-cell>
          <table:table-cell table:style-name="ce206" table:formula="of:=[.B$13]/[.B$12]*PI()*[.B$9]*1000*([.B$11]-[.B$10]-[.C76])/1000*24" office:value-type="float" office:value="712.513213834165" calcext:value-type="float">
            <text:p>713</text:p>
          </table:table-cell>
          <table:table-cell table:style-name="ce206" table:formula="of:=[.D76]+[.E76]" office:value-type="float" office:value="3272.28290797913" calcext:value-type="float">
            <text:p>3.272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5-02" calcext:value-type="date">
            <text:p>2. Mai</text:p>
          </table:table-cell>
          <table:table-cell table:style-name="ce192" office:value-type="float" office:value="42" calcext:value-type="float">
            <text:p>42</text:p>
          </table:table-cell>
          <table:table-cell table:style-name="ce201" office:value-type="float" office:value="11.6" calcext:value-type="float">
            <text:p>11,6</text:p>
          </table:table-cell>
          <table:table-cell table:style-name="ce206" table:formula="of:=[.B$13]/[.B$12]*PI()*[.B$9]*1000*([.B$11]-[.C77])/1000*24" office:value-type="float" office:value="2554.49181848693" calcext:value-type="float">
            <text:p>2.554</text:p>
          </table:table-cell>
          <table:table-cell table:style-name="ce206" table:formula="of:=[.B$13]/[.B$12]*PI()*[.B$9]*1000*([.B$11]-[.B$10]-[.C77])/1000*24" office:value-type="float" office:value="707.235338176134" calcext:value-type="float">
            <text:p>707</text:p>
          </table:table-cell>
          <table:table-cell table:style-name="ce206" table:formula="of:=[.D77]+[.E77]" office:value-type="float" office:value="3261.72715666307" calcext:value-type="float">
            <text:p>3.262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5-03" calcext:value-type="date">
            <text:p>3. Mai</text:p>
          </table:table-cell>
          <table:table-cell table:style-name="ce192" office:value-type="float" office:value="43" calcext:value-type="float">
            <text:p>43</text:p>
          </table:table-cell>
          <table:table-cell table:style-name="ce201" office:value-type="float" office:value="11.8" calcext:value-type="float">
            <text:p>11,8</text:p>
          </table:table-cell>
          <table:table-cell table:style-name="ce206" table:formula="of:=[.B$13]/[.B$12]*PI()*[.B$9]*1000*([.B$11]-[.C78])/1000*24" office:value-type="float" office:value="2543.93606717087" calcext:value-type="float">
            <text:p>2.544</text:p>
          </table:table-cell>
          <table:table-cell table:style-name="ce206" table:formula="of:=[.B$13]/[.B$12]*PI()*[.B$9]*1000*([.B$11]-[.B$10]-[.C78])/1000*24" office:value-type="float" office:value="696.679586860072" calcext:value-type="float">
            <text:p>697</text:p>
          </table:table-cell>
          <table:table-cell table:style-name="ce206" table:formula="of:=[.D78]+[.E78]" office:value-type="float" office:value="3240.61565403094" calcext:value-type="float">
            <text:p>3.241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5-04" calcext:value-type="date">
            <text:p>4. Mai</text:p>
          </table:table-cell>
          <table:table-cell table:style-name="ce192" office:value-type="float" office:value="44" calcext:value-type="float">
            <text:p>44</text:p>
          </table:table-cell>
          <table:table-cell table:style-name="ce201" office:value-type="float" office:value="12" calcext:value-type="float">
            <text:p>12,0</text:p>
          </table:table-cell>
          <table:table-cell table:style-name="ce206" table:formula="of:=[.B$13]/[.B$12]*PI()*[.B$9]*1000*([.B$11]-[.C79])/1000*24" office:value-type="float" office:value="2533.38031585481" calcext:value-type="float">
            <text:p>2.533</text:p>
          </table:table-cell>
          <table:table-cell table:style-name="ce206" table:formula="of:=[.B$13]/[.B$12]*PI()*[.B$9]*1000*([.B$11]-[.B$10]-[.C79])/1000*24" office:value-type="float" office:value="686.123835544011" calcext:value-type="float">
            <text:p>686</text:p>
          </table:table-cell>
          <table:table-cell table:style-name="ce206" table:formula="of:=[.D79]+[.E79]" office:value-type="float" office:value="3219.50415139882" calcext:value-type="float">
            <text:p>3.220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5-05" calcext:value-type="date">
            <text:p>5. Mai</text:p>
          </table:table-cell>
          <table:table-cell table:style-name="ce192" office:value-type="float" office:value="45" calcext:value-type="float">
            <text:p>45</text:p>
          </table:table-cell>
          <table:table-cell table:style-name="ce201" office:value-type="float" office:value="12.1" calcext:value-type="float">
            <text:p>12,1</text:p>
          </table:table-cell>
          <table:table-cell table:style-name="ce206" table:formula="of:=[.B$13]/[.B$12]*PI()*[.B$9]*1000*([.B$11]-[.C80])/1000*24" office:value-type="float" office:value="2528.10244019678" calcext:value-type="float">
            <text:p>2.528</text:p>
          </table:table-cell>
          <table:table-cell table:style-name="ce206" table:formula="of:=[.B$13]/[.B$12]*PI()*[.B$9]*1000*([.B$11]-[.B$10]-[.C80])/1000*24" office:value-type="float" office:value="680.84595988598" calcext:value-type="float">
            <text:p>681</text:p>
          </table:table-cell>
          <table:table-cell table:style-name="ce206" table:formula="of:=[.D80]+[.E80]" office:value-type="float" office:value="3208.94840008276" calcext:value-type="float">
            <text:p>3.209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5-06" calcext:value-type="date">
            <text:p>6. Mai</text:p>
          </table:table-cell>
          <table:table-cell table:style-name="ce192" office:value-type="float" office:value="46" calcext:value-type="float">
            <text:p>46</text:p>
          </table:table-cell>
          <table:table-cell table:style-name="ce201" office:value-type="float" office:value="12.3" calcext:value-type="float">
            <text:p>12,3</text:p>
          </table:table-cell>
          <table:table-cell table:style-name="ce206" table:formula="of:=[.B$13]/[.B$12]*PI()*[.B$9]*1000*([.B$11]-[.C81])/1000*24" office:value-type="float" office:value="2517.54668888072" calcext:value-type="float">
            <text:p>2.518</text:p>
          </table:table-cell>
          <table:table-cell table:style-name="ce206" table:formula="of:=[.B$13]/[.B$12]*PI()*[.B$9]*1000*([.B$11]-[.B$10]-[.C81])/1000*24" office:value-type="float" office:value="670.290208569918" calcext:value-type="float">
            <text:p>670</text:p>
          </table:table-cell>
          <table:table-cell table:style-name="ce206" table:formula="of:=[.D81]+[.E81]" office:value-type="float" office:value="3187.83689745063" calcext:value-type="float">
            <text:p>3.188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5-07" calcext:value-type="date">
            <text:p>7. Mai</text:p>
          </table:table-cell>
          <table:table-cell table:style-name="ce192" office:value-type="float" office:value="47" calcext:value-type="float">
            <text:p>47</text:p>
          </table:table-cell>
          <table:table-cell table:style-name="ce201" office:value-type="float" office:value="12.4" calcext:value-type="float">
            <text:p>12,4</text:p>
          </table:table-cell>
          <table:table-cell table:style-name="ce206" table:formula="of:=[.B$13]/[.B$12]*PI()*[.B$9]*1000*([.B$11]-[.C82])/1000*24" office:value-type="float" office:value="2512.26881322269" calcext:value-type="float">
            <text:p>2.512</text:p>
          </table:table-cell>
          <table:table-cell table:style-name="ce206" table:formula="of:=[.B$13]/[.B$12]*PI()*[.B$9]*1000*([.B$11]-[.B$10]-[.C82])/1000*24" office:value-type="float" office:value="665.012332911887" calcext:value-type="float">
            <text:p>665</text:p>
          </table:table-cell>
          <table:table-cell table:style-name="ce206" table:formula="of:=[.D82]+[.E82]" office:value-type="float" office:value="3177.28114613457" calcext:value-type="float">
            <text:p>3.177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5-08" calcext:value-type="date">
            <text:p>8. Mai</text:p>
          </table:table-cell>
          <table:table-cell table:style-name="ce192" office:value-type="float" office:value="48" calcext:value-type="float">
            <text:p>48</text:p>
          </table:table-cell>
          <table:table-cell table:style-name="ce201" office:value-type="float" office:value="12.6" calcext:value-type="float">
            <text:p>12,6</text:p>
          </table:table-cell>
          <table:table-cell table:style-name="ce206" table:formula="of:=[.B$13]/[.B$12]*PI()*[.B$9]*1000*([.B$11]-[.C83])/1000*24" office:value-type="float" office:value="2501.71306190662" calcext:value-type="float">
            <text:p>2.502</text:p>
          </table:table-cell>
          <table:table-cell table:style-name="ce206" table:formula="of:=[.B$13]/[.B$12]*PI()*[.B$9]*1000*([.B$11]-[.B$10]-[.C83])/1000*24" office:value-type="float" office:value="654.456581595826" calcext:value-type="float">
            <text:p>654</text:p>
          </table:table-cell>
          <table:table-cell table:style-name="ce206" table:formula="of:=[.D83]+[.E83]" office:value-type="float" office:value="3156.16964350245" calcext:value-type="float">
            <text:p>3.156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5-09" calcext:value-type="date">
            <text:p>9. Mai</text:p>
          </table:table-cell>
          <table:table-cell table:style-name="ce192" office:value-type="float" office:value="49" calcext:value-type="float">
            <text:p>49</text:p>
          </table:table-cell>
          <table:table-cell table:style-name="ce201" office:value-type="float" office:value="12.8" calcext:value-type="float">
            <text:p>12,8</text:p>
          </table:table-cell>
          <table:table-cell table:style-name="ce206" table:formula="of:=[.B$13]/[.B$12]*PI()*[.B$9]*1000*([.B$11]-[.C84])/1000*24" office:value-type="float" office:value="2491.15731059056" calcext:value-type="float">
            <text:p>2.491</text:p>
          </table:table-cell>
          <table:table-cell table:style-name="ce206" table:formula="of:=[.B$13]/[.B$12]*PI()*[.B$9]*1000*([.B$11]-[.B$10]-[.C84])/1000*24" office:value-type="float" office:value="643.900830279764" calcext:value-type="float">
            <text:p>644</text:p>
          </table:table-cell>
          <table:table-cell table:style-name="ce206" table:formula="of:=[.D84]+[.E84]" office:value-type="float" office:value="3135.05814087033" calcext:value-type="float">
            <text:p>3.135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5-10" calcext:value-type="date">
            <text:p>10. Mai</text:p>
          </table:table-cell>
          <table:table-cell table:style-name="ce192" office:value-type="float" office:value="50" calcext:value-type="float">
            <text:p>50</text:p>
          </table:table-cell>
          <table:table-cell table:style-name="ce201" office:value-type="float" office:value="12.9" calcext:value-type="float">
            <text:p>12,9</text:p>
          </table:table-cell>
          <table:table-cell table:style-name="ce206" table:formula="of:=[.B$13]/[.B$12]*PI()*[.B$9]*1000*([.B$11]-[.C85])/1000*24" office:value-type="float" office:value="2485.87943493253" calcext:value-type="float">
            <text:p>2.486</text:p>
          </table:table-cell>
          <table:table-cell table:style-name="ce206" table:formula="of:=[.B$13]/[.B$12]*PI()*[.B$9]*1000*([.B$11]-[.B$10]-[.C85])/1000*24" office:value-type="float" office:value="638.622954621733" calcext:value-type="float">
            <text:p>639</text:p>
          </table:table-cell>
          <table:table-cell table:style-name="ce206" table:formula="of:=[.D85]+[.E85]" office:value-type="float" office:value="3124.50238955426" calcext:value-type="float">
            <text:p>3.125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5-11" calcext:value-type="date">
            <text:p>11. Mai</text:p>
          </table:table-cell>
          <table:table-cell table:style-name="ce192" office:value-type="float" office:value="51" calcext:value-type="float">
            <text:p>51</text:p>
          </table:table-cell>
          <table:table-cell table:style-name="ce201" office:value-type="float" office:value="13.1" calcext:value-type="float">
            <text:p>13,1</text:p>
          </table:table-cell>
          <table:table-cell table:style-name="ce206" table:formula="of:=[.B$13]/[.B$12]*PI()*[.B$9]*1000*([.B$11]-[.C86])/1000*24" office:value-type="float" office:value="2475.32368361647" calcext:value-type="float">
            <text:p>2.475</text:p>
          </table:table-cell>
          <table:table-cell table:style-name="ce206" table:formula="of:=[.B$13]/[.B$12]*PI()*[.B$9]*1000*([.B$11]-[.B$10]-[.C86])/1000*24" office:value-type="float" office:value="628.067203305672" calcext:value-type="float">
            <text:p>628</text:p>
          </table:table-cell>
          <table:table-cell table:style-name="ce206" table:formula="of:=[.D86]+[.E86]" office:value-type="float" office:value="3103.39088692214" calcext:value-type="float">
            <text:p>3.103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5-12" calcext:value-type="date">
            <text:p>12. Mai</text:p>
          </table:table-cell>
          <table:table-cell table:style-name="ce192" office:value-type="float" office:value="52" calcext:value-type="float">
            <text:p>52</text:p>
          </table:table-cell>
          <table:table-cell table:style-name="ce201" office:value-type="float" office:value="13.2" calcext:value-type="float">
            <text:p>13,2</text:p>
          </table:table-cell>
          <table:table-cell table:style-name="ce206" table:formula="of:=[.B$13]/[.B$12]*PI()*[.B$9]*1000*([.B$11]-[.C87])/1000*24" office:value-type="float" office:value="2470.04580795844" calcext:value-type="float">
            <text:p>2.470</text:p>
          </table:table-cell>
          <table:table-cell table:style-name="ce206" table:formula="of:=[.B$13]/[.B$12]*PI()*[.B$9]*1000*([.B$11]-[.B$10]-[.C87])/1000*24" office:value-type="float" office:value="622.789327647641" calcext:value-type="float">
            <text:p>623</text:p>
          </table:table-cell>
          <table:table-cell table:style-name="ce206" table:formula="of:=[.D87]+[.E87]" office:value-type="float" office:value="3092.83513560608" calcext:value-type="float">
            <text:p>3.093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5-13" calcext:value-type="date">
            <text:p>13. Mai</text:p>
          </table:table-cell>
          <table:table-cell table:style-name="ce192" office:value-type="float" office:value="53" calcext:value-type="float">
            <text:p>53</text:p>
          </table:table-cell>
          <table:table-cell table:style-name="ce201" office:value-type="float" office:value="13.4" calcext:value-type="float">
            <text:p>13,4</text:p>
          </table:table-cell>
          <table:table-cell table:style-name="ce206" table:formula="of:=[.B$13]/[.B$12]*PI()*[.B$9]*1000*([.B$11]-[.C88])/1000*24" office:value-type="float" office:value="2459.49005664238" calcext:value-type="float">
            <text:p>2.459</text:p>
          </table:table-cell>
          <table:table-cell table:style-name="ce206" table:formula="of:=[.B$13]/[.B$12]*PI()*[.B$9]*1000*([.B$11]-[.B$10]-[.C88])/1000*24" office:value-type="float" office:value="612.233576331579" calcext:value-type="float">
            <text:p>612</text:p>
          </table:table-cell>
          <table:table-cell table:style-name="ce206" table:formula="of:=[.D88]+[.E88]" office:value-type="float" office:value="3071.72363297396" calcext:value-type="float">
            <text:p>3.072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5-14" calcext:value-type="date">
            <text:p>14. Mai</text:p>
          </table:table-cell>
          <table:table-cell table:style-name="ce192" office:value-type="float" office:value="54" calcext:value-type="float">
            <text:p>54</text:p>
          </table:table-cell>
          <table:table-cell table:style-name="ce201" office:value-type="float" office:value="13.6" calcext:value-type="float">
            <text:p>13,6</text:p>
          </table:table-cell>
          <table:table-cell table:style-name="ce206" table:formula="of:=[.B$13]/[.B$12]*PI()*[.B$9]*1000*([.B$11]-[.C89])/1000*24" office:value-type="float" office:value="2448.93430532632" calcext:value-type="float">
            <text:p>2.449</text:p>
          </table:table-cell>
          <table:table-cell table:style-name="ce206" table:formula="of:=[.B$13]/[.B$12]*PI()*[.B$9]*1000*([.B$11]-[.B$10]-[.C89])/1000*24" office:value-type="float" office:value="601.677825015517" calcext:value-type="float">
            <text:p>602</text:p>
          </table:table-cell>
          <table:table-cell table:style-name="ce206" table:formula="of:=[.D89]+[.E89]" office:value-type="float" office:value="3050.61213034183" calcext:value-type="float">
            <text:p>3.051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5-15" calcext:value-type="date">
            <text:p>15. Mai</text:p>
          </table:table-cell>
          <table:table-cell table:style-name="ce192" office:value-type="float" office:value="55" calcext:value-type="float">
            <text:p>55</text:p>
          </table:table-cell>
          <table:table-cell table:style-name="ce201" office:value-type="float" office:value="13.7" calcext:value-type="float">
            <text:p>13,7</text:p>
          </table:table-cell>
          <table:table-cell table:style-name="ce206" table:formula="of:=[.B$13]/[.B$12]*PI()*[.B$9]*1000*([.B$11]-[.C90])/1000*24" office:value-type="float" office:value="2443.65642966828" calcext:value-type="float">
            <text:p>2.444</text:p>
          </table:table-cell>
          <table:table-cell table:style-name="ce206" table:formula="of:=[.B$13]/[.B$12]*PI()*[.B$9]*1000*([.B$11]-[.B$10]-[.C90])/1000*24" office:value-type="float" office:value="596.399949357486" calcext:value-type="float">
            <text:p>596</text:p>
          </table:table-cell>
          <table:table-cell table:style-name="ce206" table:formula="of:=[.D90]+[.E90]" office:value-type="float" office:value="3040.05637902577" calcext:value-type="float">
            <text:p>3.040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5-16" calcext:value-type="date">
            <text:p>16. Mai</text:p>
          </table:table-cell>
          <table:table-cell table:style-name="ce192" office:value-type="float" office:value="56" calcext:value-type="float">
            <text:p>56</text:p>
          </table:table-cell>
          <table:table-cell table:style-name="ce201" office:value-type="float" office:value="13.9" calcext:value-type="float">
            <text:p>13,9</text:p>
          </table:table-cell>
          <table:table-cell table:style-name="ce206" table:formula="of:=[.B$13]/[.B$12]*PI()*[.B$9]*1000*([.B$11]-[.C91])/1000*24" office:value-type="float" office:value="2433.10067835222" calcext:value-type="float">
            <text:p>2.433</text:p>
          </table:table-cell>
          <table:table-cell table:style-name="ce206" table:formula="of:=[.B$13]/[.B$12]*PI()*[.B$9]*1000*([.B$11]-[.B$10]-[.C91])/1000*24" office:value-type="float" office:value="585.844198041425" calcext:value-type="float">
            <text:p>586</text:p>
          </table:table-cell>
          <table:table-cell table:style-name="ce206" table:formula="of:=[.D91]+[.E91]" office:value-type="float" office:value="3018.94487639365" calcext:value-type="float">
            <text:p>3.019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5-17" calcext:value-type="date">
            <text:p>17. Mai</text:p>
          </table:table-cell>
          <table:table-cell table:style-name="ce192" office:value-type="float" office:value="57" calcext:value-type="float">
            <text:p>57</text:p>
          </table:table-cell>
          <table:table-cell table:style-name="ce201" office:value-type="float" office:value="14" calcext:value-type="float">
            <text:p>14,0</text:p>
          </table:table-cell>
          <table:table-cell table:style-name="ce206" table:formula="of:=[.B$13]/[.B$12]*PI()*[.B$9]*1000*([.B$11]-[.C92])/1000*24" office:value-type="float" office:value="2427.82280269419" calcext:value-type="float">
            <text:p>2.428</text:p>
          </table:table-cell>
          <table:table-cell table:style-name="ce206" table:formula="of:=[.B$13]/[.B$12]*PI()*[.B$9]*1000*([.B$11]-[.B$10]-[.C92])/1000*24" office:value-type="float" office:value="580.566322383394" calcext:value-type="float">
            <text:p>581</text:p>
          </table:table-cell>
          <table:table-cell table:style-name="ce206" table:formula="of:=[.D92]+[.E92]" office:value-type="float" office:value="3008.38912507759" calcext:value-type="float">
            <text:p>3.008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5-18" calcext:value-type="date">
            <text:p>18. Mai</text:p>
          </table:table-cell>
          <table:table-cell table:style-name="ce192" office:value-type="float" office:value="58" calcext:value-type="float">
            <text:p>58</text:p>
          </table:table-cell>
          <table:table-cell table:style-name="ce201" office:value-type="float" office:value="14.2" calcext:value-type="float">
            <text:p>14,2</text:p>
          </table:table-cell>
          <table:table-cell table:style-name="ce206" table:formula="of:=[.B$13]/[.B$12]*PI()*[.B$9]*1000*([.B$11]-[.C93])/1000*24" office:value-type="float" office:value="2417.26705137813" calcext:value-type="float">
            <text:p>2.417</text:p>
          </table:table-cell>
          <table:table-cell table:style-name="ce206" table:formula="of:=[.B$13]/[.B$12]*PI()*[.B$9]*1000*([.B$11]-[.B$10]-[.C93])/1000*24" office:value-type="float" office:value="570.010571067332" calcext:value-type="float">
            <text:p>570</text:p>
          </table:table-cell>
          <table:table-cell table:style-name="ce206" table:formula="of:=[.D93]+[.E93]" office:value-type="float" office:value="2987.27762244546" calcext:value-type="float">
            <text:p>2.987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5-19" calcext:value-type="date">
            <text:p>19. Mai</text:p>
          </table:table-cell>
          <table:table-cell table:style-name="ce192" office:value-type="float" office:value="59" calcext:value-type="float">
            <text:p>59</text:p>
          </table:table-cell>
          <table:table-cell table:style-name="ce201" office:value-type="float" office:value="14.3" calcext:value-type="float">
            <text:p>14,3</text:p>
          </table:table-cell>
          <table:table-cell table:style-name="ce206" table:formula="of:=[.B$13]/[.B$12]*PI()*[.B$9]*1000*([.B$11]-[.C94])/1000*24" office:value-type="float" office:value="2411.9891757201" calcext:value-type="float">
            <text:p>2.412</text:p>
          </table:table-cell>
          <table:table-cell table:style-name="ce206" table:formula="of:=[.B$13]/[.B$12]*PI()*[.B$9]*1000*([.B$11]-[.B$10]-[.C94])/1000*24" office:value-type="float" office:value="564.732695409301" calcext:value-type="float">
            <text:p>565</text:p>
          </table:table-cell>
          <table:table-cell table:style-name="ce206" table:formula="of:=[.D94]+[.E94]" office:value-type="float" office:value="2976.7218711294" calcext:value-type="float">
            <text:p>2.977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5-20" calcext:value-type="date">
            <text:p>20. Mai</text:p>
          </table:table-cell>
          <table:table-cell table:style-name="ce192" office:value-type="float" office:value="60" calcext:value-type="float">
            <text:p>60</text:p>
          </table:table-cell>
          <table:table-cell table:style-name="ce201" office:value-type="float" office:value="14.5" calcext:value-type="float">
            <text:p>14,5</text:p>
          </table:table-cell>
          <table:table-cell table:style-name="ce206" table:formula="of:=[.B$13]/[.B$12]*PI()*[.B$9]*1000*([.B$11]-[.C95])/1000*24" office:value-type="float" office:value="2401.43342440404" calcext:value-type="float">
            <text:p>2.401</text:p>
          </table:table-cell>
          <table:table-cell table:style-name="ce206" table:formula="of:=[.B$13]/[.B$12]*PI()*[.B$9]*1000*([.B$11]-[.B$10]-[.C95])/1000*24" office:value-type="float" office:value="554.17694409324" calcext:value-type="float">
            <text:p>554</text:p>
          </table:table-cell>
          <table:table-cell table:style-name="ce206" table:formula="of:=[.D95]+[.E95]" office:value-type="float" office:value="2955.61036849728" calcext:value-type="float">
            <text:p>2.956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5-21" calcext:value-type="date">
            <text:p>21. Mai</text:p>
          </table:table-cell>
          <table:table-cell table:style-name="ce192" office:value-type="float" office:value="61" calcext:value-type="float">
            <text:p>61</text:p>
          </table:table-cell>
          <table:table-cell table:style-name="ce201" office:value-type="float" office:value="14.6" calcext:value-type="float">
            <text:p>14,6</text:p>
          </table:table-cell>
          <table:table-cell table:style-name="ce206" table:formula="of:=[.B$13]/[.B$12]*PI()*[.B$9]*1000*([.B$11]-[.C96])/1000*24" office:value-type="float" office:value="2396.15554874601" calcext:value-type="float">
            <text:p>2.396</text:p>
          </table:table-cell>
          <table:table-cell table:style-name="ce206" table:formula="of:=[.B$13]/[.B$12]*PI()*[.B$9]*1000*([.B$11]-[.B$10]-[.C96])/1000*24" office:value-type="float" office:value="548.899068435209" calcext:value-type="float">
            <text:p>549</text:p>
          </table:table-cell>
          <table:table-cell table:style-name="ce206" table:formula="of:=[.D96]+[.E96]" office:value-type="float" office:value="2945.05461718122" calcext:value-type="float">
            <text:p>2.945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5-22" calcext:value-type="date">
            <text:p>22. Mai</text:p>
          </table:table-cell>
          <table:table-cell table:style-name="ce192" office:value-type="float" office:value="62" calcext:value-type="float">
            <text:p>62</text:p>
          </table:table-cell>
          <table:table-cell table:style-name="ce201" office:value-type="float" office:value="14.8" calcext:value-type="float">
            <text:p>14,8</text:p>
          </table:table-cell>
          <table:table-cell table:style-name="ce206" table:formula="of:=[.B$13]/[.B$12]*PI()*[.B$9]*1000*([.B$11]-[.C97])/1000*24" office:value-type="float" office:value="2385.59979742994" calcext:value-type="float">
            <text:p>2.386</text:p>
          </table:table-cell>
          <table:table-cell table:style-name="ce206" table:formula="of:=[.B$13]/[.B$12]*PI()*[.B$9]*1000*([.B$11]-[.B$10]-[.C97])/1000*24" office:value-type="float" office:value="538.343317119147" calcext:value-type="float">
            <text:p>538</text:p>
          </table:table-cell>
          <table:table-cell table:style-name="ce206" table:formula="of:=[.D97]+[.E97]" office:value-type="float" office:value="2923.94311454909" calcext:value-type="float">
            <text:p>2.924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5-23" calcext:value-type="date">
            <text:p>23. Mai</text:p>
          </table:table-cell>
          <table:table-cell table:style-name="ce192" office:value-type="float" office:value="63" calcext:value-type="float">
            <text:p>63</text:p>
          </table:table-cell>
          <table:table-cell table:style-name="ce201" office:value-type="float" office:value="14.9" calcext:value-type="float">
            <text:p>14,9</text:p>
          </table:table-cell>
          <table:table-cell table:style-name="ce206" table:formula="of:=[.B$13]/[.B$12]*PI()*[.B$9]*1000*([.B$11]-[.C98])/1000*24" office:value-type="float" office:value="2380.32192177191" calcext:value-type="float">
            <text:p>2.380</text:p>
          </table:table-cell>
          <table:table-cell table:style-name="ce206" table:formula="of:=[.B$13]/[.B$12]*PI()*[.B$9]*1000*([.B$11]-[.B$10]-[.C98])/1000*24" office:value-type="float" office:value="533.065441461116" calcext:value-type="float">
            <text:p>533</text:p>
          </table:table-cell>
          <table:table-cell table:style-name="ce206" table:formula="of:=[.D98]+[.E98]" office:value-type="float" office:value="2913.38736323303" calcext:value-type="float">
            <text:p>2.913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5-24" calcext:value-type="date">
            <text:p>24. Mai</text:p>
          </table:table-cell>
          <table:table-cell table:style-name="ce192" office:value-type="float" office:value="64" calcext:value-type="float">
            <text:p>64</text:p>
          </table:table-cell>
          <table:table-cell table:style-name="ce201" office:value-type="float" office:value="15" calcext:value-type="float">
            <text:p>15,0</text:p>
          </table:table-cell>
          <table:table-cell table:style-name="ce206" table:formula="of:=[.B$13]/[.B$12]*PI()*[.B$9]*1000*([.B$11]-[.C99])/1000*24" office:value-type="float" office:value="2375.04404611388" calcext:value-type="float">
            <text:p>2.375</text:p>
          </table:table-cell>
          <table:table-cell table:style-name="ce206" table:formula="of:=[.B$13]/[.B$12]*PI()*[.B$9]*1000*([.B$11]-[.B$10]-[.C99])/1000*24" office:value-type="float" office:value="527.787565803085" calcext:value-type="float">
            <text:p>528</text:p>
          </table:table-cell>
          <table:table-cell table:style-name="ce206" table:formula="of:=[.D99]+[.E99]" office:value-type="float" office:value="2902.83161191697" calcext:value-type="float">
            <text:p>2.903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5-25" calcext:value-type="date">
            <text:p>25. Mai</text:p>
          </table:table-cell>
          <table:table-cell table:style-name="ce192" office:value-type="float" office:value="65" calcext:value-type="float">
            <text:p>65</text:p>
          </table:table-cell>
          <table:table-cell table:style-name="ce201" office:value-type="float" office:value="15.2" calcext:value-type="float">
            <text:p>15,2</text:p>
          </table:table-cell>
          <table:table-cell table:style-name="ce206" table:formula="of:=[.B$13]/[.B$12]*PI()*[.B$9]*1000*([.B$11]-[.C100])/1000*24" office:value-type="float" office:value="2364.48829479782" calcext:value-type="float">
            <text:p>2.364</text:p>
          </table:table-cell>
          <table:table-cell table:style-name="ce206" table:formula="of:=[.B$13]/[.B$12]*PI()*[.B$9]*1000*([.B$11]-[.B$10]-[.C100])/1000*24" office:value-type="float" office:value="517.231814487023" calcext:value-type="float">
            <text:p>517</text:p>
          </table:table-cell>
          <table:table-cell table:style-name="ce206" table:formula="of:=[.D100]+[.E100]" office:value-type="float" office:value="2881.72010928484" calcext:value-type="float">
            <text:p>2.882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5-26" calcext:value-type="date">
            <text:p>26. Mai</text:p>
          </table:table-cell>
          <table:table-cell table:style-name="ce192" office:value-type="float" office:value="66" calcext:value-type="float">
            <text:p>66</text:p>
          </table:table-cell>
          <table:table-cell table:style-name="ce201" office:value-type="float" office:value="15.3" calcext:value-type="float">
            <text:p>15,3</text:p>
          </table:table-cell>
          <table:table-cell table:style-name="ce206" table:formula="of:=[.B$13]/[.B$12]*PI()*[.B$9]*1000*([.B$11]-[.C101])/1000*24" office:value-type="float" office:value="2359.21041913979" calcext:value-type="float">
            <text:p>2.359</text:p>
          </table:table-cell>
          <table:table-cell table:style-name="ce206" table:formula="of:=[.B$13]/[.B$12]*PI()*[.B$9]*1000*([.B$11]-[.B$10]-[.C101])/1000*24" office:value-type="float" office:value="511.953938828993" calcext:value-type="float">
            <text:p>512</text:p>
          </table:table-cell>
          <table:table-cell table:style-name="ce206" table:formula="of:=[.D101]+[.E101]" office:value-type="float" office:value="2871.16435796878" calcext:value-type="float">
            <text:p>2.871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5-27" calcext:value-type="date">
            <text:p>27. Mai</text:p>
          </table:table-cell>
          <table:table-cell table:style-name="ce192" office:value-type="float" office:value="67" calcext:value-type="float">
            <text:p>67</text:p>
          </table:table-cell>
          <table:table-cell table:style-name="ce201" office:value-type="float" office:value="15.5" calcext:value-type="float">
            <text:p>15,5</text:p>
          </table:table-cell>
          <table:table-cell table:style-name="ce206" table:formula="of:=[.B$13]/[.B$12]*PI()*[.B$9]*1000*([.B$11]-[.C102])/1000*24" office:value-type="float" office:value="2348.65466782373" calcext:value-type="float">
            <text:p>2.349</text:p>
          </table:table-cell>
          <table:table-cell table:style-name="ce206" table:formula="of:=[.B$13]/[.B$12]*PI()*[.B$9]*1000*([.B$11]-[.B$10]-[.C102])/1000*24" office:value-type="float" office:value="501.398187512931" calcext:value-type="float">
            <text:p>501</text:p>
          </table:table-cell>
          <table:table-cell table:style-name="ce206" table:formula="of:=[.D102]+[.E102]" office:value-type="float" office:value="2850.05285533666" calcext:value-type="float">
            <text:p>2.850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5-28" calcext:value-type="date">
            <text:p>28. Mai</text:p>
          </table:table-cell>
          <table:table-cell table:style-name="ce192" office:value-type="float" office:value="68" calcext:value-type="float">
            <text:p>68</text:p>
          </table:table-cell>
          <table:table-cell table:style-name="ce201" office:value-type="float" office:value="15.6" calcext:value-type="float">
            <text:p>15,6</text:p>
          </table:table-cell>
          <table:table-cell table:style-name="ce206" table:formula="of:=[.B$13]/[.B$12]*PI()*[.B$9]*1000*([.B$11]-[.C103])/1000*24" office:value-type="float" office:value="2343.3767921657" calcext:value-type="float">
            <text:p>2.343</text:p>
          </table:table-cell>
          <table:table-cell table:style-name="ce206" table:formula="of:=[.B$13]/[.B$12]*PI()*[.B$9]*1000*([.B$11]-[.B$10]-[.C103])/1000*24" office:value-type="float" office:value="496.1203118549" calcext:value-type="float">
            <text:p>496</text:p>
          </table:table-cell>
          <table:table-cell table:style-name="ce206" table:formula="of:=[.D103]+[.E103]" office:value-type="float" office:value="2839.4971040206" calcext:value-type="float">
            <text:p>2.839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5-29" calcext:value-type="date">
            <text:p>29. Mai</text:p>
          </table:table-cell>
          <table:table-cell table:style-name="ce192" office:value-type="float" office:value="69" calcext:value-type="float">
            <text:p>69</text:p>
          </table:table-cell>
          <table:table-cell table:style-name="ce201" office:value-type="float" office:value="15.7" calcext:value-type="float">
            <text:p>15,7</text:p>
          </table:table-cell>
          <table:table-cell table:style-name="ce206" table:formula="of:=[.B$13]/[.B$12]*PI()*[.B$9]*1000*([.B$11]-[.C104])/1000*24" office:value-type="float" office:value="2338.09891650767" calcext:value-type="float">
            <text:p>2.338</text:p>
          </table:table-cell>
          <table:table-cell table:style-name="ce206" table:formula="of:=[.B$13]/[.B$12]*PI()*[.B$9]*1000*([.B$11]-[.B$10]-[.C104])/1000*24" office:value-type="float" office:value="490.842436196869" calcext:value-type="float">
            <text:p>491</text:p>
          </table:table-cell>
          <table:table-cell table:style-name="ce206" table:formula="of:=[.D104]+[.E104]" office:value-type="float" office:value="2828.94135270454" calcext:value-type="float">
            <text:p>2.829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5-30" calcext:value-type="date">
            <text:p>30. Mai</text:p>
          </table:table-cell>
          <table:table-cell table:style-name="ce192" office:value-type="float" office:value="70" calcext:value-type="float">
            <text:p>70</text:p>
          </table:table-cell>
          <table:table-cell table:style-name="ce201" office:value-type="float" office:value="15.9" calcext:value-type="float">
            <text:p>15,9</text:p>
          </table:table-cell>
          <table:table-cell table:style-name="ce206" table:formula="of:=[.B$13]/[.B$12]*PI()*[.B$9]*1000*([.B$11]-[.C105])/1000*24" office:value-type="float" office:value="2327.54316519161" calcext:value-type="float">
            <text:p>2.328</text:p>
          </table:table-cell>
          <table:table-cell table:style-name="ce206" table:formula="of:=[.B$13]/[.B$12]*PI()*[.B$9]*1000*([.B$11]-[.B$10]-[.C105])/1000*24" office:value-type="float" office:value="480.286684880808" calcext:value-type="float">
            <text:p>480</text:p>
          </table:table-cell>
          <table:table-cell table:style-name="ce206" table:formula="of:=[.D105]+[.E105]" office:value-type="float" office:value="2807.82985007241" calcext:value-type="float">
            <text:p>2.808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5-31" calcext:value-type="date">
            <text:p>31. Mai</text:p>
          </table:table-cell>
          <table:table-cell table:style-name="ce192" office:value-type="float" office:value="71" calcext:value-type="float">
            <text:p>71</text:p>
          </table:table-cell>
          <table:table-cell table:style-name="ce201" office:value-type="float" office:value="16" calcext:value-type="float">
            <text:p>16,0</text:p>
          </table:table-cell>
          <table:table-cell table:style-name="ce206" table:formula="of:=[.B$13]/[.B$12]*PI()*[.B$9]*1000*([.B$11]-[.C106])/1000*24" office:value-type="float" office:value="2322.26528953358" calcext:value-type="float">
            <text:p>2.322</text:p>
          </table:table-cell>
          <table:table-cell table:style-name="ce206" table:formula="of:=[.B$13]/[.B$12]*PI()*[.B$9]*1000*([.B$11]-[.B$10]-[.C106])/1000*24" office:value-type="float" office:value="475.008809222777" calcext:value-type="float">
            <text:p>475</text:p>
          </table:table-cell>
          <table:table-cell table:style-name="ce206" table:formula="of:=[.D106]+[.E106]" office:value-type="float" office:value="2797.27409875635" calcext:value-type="float">
            <text:p>2.797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6-01" calcext:value-type="date">
            <text:p>1. Jun</text:p>
          </table:table-cell>
          <table:table-cell table:style-name="ce192" office:value-type="float" office:value="72" calcext:value-type="float">
            <text:p>72</text:p>
          </table:table-cell>
          <table:table-cell table:style-name="ce201" office:value-type="float" office:value="16.1" calcext:value-type="float">
            <text:p>16,1</text:p>
          </table:table-cell>
          <table:table-cell table:style-name="ce206" table:formula="of:=[.B$13]/[.B$12]*PI()*[.B$9]*1000*([.B$11]-[.C107])/1000*24" office:value-type="float" office:value="2316.98741387554" calcext:value-type="float">
            <text:p>2.317</text:p>
          </table:table-cell>
          <table:table-cell table:style-name="ce206" table:formula="of:=[.B$13]/[.B$12]*PI()*[.B$9]*1000*([.B$11]-[.B$10]-[.C107])/1000*24" office:value-type="float" office:value="469.730933564746" calcext:value-type="float">
            <text:p>470</text:p>
          </table:table-cell>
          <table:table-cell table:style-name="ce206" table:formula="of:=[.D107]+[.E107]" office:value-type="float" office:value="2786.71834744029" calcext:value-type="float">
            <text:p>2.787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6-02" calcext:value-type="date">
            <text:p>2. Jun</text:p>
          </table:table-cell>
          <table:table-cell table:style-name="ce192" office:value-type="float" office:value="73" calcext:value-type="float">
            <text:p>73</text:p>
          </table:table-cell>
          <table:table-cell table:style-name="ce201" office:value-type="float" office:value="16.2" calcext:value-type="float">
            <text:p>16,2</text:p>
          </table:table-cell>
          <table:table-cell table:style-name="ce206" table:formula="of:=[.B$13]/[.B$12]*PI()*[.B$9]*1000*([.B$11]-[.C108])/1000*24" office:value-type="float" office:value="2311.70953821751" calcext:value-type="float">
            <text:p>2.312</text:p>
          </table:table-cell>
          <table:table-cell table:style-name="ce206" table:formula="of:=[.B$13]/[.B$12]*PI()*[.B$9]*1000*([.B$11]-[.B$10]-[.C108])/1000*24" office:value-type="float" office:value="464.453057906715" calcext:value-type="float">
            <text:p>464</text:p>
          </table:table-cell>
          <table:table-cell table:style-name="ce206" table:formula="of:=[.D108]+[.E108]" office:value-type="float" office:value="2776.16259612423" calcext:value-type="float">
            <text:p>2.776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6-03" calcext:value-type="date">
            <text:p>3. Jun</text:p>
          </table:table-cell>
          <table:table-cell table:style-name="ce192" office:value-type="float" office:value="74" calcext:value-type="float">
            <text:p>74</text:p>
          </table:table-cell>
          <table:table-cell table:style-name="ce201" office:value-type="float" office:value="16.4" calcext:value-type="float">
            <text:p>16,4</text:p>
          </table:table-cell>
          <table:table-cell table:style-name="ce206" table:formula="of:=[.B$13]/[.B$12]*PI()*[.B$9]*1000*([.B$11]-[.C109])/1000*24" office:value-type="float" office:value="2301.15378690145" calcext:value-type="float">
            <text:p>2.301</text:p>
          </table:table-cell>
          <table:table-cell table:style-name="ce206" table:formula="of:=[.B$13]/[.B$12]*PI()*[.B$9]*1000*([.B$11]-[.B$10]-[.C109])/1000*24" office:value-type="float" office:value="453.897306590653" calcext:value-type="float">
            <text:p>454</text:p>
          </table:table-cell>
          <table:table-cell table:style-name="ce206" table:formula="of:=[.D109]+[.E109]" office:value-type="float" office:value="2755.05109349211" calcext:value-type="float">
            <text:p>2.755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6-04" calcext:value-type="date">
            <text:p>4. Jun</text:p>
          </table:table-cell>
          <table:table-cell table:style-name="ce192" office:value-type="float" office:value="75" calcext:value-type="float">
            <text:p>75</text:p>
          </table:table-cell>
          <table:table-cell table:style-name="ce201" office:value-type="float" office:value="16.5" calcext:value-type="float">
            <text:p>16,5</text:p>
          </table:table-cell>
          <table:table-cell table:style-name="ce206" table:formula="of:=[.B$13]/[.B$12]*PI()*[.B$9]*1000*([.B$11]-[.C110])/1000*24" office:value-type="float" office:value="2295.87591124342" calcext:value-type="float">
            <text:p>2.296</text:p>
          </table:table-cell>
          <table:table-cell table:style-name="ce206" table:formula="of:=[.B$13]/[.B$12]*PI()*[.B$9]*1000*([.B$11]-[.B$10]-[.C110])/1000*24" office:value-type="float" office:value="448.619430932622" calcext:value-type="float">
            <text:p>449</text:p>
          </table:table-cell>
          <table:table-cell table:style-name="ce206" table:formula="of:=[.D110]+[.E110]" office:value-type="float" office:value="2744.49534217604" calcext:value-type="float">
            <text:p>2.744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6-05" calcext:value-type="date">
            <text:p>5. Jun</text:p>
          </table:table-cell>
          <table:table-cell table:style-name="ce192" office:value-type="float" office:value="76" calcext:value-type="float">
            <text:p>76</text:p>
          </table:table-cell>
          <table:table-cell table:style-name="ce201" office:value-type="float" office:value="16.6" calcext:value-type="float">
            <text:p>16,6</text:p>
          </table:table-cell>
          <table:table-cell table:style-name="ce206" table:formula="of:=[.B$13]/[.B$12]*PI()*[.B$9]*1000*([.B$11]-[.C111])/1000*24" office:value-type="float" office:value="2290.59803558539" calcext:value-type="float">
            <text:p>2.291</text:p>
          </table:table-cell>
          <table:table-cell table:style-name="ce206" table:formula="of:=[.B$13]/[.B$12]*PI()*[.B$9]*1000*([.B$11]-[.B$10]-[.C111])/1000*24" office:value-type="float" office:value="443.341555274592" calcext:value-type="float">
            <text:p>443</text:p>
          </table:table-cell>
          <table:table-cell table:style-name="ce206" table:formula="of:=[.D111]+[.E111]" office:value-type="float" office:value="2733.93959085998" calcext:value-type="float">
            <text:p>2.734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6-06" calcext:value-type="date">
            <text:p>6. Jun</text:p>
          </table:table-cell>
          <table:table-cell table:style-name="ce192" office:value-type="float" office:value="77" calcext:value-type="float">
            <text:p>77</text:p>
          </table:table-cell>
          <table:table-cell table:style-name="ce201" office:value-type="float" office:value="16.7" calcext:value-type="float">
            <text:p>16,7</text:p>
          </table:table-cell>
          <table:table-cell table:style-name="ce206" table:formula="of:=[.B$13]/[.B$12]*PI()*[.B$9]*1000*([.B$11]-[.C112])/1000*24" office:value-type="float" office:value="2285.32015992736" calcext:value-type="float">
            <text:p>2.285</text:p>
          </table:table-cell>
          <table:table-cell table:style-name="ce206" table:formula="of:=[.B$13]/[.B$12]*PI()*[.B$9]*1000*([.B$11]-[.B$10]-[.C112])/1000*24" office:value-type="float" office:value="438.063679616561" calcext:value-type="float">
            <text:p>438</text:p>
          </table:table-cell>
          <table:table-cell table:style-name="ce206" table:formula="of:=[.D112]+[.E112]" office:value-type="float" office:value="2723.38383954392" calcext:value-type="float">
            <text:p>2.723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6-07" calcext:value-type="date">
            <text:p>7. Jun</text:p>
          </table:table-cell>
          <table:table-cell table:style-name="ce192" office:value-type="float" office:value="78" calcext:value-type="float">
            <text:p>78</text:p>
          </table:table-cell>
          <table:table-cell table:style-name="ce201" office:value-type="float" office:value="16.8" calcext:value-type="float">
            <text:p>16,8</text:p>
          </table:table-cell>
          <table:table-cell table:style-name="ce206" table:formula="of:=[.B$13]/[.B$12]*PI()*[.B$9]*1000*([.B$11]-[.C113])/1000*24" office:value-type="float" office:value="2280.04228426933" calcext:value-type="float">
            <text:p>2.280</text:p>
          </table:table-cell>
          <table:table-cell table:style-name="ce206" table:formula="of:=[.B$13]/[.B$12]*PI()*[.B$9]*1000*([.B$11]-[.B$10]-[.C113])/1000*24" office:value-type="float" office:value="432.78580395853" calcext:value-type="float">
            <text:p>433</text:p>
          </table:table-cell>
          <table:table-cell table:style-name="ce206" table:formula="of:=[.D113]+[.E113]" office:value-type="float" office:value="2712.82808822786" calcext:value-type="float">
            <text:p>2.713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6-08" calcext:value-type="date">
            <text:p>8. Jun</text:p>
          </table:table-cell>
          <table:table-cell table:style-name="ce192" office:value-type="float" office:value="79" calcext:value-type="float">
            <text:p>79</text:p>
          </table:table-cell>
          <table:table-cell table:style-name="ce201" office:value-type="float" office:value="17" calcext:value-type="float">
            <text:p>17,0</text:p>
          </table:table-cell>
          <table:table-cell table:style-name="ce206" table:formula="of:=[.B$13]/[.B$12]*PI()*[.B$9]*1000*([.B$11]-[.C114])/1000*24" office:value-type="float" office:value="2269.48653295327" calcext:value-type="float">
            <text:p>2.269</text:p>
          </table:table-cell>
          <table:table-cell table:style-name="ce206" table:formula="of:=[.B$13]/[.B$12]*PI()*[.B$9]*1000*([.B$11]-[.B$10]-[.C114])/1000*24" office:value-type="float" office:value="422.230052642468" calcext:value-type="float">
            <text:p>422</text:p>
          </table:table-cell>
          <table:table-cell table:style-name="ce206" table:formula="of:=[.D114]+[.E114]" office:value-type="float" office:value="2691.71658559573" calcext:value-type="float">
            <text:p>2.692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6-09" calcext:value-type="date">
            <text:p>9. Jun</text:p>
          </table:table-cell>
          <table:table-cell table:style-name="ce192" office:value-type="float" office:value="80" calcext:value-type="float">
            <text:p>80</text:p>
          </table:table-cell>
          <table:table-cell table:style-name="ce201" office:value-type="float" office:value="17.1" calcext:value-type="float">
            <text:p>17,1</text:p>
          </table:table-cell>
          <table:table-cell table:style-name="ce206" table:formula="of:=[.B$13]/[.B$12]*PI()*[.B$9]*1000*([.B$11]-[.C115])/1000*24" office:value-type="float" office:value="2264.20865729524" calcext:value-type="float">
            <text:p>2.264</text:p>
          </table:table-cell>
          <table:table-cell table:style-name="ce206" table:formula="of:=[.B$13]/[.B$12]*PI()*[.B$9]*1000*([.B$11]-[.B$10]-[.C115])/1000*24" office:value-type="float" office:value="416.952176984437" calcext:value-type="float">
            <text:p>417</text:p>
          </table:table-cell>
          <table:table-cell table:style-name="ce206" table:formula="of:=[.D115]+[.E115]" office:value-type="float" office:value="2681.16083427967" calcext:value-type="float">
            <text:p>2.681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6-10" calcext:value-type="date">
            <text:p>10. Jun</text:p>
          </table:table-cell>
          <table:table-cell table:style-name="ce192" office:value-type="float" office:value="81" calcext:value-type="float">
            <text:p>81</text:p>
          </table:table-cell>
          <table:table-cell table:style-name="ce201" office:value-type="float" office:value="17.2" calcext:value-type="float">
            <text:p>17,2</text:p>
          </table:table-cell>
          <table:table-cell table:style-name="ce206" table:formula="of:=[.B$13]/[.B$12]*PI()*[.B$9]*1000*([.B$11]-[.C116])/1000*24" office:value-type="float" office:value="2258.9307816372" calcext:value-type="float">
            <text:p>2.259</text:p>
          </table:table-cell>
          <table:table-cell table:style-name="ce206" table:formula="of:=[.B$13]/[.B$12]*PI()*[.B$9]*1000*([.B$11]-[.B$10]-[.C116])/1000*24" office:value-type="float" office:value="411.674301326407" calcext:value-type="float">
            <text:p>412</text:p>
          </table:table-cell>
          <table:table-cell table:style-name="ce206" table:formula="of:=[.D116]+[.E116]" office:value-type="float" office:value="2670.60508296361" calcext:value-type="float">
            <text:p>2.671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6-11" calcext:value-type="date">
            <text:p>11. Jun</text:p>
          </table:table-cell>
          <table:table-cell table:style-name="ce192" office:value-type="float" office:value="82" calcext:value-type="float">
            <text:p>82</text:p>
          </table:table-cell>
          <table:table-cell table:style-name="ce201" office:value-type="float" office:value="17.3" calcext:value-type="float">
            <text:p>17,3</text:p>
          </table:table-cell>
          <table:table-cell table:style-name="ce206" table:formula="of:=[.B$13]/[.B$12]*PI()*[.B$9]*1000*([.B$11]-[.C117])/1000*24" office:value-type="float" office:value="2253.65290597917" calcext:value-type="float">
            <text:p>2.254</text:p>
          </table:table-cell>
          <table:table-cell table:style-name="ce206" table:formula="of:=[.B$13]/[.B$12]*PI()*[.B$9]*1000*([.B$11]-[.B$10]-[.C117])/1000*24" office:value-type="float" office:value="406.396425668376" calcext:value-type="float">
            <text:p>406</text:p>
          </table:table-cell>
          <table:table-cell table:style-name="ce206" table:formula="of:=[.D117]+[.E117]" office:value-type="float" office:value="2660.04933164755" calcext:value-type="float">
            <text:p>2.660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6-12" calcext:value-type="date">
            <text:p>12. Jun</text:p>
          </table:table-cell>
          <table:table-cell table:style-name="ce192" office:value-type="float" office:value="83" calcext:value-type="float">
            <text:p>83</text:p>
          </table:table-cell>
          <table:table-cell table:style-name="ce201" office:value-type="float" office:value="17.4" calcext:value-type="float">
            <text:p>17,4</text:p>
          </table:table-cell>
          <table:table-cell table:style-name="ce206" table:formula="of:=[.B$13]/[.B$12]*PI()*[.B$9]*1000*([.B$11]-[.C118])/1000*24" office:value-type="float" office:value="2248.37503032114" calcext:value-type="float">
            <text:p>2.248</text:p>
          </table:table-cell>
          <table:table-cell table:style-name="ce206" table:formula="of:=[.B$13]/[.B$12]*PI()*[.B$9]*1000*([.B$11]-[.B$10]-[.C118])/1000*24" office:value-type="float" office:value="401.118550010345" calcext:value-type="float">
            <text:p>401</text:p>
          </table:table-cell>
          <table:table-cell table:style-name="ce206" table:formula="of:=[.D118]+[.E118]" office:value-type="float" office:value="2649.49358033149" calcext:value-type="float">
            <text:p>2.649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6-13" calcext:value-type="date">
            <text:p>13. Jun</text:p>
          </table:table-cell>
          <table:table-cell table:style-name="ce192" office:value-type="float" office:value="84" calcext:value-type="float">
            <text:p>84</text:p>
          </table:table-cell>
          <table:table-cell table:style-name="ce201" office:value-type="float" office:value="17.5" calcext:value-type="float">
            <text:p>17,5</text:p>
          </table:table-cell>
          <table:table-cell table:style-name="ce206" table:formula="of:=[.B$13]/[.B$12]*PI()*[.B$9]*1000*([.B$11]-[.C119])/1000*24" office:value-type="float" office:value="2243.09715466311" calcext:value-type="float">
            <text:p>2.243</text:p>
          </table:table-cell>
          <table:table-cell table:style-name="ce206" table:formula="of:=[.B$13]/[.B$12]*PI()*[.B$9]*1000*([.B$11]-[.B$10]-[.C119])/1000*24" office:value-type="float" office:value="395.840674352314" calcext:value-type="float">
            <text:p>396</text:p>
          </table:table-cell>
          <table:table-cell table:style-name="ce206" table:formula="of:=[.D119]+[.E119]" office:value-type="float" office:value="2638.93782901543" calcext:value-type="float">
            <text:p>2.639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6-14" calcext:value-type="date">
            <text:p>14. Jun</text:p>
          </table:table-cell>
          <table:table-cell table:style-name="ce192" office:value-type="float" office:value="85" calcext:value-type="float">
            <text:p>85</text:p>
          </table:table-cell>
          <table:table-cell table:style-name="ce201" office:value-type="float" office:value="17.6" calcext:value-type="float">
            <text:p>17,6</text:p>
          </table:table-cell>
          <table:table-cell table:style-name="ce206" table:formula="of:=[.B$13]/[.B$12]*PI()*[.B$9]*1000*([.B$11]-[.C120])/1000*24" office:value-type="float" office:value="2237.81927900508" calcext:value-type="float">
            <text:p>2.238</text:p>
          </table:table-cell>
          <table:table-cell table:style-name="ce206" table:formula="of:=[.B$13]/[.B$12]*PI()*[.B$9]*1000*([.B$11]-[.B$10]-[.C120])/1000*24" office:value-type="float" office:value="390.562798694283" calcext:value-type="float">
            <text:p>391</text:p>
          </table:table-cell>
          <table:table-cell table:style-name="ce206" table:formula="of:=[.D120]+[.E120]" office:value-type="float" office:value="2628.38207769936" calcext:value-type="float">
            <text:p>2.628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6-15" calcext:value-type="date">
            <text:p>15. Jun</text:p>
          </table:table-cell>
          <table:table-cell table:style-name="ce192" office:value-type="float" office:value="86" calcext:value-type="float">
            <text:p>86</text:p>
          </table:table-cell>
          <table:table-cell table:style-name="ce201" office:value-type="float" office:value="17.7" calcext:value-type="float">
            <text:p>17,7</text:p>
          </table:table-cell>
          <table:table-cell table:style-name="ce206" table:formula="of:=[.B$13]/[.B$12]*PI()*[.B$9]*1000*([.B$11]-[.C121])/1000*24" office:value-type="float" office:value="2232.54140334705" calcext:value-type="float">
            <text:p>2.233</text:p>
          </table:table-cell>
          <table:table-cell table:style-name="ce206" table:formula="of:=[.B$13]/[.B$12]*PI()*[.B$9]*1000*([.B$11]-[.B$10]-[.C121])/1000*24" office:value-type="float" office:value="385.284923036252" calcext:value-type="float">
            <text:p>385</text:p>
          </table:table-cell>
          <table:table-cell table:style-name="ce206" table:formula="of:=[.D121]+[.E121]" office:value-type="float" office:value="2617.8263263833" calcext:value-type="float">
            <text:p>2.618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6-16" calcext:value-type="date">
            <text:p>16. Jun</text:p>
          </table:table-cell>
          <table:table-cell table:style-name="ce192" office:value-type="float" office:value="87" calcext:value-type="float">
            <text:p>87</text:p>
          </table:table-cell>
          <table:table-cell table:style-name="ce201" office:value-type="float" office:value="17.8" calcext:value-type="float">
            <text:p>17,8</text:p>
          </table:table-cell>
          <table:table-cell table:style-name="ce206" table:formula="of:=[.B$13]/[.B$12]*PI()*[.B$9]*1000*([.B$11]-[.C122])/1000*24" office:value-type="float" office:value="2227.26352768902" calcext:value-type="float">
            <text:p>2.227</text:p>
          </table:table-cell>
          <table:table-cell table:style-name="ce206" table:formula="of:=[.B$13]/[.B$12]*PI()*[.B$9]*1000*([.B$11]-[.B$10]-[.C122])/1000*24" office:value-type="float" office:value="380.007047378221" calcext:value-type="float">
            <text:p>380</text:p>
          </table:table-cell>
          <table:table-cell table:style-name="ce206" table:formula="of:=[.D122]+[.E122]" office:value-type="float" office:value="2607.27057506724" calcext:value-type="float">
            <text:p>2.607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6-17" calcext:value-type="date">
            <text:p>17. Jun</text:p>
          </table:table-cell>
          <table:table-cell table:style-name="ce192" office:value-type="float" office:value="88" calcext:value-type="float">
            <text:p>88</text:p>
          </table:table-cell>
          <table:table-cell table:style-name="ce201" office:value-type="float" office:value="17.9" calcext:value-type="float">
            <text:p>17,9</text:p>
          </table:table-cell>
          <table:table-cell table:style-name="ce206" table:formula="of:=[.B$13]/[.B$12]*PI()*[.B$9]*1000*([.B$11]-[.C123])/1000*24" office:value-type="float" office:value="2221.98565203099" calcext:value-type="float">
            <text:p>2.222</text:p>
          </table:table-cell>
          <table:table-cell table:style-name="ce206" table:formula="of:=[.B$13]/[.B$12]*PI()*[.B$9]*1000*([.B$11]-[.B$10]-[.C123])/1000*24" office:value-type="float" office:value="374.729171720191" calcext:value-type="float">
            <text:p>375</text:p>
          </table:table-cell>
          <table:table-cell table:style-name="ce206" table:formula="of:=[.D123]+[.E123]" office:value-type="float" office:value="2596.71482375118" calcext:value-type="float">
            <text:p>2.597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6-18" calcext:value-type="date">
            <text:p>18. Jun</text:p>
          </table:table-cell>
          <table:table-cell table:style-name="ce192" office:value-type="float" office:value="89" calcext:value-type="float">
            <text:p>89</text:p>
          </table:table-cell>
          <table:table-cell table:style-name="ce201" office:value-type="float" office:value="18" calcext:value-type="float">
            <text:p>18,0</text:p>
          </table:table-cell>
          <table:table-cell table:style-name="ce206" table:formula="of:=[.B$13]/[.B$12]*PI()*[.B$9]*1000*([.B$11]-[.C124])/1000*24" office:value-type="float" office:value="2216.70777637296" calcext:value-type="float">
            <text:p>2.217</text:p>
          </table:table-cell>
          <table:table-cell table:style-name="ce206" table:formula="of:=[.B$13]/[.B$12]*PI()*[.B$9]*1000*([.B$11]-[.B$10]-[.C124])/1000*24" office:value-type="float" office:value="369.45129606216" calcext:value-type="float">
            <text:p>369</text:p>
          </table:table-cell>
          <table:table-cell table:style-name="ce206" table:formula="of:=[.D124]+[.E124]" office:value-type="float" office:value="2586.15907243512" calcext:value-type="float">
            <text:p>2.586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6-19" calcext:value-type="date">
            <text:p>19. Jun</text:p>
          </table:table-cell>
          <table:table-cell table:style-name="ce192" office:value-type="float" office:value="90" calcext:value-type="float">
            <text:p>90</text:p>
          </table:table-cell>
          <table:table-cell table:style-name="ce201" office:value-type="float" office:value="18.1" calcext:value-type="float">
            <text:p>18,1</text:p>
          </table:table-cell>
          <table:table-cell table:style-name="ce206" table:formula="of:=[.B$13]/[.B$12]*PI()*[.B$9]*1000*([.B$11]-[.C125])/1000*24" office:value-type="float" office:value="2211.42990071493" calcext:value-type="float">
            <text:p>2.211</text:p>
          </table:table-cell>
          <table:table-cell table:style-name="ce206" table:formula="of:=[.B$13]/[.B$12]*PI()*[.B$9]*1000*([.B$11]-[.B$10]-[.C125])/1000*24" office:value-type="float" office:value="364.173420404129" calcext:value-type="float">
            <text:p>364</text:p>
          </table:table-cell>
          <table:table-cell table:style-name="ce206" table:formula="of:=[.D125]+[.E125]" office:value-type="float" office:value="2575.60332111905" calcext:value-type="float">
            <text:p>2.576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6-20" calcext:value-type="date">
            <text:p>20. Jun</text:p>
          </table:table-cell>
          <table:table-cell table:style-name="ce192" office:value-type="float" office:value="91" calcext:value-type="float">
            <text:p>91</text:p>
          </table:table-cell>
          <table:table-cell table:style-name="ce201" office:value-type="float" office:value="18.1" calcext:value-type="float">
            <text:p>18,1</text:p>
          </table:table-cell>
          <table:table-cell table:style-name="ce206" table:formula="of:=[.B$13]/[.B$12]*PI()*[.B$9]*1000*([.B$11]-[.C126])/1000*24" office:value-type="float" office:value="2211.42990071493" calcext:value-type="float">
            <text:p>2.211</text:p>
          </table:table-cell>
          <table:table-cell table:style-name="ce206" table:formula="of:=[.B$13]/[.B$12]*PI()*[.B$9]*1000*([.B$11]-[.B$10]-[.C126])/1000*24" office:value-type="float" office:value="364.173420404129" calcext:value-type="float">
            <text:p>364</text:p>
          </table:table-cell>
          <table:table-cell table:style-name="ce206" table:formula="of:=[.D126]+[.E126]" office:value-type="float" office:value="2575.60332111905" calcext:value-type="float">
            <text:p>2.576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6-21" calcext:value-type="date">
            <text:p>21. Jun</text:p>
          </table:table-cell>
          <table:table-cell table:style-name="ce192" office:value-type="float" office:value="92" calcext:value-type="float">
            <text:p>92</text:p>
          </table:table-cell>
          <table:table-cell table:style-name="ce201" office:value-type="float" office:value="18.2" calcext:value-type="float">
            <text:p>18,2</text:p>
          </table:table-cell>
          <table:table-cell table:style-name="ce206" table:formula="of:=[.B$13]/[.B$12]*PI()*[.B$9]*1000*([.B$11]-[.C127])/1000*24" office:value-type="float" office:value="2206.1520250569" calcext:value-type="float">
            <text:p>2.206</text:p>
          </table:table-cell>
          <table:table-cell table:style-name="ce206" table:formula="of:=[.B$13]/[.B$12]*PI()*[.B$9]*1000*([.B$11]-[.B$10]-[.C127])/1000*24" office:value-type="float" office:value="358.895544746098" calcext:value-type="float">
            <text:p>359</text:p>
          </table:table-cell>
          <table:table-cell table:style-name="ce206" table:formula="of:=[.D127]+[.E127]" office:value-type="float" office:value="2565.04756980299" calcext:value-type="float">
            <text:p>2.565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6-22" calcext:value-type="date">
            <text:p>22. Jun</text:p>
          </table:table-cell>
          <table:table-cell table:style-name="ce192" office:value-type="float" office:value="93" calcext:value-type="float">
            <text:p>93</text:p>
          </table:table-cell>
          <table:table-cell table:style-name="ce201" office:value-type="float" office:value="18.3" calcext:value-type="float">
            <text:p>18,3</text:p>
          </table:table-cell>
          <table:table-cell table:style-name="ce206" table:formula="of:=[.B$13]/[.B$12]*PI()*[.B$9]*1000*([.B$11]-[.C128])/1000*24" office:value-type="float" office:value="2200.87414939887" calcext:value-type="float">
            <text:p>2.201</text:p>
          </table:table-cell>
          <table:table-cell table:style-name="ce206" table:formula="of:=[.B$13]/[.B$12]*PI()*[.B$9]*1000*([.B$11]-[.B$10]-[.C128])/1000*24" office:value-type="float" office:value="353.617669088067" calcext:value-type="float">
            <text:p>354</text:p>
          </table:table-cell>
          <table:table-cell table:style-name="ce206" table:formula="of:=[.D128]+[.E128]" office:value-type="float" office:value="2554.49181848693" calcext:value-type="float">
            <text:p>2.554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6-23" calcext:value-type="date">
            <text:p>23. Jun</text:p>
          </table:table-cell>
          <table:table-cell table:style-name="ce192" office:value-type="float" office:value="94" calcext:value-type="float">
            <text:p>94</text:p>
          </table:table-cell>
          <table:table-cell table:style-name="ce201" office:value-type="float" office:value="18.4" calcext:value-type="float">
            <text:p>18,4</text:p>
          </table:table-cell>
          <table:table-cell table:style-name="ce206" table:formula="of:=[.B$13]/[.B$12]*PI()*[.B$9]*1000*([.B$11]-[.C129])/1000*24" office:value-type="float" office:value="2195.59627374083" calcext:value-type="float">
            <text:p>2.196</text:p>
          </table:table-cell>
          <table:table-cell table:style-name="ce206" table:formula="of:=[.B$13]/[.B$12]*PI()*[.B$9]*1000*([.B$11]-[.B$10]-[.C129])/1000*24" office:value-type="float" office:value="348.339793430036" calcext:value-type="float">
            <text:p>348</text:p>
          </table:table-cell>
          <table:table-cell table:style-name="ce206" table:formula="of:=[.D129]+[.E129]" office:value-type="float" office:value="2543.93606717087" calcext:value-type="float">
            <text:p>2.544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6-24" calcext:value-type="date">
            <text:p>24. Jun</text:p>
          </table:table-cell>
          <table:table-cell table:style-name="ce192" office:value-type="float" office:value="95" calcext:value-type="float">
            <text:p>95</text:p>
          </table:table-cell>
          <table:table-cell table:style-name="ce201" office:value-type="float" office:value="18.5" calcext:value-type="float">
            <text:p>18,5</text:p>
          </table:table-cell>
          <table:table-cell table:style-name="ce206" table:formula="of:=[.B$13]/[.B$12]*PI()*[.B$9]*1000*([.B$11]-[.C130])/1000*24" office:value-type="float" office:value="2190.3183980828" calcext:value-type="float">
            <text:p>2.190</text:p>
          </table:table-cell>
          <table:table-cell table:style-name="ce206" table:formula="of:=[.B$13]/[.B$12]*PI()*[.B$9]*1000*([.B$11]-[.B$10]-[.C130])/1000*24" office:value-type="float" office:value="343.061917772005" calcext:value-type="float">
            <text:p>343</text:p>
          </table:table-cell>
          <table:table-cell table:style-name="ce206" table:formula="of:=[.D130]+[.E130]" office:value-type="float" office:value="2533.38031585481" calcext:value-type="float">
            <text:p>2.533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6-25" calcext:value-type="date">
            <text:p>25. Jun</text:p>
          </table:table-cell>
          <table:table-cell table:style-name="ce192" office:value-type="float" office:value="96" calcext:value-type="float">
            <text:p>96</text:p>
          </table:table-cell>
          <table:table-cell table:style-name="ce201" office:value-type="float" office:value="18.5" calcext:value-type="float">
            <text:p>18,5</text:p>
          </table:table-cell>
          <table:table-cell table:style-name="ce206" table:formula="of:=[.B$13]/[.B$12]*PI()*[.B$9]*1000*([.B$11]-[.C131])/1000*24" office:value-type="float" office:value="2190.3183980828" calcext:value-type="float">
            <text:p>2.190</text:p>
          </table:table-cell>
          <table:table-cell table:style-name="ce206" table:formula="of:=[.B$13]/[.B$12]*PI()*[.B$9]*1000*([.B$11]-[.B$10]-[.C131])/1000*24" office:value-type="float" office:value="343.061917772005" calcext:value-type="float">
            <text:p>343</text:p>
          </table:table-cell>
          <table:table-cell table:style-name="ce206" table:formula="of:=[.D131]+[.E131]" office:value-type="float" office:value="2533.38031585481" calcext:value-type="float">
            <text:p>2.533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6-26" calcext:value-type="date">
            <text:p>26. Jun</text:p>
          </table:table-cell>
          <table:table-cell table:style-name="ce192" office:value-type="float" office:value="97" calcext:value-type="float">
            <text:p>97</text:p>
          </table:table-cell>
          <table:table-cell table:style-name="ce201" office:value-type="float" office:value="18.6" calcext:value-type="float">
            <text:p>18,6</text:p>
          </table:table-cell>
          <table:table-cell table:style-name="ce206" table:formula="of:=[.B$13]/[.B$12]*PI()*[.B$9]*1000*([.B$11]-[.C132])/1000*24" office:value-type="float" office:value="2185.04052242477" calcext:value-type="float">
            <text:p>2.185</text:p>
          </table:table-cell>
          <table:table-cell table:style-name="ce206" table:formula="of:=[.B$13]/[.B$12]*PI()*[.B$9]*1000*([.B$11]-[.B$10]-[.C132])/1000*24" office:value-type="float" office:value="337.784042113974" calcext:value-type="float">
            <text:p>338</text:p>
          </table:table-cell>
          <table:table-cell table:style-name="ce206" table:formula="of:=[.D132]+[.E132]" office:value-type="float" office:value="2522.82456453875" calcext:value-type="float">
            <text:p>2.523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6-27" calcext:value-type="date">
            <text:p>27. Jun</text:p>
          </table:table-cell>
          <table:table-cell table:style-name="ce192" office:value-type="float" office:value="98" calcext:value-type="float">
            <text:p>98</text:p>
          </table:table-cell>
          <table:table-cell table:style-name="ce201" office:value-type="float" office:value="18.7" calcext:value-type="float">
            <text:p>18,7</text:p>
          </table:table-cell>
          <table:table-cell table:style-name="ce206" table:formula="of:=[.B$13]/[.B$12]*PI()*[.B$9]*1000*([.B$11]-[.C133])/1000*24" office:value-type="float" office:value="2179.76264676674" calcext:value-type="float">
            <text:p>2.180</text:p>
          </table:table-cell>
          <table:table-cell table:style-name="ce206" table:formula="of:=[.B$13]/[.B$12]*PI()*[.B$9]*1000*([.B$11]-[.B$10]-[.C133])/1000*24" office:value-type="float" office:value="332.506166455944" calcext:value-type="float">
            <text:p>333</text:p>
          </table:table-cell>
          <table:table-cell table:style-name="ce206" table:formula="of:=[.D133]+[.E133]" office:value-type="float" office:value="2512.26881322269" calcext:value-type="float">
            <text:p>2.512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6-28" calcext:value-type="date">
            <text:p>28. Jun</text:p>
          </table:table-cell>
          <table:table-cell table:style-name="ce192" office:value-type="float" office:value="99" calcext:value-type="float">
            <text:p>99</text:p>
          </table:table-cell>
          <table:table-cell table:style-name="ce201" office:value-type="float" office:value="18.7" calcext:value-type="float">
            <text:p>18,7</text:p>
          </table:table-cell>
          <table:table-cell table:style-name="ce206" table:formula="of:=[.B$13]/[.B$12]*PI()*[.B$9]*1000*([.B$11]-[.C134])/1000*24" office:value-type="float" office:value="2179.76264676674" calcext:value-type="float">
            <text:p>2.180</text:p>
          </table:table-cell>
          <table:table-cell table:style-name="ce206" table:formula="of:=[.B$13]/[.B$12]*PI()*[.B$9]*1000*([.B$11]-[.B$10]-[.C134])/1000*24" office:value-type="float" office:value="332.506166455944" calcext:value-type="float">
            <text:p>333</text:p>
          </table:table-cell>
          <table:table-cell table:style-name="ce206" table:formula="of:=[.D134]+[.E134]" office:value-type="float" office:value="2512.26881322269" calcext:value-type="float">
            <text:p>2.512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6-29" calcext:value-type="date">
            <text:p>29. Jun</text:p>
          </table:table-cell>
          <table:table-cell table:style-name="ce192" office:value-type="float" office:value="100" calcext:value-type="float">
            <text:p>100</text:p>
          </table:table-cell>
          <table:table-cell table:style-name="ce201" office:value-type="float" office:value="18.8" calcext:value-type="float">
            <text:p>18,8</text:p>
          </table:table-cell>
          <table:table-cell table:style-name="ce206" table:formula="of:=[.B$13]/[.B$12]*PI()*[.B$9]*1000*([.B$11]-[.C135])/1000*24" office:value-type="float" office:value="2174.48477110871" calcext:value-type="float">
            <text:p>2.174</text:p>
          </table:table-cell>
          <table:table-cell table:style-name="ce206" table:formula="of:=[.B$13]/[.B$12]*PI()*[.B$9]*1000*([.B$11]-[.B$10]-[.C135])/1000*24" office:value-type="float" office:value="327.228290797913" calcext:value-type="float">
            <text:p>327</text:p>
          </table:table-cell>
          <table:table-cell table:style-name="ce206" table:formula="of:=[.D135]+[.E135]" office:value-type="float" office:value="2501.71306190662" calcext:value-type="float">
            <text:p>2.502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6-30" calcext:value-type="date">
            <text:p>30. Jun</text:p>
          </table:table-cell>
          <table:table-cell table:style-name="ce192" office:value-type="float" office:value="101" calcext:value-type="float">
            <text:p>101</text:p>
          </table:table-cell>
          <table:table-cell table:style-name="ce201" office:value-type="float" office:value="18.9" calcext:value-type="float">
            <text:p>18,9</text:p>
          </table:table-cell>
          <table:table-cell table:style-name="ce206" table:formula="of:=[.B$13]/[.B$12]*PI()*[.B$9]*1000*([.B$11]-[.C136])/1000*24" office:value-type="float" office:value="2169.20689545068" calcext:value-type="float">
            <text:p>2.169</text:p>
          </table:table-cell>
          <table:table-cell table:style-name="ce206" table:formula="of:=[.B$13]/[.B$12]*PI()*[.B$9]*1000*([.B$11]-[.B$10]-[.C136])/1000*24" office:value-type="float" office:value="321.950415139882" calcext:value-type="float">
            <text:p>322</text:p>
          </table:table-cell>
          <table:table-cell table:style-name="ce206" table:formula="of:=[.D136]+[.E136]" office:value-type="float" office:value="2491.15731059056" calcext:value-type="float">
            <text:p>2.491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7-01" calcext:value-type="date">
            <text:p>1. Jul</text:p>
          </table:table-cell>
          <table:table-cell table:style-name="ce192" office:value-type="float" office:value="102" calcext:value-type="float">
            <text:p>102</text:p>
          </table:table-cell>
          <table:table-cell table:style-name="ce201" office:value-type="float" office:value="18.9" calcext:value-type="float">
            <text:p>18,9</text:p>
          </table:table-cell>
          <table:table-cell table:style-name="ce206" table:formula="of:=[.B$13]/[.B$12]*PI()*[.B$9]*1000*([.B$11]-[.C137])/1000*24" office:value-type="float" office:value="2169.20689545068" calcext:value-type="float">
            <text:p>2.169</text:p>
          </table:table-cell>
          <table:table-cell table:style-name="ce206" table:formula="of:=[.B$13]/[.B$12]*PI()*[.B$9]*1000*([.B$11]-[.B$10]-[.C137])/1000*24" office:value-type="float" office:value="321.950415139882" calcext:value-type="float">
            <text:p>322</text:p>
          </table:table-cell>
          <table:table-cell table:style-name="ce206" table:formula="of:=[.D137]+[.E137]" office:value-type="float" office:value="2491.15731059056" calcext:value-type="float">
            <text:p>2.491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7-02" calcext:value-type="date">
            <text:p>2. Jul</text:p>
          </table:table-cell>
          <table:table-cell table:style-name="ce192" office:value-type="float" office:value="103" calcext:value-type="float">
            <text:p>103</text:p>
          </table:table-cell>
          <table:table-cell table:style-name="ce201" office:value-type="float" office:value="19" calcext:value-type="float">
            <text:p>19,0</text:p>
          </table:table-cell>
          <table:table-cell table:style-name="ce206" table:formula="of:=[.B$13]/[.B$12]*PI()*[.B$9]*1000*([.B$11]-[.C138])/1000*24" office:value-type="float" office:value="2163.92901979265" calcext:value-type="float">
            <text:p>2.164</text:p>
          </table:table-cell>
          <table:table-cell table:style-name="ce206" table:formula="of:=[.B$13]/[.B$12]*PI()*[.B$9]*1000*([.B$11]-[.B$10]-[.C138])/1000*24" office:value-type="float" office:value="316.672539481851" calcext:value-type="float">
            <text:p>317</text:p>
          </table:table-cell>
          <table:table-cell table:style-name="ce206" table:formula="of:=[.D138]+[.E138]" office:value-type="float" office:value="2480.6015592745" calcext:value-type="float">
            <text:p>2.481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7-03" calcext:value-type="date">
            <text:p>3. Jul</text:p>
          </table:table-cell>
          <table:table-cell table:style-name="ce192" office:value-type="float" office:value="104" calcext:value-type="float">
            <text:p>104</text:p>
          </table:table-cell>
          <table:table-cell table:style-name="ce201" office:value-type="float" office:value="19" calcext:value-type="float">
            <text:p>19,0</text:p>
          </table:table-cell>
          <table:table-cell table:style-name="ce206" table:formula="of:=[.B$13]/[.B$12]*PI()*[.B$9]*1000*([.B$11]-[.C139])/1000*24" office:value-type="float" office:value="2163.92901979265" calcext:value-type="float">
            <text:p>2.164</text:p>
          </table:table-cell>
          <table:table-cell table:style-name="ce206" table:formula="of:=[.B$13]/[.B$12]*PI()*[.B$9]*1000*([.B$11]-[.B$10]-[.C139])/1000*24" office:value-type="float" office:value="316.672539481851" calcext:value-type="float">
            <text:p>317</text:p>
          </table:table-cell>
          <table:table-cell table:style-name="ce206" table:formula="of:=[.D139]+[.E139]" office:value-type="float" office:value="2480.6015592745" calcext:value-type="float">
            <text:p>2.481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7-04" calcext:value-type="date">
            <text:p>4. Jul</text:p>
          </table:table-cell>
          <table:table-cell table:style-name="ce192" office:value-type="float" office:value="105" calcext:value-type="float">
            <text:p>105</text:p>
          </table:table-cell>
          <table:table-cell table:style-name="ce201" office:value-type="float" office:value="19.1" calcext:value-type="float">
            <text:p>19,1</text:p>
          </table:table-cell>
          <table:table-cell table:style-name="ce206" table:formula="of:=[.B$13]/[.B$12]*PI()*[.B$9]*1000*([.B$11]-[.C140])/1000*24" office:value-type="float" office:value="2158.65114413462" calcext:value-type="float">
            <text:p>2.159</text:p>
          </table:table-cell>
          <table:table-cell table:style-name="ce206" table:formula="of:=[.B$13]/[.B$12]*PI()*[.B$9]*1000*([.B$11]-[.B$10]-[.C140])/1000*24" office:value-type="float" office:value="311.39466382382" calcext:value-type="float">
            <text:p>311</text:p>
          </table:table-cell>
          <table:table-cell table:style-name="ce206" table:formula="of:=[.D140]+[.E140]" office:value-type="float" office:value="2470.04580795844" calcext:value-type="float">
            <text:p>2.470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7-05" calcext:value-type="date">
            <text:p>5. Jul</text:p>
          </table:table-cell>
          <table:table-cell table:style-name="ce192" office:value-type="float" office:value="106" calcext:value-type="float">
            <text:p>106</text:p>
          </table:table-cell>
          <table:table-cell table:style-name="ce201" office:value-type="float" office:value="19.1" calcext:value-type="float">
            <text:p>19,1</text:p>
          </table:table-cell>
          <table:table-cell table:style-name="ce206" table:formula="of:=[.B$13]/[.B$12]*PI()*[.B$9]*1000*([.B$11]-[.C141])/1000*24" office:value-type="float" office:value="2158.65114413462" calcext:value-type="float">
            <text:p>2.159</text:p>
          </table:table-cell>
          <table:table-cell table:style-name="ce206" table:formula="of:=[.B$13]/[.B$12]*PI()*[.B$9]*1000*([.B$11]-[.B$10]-[.C141])/1000*24" office:value-type="float" office:value="311.39466382382" calcext:value-type="float">
            <text:p>311</text:p>
          </table:table-cell>
          <table:table-cell table:style-name="ce206" table:formula="of:=[.D141]+[.E141]" office:value-type="float" office:value="2470.04580795844" calcext:value-type="float">
            <text:p>2.470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7-06" calcext:value-type="date">
            <text:p>6. Jul</text:p>
          </table:table-cell>
          <table:table-cell table:style-name="ce192" office:value-type="float" office:value="107" calcext:value-type="float">
            <text:p>107</text:p>
          </table:table-cell>
          <table:table-cell table:style-name="ce201" office:value-type="float" office:value="19.2" calcext:value-type="float">
            <text:p>19,2</text:p>
          </table:table-cell>
          <table:table-cell table:style-name="ce206" table:formula="of:=[.B$13]/[.B$12]*PI()*[.B$9]*1000*([.B$11]-[.C142])/1000*24" office:value-type="float" office:value="2153.37326847659" calcext:value-type="float">
            <text:p>2.153</text:p>
          </table:table-cell>
          <table:table-cell table:style-name="ce206" table:formula="of:=[.B$13]/[.B$12]*PI()*[.B$9]*1000*([.B$11]-[.B$10]-[.C142])/1000*24" office:value-type="float" office:value="306.116788165789" calcext:value-type="float">
            <text:p>306</text:p>
          </table:table-cell>
          <table:table-cell table:style-name="ce206" table:formula="of:=[.D142]+[.E142]" office:value-type="float" office:value="2459.49005664238" calcext:value-type="float">
            <text:p>2.459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7-07" calcext:value-type="date">
            <text:p>7. Jul</text:p>
          </table:table-cell>
          <table:table-cell table:style-name="ce192" office:value-type="float" office:value="108" calcext:value-type="float">
            <text:p>108</text:p>
          </table:table-cell>
          <table:table-cell table:style-name="ce201" office:value-type="float" office:value="19.2" calcext:value-type="float">
            <text:p>19,2</text:p>
          </table:table-cell>
          <table:table-cell table:style-name="ce206" table:formula="of:=[.B$13]/[.B$12]*PI()*[.B$9]*1000*([.B$11]-[.C143])/1000*24" office:value-type="float" office:value="2153.37326847659" calcext:value-type="float">
            <text:p>2.153</text:p>
          </table:table-cell>
          <table:table-cell table:style-name="ce206" table:formula="of:=[.B$13]/[.B$12]*PI()*[.B$9]*1000*([.B$11]-[.B$10]-[.C143])/1000*24" office:value-type="float" office:value="306.116788165789" calcext:value-type="float">
            <text:p>306</text:p>
          </table:table-cell>
          <table:table-cell table:style-name="ce206" table:formula="of:=[.D143]+[.E143]" office:value-type="float" office:value="2459.49005664238" calcext:value-type="float">
            <text:p>2.459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7-08" calcext:value-type="date">
            <text:p>8. Jul</text:p>
          </table:table-cell>
          <table:table-cell table:style-name="ce192" office:value-type="float" office:value="109" calcext:value-type="float">
            <text:p>109</text:p>
          </table:table-cell>
          <table:table-cell table:style-name="ce201" office:value-type="float" office:value="19.2" calcext:value-type="float">
            <text:p>19,2</text:p>
          </table:table-cell>
          <table:table-cell table:style-name="ce206" table:formula="of:=[.B$13]/[.B$12]*PI()*[.B$9]*1000*([.B$11]-[.C144])/1000*24" office:value-type="float" office:value="2153.37326847659" calcext:value-type="float">
            <text:p>2.153</text:p>
          </table:table-cell>
          <table:table-cell table:style-name="ce206" table:formula="of:=[.B$13]/[.B$12]*PI()*[.B$9]*1000*([.B$11]-[.B$10]-[.C144])/1000*24" office:value-type="float" office:value="306.116788165789" calcext:value-type="float">
            <text:p>306</text:p>
          </table:table-cell>
          <table:table-cell table:style-name="ce206" table:formula="of:=[.D144]+[.E144]" office:value-type="float" office:value="2459.49005664238" calcext:value-type="float">
            <text:p>2.459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7-09" calcext:value-type="date">
            <text:p>9. Jul</text:p>
          </table:table-cell>
          <table:table-cell table:style-name="ce192" office:value-type="float" office:value="110" calcext:value-type="float">
            <text:p>110</text:p>
          </table:table-cell>
          <table:table-cell table:style-name="ce201" office:value-type="float" office:value="19.3" calcext:value-type="float">
            <text:p>19,3</text:p>
          </table:table-cell>
          <table:table-cell table:style-name="ce206" table:formula="of:=[.B$13]/[.B$12]*PI()*[.B$9]*1000*([.B$11]-[.C145])/1000*24" office:value-type="float" office:value="2148.09539281856" calcext:value-type="float">
            <text:p>2.148</text:p>
          </table:table-cell>
          <table:table-cell table:style-name="ce206" table:formula="of:=[.B$13]/[.B$12]*PI()*[.B$9]*1000*([.B$11]-[.B$10]-[.C145])/1000*24" office:value-type="float" office:value="300.838912507759" calcext:value-type="float">
            <text:p>301</text:p>
          </table:table-cell>
          <table:table-cell table:style-name="ce206" table:formula="of:=[.D145]+[.E145]" office:value-type="float" office:value="2448.93430532632" calcext:value-type="float">
            <text:p>2.449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7-10" calcext:value-type="date">
            <text:p>10. Jul</text:p>
          </table:table-cell>
          <table:table-cell table:style-name="ce192" office:value-type="float" office:value="111" calcext:value-type="float">
            <text:p>111</text:p>
          </table:table-cell>
          <table:table-cell table:style-name="ce201" office:value-type="float" office:value="19.3" calcext:value-type="float">
            <text:p>19,3</text:p>
          </table:table-cell>
          <table:table-cell table:style-name="ce206" table:formula="of:=[.B$13]/[.B$12]*PI()*[.B$9]*1000*([.B$11]-[.C146])/1000*24" office:value-type="float" office:value="2148.09539281856" calcext:value-type="float">
            <text:p>2.148</text:p>
          </table:table-cell>
          <table:table-cell table:style-name="ce206" table:formula="of:=[.B$13]/[.B$12]*PI()*[.B$9]*1000*([.B$11]-[.B$10]-[.C146])/1000*24" office:value-type="float" office:value="300.838912507759" calcext:value-type="float">
            <text:p>301</text:p>
          </table:table-cell>
          <table:table-cell table:style-name="ce206" table:formula="of:=[.D146]+[.E146]" office:value-type="float" office:value="2448.93430532632" calcext:value-type="float">
            <text:p>2.449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7-11" calcext:value-type="date">
            <text:p>11. Jul</text:p>
          </table:table-cell>
          <table:table-cell table:style-name="ce192" office:value-type="float" office:value="112" calcext:value-type="float">
            <text:p>112</text:p>
          </table:table-cell>
          <table:table-cell table:style-name="ce201" office:value-type="float" office:value="19.3" calcext:value-type="float">
            <text:p>19,3</text:p>
          </table:table-cell>
          <table:table-cell table:style-name="ce206" table:formula="of:=[.B$13]/[.B$12]*PI()*[.B$9]*1000*([.B$11]-[.C147])/1000*24" office:value-type="float" office:value="2148.09539281856" calcext:value-type="float">
            <text:p>2.148</text:p>
          </table:table-cell>
          <table:table-cell table:style-name="ce206" table:formula="of:=[.B$13]/[.B$12]*PI()*[.B$9]*1000*([.B$11]-[.B$10]-[.C147])/1000*24" office:value-type="float" office:value="300.838912507759" calcext:value-type="float">
            <text:p>301</text:p>
          </table:table-cell>
          <table:table-cell table:style-name="ce206" table:formula="of:=[.D147]+[.E147]" office:value-type="float" office:value="2448.93430532632" calcext:value-type="float">
            <text:p>2.449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7-12" calcext:value-type="date">
            <text:p>12. Jul</text:p>
          </table:table-cell>
          <table:table-cell table:style-name="ce192" office:value-type="float" office:value="113" calcext:value-type="float">
            <text:p>113</text:p>
          </table:table-cell>
          <table:table-cell table:style-name="ce201" office:value-type="float" office:value="19.4" calcext:value-type="float">
            <text:p>19,4</text:p>
          </table:table-cell>
          <table:table-cell table:style-name="ce206" table:formula="of:=[.B$13]/[.B$12]*PI()*[.B$9]*1000*([.B$11]-[.C148])/1000*24" office:value-type="float" office:value="2142.81751716053" calcext:value-type="float">
            <text:p>2.143</text:p>
          </table:table-cell>
          <table:table-cell table:style-name="ce206" table:formula="of:=[.B$13]/[.B$12]*PI()*[.B$9]*1000*([.B$11]-[.B$10]-[.C148])/1000*24" office:value-type="float" office:value="295.561036849728" calcext:value-type="float">
            <text:p>296</text:p>
          </table:table-cell>
          <table:table-cell table:style-name="ce206" table:formula="of:=[.D148]+[.E148]" office:value-type="float" office:value="2438.37855401025" calcext:value-type="float">
            <text:p>2.438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7-13" calcext:value-type="date">
            <text:p>13. Jul</text:p>
          </table:table-cell>
          <table:table-cell table:style-name="ce192" office:value-type="float" office:value="114" calcext:value-type="float">
            <text:p>114</text:p>
          </table:table-cell>
          <table:table-cell table:style-name="ce201" office:value-type="float" office:value="19.4" calcext:value-type="float">
            <text:p>19,4</text:p>
          </table:table-cell>
          <table:table-cell table:style-name="ce206" table:formula="of:=[.B$13]/[.B$12]*PI()*[.B$9]*1000*([.B$11]-[.C149])/1000*24" office:value-type="float" office:value="2142.81751716053" calcext:value-type="float">
            <text:p>2.143</text:p>
          </table:table-cell>
          <table:table-cell table:style-name="ce206" table:formula="of:=[.B$13]/[.B$12]*PI()*[.B$9]*1000*([.B$11]-[.B$10]-[.C149])/1000*24" office:value-type="float" office:value="295.561036849728" calcext:value-type="float">
            <text:p>296</text:p>
          </table:table-cell>
          <table:table-cell table:style-name="ce206" table:formula="of:=[.D149]+[.E149]" office:value-type="float" office:value="2438.37855401025" calcext:value-type="float">
            <text:p>2.438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7-14" calcext:value-type="date">
            <text:p>14. Jul</text:p>
          </table:table-cell>
          <table:table-cell table:style-name="ce192" office:value-type="float" office:value="115" calcext:value-type="float">
            <text:p>115</text:p>
          </table:table-cell>
          <table:table-cell table:style-name="ce201" office:value-type="float" office:value="19.4" calcext:value-type="float">
            <text:p>19,4</text:p>
          </table:table-cell>
          <table:table-cell table:style-name="ce206" table:formula="of:=[.B$13]/[.B$12]*PI()*[.B$9]*1000*([.B$11]-[.C150])/1000*24" office:value-type="float" office:value="2142.81751716053" calcext:value-type="float">
            <text:p>2.143</text:p>
          </table:table-cell>
          <table:table-cell table:style-name="ce206" table:formula="of:=[.B$13]/[.B$12]*PI()*[.B$9]*1000*([.B$11]-[.B$10]-[.C150])/1000*24" office:value-type="float" office:value="295.561036849728" calcext:value-type="float">
            <text:p>296</text:p>
          </table:table-cell>
          <table:table-cell table:style-name="ce206" table:formula="of:=[.D150]+[.E150]" office:value-type="float" office:value="2438.37855401025" calcext:value-type="float">
            <text:p>2.438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7-15" calcext:value-type="date">
            <text:p>15. Jul</text:p>
          </table:table-cell>
          <table:table-cell table:style-name="ce192" office:value-type="float" office:value="116" calcext:value-type="float">
            <text:p>116</text:p>
          </table:table-cell>
          <table:table-cell table:style-name="ce201" office:value-type="float" office:value="19.4" calcext:value-type="float">
            <text:p>19,4</text:p>
          </table:table-cell>
          <table:table-cell table:style-name="ce206" table:formula="of:=[.B$13]/[.B$12]*PI()*[.B$9]*1000*([.B$11]-[.C151])/1000*24" office:value-type="float" office:value="2142.81751716053" calcext:value-type="float">
            <text:p>2.143</text:p>
          </table:table-cell>
          <table:table-cell table:style-name="ce206" table:formula="of:=[.B$13]/[.B$12]*PI()*[.B$9]*1000*([.B$11]-[.B$10]-[.C151])/1000*24" office:value-type="float" office:value="295.561036849728" calcext:value-type="float">
            <text:p>296</text:p>
          </table:table-cell>
          <table:table-cell table:style-name="ce206" table:formula="of:=[.D151]+[.E151]" office:value-type="float" office:value="2438.37855401025" calcext:value-type="float">
            <text:p>2.438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7-16" calcext:value-type="date">
            <text:p>16. Jul</text:p>
          </table:table-cell>
          <table:table-cell table:style-name="ce192" office:value-type="float" office:value="117" calcext:value-type="float">
            <text:p>117</text:p>
          </table:table-cell>
          <table:table-cell table:style-name="ce201" office:value-type="float" office:value="19.4" calcext:value-type="float">
            <text:p>19,4</text:p>
          </table:table-cell>
          <table:table-cell table:style-name="ce206" table:formula="of:=[.B$13]/[.B$12]*PI()*[.B$9]*1000*([.B$11]-[.C152])/1000*24" office:value-type="float" office:value="2142.81751716053" calcext:value-type="float">
            <text:p>2.143</text:p>
          </table:table-cell>
          <table:table-cell table:style-name="ce206" table:formula="of:=[.B$13]/[.B$12]*PI()*[.B$9]*1000*([.B$11]-[.B$10]-[.C152])/1000*24" office:value-type="float" office:value="295.561036849728" calcext:value-type="float">
            <text:p>296</text:p>
          </table:table-cell>
          <table:table-cell table:style-name="ce206" table:formula="of:=[.D152]+[.E152]" office:value-type="float" office:value="2438.37855401025" calcext:value-type="float">
            <text:p>2.438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7-17" calcext:value-type="date">
            <text:p>17. Jul</text:p>
          </table:table-cell>
          <table:table-cell table:style-name="ce192" office:value-type="float" office:value="118" calcext:value-type="float">
            <text:p>118</text:p>
          </table:table-cell>
          <table:table-cell table:style-name="ce201" office:value-type="float" office:value="19.4" calcext:value-type="float">
            <text:p>19,4</text:p>
          </table:table-cell>
          <table:table-cell table:style-name="ce206" table:formula="of:=[.B$13]/[.B$12]*PI()*[.B$9]*1000*([.B$11]-[.C153])/1000*24" office:value-type="float" office:value="2142.81751716053" calcext:value-type="float">
            <text:p>2.143</text:p>
          </table:table-cell>
          <table:table-cell table:style-name="ce206" table:formula="of:=[.B$13]/[.B$12]*PI()*[.B$9]*1000*([.B$11]-[.B$10]-[.C153])/1000*24" office:value-type="float" office:value="295.561036849728" calcext:value-type="float">
            <text:p>296</text:p>
          </table:table-cell>
          <table:table-cell table:style-name="ce206" table:formula="of:=[.D153]+[.E153]" office:value-type="float" office:value="2438.37855401025" calcext:value-type="float">
            <text:p>2.438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7-18" calcext:value-type="date">
            <text:p>18. Jul</text:p>
          </table:table-cell>
          <table:table-cell table:style-name="ce192" office:value-type="float" office:value="119" calcext:value-type="float">
            <text:p>119</text:p>
          </table:table-cell>
          <table:table-cell table:style-name="ce201" office:value-type="float" office:value="19.4" calcext:value-type="float">
            <text:p>19,4</text:p>
          </table:table-cell>
          <table:table-cell table:style-name="ce206" table:formula="of:=[.B$13]/[.B$12]*PI()*[.B$9]*1000*([.B$11]-[.C154])/1000*24" office:value-type="float" office:value="2142.81751716053" calcext:value-type="float">
            <text:p>2.143</text:p>
          </table:table-cell>
          <table:table-cell table:style-name="ce206" table:formula="of:=[.B$13]/[.B$12]*PI()*[.B$9]*1000*([.B$11]-[.B$10]-[.C154])/1000*24" office:value-type="float" office:value="295.561036849728" calcext:value-type="float">
            <text:p>296</text:p>
          </table:table-cell>
          <table:table-cell table:style-name="ce206" table:formula="of:=[.D154]+[.E154]" office:value-type="float" office:value="2438.37855401025" calcext:value-type="float">
            <text:p>2.438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7-19" calcext:value-type="date">
            <text:p>19. Jul</text:p>
          </table:table-cell>
          <table:table-cell table:style-name="ce192" office:value-type="float" office:value="120" calcext:value-type="float">
            <text:p>120</text:p>
          </table:table-cell>
          <table:table-cell table:style-name="ce201" office:value-type="float" office:value="19.4" calcext:value-type="float">
            <text:p>19,4</text:p>
          </table:table-cell>
          <table:table-cell table:style-name="ce206" table:formula="of:=[.B$13]/[.B$12]*PI()*[.B$9]*1000*([.B$11]-[.C155])/1000*24" office:value-type="float" office:value="2142.81751716053" calcext:value-type="float">
            <text:p>2.143</text:p>
          </table:table-cell>
          <table:table-cell table:style-name="ce206" table:formula="of:=[.B$13]/[.B$12]*PI()*[.B$9]*1000*([.B$11]-[.B$10]-[.C155])/1000*24" office:value-type="float" office:value="295.561036849728" calcext:value-type="float">
            <text:p>296</text:p>
          </table:table-cell>
          <table:table-cell table:style-name="ce206" table:formula="of:=[.D155]+[.E155]" office:value-type="float" office:value="2438.37855401025" calcext:value-type="float">
            <text:p>2.438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7-20" calcext:value-type="date">
            <text:p>20. Jul</text:p>
          </table:table-cell>
          <table:table-cell table:style-name="ce192" office:value-type="float" office:value="121" calcext:value-type="float">
            <text:p>121</text:p>
          </table:table-cell>
          <table:table-cell table:style-name="ce201" office:value-type="float" office:value="19.4" calcext:value-type="float">
            <text:p>19,4</text:p>
          </table:table-cell>
          <table:table-cell table:style-name="ce206" table:formula="of:=[.B$13]/[.B$12]*PI()*[.B$9]*1000*([.B$11]-[.C156])/1000*24" office:value-type="float" office:value="2142.81751716053" calcext:value-type="float">
            <text:p>2.143</text:p>
          </table:table-cell>
          <table:table-cell table:style-name="ce206" table:formula="of:=[.B$13]/[.B$12]*PI()*[.B$9]*1000*([.B$11]-[.B$10]-[.C156])/1000*24" office:value-type="float" office:value="295.561036849728" calcext:value-type="float">
            <text:p>296</text:p>
          </table:table-cell>
          <table:table-cell table:style-name="ce206" table:formula="of:=[.D156]+[.E156]" office:value-type="float" office:value="2438.37855401025" calcext:value-type="float">
            <text:p>2.438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7-21" calcext:value-type="date">
            <text:p>21. Jul</text:p>
          </table:table-cell>
          <table:table-cell table:style-name="ce192" office:value-type="float" office:value="122" calcext:value-type="float">
            <text:p>122</text:p>
          </table:table-cell>
          <table:table-cell table:style-name="ce201" office:value-type="float" office:value="19.4" calcext:value-type="float">
            <text:p>19,4</text:p>
          </table:table-cell>
          <table:table-cell table:style-name="ce206" table:formula="of:=[.B$13]/[.B$12]*PI()*[.B$9]*1000*([.B$11]-[.C157])/1000*24" office:value-type="float" office:value="2142.81751716053" calcext:value-type="float">
            <text:p>2.143</text:p>
          </table:table-cell>
          <table:table-cell table:style-name="ce206" table:formula="of:=[.B$13]/[.B$12]*PI()*[.B$9]*1000*([.B$11]-[.B$10]-[.C157])/1000*24" office:value-type="float" office:value="295.561036849728" calcext:value-type="float">
            <text:p>296</text:p>
          </table:table-cell>
          <table:table-cell table:style-name="ce206" table:formula="of:=[.D157]+[.E157]" office:value-type="float" office:value="2438.37855401025" calcext:value-type="float">
            <text:p>2.438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7-22" calcext:value-type="date">
            <text:p>22. Jul</text:p>
          </table:table-cell>
          <table:table-cell table:style-name="ce192" office:value-type="float" office:value="123" calcext:value-type="float">
            <text:p>123</text:p>
          </table:table-cell>
          <table:table-cell table:style-name="ce201" office:value-type="float" office:value="19.4" calcext:value-type="float">
            <text:p>19,4</text:p>
          </table:table-cell>
          <table:table-cell table:style-name="ce206" table:formula="of:=[.B$13]/[.B$12]*PI()*[.B$9]*1000*([.B$11]-[.C158])/1000*24" office:value-type="float" office:value="2142.81751716053" calcext:value-type="float">
            <text:p>2.143</text:p>
          </table:table-cell>
          <table:table-cell table:style-name="ce206" table:formula="of:=[.B$13]/[.B$12]*PI()*[.B$9]*1000*([.B$11]-[.B$10]-[.C158])/1000*24" office:value-type="float" office:value="295.561036849728" calcext:value-type="float">
            <text:p>296</text:p>
          </table:table-cell>
          <table:table-cell table:style-name="ce206" table:formula="of:=[.D158]+[.E158]" office:value-type="float" office:value="2438.37855401025" calcext:value-type="float">
            <text:p>2.438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7-23" calcext:value-type="date">
            <text:p>23. Jul</text:p>
          </table:table-cell>
          <table:table-cell table:style-name="ce192" office:value-type="float" office:value="124" calcext:value-type="float">
            <text:p>124</text:p>
          </table:table-cell>
          <table:table-cell table:style-name="ce201" office:value-type="float" office:value="19.4" calcext:value-type="float">
            <text:p>19,4</text:p>
          </table:table-cell>
          <table:table-cell table:style-name="ce206" table:formula="of:=[.B$13]/[.B$12]*PI()*[.B$9]*1000*([.B$11]-[.C159])/1000*24" office:value-type="float" office:value="2142.81751716053" calcext:value-type="float">
            <text:p>2.143</text:p>
          </table:table-cell>
          <table:table-cell table:style-name="ce206" table:formula="of:=[.B$13]/[.B$12]*PI()*[.B$9]*1000*([.B$11]-[.B$10]-[.C159])/1000*24" office:value-type="float" office:value="295.561036849728" calcext:value-type="float">
            <text:p>296</text:p>
          </table:table-cell>
          <table:table-cell table:style-name="ce206" table:formula="of:=[.D159]+[.E159]" office:value-type="float" office:value="2438.37855401025" calcext:value-type="float">
            <text:p>2.438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7-24" calcext:value-type="date">
            <text:p>24. Jul</text:p>
          </table:table-cell>
          <table:table-cell table:style-name="ce192" office:value-type="float" office:value="125" calcext:value-type="float">
            <text:p>125</text:p>
          </table:table-cell>
          <table:table-cell table:style-name="ce201" office:value-type="float" office:value="19.4" calcext:value-type="float">
            <text:p>19,4</text:p>
          </table:table-cell>
          <table:table-cell table:style-name="ce206" table:formula="of:=[.B$13]/[.B$12]*PI()*[.B$9]*1000*([.B$11]-[.C160])/1000*24" office:value-type="float" office:value="2142.81751716053" calcext:value-type="float">
            <text:p>2.143</text:p>
          </table:table-cell>
          <table:table-cell table:style-name="ce206" table:formula="of:=[.B$13]/[.B$12]*PI()*[.B$9]*1000*([.B$11]-[.B$10]-[.C160])/1000*24" office:value-type="float" office:value="295.561036849728" calcext:value-type="float">
            <text:p>296</text:p>
          </table:table-cell>
          <table:table-cell table:style-name="ce206" table:formula="of:=[.D160]+[.E160]" office:value-type="float" office:value="2438.37855401025" calcext:value-type="float">
            <text:p>2.438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7-25" calcext:value-type="date">
            <text:p>25. Jul</text:p>
          </table:table-cell>
          <table:table-cell table:style-name="ce192" office:value-type="float" office:value="126" calcext:value-type="float">
            <text:p>126</text:p>
          </table:table-cell>
          <table:table-cell table:style-name="ce201" office:value-type="float" office:value="19.4" calcext:value-type="float">
            <text:p>19,4</text:p>
          </table:table-cell>
          <table:table-cell table:style-name="ce206" table:formula="of:=[.B$13]/[.B$12]*PI()*[.B$9]*1000*([.B$11]-[.C161])/1000*24" office:value-type="float" office:value="2142.81751716053" calcext:value-type="float">
            <text:p>2.143</text:p>
          </table:table-cell>
          <table:table-cell table:style-name="ce206" table:formula="of:=[.B$13]/[.B$12]*PI()*[.B$9]*1000*([.B$11]-[.B$10]-[.C161])/1000*24" office:value-type="float" office:value="295.561036849728" calcext:value-type="float">
            <text:p>296</text:p>
          </table:table-cell>
          <table:table-cell table:style-name="ce206" table:formula="of:=[.D161]+[.E161]" office:value-type="float" office:value="2438.37855401025" calcext:value-type="float">
            <text:p>2.438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7-26" calcext:value-type="date">
            <text:p>26. Jul</text:p>
          </table:table-cell>
          <table:table-cell table:style-name="ce192" office:value-type="float" office:value="127" calcext:value-type="float">
            <text:p>127</text:p>
          </table:table-cell>
          <table:table-cell table:style-name="ce201" office:value-type="float" office:value="19.4" calcext:value-type="float">
            <text:p>19,4</text:p>
          </table:table-cell>
          <table:table-cell table:style-name="ce206" table:formula="of:=[.B$13]/[.B$12]*PI()*[.B$9]*1000*([.B$11]-[.C162])/1000*24" office:value-type="float" office:value="2142.81751716053" calcext:value-type="float">
            <text:p>2.143</text:p>
          </table:table-cell>
          <table:table-cell table:style-name="ce206" table:formula="of:=[.B$13]/[.B$12]*PI()*[.B$9]*1000*([.B$11]-[.B$10]-[.C162])/1000*24" office:value-type="float" office:value="295.561036849728" calcext:value-type="float">
            <text:p>296</text:p>
          </table:table-cell>
          <table:table-cell table:style-name="ce206" table:formula="of:=[.D162]+[.E162]" office:value-type="float" office:value="2438.37855401025" calcext:value-type="float">
            <text:p>2.438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7-27" calcext:value-type="date">
            <text:p>27. Jul</text:p>
          </table:table-cell>
          <table:table-cell table:style-name="ce192" office:value-type="float" office:value="128" calcext:value-type="float">
            <text:p>128</text:p>
          </table:table-cell>
          <table:table-cell table:style-name="ce201" office:value-type="float" office:value="19.4" calcext:value-type="float">
            <text:p>19,4</text:p>
          </table:table-cell>
          <table:table-cell table:style-name="ce206" table:formula="of:=[.B$13]/[.B$12]*PI()*[.B$9]*1000*([.B$11]-[.C163])/1000*24" office:value-type="float" office:value="2142.81751716053" calcext:value-type="float">
            <text:p>2.143</text:p>
          </table:table-cell>
          <table:table-cell table:style-name="ce206" table:formula="of:=[.B$13]/[.B$12]*PI()*[.B$9]*1000*([.B$11]-[.B$10]-[.C163])/1000*24" office:value-type="float" office:value="295.561036849728" calcext:value-type="float">
            <text:p>296</text:p>
          </table:table-cell>
          <table:table-cell table:style-name="ce206" table:formula="of:=[.D163]+[.E163]" office:value-type="float" office:value="2438.37855401025" calcext:value-type="float">
            <text:p>2.438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7-28" calcext:value-type="date">
            <text:p>28. Jul</text:p>
          </table:table-cell>
          <table:table-cell table:style-name="ce192" office:value-type="float" office:value="129" calcext:value-type="float">
            <text:p>129</text:p>
          </table:table-cell>
          <table:table-cell table:style-name="ce201" office:value-type="float" office:value="19.4" calcext:value-type="float">
            <text:p>19,4</text:p>
          </table:table-cell>
          <table:table-cell table:style-name="ce206" table:formula="of:=[.B$13]/[.B$12]*PI()*[.B$9]*1000*([.B$11]-[.C164])/1000*24" office:value-type="float" office:value="2142.81751716053" calcext:value-type="float">
            <text:p>2.143</text:p>
          </table:table-cell>
          <table:table-cell table:style-name="ce206" table:formula="of:=[.B$13]/[.B$12]*PI()*[.B$9]*1000*([.B$11]-[.B$10]-[.C164])/1000*24" office:value-type="float" office:value="295.561036849728" calcext:value-type="float">
            <text:p>296</text:p>
          </table:table-cell>
          <table:table-cell table:style-name="ce206" table:formula="of:=[.D164]+[.E164]" office:value-type="float" office:value="2438.37855401025" calcext:value-type="float">
            <text:p>2.438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7-29" calcext:value-type="date">
            <text:p>29. Jul</text:p>
          </table:table-cell>
          <table:table-cell table:style-name="ce192" office:value-type="float" office:value="130" calcext:value-type="float">
            <text:p>130</text:p>
          </table:table-cell>
          <table:table-cell table:style-name="ce201" office:value-type="float" office:value="19.3" calcext:value-type="float">
            <text:p>19,3</text:p>
          </table:table-cell>
          <table:table-cell table:style-name="ce206" table:formula="of:=[.B$13]/[.B$12]*PI()*[.B$9]*1000*([.B$11]-[.C165])/1000*24" office:value-type="float" office:value="2148.09539281856" calcext:value-type="float">
            <text:p>2.148</text:p>
          </table:table-cell>
          <table:table-cell table:style-name="ce206" table:formula="of:=[.B$13]/[.B$12]*PI()*[.B$9]*1000*([.B$11]-[.B$10]-[.C165])/1000*24" office:value-type="float" office:value="300.838912507759" calcext:value-type="float">
            <text:p>301</text:p>
          </table:table-cell>
          <table:table-cell table:style-name="ce206" table:formula="of:=[.D165]+[.E165]" office:value-type="float" office:value="2448.93430532632" calcext:value-type="float">
            <text:p>2.449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7-30" calcext:value-type="date">
            <text:p>30. Jul</text:p>
          </table:table-cell>
          <table:table-cell table:style-name="ce192" office:value-type="float" office:value="131" calcext:value-type="float">
            <text:p>131</text:p>
          </table:table-cell>
          <table:table-cell table:style-name="ce201" office:value-type="float" office:value="19.3" calcext:value-type="float">
            <text:p>19,3</text:p>
          </table:table-cell>
          <table:table-cell table:style-name="ce206" table:formula="of:=[.B$13]/[.B$12]*PI()*[.B$9]*1000*([.B$11]-[.C166])/1000*24" office:value-type="float" office:value="2148.09539281856" calcext:value-type="float">
            <text:p>2.148</text:p>
          </table:table-cell>
          <table:table-cell table:style-name="ce206" table:formula="of:=[.B$13]/[.B$12]*PI()*[.B$9]*1000*([.B$11]-[.B$10]-[.C166])/1000*24" office:value-type="float" office:value="300.838912507759" calcext:value-type="float">
            <text:p>301</text:p>
          </table:table-cell>
          <table:table-cell table:style-name="ce206" table:formula="of:=[.D166]+[.E166]" office:value-type="float" office:value="2448.93430532632" calcext:value-type="float">
            <text:p>2.449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7-31" calcext:value-type="date">
            <text:p>31. Jul</text:p>
          </table:table-cell>
          <table:table-cell table:style-name="ce192" office:value-type="float" office:value="132" calcext:value-type="float">
            <text:p>132</text:p>
          </table:table-cell>
          <table:table-cell table:style-name="ce201" office:value-type="float" office:value="19.3" calcext:value-type="float">
            <text:p>19,3</text:p>
          </table:table-cell>
          <table:table-cell table:style-name="ce206" table:formula="of:=[.B$13]/[.B$12]*PI()*[.B$9]*1000*([.B$11]-[.C167])/1000*24" office:value-type="float" office:value="2148.09539281856" calcext:value-type="float">
            <text:p>2.148</text:p>
          </table:table-cell>
          <table:table-cell table:style-name="ce206" table:formula="of:=[.B$13]/[.B$12]*PI()*[.B$9]*1000*([.B$11]-[.B$10]-[.C167])/1000*24" office:value-type="float" office:value="300.838912507759" calcext:value-type="float">
            <text:p>301</text:p>
          </table:table-cell>
          <table:table-cell table:style-name="ce206" table:formula="of:=[.D167]+[.E167]" office:value-type="float" office:value="2448.93430532632" calcext:value-type="float">
            <text:p>2.449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8-01" calcext:value-type="date">
            <text:p>1. Aug</text:p>
          </table:table-cell>
          <table:table-cell table:style-name="ce192" office:value-type="float" office:value="133" calcext:value-type="float">
            <text:p>133</text:p>
          </table:table-cell>
          <table:table-cell table:style-name="ce201" office:value-type="float" office:value="19.2" calcext:value-type="float">
            <text:p>19,2</text:p>
          </table:table-cell>
          <table:table-cell table:style-name="ce206" table:formula="of:=[.B$13]/[.B$12]*PI()*[.B$9]*1000*([.B$11]-[.C168])/1000*24" office:value-type="float" office:value="2153.37326847659" calcext:value-type="float">
            <text:p>2.153</text:p>
          </table:table-cell>
          <table:table-cell table:style-name="ce206" table:formula="of:=[.B$13]/[.B$12]*PI()*[.B$9]*1000*([.B$11]-[.B$10]-[.C168])/1000*24" office:value-type="float" office:value="306.116788165789" calcext:value-type="float">
            <text:p>306</text:p>
          </table:table-cell>
          <table:table-cell table:style-name="ce206" table:formula="of:=[.D168]+[.E168]" office:value-type="float" office:value="2459.49005664238" calcext:value-type="float">
            <text:p>2.459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8-02" calcext:value-type="date">
            <text:p>2. Aug</text:p>
          </table:table-cell>
          <table:table-cell table:style-name="ce192" office:value-type="float" office:value="134" calcext:value-type="float">
            <text:p>134</text:p>
          </table:table-cell>
          <table:table-cell table:style-name="ce201" office:value-type="float" office:value="19.2" calcext:value-type="float">
            <text:p>19,2</text:p>
          </table:table-cell>
          <table:table-cell table:style-name="ce206" table:formula="of:=[.B$13]/[.B$12]*PI()*[.B$9]*1000*([.B$11]-[.C169])/1000*24" office:value-type="float" office:value="2153.37326847659" calcext:value-type="float">
            <text:p>2.153</text:p>
          </table:table-cell>
          <table:table-cell table:style-name="ce206" table:formula="of:=[.B$13]/[.B$12]*PI()*[.B$9]*1000*([.B$11]-[.B$10]-[.C169])/1000*24" office:value-type="float" office:value="306.116788165789" calcext:value-type="float">
            <text:p>306</text:p>
          </table:table-cell>
          <table:table-cell table:style-name="ce206" table:formula="of:=[.D169]+[.E169]" office:value-type="float" office:value="2459.49005664238" calcext:value-type="float">
            <text:p>2.459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8-03" calcext:value-type="date">
            <text:p>3. Aug</text:p>
          </table:table-cell>
          <table:table-cell table:style-name="ce192" office:value-type="float" office:value="135" calcext:value-type="float">
            <text:p>135</text:p>
          </table:table-cell>
          <table:table-cell table:style-name="ce201" office:value-type="float" office:value="19.2" calcext:value-type="float">
            <text:p>19,2</text:p>
          </table:table-cell>
          <table:table-cell table:style-name="ce206" table:formula="of:=[.B$13]/[.B$12]*PI()*[.B$9]*1000*([.B$11]-[.C170])/1000*24" office:value-type="float" office:value="2153.37326847659" calcext:value-type="float">
            <text:p>2.153</text:p>
          </table:table-cell>
          <table:table-cell table:style-name="ce206" table:formula="of:=[.B$13]/[.B$12]*PI()*[.B$9]*1000*([.B$11]-[.B$10]-[.C170])/1000*24" office:value-type="float" office:value="306.116788165789" calcext:value-type="float">
            <text:p>306</text:p>
          </table:table-cell>
          <table:table-cell table:style-name="ce206" table:formula="of:=[.D170]+[.E170]" office:value-type="float" office:value="2459.49005664238" calcext:value-type="float">
            <text:p>2.459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8-04" calcext:value-type="date">
            <text:p>4. Aug</text:p>
          </table:table-cell>
          <table:table-cell table:style-name="ce192" office:value-type="float" office:value="136" calcext:value-type="float">
            <text:p>136</text:p>
          </table:table-cell>
          <table:table-cell table:style-name="ce201" office:value-type="float" office:value="19.1" calcext:value-type="float">
            <text:p>19,1</text:p>
          </table:table-cell>
          <table:table-cell table:style-name="ce206" table:formula="of:=[.B$13]/[.B$12]*PI()*[.B$9]*1000*([.B$11]-[.C171])/1000*24" office:value-type="float" office:value="2158.65114413462" calcext:value-type="float">
            <text:p>2.159</text:p>
          </table:table-cell>
          <table:table-cell table:style-name="ce206" table:formula="of:=[.B$13]/[.B$12]*PI()*[.B$9]*1000*([.B$11]-[.B$10]-[.C171])/1000*24" office:value-type="float" office:value="311.39466382382" calcext:value-type="float">
            <text:p>311</text:p>
          </table:table-cell>
          <table:table-cell table:style-name="ce206" table:formula="of:=[.D171]+[.E171]" office:value-type="float" office:value="2470.04580795844" calcext:value-type="float">
            <text:p>2.470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8-05" calcext:value-type="date">
            <text:p>5. Aug</text:p>
          </table:table-cell>
          <table:table-cell table:style-name="ce192" office:value-type="float" office:value="137" calcext:value-type="float">
            <text:p>137</text:p>
          </table:table-cell>
          <table:table-cell table:style-name="ce201" office:value-type="float" office:value="19.1" calcext:value-type="float">
            <text:p>19,1</text:p>
          </table:table-cell>
          <table:table-cell table:style-name="ce206" table:formula="of:=[.B$13]/[.B$12]*PI()*[.B$9]*1000*([.B$11]-[.C172])/1000*24" office:value-type="float" office:value="2158.65114413462" calcext:value-type="float">
            <text:p>2.159</text:p>
          </table:table-cell>
          <table:table-cell table:style-name="ce206" table:formula="of:=[.B$13]/[.B$12]*PI()*[.B$9]*1000*([.B$11]-[.B$10]-[.C172])/1000*24" office:value-type="float" office:value="311.39466382382" calcext:value-type="float">
            <text:p>311</text:p>
          </table:table-cell>
          <table:table-cell table:style-name="ce206" table:formula="of:=[.D172]+[.E172]" office:value-type="float" office:value="2470.04580795844" calcext:value-type="float">
            <text:p>2.470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8-06" calcext:value-type="date">
            <text:p>6. Aug</text:p>
          </table:table-cell>
          <table:table-cell table:style-name="ce192" office:value-type="float" office:value="138" calcext:value-type="float">
            <text:p>138</text:p>
          </table:table-cell>
          <table:table-cell table:style-name="ce201" office:value-type="float" office:value="19" calcext:value-type="float">
            <text:p>19,0</text:p>
          </table:table-cell>
          <table:table-cell table:style-name="ce206" table:formula="of:=[.B$13]/[.B$12]*PI()*[.B$9]*1000*([.B$11]-[.C173])/1000*24" office:value-type="float" office:value="2163.92901979265" calcext:value-type="float">
            <text:p>2.164</text:p>
          </table:table-cell>
          <table:table-cell table:style-name="ce206" table:formula="of:=[.B$13]/[.B$12]*PI()*[.B$9]*1000*([.B$11]-[.B$10]-[.C173])/1000*24" office:value-type="float" office:value="316.672539481851" calcext:value-type="float">
            <text:p>317</text:p>
          </table:table-cell>
          <table:table-cell table:style-name="ce206" table:formula="of:=[.D173]+[.E173]" office:value-type="float" office:value="2480.6015592745" calcext:value-type="float">
            <text:p>2.481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8-07" calcext:value-type="date">
            <text:p>7. Aug</text:p>
          </table:table-cell>
          <table:table-cell table:style-name="ce192" office:value-type="float" office:value="139" calcext:value-type="float">
            <text:p>139</text:p>
          </table:table-cell>
          <table:table-cell table:style-name="ce201" office:value-type="float" office:value="19" calcext:value-type="float">
            <text:p>19,0</text:p>
          </table:table-cell>
          <table:table-cell table:style-name="ce206" table:formula="of:=[.B$13]/[.B$12]*PI()*[.B$9]*1000*([.B$11]-[.C174])/1000*24" office:value-type="float" office:value="2163.92901979265" calcext:value-type="float">
            <text:p>2.164</text:p>
          </table:table-cell>
          <table:table-cell table:style-name="ce206" table:formula="of:=[.B$13]/[.B$12]*PI()*[.B$9]*1000*([.B$11]-[.B$10]-[.C174])/1000*24" office:value-type="float" office:value="316.672539481851" calcext:value-type="float">
            <text:p>317</text:p>
          </table:table-cell>
          <table:table-cell table:style-name="ce206" table:formula="of:=[.D174]+[.E174]" office:value-type="float" office:value="2480.6015592745" calcext:value-type="float">
            <text:p>2.481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8-08" calcext:value-type="date">
            <text:p>8. Aug</text:p>
          </table:table-cell>
          <table:table-cell table:style-name="ce192" office:value-type="float" office:value="140" calcext:value-type="float">
            <text:p>140</text:p>
          </table:table-cell>
          <table:table-cell table:style-name="ce201" office:value-type="float" office:value="18.9" calcext:value-type="float">
            <text:p>18,9</text:p>
          </table:table-cell>
          <table:table-cell table:style-name="ce206" table:formula="of:=[.B$13]/[.B$12]*PI()*[.B$9]*1000*([.B$11]-[.C175])/1000*24" office:value-type="float" office:value="2169.20689545068" calcext:value-type="float">
            <text:p>2.169</text:p>
          </table:table-cell>
          <table:table-cell table:style-name="ce206" table:formula="of:=[.B$13]/[.B$12]*PI()*[.B$9]*1000*([.B$11]-[.B$10]-[.C175])/1000*24" office:value-type="float" office:value="321.950415139882" calcext:value-type="float">
            <text:p>322</text:p>
          </table:table-cell>
          <table:table-cell table:style-name="ce206" table:formula="of:=[.D175]+[.E175]" office:value-type="float" office:value="2491.15731059056" calcext:value-type="float">
            <text:p>2.491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8-09" calcext:value-type="date">
            <text:p>9. Aug</text:p>
          </table:table-cell>
          <table:table-cell table:style-name="ce192" office:value-type="float" office:value="141" calcext:value-type="float">
            <text:p>141</text:p>
          </table:table-cell>
          <table:table-cell table:style-name="ce201" office:value-type="float" office:value="18.9" calcext:value-type="float">
            <text:p>18,9</text:p>
          </table:table-cell>
          <table:table-cell table:style-name="ce206" table:formula="of:=[.B$13]/[.B$12]*PI()*[.B$9]*1000*([.B$11]-[.C176])/1000*24" office:value-type="float" office:value="2169.20689545068" calcext:value-type="float">
            <text:p>2.169</text:p>
          </table:table-cell>
          <table:table-cell table:style-name="ce206" table:formula="of:=[.B$13]/[.B$12]*PI()*[.B$9]*1000*([.B$11]-[.B$10]-[.C176])/1000*24" office:value-type="float" office:value="321.950415139882" calcext:value-type="float">
            <text:p>322</text:p>
          </table:table-cell>
          <table:table-cell table:style-name="ce206" table:formula="of:=[.D176]+[.E176]" office:value-type="float" office:value="2491.15731059056" calcext:value-type="float">
            <text:p>2.491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8-10" calcext:value-type="date">
            <text:p>10. Aug</text:p>
          </table:table-cell>
          <table:table-cell table:style-name="ce192" office:value-type="float" office:value="142" calcext:value-type="float">
            <text:p>142</text:p>
          </table:table-cell>
          <table:table-cell table:style-name="ce201" office:value-type="float" office:value="18.8" calcext:value-type="float">
            <text:p>18,8</text:p>
          </table:table-cell>
          <table:table-cell table:style-name="ce206" table:formula="of:=[.B$13]/[.B$12]*PI()*[.B$9]*1000*([.B$11]-[.C177])/1000*24" office:value-type="float" office:value="2174.48477110871" calcext:value-type="float">
            <text:p>2.174</text:p>
          </table:table-cell>
          <table:table-cell table:style-name="ce206" table:formula="of:=[.B$13]/[.B$12]*PI()*[.B$9]*1000*([.B$11]-[.B$10]-[.C177])/1000*24" office:value-type="float" office:value="327.228290797913" calcext:value-type="float">
            <text:p>327</text:p>
          </table:table-cell>
          <table:table-cell table:style-name="ce206" table:formula="of:=[.D177]+[.E177]" office:value-type="float" office:value="2501.71306190662" calcext:value-type="float">
            <text:p>2.502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8-11" calcext:value-type="date">
            <text:p>11. Aug</text:p>
          </table:table-cell>
          <table:table-cell table:style-name="ce192" office:value-type="float" office:value="143" calcext:value-type="float">
            <text:p>143</text:p>
          </table:table-cell>
          <table:table-cell table:style-name="ce201" office:value-type="float" office:value="18.8" calcext:value-type="float">
            <text:p>18,8</text:p>
          </table:table-cell>
          <table:table-cell table:style-name="ce206" table:formula="of:=[.B$13]/[.B$12]*PI()*[.B$9]*1000*([.B$11]-[.C178])/1000*24" office:value-type="float" office:value="2174.48477110871" calcext:value-type="float">
            <text:p>2.174</text:p>
          </table:table-cell>
          <table:table-cell table:style-name="ce206" table:formula="of:=[.B$13]/[.B$12]*PI()*[.B$9]*1000*([.B$11]-[.B$10]-[.C178])/1000*24" office:value-type="float" office:value="327.228290797913" calcext:value-type="float">
            <text:p>327</text:p>
          </table:table-cell>
          <table:table-cell table:style-name="ce206" table:formula="of:=[.D178]+[.E178]" office:value-type="float" office:value="2501.71306190662" calcext:value-type="float">
            <text:p>2.502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8-12" calcext:value-type="date">
            <text:p>12. Aug</text:p>
          </table:table-cell>
          <table:table-cell table:style-name="ce192" office:value-type="float" office:value="144" calcext:value-type="float">
            <text:p>144</text:p>
          </table:table-cell>
          <table:table-cell table:style-name="ce201" office:value-type="float" office:value="18.7" calcext:value-type="float">
            <text:p>18,7</text:p>
          </table:table-cell>
          <table:table-cell table:style-name="ce206" table:formula="of:=[.B$13]/[.B$12]*PI()*[.B$9]*1000*([.B$11]-[.C179])/1000*24" office:value-type="float" office:value="2179.76264676674" calcext:value-type="float">
            <text:p>2.180</text:p>
          </table:table-cell>
          <table:table-cell table:style-name="ce206" table:formula="of:=[.B$13]/[.B$12]*PI()*[.B$9]*1000*([.B$11]-[.B$10]-[.C179])/1000*24" office:value-type="float" office:value="332.506166455944" calcext:value-type="float">
            <text:p>333</text:p>
          </table:table-cell>
          <table:table-cell table:style-name="ce206" table:formula="of:=[.D179]+[.E179]" office:value-type="float" office:value="2512.26881322269" calcext:value-type="float">
            <text:p>2.512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8-13" calcext:value-type="date">
            <text:p>13. Aug</text:p>
          </table:table-cell>
          <table:table-cell table:style-name="ce192" office:value-type="float" office:value="145" calcext:value-type="float">
            <text:p>145</text:p>
          </table:table-cell>
          <table:table-cell table:style-name="ce201" office:value-type="float" office:value="18.6" calcext:value-type="float">
            <text:p>18,6</text:p>
          </table:table-cell>
          <table:table-cell table:style-name="ce206" table:formula="of:=[.B$13]/[.B$12]*PI()*[.B$9]*1000*([.B$11]-[.C180])/1000*24" office:value-type="float" office:value="2185.04052242477" calcext:value-type="float">
            <text:p>2.185</text:p>
          </table:table-cell>
          <table:table-cell table:style-name="ce206" table:formula="of:=[.B$13]/[.B$12]*PI()*[.B$9]*1000*([.B$11]-[.B$10]-[.C180])/1000*24" office:value-type="float" office:value="337.784042113974" calcext:value-type="float">
            <text:p>338</text:p>
          </table:table-cell>
          <table:table-cell table:style-name="ce206" table:formula="of:=[.D180]+[.E180]" office:value-type="float" office:value="2522.82456453875" calcext:value-type="float">
            <text:p>2.523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8-14" calcext:value-type="date">
            <text:p>14. Aug</text:p>
          </table:table-cell>
          <table:table-cell table:style-name="ce192" office:value-type="float" office:value="146" calcext:value-type="float">
            <text:p>146</text:p>
          </table:table-cell>
          <table:table-cell table:style-name="ce201" office:value-type="float" office:value="18.6" calcext:value-type="float">
            <text:p>18,6</text:p>
          </table:table-cell>
          <table:table-cell table:style-name="ce206" table:formula="of:=[.B$13]/[.B$12]*PI()*[.B$9]*1000*([.B$11]-[.C181])/1000*24" office:value-type="float" office:value="2185.04052242477" calcext:value-type="float">
            <text:p>2.185</text:p>
          </table:table-cell>
          <table:table-cell table:style-name="ce206" table:formula="of:=[.B$13]/[.B$12]*PI()*[.B$9]*1000*([.B$11]-[.B$10]-[.C181])/1000*24" office:value-type="float" office:value="337.784042113974" calcext:value-type="float">
            <text:p>338</text:p>
          </table:table-cell>
          <table:table-cell table:style-name="ce206" table:formula="of:=[.D181]+[.E181]" office:value-type="float" office:value="2522.82456453875" calcext:value-type="float">
            <text:p>2.523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8-15" calcext:value-type="date">
            <text:p>15. Aug</text:p>
          </table:table-cell>
          <table:table-cell table:style-name="ce192" office:value-type="float" office:value="147" calcext:value-type="float">
            <text:p>147</text:p>
          </table:table-cell>
          <table:table-cell table:style-name="ce201" office:value-type="float" office:value="18.5" calcext:value-type="float">
            <text:p>18,5</text:p>
          </table:table-cell>
          <table:table-cell table:style-name="ce206" table:formula="of:=[.B$13]/[.B$12]*PI()*[.B$9]*1000*([.B$11]-[.C182])/1000*24" office:value-type="float" office:value="2190.3183980828" calcext:value-type="float">
            <text:p>2.190</text:p>
          </table:table-cell>
          <table:table-cell table:style-name="ce206" table:formula="of:=[.B$13]/[.B$12]*PI()*[.B$9]*1000*([.B$11]-[.B$10]-[.C182])/1000*24" office:value-type="float" office:value="343.061917772005" calcext:value-type="float">
            <text:p>343</text:p>
          </table:table-cell>
          <table:table-cell table:style-name="ce206" table:formula="of:=[.D182]+[.E182]" office:value-type="float" office:value="2533.38031585481" calcext:value-type="float">
            <text:p>2.533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8-16" calcext:value-type="date">
            <text:p>16. Aug</text:p>
          </table:table-cell>
          <table:table-cell table:style-name="ce192" office:value-type="float" office:value="148" calcext:value-type="float">
            <text:p>148</text:p>
          </table:table-cell>
          <table:table-cell table:style-name="ce201" office:value-type="float" office:value="18.4" calcext:value-type="float">
            <text:p>18,4</text:p>
          </table:table-cell>
          <table:table-cell table:style-name="ce206" table:formula="of:=[.B$13]/[.B$12]*PI()*[.B$9]*1000*([.B$11]-[.C183])/1000*24" office:value-type="float" office:value="2195.59627374083" calcext:value-type="float">
            <text:p>2.196</text:p>
          </table:table-cell>
          <table:table-cell table:style-name="ce206" table:formula="of:=[.B$13]/[.B$12]*PI()*[.B$9]*1000*([.B$11]-[.B$10]-[.C183])/1000*24" office:value-type="float" office:value="348.339793430036" calcext:value-type="float">
            <text:p>348</text:p>
          </table:table-cell>
          <table:table-cell table:style-name="ce206" table:formula="of:=[.D183]+[.E183]" office:value-type="float" office:value="2543.93606717087" calcext:value-type="float">
            <text:p>2.544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8-17" calcext:value-type="date">
            <text:p>17. Aug</text:p>
          </table:table-cell>
          <table:table-cell table:style-name="ce192" office:value-type="float" office:value="149" calcext:value-type="float">
            <text:p>149</text:p>
          </table:table-cell>
          <table:table-cell table:style-name="ce201" office:value-type="float" office:value="18.3" calcext:value-type="float">
            <text:p>18,3</text:p>
          </table:table-cell>
          <table:table-cell table:style-name="ce206" table:formula="of:=[.B$13]/[.B$12]*PI()*[.B$9]*1000*([.B$11]-[.C184])/1000*24" office:value-type="float" office:value="2200.87414939887" calcext:value-type="float">
            <text:p>2.201</text:p>
          </table:table-cell>
          <table:table-cell table:style-name="ce206" table:formula="of:=[.B$13]/[.B$12]*PI()*[.B$9]*1000*([.B$11]-[.B$10]-[.C184])/1000*24" office:value-type="float" office:value="353.617669088067" calcext:value-type="float">
            <text:p>354</text:p>
          </table:table-cell>
          <table:table-cell table:style-name="ce206" table:formula="of:=[.D184]+[.E184]" office:value-type="float" office:value="2554.49181848693" calcext:value-type="float">
            <text:p>2.554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8-18" calcext:value-type="date">
            <text:p>18. Aug</text:p>
          </table:table-cell>
          <table:table-cell table:style-name="ce192" office:value-type="float" office:value="150" calcext:value-type="float">
            <text:p>150</text:p>
          </table:table-cell>
          <table:table-cell table:style-name="ce201" office:value-type="float" office:value="18.3" calcext:value-type="float">
            <text:p>18,3</text:p>
          </table:table-cell>
          <table:table-cell table:style-name="ce206" table:formula="of:=[.B$13]/[.B$12]*PI()*[.B$9]*1000*([.B$11]-[.C185])/1000*24" office:value-type="float" office:value="2200.87414939887" calcext:value-type="float">
            <text:p>2.201</text:p>
          </table:table-cell>
          <table:table-cell table:style-name="ce206" table:formula="of:=[.B$13]/[.B$12]*PI()*[.B$9]*1000*([.B$11]-[.B$10]-[.C185])/1000*24" office:value-type="float" office:value="353.617669088067" calcext:value-type="float">
            <text:p>354</text:p>
          </table:table-cell>
          <table:table-cell table:style-name="ce206" table:formula="of:=[.D185]+[.E185]" office:value-type="float" office:value="2554.49181848693" calcext:value-type="float">
            <text:p>2.554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8-19" calcext:value-type="date">
            <text:p>19. Aug</text:p>
          </table:table-cell>
          <table:table-cell table:style-name="ce192" office:value-type="float" office:value="151" calcext:value-type="float">
            <text:p>151</text:p>
          </table:table-cell>
          <table:table-cell table:style-name="ce201" office:value-type="float" office:value="18.2" calcext:value-type="float">
            <text:p>18,2</text:p>
          </table:table-cell>
          <table:table-cell table:style-name="ce206" table:formula="of:=[.B$13]/[.B$12]*PI()*[.B$9]*1000*([.B$11]-[.C186])/1000*24" office:value-type="float" office:value="2206.1520250569" calcext:value-type="float">
            <text:p>2.206</text:p>
          </table:table-cell>
          <table:table-cell table:style-name="ce206" table:formula="of:=[.B$13]/[.B$12]*PI()*[.B$9]*1000*([.B$11]-[.B$10]-[.C186])/1000*24" office:value-type="float" office:value="358.895544746098" calcext:value-type="float">
            <text:p>359</text:p>
          </table:table-cell>
          <table:table-cell table:style-name="ce206" table:formula="of:=[.D186]+[.E186]" office:value-type="float" office:value="2565.04756980299" calcext:value-type="float">
            <text:p>2.565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8-20" calcext:value-type="date">
            <text:p>20. Aug</text:p>
          </table:table-cell>
          <table:table-cell table:style-name="ce192" office:value-type="float" office:value="152" calcext:value-type="float">
            <text:p>152</text:p>
          </table:table-cell>
          <table:table-cell table:style-name="ce201" office:value-type="float" office:value="18.1" calcext:value-type="float">
            <text:p>18,1</text:p>
          </table:table-cell>
          <table:table-cell table:style-name="ce206" table:formula="of:=[.B$13]/[.B$12]*PI()*[.B$9]*1000*([.B$11]-[.C187])/1000*24" office:value-type="float" office:value="2211.42990071493" calcext:value-type="float">
            <text:p>2.211</text:p>
          </table:table-cell>
          <table:table-cell table:style-name="ce206" table:formula="of:=[.B$13]/[.B$12]*PI()*[.B$9]*1000*([.B$11]-[.B$10]-[.C187])/1000*24" office:value-type="float" office:value="364.173420404129" calcext:value-type="float">
            <text:p>364</text:p>
          </table:table-cell>
          <table:table-cell table:style-name="ce206" table:formula="of:=[.D187]+[.E187]" office:value-type="float" office:value="2575.60332111905" calcext:value-type="float">
            <text:p>2.576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8-21" calcext:value-type="date">
            <text:p>21. Aug</text:p>
          </table:table-cell>
          <table:table-cell table:style-name="ce192" office:value-type="float" office:value="153" calcext:value-type="float">
            <text:p>153</text:p>
          </table:table-cell>
          <table:table-cell table:style-name="ce201" office:value-type="float" office:value="18" calcext:value-type="float">
            <text:p>18,0</text:p>
          </table:table-cell>
          <table:table-cell table:style-name="ce206" table:formula="of:=[.B$13]/[.B$12]*PI()*[.B$9]*1000*([.B$11]-[.C188])/1000*24" office:value-type="float" office:value="2216.70777637296" calcext:value-type="float">
            <text:p>2.217</text:p>
          </table:table-cell>
          <table:table-cell table:style-name="ce206" table:formula="of:=[.B$13]/[.B$12]*PI()*[.B$9]*1000*([.B$11]-[.B$10]-[.C188])/1000*24" office:value-type="float" office:value="369.45129606216" calcext:value-type="float">
            <text:p>369</text:p>
          </table:table-cell>
          <table:table-cell table:style-name="ce206" table:formula="of:=[.D188]+[.E188]" office:value-type="float" office:value="2586.15907243512" calcext:value-type="float">
            <text:p>2.586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8-22" calcext:value-type="date">
            <text:p>22. Aug</text:p>
          </table:table-cell>
          <table:table-cell table:style-name="ce192" office:value-type="float" office:value="154" calcext:value-type="float">
            <text:p>154</text:p>
          </table:table-cell>
          <table:table-cell table:style-name="ce201" office:value-type="float" office:value="17.9" calcext:value-type="float">
            <text:p>17,9</text:p>
          </table:table-cell>
          <table:table-cell table:style-name="ce206" table:formula="of:=[.B$13]/[.B$12]*PI()*[.B$9]*1000*([.B$11]-[.C189])/1000*24" office:value-type="float" office:value="2221.98565203099" calcext:value-type="float">
            <text:p>2.222</text:p>
          </table:table-cell>
          <table:table-cell table:style-name="ce206" table:formula="of:=[.B$13]/[.B$12]*PI()*[.B$9]*1000*([.B$11]-[.B$10]-[.C189])/1000*24" office:value-type="float" office:value="374.729171720191" calcext:value-type="float">
            <text:p>375</text:p>
          </table:table-cell>
          <table:table-cell table:style-name="ce206" table:formula="of:=[.D189]+[.E189]" office:value-type="float" office:value="2596.71482375118" calcext:value-type="float">
            <text:p>2.597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8-23" calcext:value-type="date">
            <text:p>23. Aug</text:p>
          </table:table-cell>
          <table:table-cell table:style-name="ce192" office:value-type="float" office:value="155" calcext:value-type="float">
            <text:p>155</text:p>
          </table:table-cell>
          <table:table-cell table:style-name="ce201" office:value-type="float" office:value="17.8" calcext:value-type="float">
            <text:p>17,8</text:p>
          </table:table-cell>
          <table:table-cell table:style-name="ce206" table:formula="of:=[.B$13]/[.B$12]*PI()*[.B$9]*1000*([.B$11]-[.C190])/1000*24" office:value-type="float" office:value="2227.26352768902" calcext:value-type="float">
            <text:p>2.227</text:p>
          </table:table-cell>
          <table:table-cell table:style-name="ce206" table:formula="of:=[.B$13]/[.B$12]*PI()*[.B$9]*1000*([.B$11]-[.B$10]-[.C190])/1000*24" office:value-type="float" office:value="380.007047378221" calcext:value-type="float">
            <text:p>380</text:p>
          </table:table-cell>
          <table:table-cell table:style-name="ce206" table:formula="of:=[.D190]+[.E190]" office:value-type="float" office:value="2607.27057506724" calcext:value-type="float">
            <text:p>2.607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8-24" calcext:value-type="date">
            <text:p>24. Aug</text:p>
          </table:table-cell>
          <table:table-cell table:style-name="ce192" office:value-type="float" office:value="156" calcext:value-type="float">
            <text:p>156</text:p>
          </table:table-cell>
          <table:table-cell table:style-name="ce201" office:value-type="float" office:value="17.7" calcext:value-type="float">
            <text:p>17,7</text:p>
          </table:table-cell>
          <table:table-cell table:style-name="ce206" table:formula="of:=[.B$13]/[.B$12]*PI()*[.B$9]*1000*([.B$11]-[.C191])/1000*24" office:value-type="float" office:value="2232.54140334705" calcext:value-type="float">
            <text:p>2.233</text:p>
          </table:table-cell>
          <table:table-cell table:style-name="ce206" table:formula="of:=[.B$13]/[.B$12]*PI()*[.B$9]*1000*([.B$11]-[.B$10]-[.C191])/1000*24" office:value-type="float" office:value="385.284923036252" calcext:value-type="float">
            <text:p>385</text:p>
          </table:table-cell>
          <table:table-cell table:style-name="ce206" table:formula="of:=[.D191]+[.E191]" office:value-type="float" office:value="2617.8263263833" calcext:value-type="float">
            <text:p>2.618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8-25" calcext:value-type="date">
            <text:p>25. Aug</text:p>
          </table:table-cell>
          <table:table-cell table:style-name="ce192" office:value-type="float" office:value="157" calcext:value-type="float">
            <text:p>157</text:p>
          </table:table-cell>
          <table:table-cell table:style-name="ce201" office:value-type="float" office:value="17.6" calcext:value-type="float">
            <text:p>17,6</text:p>
          </table:table-cell>
          <table:table-cell table:style-name="ce206" table:formula="of:=[.B$13]/[.B$12]*PI()*[.B$9]*1000*([.B$11]-[.C192])/1000*24" office:value-type="float" office:value="2237.81927900508" calcext:value-type="float">
            <text:p>2.238</text:p>
          </table:table-cell>
          <table:table-cell table:style-name="ce206" table:formula="of:=[.B$13]/[.B$12]*PI()*[.B$9]*1000*([.B$11]-[.B$10]-[.C192])/1000*24" office:value-type="float" office:value="390.562798694283" calcext:value-type="float">
            <text:p>391</text:p>
          </table:table-cell>
          <table:table-cell table:style-name="ce206" table:formula="of:=[.D192]+[.E192]" office:value-type="float" office:value="2628.38207769936" calcext:value-type="float">
            <text:p>2.628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8-26" calcext:value-type="date">
            <text:p>26. Aug</text:p>
          </table:table-cell>
          <table:table-cell table:style-name="ce192" office:value-type="float" office:value="158" calcext:value-type="float">
            <text:p>158</text:p>
          </table:table-cell>
          <table:table-cell table:style-name="ce201" office:value-type="float" office:value="17.5" calcext:value-type="float">
            <text:p>17,5</text:p>
          </table:table-cell>
          <table:table-cell table:style-name="ce206" table:formula="of:=[.B$13]/[.B$12]*PI()*[.B$9]*1000*([.B$11]-[.C193])/1000*24" office:value-type="float" office:value="2243.09715466311" calcext:value-type="float">
            <text:p>2.243</text:p>
          </table:table-cell>
          <table:table-cell table:style-name="ce206" table:formula="of:=[.B$13]/[.B$12]*PI()*[.B$9]*1000*([.B$11]-[.B$10]-[.C193])/1000*24" office:value-type="float" office:value="395.840674352314" calcext:value-type="float">
            <text:p>396</text:p>
          </table:table-cell>
          <table:table-cell table:style-name="ce206" table:formula="of:=[.D193]+[.E193]" office:value-type="float" office:value="2638.93782901543" calcext:value-type="float">
            <text:p>2.639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8-27" calcext:value-type="date">
            <text:p>27. Aug</text:p>
          </table:table-cell>
          <table:table-cell table:style-name="ce192" office:value-type="float" office:value="159" calcext:value-type="float">
            <text:p>159</text:p>
          </table:table-cell>
          <table:table-cell table:style-name="ce201" office:value-type="float" office:value="17.4" calcext:value-type="float">
            <text:p>17,4</text:p>
          </table:table-cell>
          <table:table-cell table:style-name="ce206" table:formula="of:=[.B$13]/[.B$12]*PI()*[.B$9]*1000*([.B$11]-[.C194])/1000*24" office:value-type="float" office:value="2248.37503032114" calcext:value-type="float">
            <text:p>2.248</text:p>
          </table:table-cell>
          <table:table-cell table:style-name="ce206" table:formula="of:=[.B$13]/[.B$12]*PI()*[.B$9]*1000*([.B$11]-[.B$10]-[.C194])/1000*24" office:value-type="float" office:value="401.118550010345" calcext:value-type="float">
            <text:p>401</text:p>
          </table:table-cell>
          <table:table-cell table:style-name="ce206" table:formula="of:=[.D194]+[.E194]" office:value-type="float" office:value="2649.49358033149" calcext:value-type="float">
            <text:p>2.649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8-28" calcext:value-type="date">
            <text:p>28. Aug</text:p>
          </table:table-cell>
          <table:table-cell table:style-name="ce192" office:value-type="float" office:value="160" calcext:value-type="float">
            <text:p>160</text:p>
          </table:table-cell>
          <table:table-cell table:style-name="ce201" office:value-type="float" office:value="17.3" calcext:value-type="float">
            <text:p>17,3</text:p>
          </table:table-cell>
          <table:table-cell table:style-name="ce206" table:formula="of:=[.B$13]/[.B$12]*PI()*[.B$9]*1000*([.B$11]-[.C195])/1000*24" office:value-type="float" office:value="2253.65290597917" calcext:value-type="float">
            <text:p>2.254</text:p>
          </table:table-cell>
          <table:table-cell table:style-name="ce206" table:formula="of:=[.B$13]/[.B$12]*PI()*[.B$9]*1000*([.B$11]-[.B$10]-[.C195])/1000*24" office:value-type="float" office:value="406.396425668376" calcext:value-type="float">
            <text:p>406</text:p>
          </table:table-cell>
          <table:table-cell table:style-name="ce206" table:formula="of:=[.D195]+[.E195]" office:value-type="float" office:value="2660.04933164755" calcext:value-type="float">
            <text:p>2.660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8-29" calcext:value-type="date">
            <text:p>29. Aug</text:p>
          </table:table-cell>
          <table:table-cell table:style-name="ce192" office:value-type="float" office:value="161" calcext:value-type="float">
            <text:p>161</text:p>
          </table:table-cell>
          <table:table-cell table:style-name="ce201" office:value-type="float" office:value="17.2" calcext:value-type="float">
            <text:p>17,2</text:p>
          </table:table-cell>
          <table:table-cell table:style-name="ce206" table:formula="of:=[.B$13]/[.B$12]*PI()*[.B$9]*1000*([.B$11]-[.C196])/1000*24" office:value-type="float" office:value="2258.9307816372" calcext:value-type="float">
            <text:p>2.259</text:p>
          </table:table-cell>
          <table:table-cell table:style-name="ce206" table:formula="of:=[.B$13]/[.B$12]*PI()*[.B$9]*1000*([.B$11]-[.B$10]-[.C196])/1000*24" office:value-type="float" office:value="411.674301326407" calcext:value-type="float">
            <text:p>412</text:p>
          </table:table-cell>
          <table:table-cell table:style-name="ce206" table:formula="of:=[.D196]+[.E196]" office:value-type="float" office:value="2670.60508296361" calcext:value-type="float">
            <text:p>2.671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8-30" calcext:value-type="date">
            <text:p>30. Aug</text:p>
          </table:table-cell>
          <table:table-cell table:style-name="ce192" office:value-type="float" office:value="162" calcext:value-type="float">
            <text:p>162</text:p>
          </table:table-cell>
          <table:table-cell table:style-name="ce201" office:value-type="float" office:value="17.1" calcext:value-type="float">
            <text:p>17,1</text:p>
          </table:table-cell>
          <table:table-cell table:style-name="ce206" table:formula="of:=[.B$13]/[.B$12]*PI()*[.B$9]*1000*([.B$11]-[.C197])/1000*24" office:value-type="float" office:value="2264.20865729524" calcext:value-type="float">
            <text:p>2.264</text:p>
          </table:table-cell>
          <table:table-cell table:style-name="ce206" table:formula="of:=[.B$13]/[.B$12]*PI()*[.B$9]*1000*([.B$11]-[.B$10]-[.C197])/1000*24" office:value-type="float" office:value="416.952176984437" calcext:value-type="float">
            <text:p>417</text:p>
          </table:table-cell>
          <table:table-cell table:style-name="ce206" table:formula="of:=[.D197]+[.E197]" office:value-type="float" office:value="2681.16083427967" calcext:value-type="float">
            <text:p>2.681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8-31" calcext:value-type="date">
            <text:p>31. Aug</text:p>
          </table:table-cell>
          <table:table-cell table:style-name="ce192" office:value-type="float" office:value="163" calcext:value-type="float">
            <text:p>163</text:p>
          </table:table-cell>
          <table:table-cell table:style-name="ce201" office:value-type="float" office:value="17" calcext:value-type="float">
            <text:p>17,0</text:p>
          </table:table-cell>
          <table:table-cell table:style-name="ce206" table:formula="of:=[.B$13]/[.B$12]*PI()*[.B$9]*1000*([.B$11]-[.C198])/1000*24" office:value-type="float" office:value="2269.48653295327" calcext:value-type="float">
            <text:p>2.269</text:p>
          </table:table-cell>
          <table:table-cell table:style-name="ce206" table:formula="of:=[.B$13]/[.B$12]*PI()*[.B$9]*1000*([.B$11]-[.B$10]-[.C198])/1000*24" office:value-type="float" office:value="422.230052642468" calcext:value-type="float">
            <text:p>422</text:p>
          </table:table-cell>
          <table:table-cell table:style-name="ce206" table:formula="of:=[.D198]+[.E198]" office:value-type="float" office:value="2691.71658559573" calcext:value-type="float">
            <text:p>2.692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9-01" calcext:value-type="date">
            <text:p>1. Sep</text:p>
          </table:table-cell>
          <table:table-cell table:style-name="ce192" office:value-type="float" office:value="164" calcext:value-type="float">
            <text:p>164</text:p>
          </table:table-cell>
          <table:table-cell table:style-name="ce201" office:value-type="float" office:value="16.9" calcext:value-type="float">
            <text:p>16,9</text:p>
          </table:table-cell>
          <table:table-cell table:style-name="ce206" table:formula="of:=[.B$13]/[.B$12]*PI()*[.B$9]*1000*([.B$11]-[.C199])/1000*24" office:value-type="float" office:value="2274.7644086113" calcext:value-type="float">
            <text:p>2.275</text:p>
          </table:table-cell>
          <table:table-cell table:style-name="ce206" table:formula="of:=[.B$13]/[.B$12]*PI()*[.B$9]*1000*([.B$11]-[.B$10]-[.C199])/1000*24" office:value-type="float" office:value="427.507928300499" calcext:value-type="float">
            <text:p>428</text:p>
          </table:table-cell>
          <table:table-cell table:style-name="ce206" table:formula="of:=[.D199]+[.E199]" office:value-type="float" office:value="2702.2723369118" calcext:value-type="float">
            <text:p>2.702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9-02" calcext:value-type="date">
            <text:p>2. Sep</text:p>
          </table:table-cell>
          <table:table-cell table:style-name="ce192" office:value-type="float" office:value="165" calcext:value-type="float">
            <text:p>165</text:p>
          </table:table-cell>
          <table:table-cell table:style-name="ce201" office:value-type="float" office:value="16.8" calcext:value-type="float">
            <text:p>16,8</text:p>
          </table:table-cell>
          <table:table-cell table:style-name="ce206" table:formula="of:=[.B$13]/[.B$12]*PI()*[.B$9]*1000*([.B$11]-[.C200])/1000*24" office:value-type="float" office:value="2280.04228426933" calcext:value-type="float">
            <text:p>2.280</text:p>
          </table:table-cell>
          <table:table-cell table:style-name="ce206" table:formula="of:=[.B$13]/[.B$12]*PI()*[.B$9]*1000*([.B$11]-[.B$10]-[.C200])/1000*24" office:value-type="float" office:value="432.78580395853" calcext:value-type="float">
            <text:p>433</text:p>
          </table:table-cell>
          <table:table-cell table:style-name="ce206" table:formula="of:=[.D200]+[.E200]" office:value-type="float" office:value="2712.82808822786" calcext:value-type="float">
            <text:p>2.713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9-03" calcext:value-type="date">
            <text:p>3. Sep</text:p>
          </table:table-cell>
          <table:table-cell table:style-name="ce192" office:value-type="float" office:value="166" calcext:value-type="float">
            <text:p>166</text:p>
          </table:table-cell>
          <table:table-cell table:style-name="ce201" office:value-type="float" office:value="16.7" calcext:value-type="float">
            <text:p>16,7</text:p>
          </table:table-cell>
          <table:table-cell table:style-name="ce206" table:formula="of:=[.B$13]/[.B$12]*PI()*[.B$9]*1000*([.B$11]-[.C201])/1000*24" office:value-type="float" office:value="2285.32015992736" calcext:value-type="float">
            <text:p>2.285</text:p>
          </table:table-cell>
          <table:table-cell table:style-name="ce206" table:formula="of:=[.B$13]/[.B$12]*PI()*[.B$9]*1000*([.B$11]-[.B$10]-[.C201])/1000*24" office:value-type="float" office:value="438.063679616561" calcext:value-type="float">
            <text:p>438</text:p>
          </table:table-cell>
          <table:table-cell table:style-name="ce206" table:formula="of:=[.D201]+[.E201]" office:value-type="float" office:value="2723.38383954392" calcext:value-type="float">
            <text:p>2.723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9-04" calcext:value-type="date">
            <text:p>4. Sep</text:p>
          </table:table-cell>
          <table:table-cell table:style-name="ce192" office:value-type="float" office:value="167" calcext:value-type="float">
            <text:p>167</text:p>
          </table:table-cell>
          <table:table-cell table:style-name="ce201" office:value-type="float" office:value="16.5" calcext:value-type="float">
            <text:p>16,5</text:p>
          </table:table-cell>
          <table:table-cell table:style-name="ce206" table:formula="of:=[.B$13]/[.B$12]*PI()*[.B$9]*1000*([.B$11]-[.C202])/1000*24" office:value-type="float" office:value="2295.87591124342" calcext:value-type="float">
            <text:p>2.296</text:p>
          </table:table-cell>
          <table:table-cell table:style-name="ce206" table:formula="of:=[.B$13]/[.B$12]*PI()*[.B$9]*1000*([.B$11]-[.B$10]-[.C202])/1000*24" office:value-type="float" office:value="448.619430932622" calcext:value-type="float">
            <text:p>449</text:p>
          </table:table-cell>
          <table:table-cell table:style-name="ce206" table:formula="of:=[.D202]+[.E202]" office:value-type="float" office:value="2744.49534217604" calcext:value-type="float">
            <text:p>2.744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9-05" calcext:value-type="date">
            <text:p>5. Sep</text:p>
          </table:table-cell>
          <table:table-cell table:style-name="ce192" office:value-type="float" office:value="168" calcext:value-type="float">
            <text:p>168</text:p>
          </table:table-cell>
          <table:table-cell table:style-name="ce201" office:value-type="float" office:value="16.4" calcext:value-type="float">
            <text:p>16,4</text:p>
          </table:table-cell>
          <table:table-cell table:style-name="ce206" table:formula="of:=[.B$13]/[.B$12]*PI()*[.B$9]*1000*([.B$11]-[.C203])/1000*24" office:value-type="float" office:value="2301.15378690145" calcext:value-type="float">
            <text:p>2.301</text:p>
          </table:table-cell>
          <table:table-cell table:style-name="ce206" table:formula="of:=[.B$13]/[.B$12]*PI()*[.B$9]*1000*([.B$11]-[.B$10]-[.C203])/1000*24" office:value-type="float" office:value="453.897306590653" calcext:value-type="float">
            <text:p>454</text:p>
          </table:table-cell>
          <table:table-cell table:style-name="ce206" table:formula="of:=[.D203]+[.E203]" office:value-type="float" office:value="2755.05109349211" calcext:value-type="float">
            <text:p>2.755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9-06" calcext:value-type="date">
            <text:p>6. Sep</text:p>
          </table:table-cell>
          <table:table-cell table:style-name="ce192" office:value-type="float" office:value="169" calcext:value-type="float">
            <text:p>169</text:p>
          </table:table-cell>
          <table:table-cell table:style-name="ce201" office:value-type="float" office:value="16.3" calcext:value-type="float">
            <text:p>16,3</text:p>
          </table:table-cell>
          <table:table-cell table:style-name="ce206" table:formula="of:=[.B$13]/[.B$12]*PI()*[.B$9]*1000*([.B$11]-[.C204])/1000*24" office:value-type="float" office:value="2306.43166255948" calcext:value-type="float">
            <text:p>2.306</text:p>
          </table:table-cell>
          <table:table-cell table:style-name="ce206" table:formula="of:=[.B$13]/[.B$12]*PI()*[.B$9]*1000*([.B$11]-[.B$10]-[.C204])/1000*24" office:value-type="float" office:value="459.175182248684" calcext:value-type="float">
            <text:p>459</text:p>
          </table:table-cell>
          <table:table-cell table:style-name="ce206" table:formula="of:=[.D204]+[.E204]" office:value-type="float" office:value="2765.60684480817" calcext:value-type="float">
            <text:p>2.766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9-07" calcext:value-type="date">
            <text:p>7. Sep</text:p>
          </table:table-cell>
          <table:table-cell table:style-name="ce192" office:value-type="float" office:value="170" calcext:value-type="float">
            <text:p>170</text:p>
          </table:table-cell>
          <table:table-cell table:style-name="ce201" office:value-type="float" office:value="16.2" calcext:value-type="float">
            <text:p>16,2</text:p>
          </table:table-cell>
          <table:table-cell table:style-name="ce206" table:formula="of:=[.B$13]/[.B$12]*PI()*[.B$9]*1000*([.B$11]-[.C205])/1000*24" office:value-type="float" office:value="2311.70953821751" calcext:value-type="float">
            <text:p>2.312</text:p>
          </table:table-cell>
          <table:table-cell table:style-name="ce206" table:formula="of:=[.B$13]/[.B$12]*PI()*[.B$9]*1000*([.B$11]-[.B$10]-[.C205])/1000*24" office:value-type="float" office:value="464.453057906715" calcext:value-type="float">
            <text:p>464</text:p>
          </table:table-cell>
          <table:table-cell table:style-name="ce206" table:formula="of:=[.D205]+[.E205]" office:value-type="float" office:value="2776.16259612423" calcext:value-type="float">
            <text:p>2.776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9-08" calcext:value-type="date">
            <text:p>8. Sep</text:p>
          </table:table-cell>
          <table:table-cell table:style-name="ce192" office:value-type="float" office:value="171" calcext:value-type="float">
            <text:p>171</text:p>
          </table:table-cell>
          <table:table-cell table:style-name="ce201" office:value-type="float" office:value="16.1" calcext:value-type="float">
            <text:p>16,1</text:p>
          </table:table-cell>
          <table:table-cell table:style-name="ce206" table:formula="of:=[.B$13]/[.B$12]*PI()*[.B$9]*1000*([.B$11]-[.C206])/1000*24" office:value-type="float" office:value="2316.98741387554" calcext:value-type="float">
            <text:p>2.317</text:p>
          </table:table-cell>
          <table:table-cell table:style-name="ce206" table:formula="of:=[.B$13]/[.B$12]*PI()*[.B$9]*1000*([.B$11]-[.B$10]-[.C206])/1000*24" office:value-type="float" office:value="469.730933564746" calcext:value-type="float">
            <text:p>470</text:p>
          </table:table-cell>
          <table:table-cell table:style-name="ce206" table:formula="of:=[.D206]+[.E206]" office:value-type="float" office:value="2786.71834744029" calcext:value-type="float">
            <text:p>2.787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9-09" calcext:value-type="date">
            <text:p>9. Sep</text:p>
          </table:table-cell>
          <table:table-cell table:style-name="ce192" office:value-type="float" office:value="172" calcext:value-type="float">
            <text:p>172</text:p>
          </table:table-cell>
          <table:table-cell table:style-name="ce201" office:value-type="float" office:value="15.9" calcext:value-type="float">
            <text:p>15,9</text:p>
          </table:table-cell>
          <table:table-cell table:style-name="ce206" table:formula="of:=[.B$13]/[.B$12]*PI()*[.B$9]*1000*([.B$11]-[.C207])/1000*24" office:value-type="float" office:value="2327.54316519161" calcext:value-type="float">
            <text:p>2.328</text:p>
          </table:table-cell>
          <table:table-cell table:style-name="ce206" table:formula="of:=[.B$13]/[.B$12]*PI()*[.B$9]*1000*([.B$11]-[.B$10]-[.C207])/1000*24" office:value-type="float" office:value="480.286684880808" calcext:value-type="float">
            <text:p>480</text:p>
          </table:table-cell>
          <table:table-cell table:style-name="ce206" table:formula="of:=[.D207]+[.E207]" office:value-type="float" office:value="2807.82985007241" calcext:value-type="float">
            <text:p>2.808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9-10" calcext:value-type="date">
            <text:p>10. Sep</text:p>
          </table:table-cell>
          <table:table-cell table:style-name="ce192" office:value-type="float" office:value="173" calcext:value-type="float">
            <text:p>173</text:p>
          </table:table-cell>
          <table:table-cell table:style-name="ce201" office:value-type="float" office:value="15.8" calcext:value-type="float">
            <text:p>15,8</text:p>
          </table:table-cell>
          <table:table-cell table:style-name="ce206" table:formula="of:=[.B$13]/[.B$12]*PI()*[.B$9]*1000*([.B$11]-[.C208])/1000*24" office:value-type="float" office:value="2332.82104084964" calcext:value-type="float">
            <text:p>2.333</text:p>
          </table:table-cell>
          <table:table-cell table:style-name="ce206" table:formula="of:=[.B$13]/[.B$12]*PI()*[.B$9]*1000*([.B$11]-[.B$10]-[.C208])/1000*24" office:value-type="float" office:value="485.564560538838" calcext:value-type="float">
            <text:p>486</text:p>
          </table:table-cell>
          <table:table-cell table:style-name="ce206" table:formula="of:=[.D208]+[.E208]" office:value-type="float" office:value="2818.38560138847" calcext:value-type="float">
            <text:p>2.818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9-11" calcext:value-type="date">
            <text:p>11. Sep</text:p>
          </table:table-cell>
          <table:table-cell table:style-name="ce192" office:value-type="float" office:value="174" calcext:value-type="float">
            <text:p>174</text:p>
          </table:table-cell>
          <table:table-cell table:style-name="ce201" office:value-type="float" office:value="15.7" calcext:value-type="float">
            <text:p>15,7</text:p>
          </table:table-cell>
          <table:table-cell table:style-name="ce206" table:formula="of:=[.B$13]/[.B$12]*PI()*[.B$9]*1000*([.B$11]-[.C209])/1000*24" office:value-type="float" office:value="2338.09891650767" calcext:value-type="float">
            <text:p>2.338</text:p>
          </table:table-cell>
          <table:table-cell table:style-name="ce206" table:formula="of:=[.B$13]/[.B$12]*PI()*[.B$9]*1000*([.B$11]-[.B$10]-[.C209])/1000*24" office:value-type="float" office:value="490.842436196869" calcext:value-type="float">
            <text:p>491</text:p>
          </table:table-cell>
          <table:table-cell table:style-name="ce206" table:formula="of:=[.D209]+[.E209]" office:value-type="float" office:value="2828.94135270454" calcext:value-type="float">
            <text:p>2.829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9-12" calcext:value-type="date">
            <text:p>12. Sep</text:p>
          </table:table-cell>
          <table:table-cell table:style-name="ce192" office:value-type="float" office:value="175" calcext:value-type="float">
            <text:p>175</text:p>
          </table:table-cell>
          <table:table-cell table:style-name="ce201" office:value-type="float" office:value="15.5" calcext:value-type="float">
            <text:p>15,5</text:p>
          </table:table-cell>
          <table:table-cell table:style-name="ce206" table:formula="of:=[.B$13]/[.B$12]*PI()*[.B$9]*1000*([.B$11]-[.C210])/1000*24" office:value-type="float" office:value="2348.65466782373" calcext:value-type="float">
            <text:p>2.349</text:p>
          </table:table-cell>
          <table:table-cell table:style-name="ce206" table:formula="of:=[.B$13]/[.B$12]*PI()*[.B$9]*1000*([.B$11]-[.B$10]-[.C210])/1000*24" office:value-type="float" office:value="501.398187512931" calcext:value-type="float">
            <text:p>501</text:p>
          </table:table-cell>
          <table:table-cell table:style-name="ce206" table:formula="of:=[.D210]+[.E210]" office:value-type="float" office:value="2850.05285533666" calcext:value-type="float">
            <text:p>2.850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9-13" calcext:value-type="date">
            <text:p>13. Sep</text:p>
          </table:table-cell>
          <table:table-cell table:style-name="ce192" office:value-type="float" office:value="176" calcext:value-type="float">
            <text:p>176</text:p>
          </table:table-cell>
          <table:table-cell table:style-name="ce201" office:value-type="float" office:value="15.4" calcext:value-type="float">
            <text:p>15,4</text:p>
          </table:table-cell>
          <table:table-cell table:style-name="ce206" table:formula="of:=[.B$13]/[.B$12]*PI()*[.B$9]*1000*([.B$11]-[.C211])/1000*24" office:value-type="float" office:value="2353.93254348176" calcext:value-type="float">
            <text:p>2.354</text:p>
          </table:table-cell>
          <table:table-cell table:style-name="ce206" table:formula="of:=[.B$13]/[.B$12]*PI()*[.B$9]*1000*([.B$11]-[.B$10]-[.C211])/1000*24" office:value-type="float" office:value="506.676063170962" calcext:value-type="float">
            <text:p>507</text:p>
          </table:table-cell>
          <table:table-cell table:style-name="ce206" table:formula="of:=[.D211]+[.E211]" office:value-type="float" office:value="2860.60860665272" calcext:value-type="float">
            <text:p>2.861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9-14" calcext:value-type="date">
            <text:p>14. Sep</text:p>
          </table:table-cell>
          <table:table-cell table:style-name="ce192" office:value-type="float" office:value="177" calcext:value-type="float">
            <text:p>177</text:p>
          </table:table-cell>
          <table:table-cell table:style-name="ce201" office:value-type="float" office:value="15.3" calcext:value-type="float">
            <text:p>15,3</text:p>
          </table:table-cell>
          <table:table-cell table:style-name="ce206" table:formula="of:=[.B$13]/[.B$12]*PI()*[.B$9]*1000*([.B$11]-[.C212])/1000*24" office:value-type="float" office:value="2359.21041913979" calcext:value-type="float">
            <text:p>2.359</text:p>
          </table:table-cell>
          <table:table-cell table:style-name="ce206" table:formula="of:=[.B$13]/[.B$12]*PI()*[.B$9]*1000*([.B$11]-[.B$10]-[.C212])/1000*24" office:value-type="float" office:value="511.953938828993" calcext:value-type="float">
            <text:p>512</text:p>
          </table:table-cell>
          <table:table-cell table:style-name="ce206" table:formula="of:=[.D212]+[.E212]" office:value-type="float" office:value="2871.16435796878" calcext:value-type="float">
            <text:p>2.871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9-15" calcext:value-type="date">
            <text:p>15. Sep</text:p>
          </table:table-cell>
          <table:table-cell table:style-name="ce192" office:value-type="float" office:value="178" calcext:value-type="float">
            <text:p>178</text:p>
          </table:table-cell>
          <table:table-cell table:style-name="ce201" office:value-type="float" office:value="15.1" calcext:value-type="float">
            <text:p>15,1</text:p>
          </table:table-cell>
          <table:table-cell table:style-name="ce206" table:formula="of:=[.B$13]/[.B$12]*PI()*[.B$9]*1000*([.B$11]-[.C213])/1000*24" office:value-type="float" office:value="2369.76617045585" calcext:value-type="float">
            <text:p>2.370</text:p>
          </table:table-cell>
          <table:table-cell table:style-name="ce206" table:formula="of:=[.B$13]/[.B$12]*PI()*[.B$9]*1000*([.B$11]-[.B$10]-[.C213])/1000*24" office:value-type="float" office:value="522.509690145054" calcext:value-type="float">
            <text:p>523</text:p>
          </table:table-cell>
          <table:table-cell table:style-name="ce206" table:formula="of:=[.D213]+[.E213]" office:value-type="float" office:value="2892.27586060091" calcext:value-type="float">
            <text:p>2.892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9-16" calcext:value-type="date">
            <text:p>16. Sep</text:p>
          </table:table-cell>
          <table:table-cell table:style-name="ce192" office:value-type="float" office:value="179" calcext:value-type="float">
            <text:p>179</text:p>
          </table:table-cell>
          <table:table-cell table:style-name="ce201" office:value-type="float" office:value="15" calcext:value-type="float">
            <text:p>15,0</text:p>
          </table:table-cell>
          <table:table-cell table:style-name="ce206" table:formula="of:=[.B$13]/[.B$12]*PI()*[.B$9]*1000*([.B$11]-[.C214])/1000*24" office:value-type="float" office:value="2375.04404611388" calcext:value-type="float">
            <text:p>2.375</text:p>
          </table:table-cell>
          <table:table-cell table:style-name="ce206" table:formula="of:=[.B$13]/[.B$12]*PI()*[.B$9]*1000*([.B$11]-[.B$10]-[.C214])/1000*24" office:value-type="float" office:value="527.787565803085" calcext:value-type="float">
            <text:p>528</text:p>
          </table:table-cell>
          <table:table-cell table:style-name="ce206" table:formula="of:=[.D214]+[.E214]" office:value-type="float" office:value="2902.83161191697" calcext:value-type="float">
            <text:p>2.903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9-17" calcext:value-type="date">
            <text:p>17. Sep</text:p>
          </table:table-cell>
          <table:table-cell table:style-name="ce192" office:value-type="float" office:value="180" calcext:value-type="float">
            <text:p>180</text:p>
          </table:table-cell>
          <table:table-cell table:style-name="ce201" office:value-type="float" office:value="14.8" calcext:value-type="float">
            <text:p>14,8</text:p>
          </table:table-cell>
          <table:table-cell table:style-name="ce206" table:formula="of:=[.B$13]/[.B$12]*PI()*[.B$9]*1000*([.B$11]-[.C215])/1000*24" office:value-type="float" office:value="2385.59979742994" calcext:value-type="float">
            <text:p>2.386</text:p>
          </table:table-cell>
          <table:table-cell table:style-name="ce206" table:formula="of:=[.B$13]/[.B$12]*PI()*[.B$9]*1000*([.B$11]-[.B$10]-[.C215])/1000*24" office:value-type="float" office:value="538.343317119147" calcext:value-type="float">
            <text:p>538</text:p>
          </table:table-cell>
          <table:table-cell table:style-name="ce206" table:formula="of:=[.D215]+[.E215]" office:value-type="float" office:value="2923.94311454909" calcext:value-type="float">
            <text:p>2.924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9-18" calcext:value-type="date">
            <text:p>18. Sep</text:p>
          </table:table-cell>
          <table:table-cell table:style-name="ce192" office:value-type="float" office:value="181" calcext:value-type="float">
            <text:p>181</text:p>
          </table:table-cell>
          <table:table-cell table:style-name="ce201" office:value-type="float" office:value="14.7" calcext:value-type="float">
            <text:p>14,7</text:p>
          </table:table-cell>
          <table:table-cell table:style-name="ce206" table:formula="of:=[.B$13]/[.B$12]*PI()*[.B$9]*1000*([.B$11]-[.C216])/1000*24" office:value-type="float" office:value="2390.87767308798" calcext:value-type="float">
            <text:p>2.391</text:p>
          </table:table-cell>
          <table:table-cell table:style-name="ce206" table:formula="of:=[.B$13]/[.B$12]*PI()*[.B$9]*1000*([.B$11]-[.B$10]-[.C216])/1000*24" office:value-type="float" office:value="543.621192777178" calcext:value-type="float">
            <text:p>544</text:p>
          </table:table-cell>
          <table:table-cell table:style-name="ce206" table:formula="of:=[.D216]+[.E216]" office:value-type="float" office:value="2934.49886586515" calcext:value-type="float">
            <text:p>2.934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9-19" calcext:value-type="date">
            <text:p>19. Sep</text:p>
          </table:table-cell>
          <table:table-cell table:style-name="ce192" office:value-type="float" office:value="182" calcext:value-type="float">
            <text:p>182</text:p>
          </table:table-cell>
          <table:table-cell table:style-name="ce201" office:value-type="float" office:value="14.5" calcext:value-type="float">
            <text:p>14,5</text:p>
          </table:table-cell>
          <table:table-cell table:style-name="ce206" table:formula="of:=[.B$13]/[.B$12]*PI()*[.B$9]*1000*([.B$11]-[.C217])/1000*24" office:value-type="float" office:value="2401.43342440404" calcext:value-type="float">
            <text:p>2.401</text:p>
          </table:table-cell>
          <table:table-cell table:style-name="ce206" table:formula="of:=[.B$13]/[.B$12]*PI()*[.B$9]*1000*([.B$11]-[.B$10]-[.C217])/1000*24" office:value-type="float" office:value="554.17694409324" calcext:value-type="float">
            <text:p>554</text:p>
          </table:table-cell>
          <table:table-cell table:style-name="ce206" table:formula="of:=[.D217]+[.E217]" office:value-type="float" office:value="2955.61036849728" calcext:value-type="float">
            <text:p>2.956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9-20" calcext:value-type="date">
            <text:p>20. Sep</text:p>
          </table:table-cell>
          <table:table-cell table:style-name="ce192" office:value-type="float" office:value="183" calcext:value-type="float">
            <text:p>183</text:p>
          </table:table-cell>
          <table:table-cell table:style-name="ce201" office:value-type="float" office:value="14.4" calcext:value-type="float">
            <text:p>14,4</text:p>
          </table:table-cell>
          <table:table-cell table:style-name="ce206" table:formula="of:=[.B$13]/[.B$12]*PI()*[.B$9]*1000*([.B$11]-[.C218])/1000*24" office:value-type="float" office:value="2406.71130006207" calcext:value-type="float">
            <text:p>2.407</text:p>
          </table:table-cell>
          <table:table-cell table:style-name="ce206" table:formula="of:=[.B$13]/[.B$12]*PI()*[.B$9]*1000*([.B$11]-[.B$10]-[.C218])/1000*24" office:value-type="float" office:value="559.45481975127" calcext:value-type="float">
            <text:p>559</text:p>
          </table:table-cell>
          <table:table-cell table:style-name="ce206" table:formula="of:=[.D218]+[.E218]" office:value-type="float" office:value="2966.16611981334" calcext:value-type="float">
            <text:p>2.966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9-21" calcext:value-type="date">
            <text:p>21. Sep</text:p>
          </table:table-cell>
          <table:table-cell table:style-name="ce192" office:value-type="float" office:value="184" calcext:value-type="float">
            <text:p>184</text:p>
          </table:table-cell>
          <table:table-cell table:style-name="ce201" office:value-type="float" office:value="14.2" calcext:value-type="float">
            <text:p>14,2</text:p>
          </table:table-cell>
          <table:table-cell table:style-name="ce206" table:formula="of:=[.B$13]/[.B$12]*PI()*[.B$9]*1000*([.B$11]-[.C219])/1000*24" office:value-type="float" office:value="2417.26705137813" calcext:value-type="float">
            <text:p>2.417</text:p>
          </table:table-cell>
          <table:table-cell table:style-name="ce206" table:formula="of:=[.B$13]/[.B$12]*PI()*[.B$9]*1000*([.B$11]-[.B$10]-[.C219])/1000*24" office:value-type="float" office:value="570.010571067332" calcext:value-type="float">
            <text:p>570</text:p>
          </table:table-cell>
          <table:table-cell table:style-name="ce206" table:formula="of:=[.D219]+[.E219]" office:value-type="float" office:value="2987.27762244546" calcext:value-type="float">
            <text:p>2.987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9-22" calcext:value-type="date">
            <text:p>22. Sep</text:p>
          </table:table-cell>
          <table:table-cell table:style-name="ce192" office:value-type="float" office:value="185" calcext:value-type="float">
            <text:p>185</text:p>
          </table:table-cell>
          <table:table-cell table:style-name="ce201" office:value-type="float" office:value="14.1" calcext:value-type="float">
            <text:p>14,1</text:p>
          </table:table-cell>
          <table:table-cell table:style-name="ce206" table:formula="of:=[.B$13]/[.B$12]*PI()*[.B$9]*1000*([.B$11]-[.C220])/1000*24" office:value-type="float" office:value="2422.54492703616" calcext:value-type="float">
            <text:p>2.423</text:p>
          </table:table-cell>
          <table:table-cell table:style-name="ce206" table:formula="of:=[.B$13]/[.B$12]*PI()*[.B$9]*1000*([.B$11]-[.B$10]-[.C220])/1000*24" office:value-type="float" office:value="575.288446725363" calcext:value-type="float">
            <text:p>575</text:p>
          </table:table-cell>
          <table:table-cell table:style-name="ce206" table:formula="of:=[.D220]+[.E220]" office:value-type="float" office:value="2997.83337376152" calcext:value-type="float">
            <text:p>2.998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9-23" calcext:value-type="date">
            <text:p>23. Sep</text:p>
          </table:table-cell>
          <table:table-cell table:style-name="ce192" office:value-type="float" office:value="186" calcext:value-type="float">
            <text:p>186</text:p>
          </table:table-cell>
          <table:table-cell table:style-name="ce201" office:value-type="float" office:value="13.9" calcext:value-type="float">
            <text:p>13,9</text:p>
          </table:table-cell>
          <table:table-cell table:style-name="ce206" table:formula="of:=[.B$13]/[.B$12]*PI()*[.B$9]*1000*([.B$11]-[.C221])/1000*24" office:value-type="float" office:value="2433.10067835222" calcext:value-type="float">
            <text:p>2.433</text:p>
          </table:table-cell>
          <table:table-cell table:style-name="ce206" table:formula="of:=[.B$13]/[.B$12]*PI()*[.B$9]*1000*([.B$11]-[.B$10]-[.C221])/1000*24" office:value-type="float" office:value="585.844198041425" calcext:value-type="float">
            <text:p>586</text:p>
          </table:table-cell>
          <table:table-cell table:style-name="ce206" table:formula="of:=[.D221]+[.E221]" office:value-type="float" office:value="3018.94487639365" calcext:value-type="float">
            <text:p>3.019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9-24" calcext:value-type="date">
            <text:p>24. Sep</text:p>
          </table:table-cell>
          <table:table-cell table:style-name="ce192" office:value-type="float" office:value="187" calcext:value-type="float">
            <text:p>187</text:p>
          </table:table-cell>
          <table:table-cell table:style-name="ce201" office:value-type="float" office:value="13.8" calcext:value-type="float">
            <text:p>13,8</text:p>
          </table:table-cell>
          <table:table-cell table:style-name="ce206" table:formula="of:=[.B$13]/[.B$12]*PI()*[.B$9]*1000*([.B$11]-[.C222])/1000*24" office:value-type="float" office:value="2438.37855401025" calcext:value-type="float">
            <text:p>2.438</text:p>
          </table:table-cell>
          <table:table-cell table:style-name="ce206" table:formula="of:=[.B$13]/[.B$12]*PI()*[.B$9]*1000*([.B$11]-[.B$10]-[.C222])/1000*24" office:value-type="float" office:value="591.122073699455" calcext:value-type="float">
            <text:p>591</text:p>
          </table:table-cell>
          <table:table-cell table:style-name="ce206" table:formula="of:=[.D222]+[.E222]" office:value-type="float" office:value="3029.50062770971" calcext:value-type="float">
            <text:p>3.030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9-25" calcext:value-type="date">
            <text:p>25. Sep</text:p>
          </table:table-cell>
          <table:table-cell table:style-name="ce192" office:value-type="float" office:value="188" calcext:value-type="float">
            <text:p>188</text:p>
          </table:table-cell>
          <table:table-cell table:style-name="ce201" office:value-type="float" office:value="13.6" calcext:value-type="float">
            <text:p>13,6</text:p>
          </table:table-cell>
          <table:table-cell table:style-name="ce206" table:formula="of:=[.B$13]/[.B$12]*PI()*[.B$9]*1000*([.B$11]-[.C223])/1000*24" office:value-type="float" office:value="2448.93430532632" calcext:value-type="float">
            <text:p>2.449</text:p>
          </table:table-cell>
          <table:table-cell table:style-name="ce206" table:formula="of:=[.B$13]/[.B$12]*PI()*[.B$9]*1000*([.B$11]-[.B$10]-[.C223])/1000*24" office:value-type="float" office:value="601.677825015517" calcext:value-type="float">
            <text:p>602</text:p>
          </table:table-cell>
          <table:table-cell table:style-name="ce206" table:formula="of:=[.D223]+[.E223]" office:value-type="float" office:value="3050.61213034183" calcext:value-type="float">
            <text:p>3.051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9-26" calcext:value-type="date">
            <text:p>26. Sep</text:p>
          </table:table-cell>
          <table:table-cell table:style-name="ce192" office:value-type="float" office:value="189" calcext:value-type="float">
            <text:p>189</text:p>
          </table:table-cell>
          <table:table-cell table:style-name="ce201" office:value-type="float" office:value="13.5" calcext:value-type="float">
            <text:p>13,5</text:p>
          </table:table-cell>
          <table:table-cell table:style-name="ce206" table:formula="of:=[.B$13]/[.B$12]*PI()*[.B$9]*1000*([.B$11]-[.C224])/1000*24" office:value-type="float" office:value="2454.21218098435" calcext:value-type="float">
            <text:p>2.454</text:p>
          </table:table-cell>
          <table:table-cell table:style-name="ce206" table:formula="of:=[.B$13]/[.B$12]*PI()*[.B$9]*1000*([.B$11]-[.B$10]-[.C224])/1000*24" office:value-type="float" office:value="606.955700673548" calcext:value-type="float">
            <text:p>607</text:p>
          </table:table-cell>
          <table:table-cell table:style-name="ce206" table:formula="of:=[.D224]+[.E224]" office:value-type="float" office:value="3061.16788165789" calcext:value-type="float">
            <text:p>3.061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9-27" calcext:value-type="date">
            <text:p>27. Sep</text:p>
          </table:table-cell>
          <table:table-cell table:style-name="ce192" office:value-type="float" office:value="190" calcext:value-type="float">
            <text:p>190</text:p>
          </table:table-cell>
          <table:table-cell table:style-name="ce201" office:value-type="float" office:value="13.3" calcext:value-type="float">
            <text:p>13,3</text:p>
          </table:table-cell>
          <table:table-cell table:style-name="ce206" table:formula="of:=[.B$13]/[.B$12]*PI()*[.B$9]*1000*([.B$11]-[.C225])/1000*24" office:value-type="float" office:value="2464.76793230041" calcext:value-type="float">
            <text:p>2.465</text:p>
          </table:table-cell>
          <table:table-cell table:style-name="ce206" table:formula="of:=[.B$13]/[.B$12]*PI()*[.B$9]*1000*([.B$11]-[.B$10]-[.C225])/1000*24" office:value-type="float" office:value="617.51145198961" calcext:value-type="float">
            <text:p>618</text:p>
          </table:table-cell>
          <table:table-cell table:style-name="ce206" table:formula="of:=[.D225]+[.E225]" office:value-type="float" office:value="3082.27938429002" calcext:value-type="float">
            <text:p>3.082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9-28" calcext:value-type="date">
            <text:p>28. Sep</text:p>
          </table:table-cell>
          <table:table-cell table:style-name="ce192" office:value-type="float" office:value="191" calcext:value-type="float">
            <text:p>191</text:p>
          </table:table-cell>
          <table:table-cell table:style-name="ce201" office:value-type="float" office:value="13.2" calcext:value-type="float">
            <text:p>13,2</text:p>
          </table:table-cell>
          <table:table-cell table:style-name="ce206" table:formula="of:=[.B$13]/[.B$12]*PI()*[.B$9]*1000*([.B$11]-[.C226])/1000*24" office:value-type="float" office:value="2470.04580795844" calcext:value-type="float">
            <text:p>2.470</text:p>
          </table:table-cell>
          <table:table-cell table:style-name="ce206" table:formula="of:=[.B$13]/[.B$12]*PI()*[.B$9]*1000*([.B$11]-[.B$10]-[.C226])/1000*24" office:value-type="float" office:value="622.789327647641" calcext:value-type="float">
            <text:p>623</text:p>
          </table:table-cell>
          <table:table-cell table:style-name="ce206" table:formula="of:=[.D226]+[.E226]" office:value-type="float" office:value="3092.83513560608" calcext:value-type="float">
            <text:p>3.093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9-29" calcext:value-type="date">
            <text:p>29. Sep</text:p>
          </table:table-cell>
          <table:table-cell table:style-name="ce192" office:value-type="float" office:value="192" calcext:value-type="float">
            <text:p>192</text:p>
          </table:table-cell>
          <table:table-cell table:style-name="ce201" office:value-type="float" office:value="13" calcext:value-type="float">
            <text:p>13,0</text:p>
          </table:table-cell>
          <table:table-cell table:style-name="ce206" table:formula="of:=[.B$13]/[.B$12]*PI()*[.B$9]*1000*([.B$11]-[.C227])/1000*24" office:value-type="float" office:value="2480.6015592745" calcext:value-type="float">
            <text:p>2.481</text:p>
          </table:table-cell>
          <table:table-cell table:style-name="ce206" table:formula="of:=[.B$13]/[.B$12]*PI()*[.B$9]*1000*([.B$11]-[.B$10]-[.C227])/1000*24" office:value-type="float" office:value="633.345078963702" calcext:value-type="float">
            <text:p>633</text:p>
          </table:table-cell>
          <table:table-cell table:style-name="ce206" table:formula="of:=[.D227]+[.E227]" office:value-type="float" office:value="3113.9466382382" calcext:value-type="float">
            <text:p>3.114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09-30" calcext:value-type="date">
            <text:p>30. Sep</text:p>
          </table:table-cell>
          <table:table-cell table:style-name="ce192" office:value-type="float" office:value="193" calcext:value-type="float">
            <text:p>193</text:p>
          </table:table-cell>
          <table:table-cell table:style-name="ce201" office:value-type="float" office:value="12.8" calcext:value-type="float">
            <text:p>12,8</text:p>
          </table:table-cell>
          <table:table-cell table:style-name="ce206" table:formula="of:=[.B$13]/[.B$12]*PI()*[.B$9]*1000*([.B$11]-[.C228])/1000*24" office:value-type="float" office:value="2491.15731059056" calcext:value-type="float">
            <text:p>2.491</text:p>
          </table:table-cell>
          <table:table-cell table:style-name="ce206" table:formula="of:=[.B$13]/[.B$12]*PI()*[.B$9]*1000*([.B$11]-[.B$10]-[.C228])/1000*24" office:value-type="float" office:value="643.900830279764" calcext:value-type="float">
            <text:p>644</text:p>
          </table:table-cell>
          <table:table-cell table:style-name="ce206" table:formula="of:=[.D228]+[.E228]" office:value-type="float" office:value="3135.05814087033" calcext:value-type="float">
            <text:p>3.135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10-01" calcext:value-type="date">
            <text:p>1. Okt</text:p>
          </table:table-cell>
          <table:table-cell table:style-name="ce192" office:value-type="float" office:value="194" calcext:value-type="float">
            <text:p>194</text:p>
          </table:table-cell>
          <table:table-cell table:style-name="ce201" office:value-type="float" office:value="12.7" calcext:value-type="float">
            <text:p>12,7</text:p>
          </table:table-cell>
          <table:table-cell table:style-name="ce206" table:formula="of:=[.B$13]/[.B$12]*PI()*[.B$9]*1000*([.B$11]-[.C229])/1000*24" office:value-type="float" office:value="2496.43518624859" calcext:value-type="float">
            <text:p>2.496</text:p>
          </table:table-cell>
          <table:table-cell table:style-name="ce206" table:formula="of:=[.B$13]/[.B$12]*PI()*[.B$9]*1000*([.B$11]-[.B$10]-[.C229])/1000*24" office:value-type="float" office:value="649.178705937795" calcext:value-type="float">
            <text:p>649</text:p>
          </table:table-cell>
          <table:table-cell table:style-name="ce206" table:formula="of:=[.D229]+[.E229]" office:value-type="float" office:value="3145.61389218639" calcext:value-type="float">
            <text:p>3.146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10-02" calcext:value-type="date">
            <text:p>2. Okt</text:p>
          </table:table-cell>
          <table:table-cell table:style-name="ce192" office:value-type="float" office:value="195" calcext:value-type="float">
            <text:p>195</text:p>
          </table:table-cell>
          <table:table-cell table:style-name="ce201" office:value-type="float" office:value="12.5" calcext:value-type="float">
            <text:p>12,5</text:p>
          </table:table-cell>
          <table:table-cell table:style-name="ce206" table:formula="of:=[.B$13]/[.B$12]*PI()*[.B$9]*1000*([.B$11]-[.C230])/1000*24" office:value-type="float" office:value="2506.99093756465" calcext:value-type="float">
            <text:p>2.507</text:p>
          </table:table-cell>
          <table:table-cell table:style-name="ce206" table:formula="of:=[.B$13]/[.B$12]*PI()*[.B$9]*1000*([.B$11]-[.B$10]-[.C230])/1000*24" office:value-type="float" office:value="659.734457253857" calcext:value-type="float">
            <text:p>660</text:p>
          </table:table-cell>
          <table:table-cell table:style-name="ce206" table:formula="of:=[.D230]+[.E230]" office:value-type="float" office:value="3166.72539481851" calcext:value-type="float">
            <text:p>3.167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10-03" calcext:value-type="date">
            <text:p>3. Okt</text:p>
          </table:table-cell>
          <table:table-cell table:style-name="ce192" office:value-type="float" office:value="196" calcext:value-type="float">
            <text:p>196</text:p>
          </table:table-cell>
          <table:table-cell table:style-name="ce201" office:value-type="float" office:value="12.4" calcext:value-type="float">
            <text:p>12,4</text:p>
          </table:table-cell>
          <table:table-cell table:style-name="ce206" table:formula="of:=[.B$13]/[.B$12]*PI()*[.B$9]*1000*([.B$11]-[.C231])/1000*24" office:value-type="float" office:value="2512.26881322269" calcext:value-type="float">
            <text:p>2.512</text:p>
          </table:table-cell>
          <table:table-cell table:style-name="ce206" table:formula="of:=[.B$13]/[.B$12]*PI()*[.B$9]*1000*([.B$11]-[.B$10]-[.C231])/1000*24" office:value-type="float" office:value="665.012332911887" calcext:value-type="float">
            <text:p>665</text:p>
          </table:table-cell>
          <table:table-cell table:style-name="ce206" table:formula="of:=[.D231]+[.E231]" office:value-type="float" office:value="3177.28114613457" calcext:value-type="float">
            <text:p>3.177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10-04" calcext:value-type="date">
            <text:p>4. Okt</text:p>
          </table:table-cell>
          <table:table-cell table:style-name="ce192" office:value-type="float" office:value="197" calcext:value-type="float">
            <text:p>197</text:p>
          </table:table-cell>
          <table:table-cell table:style-name="ce201" office:value-type="float" office:value="12.2" calcext:value-type="float">
            <text:p>12,2</text:p>
          </table:table-cell>
          <table:table-cell table:style-name="ce206" table:formula="of:=[.B$13]/[.B$12]*PI()*[.B$9]*1000*([.B$11]-[.C232])/1000*24" office:value-type="float" office:value="2522.82456453875" calcext:value-type="float">
            <text:p>2.523</text:p>
          </table:table-cell>
          <table:table-cell table:style-name="ce206" table:formula="of:=[.B$13]/[.B$12]*PI()*[.B$9]*1000*([.B$11]-[.B$10]-[.C232])/1000*24" office:value-type="float" office:value="675.568084227949" calcext:value-type="float">
            <text:p>676</text:p>
          </table:table-cell>
          <table:table-cell table:style-name="ce206" table:formula="of:=[.D232]+[.E232]" office:value-type="float" office:value="3198.3926487667" calcext:value-type="float">
            <text:p>3.198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10-05" calcext:value-type="date">
            <text:p>5. Okt</text:p>
          </table:table-cell>
          <table:table-cell table:style-name="ce192" office:value-type="float" office:value="198" calcext:value-type="float">
            <text:p>198</text:p>
          </table:table-cell>
          <table:table-cell table:style-name="ce201" office:value-type="float" office:value="12" calcext:value-type="float">
            <text:p>12,0</text:p>
          </table:table-cell>
          <table:table-cell table:style-name="ce206" table:formula="of:=[.B$13]/[.B$12]*PI()*[.B$9]*1000*([.B$11]-[.C233])/1000*24" office:value-type="float" office:value="2533.38031585481" calcext:value-type="float">
            <text:p>2.533</text:p>
          </table:table-cell>
          <table:table-cell table:style-name="ce206" table:formula="of:=[.B$13]/[.B$12]*PI()*[.B$9]*1000*([.B$11]-[.B$10]-[.C233])/1000*24" office:value-type="float" office:value="686.123835544011" calcext:value-type="float">
            <text:p>686</text:p>
          </table:table-cell>
          <table:table-cell table:style-name="ce206" table:formula="of:=[.D233]+[.E233]" office:value-type="float" office:value="3219.50415139882" calcext:value-type="float">
            <text:p>3.220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10-06" calcext:value-type="date">
            <text:p>6. Okt</text:p>
          </table:table-cell>
          <table:table-cell table:style-name="ce192" office:value-type="float" office:value="199" calcext:value-type="float">
            <text:p>199</text:p>
          </table:table-cell>
          <table:table-cell table:style-name="ce201" office:value-type="float" office:value="11.9" calcext:value-type="float">
            <text:p>11,9</text:p>
          </table:table-cell>
          <table:table-cell table:style-name="ce206" table:formula="of:=[.B$13]/[.B$12]*PI()*[.B$9]*1000*([.B$11]-[.C234])/1000*24" office:value-type="float" office:value="2538.65819151284" calcext:value-type="float">
            <text:p>2.539</text:p>
          </table:table-cell>
          <table:table-cell table:style-name="ce206" table:formula="of:=[.B$13]/[.B$12]*PI()*[.B$9]*1000*([.B$11]-[.B$10]-[.C234])/1000*24" office:value-type="float" office:value="691.401711202041" calcext:value-type="float">
            <text:p>691</text:p>
          </table:table-cell>
          <table:table-cell table:style-name="ce206" table:formula="of:=[.D234]+[.E234]" office:value-type="float" office:value="3230.05990271488" calcext:value-type="float">
            <text:p>3.230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10-07" calcext:value-type="date">
            <text:p>7. Okt</text:p>
          </table:table-cell>
          <table:table-cell table:style-name="ce192" office:value-type="float" office:value="200" calcext:value-type="float">
            <text:p>200</text:p>
          </table:table-cell>
          <table:table-cell table:style-name="ce201" office:value-type="float" office:value="11.7" calcext:value-type="float">
            <text:p>11,7</text:p>
          </table:table-cell>
          <table:table-cell table:style-name="ce206" table:formula="of:=[.B$13]/[.B$12]*PI()*[.B$9]*1000*([.B$11]-[.C235])/1000*24" office:value-type="float" office:value="2549.2139428289" calcext:value-type="float">
            <text:p>2.549</text:p>
          </table:table-cell>
          <table:table-cell table:style-name="ce206" table:formula="of:=[.B$13]/[.B$12]*PI()*[.B$9]*1000*([.B$11]-[.B$10]-[.C235])/1000*24" office:value-type="float" office:value="701.957462518103" calcext:value-type="float">
            <text:p>702</text:p>
          </table:table-cell>
          <table:table-cell table:style-name="ce206" table:formula="of:=[.D235]+[.E235]" office:value-type="float" office:value="3251.171405347" calcext:value-type="float">
            <text:p>3.251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10-08" calcext:value-type="date">
            <text:p>8. Okt</text:p>
          </table:table-cell>
          <table:table-cell table:style-name="ce192" office:value-type="float" office:value="201" calcext:value-type="float">
            <text:p>201</text:p>
          </table:table-cell>
          <table:table-cell table:style-name="ce201" office:value-type="float" office:value="11.5" calcext:value-type="float">
            <text:p>11,5</text:p>
          </table:table-cell>
          <table:table-cell table:style-name="ce206" table:formula="of:=[.B$13]/[.B$12]*PI()*[.B$9]*1000*([.B$11]-[.C236])/1000*24" office:value-type="float" office:value="2559.76969414496" calcext:value-type="float">
            <text:p>2.560</text:p>
          </table:table-cell>
          <table:table-cell table:style-name="ce206" table:formula="of:=[.B$13]/[.B$12]*PI()*[.B$9]*1000*([.B$11]-[.B$10]-[.C236])/1000*24" office:value-type="float" office:value="712.513213834165" calcext:value-type="float">
            <text:p>713</text:p>
          </table:table-cell>
          <table:table-cell table:style-name="ce206" table:formula="of:=[.D236]+[.E236]" office:value-type="float" office:value="3272.28290797913" calcext:value-type="float">
            <text:p>3.272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10-09" calcext:value-type="date">
            <text:p>9. Okt</text:p>
          </table:table-cell>
          <table:table-cell table:style-name="ce192" office:value-type="float" office:value="202" calcext:value-type="float">
            <text:p>202</text:p>
          </table:table-cell>
          <table:table-cell table:style-name="ce201" office:value-type="float" office:value="11.4" calcext:value-type="float">
            <text:p>11,4</text:p>
          </table:table-cell>
          <table:table-cell table:style-name="ce206" table:formula="of:=[.B$13]/[.B$12]*PI()*[.B$9]*1000*([.B$11]-[.C237])/1000*24" office:value-type="float" office:value="2565.04756980299" calcext:value-type="float">
            <text:p>2.565</text:p>
          </table:table-cell>
          <table:table-cell table:style-name="ce206" table:formula="of:=[.B$13]/[.B$12]*PI()*[.B$9]*1000*([.B$11]-[.B$10]-[.C237])/1000*24" office:value-type="float" office:value="717.791089492196" calcext:value-type="float">
            <text:p>718</text:p>
          </table:table-cell>
          <table:table-cell table:style-name="ce206" table:formula="of:=[.D237]+[.E237]" office:value-type="float" office:value="3282.83865929519" calcext:value-type="float">
            <text:p>3.283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10-10" calcext:value-type="date">
            <text:p>10. Okt</text:p>
          </table:table-cell>
          <table:table-cell table:style-name="ce192" office:value-type="float" office:value="203" calcext:value-type="float">
            <text:p>203</text:p>
          </table:table-cell>
          <table:table-cell table:style-name="ce201" office:value-type="float" office:value="11.2" calcext:value-type="float">
            <text:p>11,2</text:p>
          </table:table-cell>
          <table:table-cell table:style-name="ce206" table:formula="of:=[.B$13]/[.B$12]*PI()*[.B$9]*1000*([.B$11]-[.C238])/1000*24" office:value-type="float" office:value="2575.60332111905" calcext:value-type="float">
            <text:p>2.576</text:p>
          </table:table-cell>
          <table:table-cell table:style-name="ce206" table:formula="of:=[.B$13]/[.B$12]*PI()*[.B$9]*1000*([.B$11]-[.B$10]-[.C238])/1000*24" office:value-type="float" office:value="728.346840808258" calcext:value-type="float">
            <text:p>728</text:p>
          </table:table-cell>
          <table:table-cell table:style-name="ce206" table:formula="of:=[.D238]+[.E238]" office:value-type="float" office:value="3303.95016192731" calcext:value-type="float">
            <text:p>3.304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10-11" calcext:value-type="date">
            <text:p>11. Okt</text:p>
          </table:table-cell>
          <table:table-cell table:style-name="ce192" office:value-type="float" office:value="204" calcext:value-type="float">
            <text:p>204</text:p>
          </table:table-cell>
          <table:table-cell table:style-name="ce201" office:value-type="float" office:value="11" calcext:value-type="float">
            <text:p>11,0</text:p>
          </table:table-cell>
          <table:table-cell table:style-name="ce206" table:formula="of:=[.B$13]/[.B$12]*PI()*[.B$9]*1000*([.B$11]-[.C239])/1000*24" office:value-type="float" office:value="2586.15907243512" calcext:value-type="float">
            <text:p>2.586</text:p>
          </table:table-cell>
          <table:table-cell table:style-name="ce206" table:formula="of:=[.B$13]/[.B$12]*PI()*[.B$9]*1000*([.B$11]-[.B$10]-[.C239])/1000*24" office:value-type="float" office:value="738.902592124319" calcext:value-type="float">
            <text:p>739</text:p>
          </table:table-cell>
          <table:table-cell table:style-name="ce206" table:formula="of:=[.D239]+[.E239]" office:value-type="float" office:value="3325.06166455944" calcext:value-type="float">
            <text:p>3.325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10-12" calcext:value-type="date">
            <text:p>12. Okt</text:p>
          </table:table-cell>
          <table:table-cell table:style-name="ce192" office:value-type="float" office:value="205" calcext:value-type="float">
            <text:p>205</text:p>
          </table:table-cell>
          <table:table-cell table:style-name="ce201" office:value-type="float" office:value="10.9" calcext:value-type="float">
            <text:p>10,9</text:p>
          </table:table-cell>
          <table:table-cell table:style-name="ce206" table:formula="of:=[.B$13]/[.B$12]*PI()*[.B$9]*1000*([.B$11]-[.C240])/1000*24" office:value-type="float" office:value="2591.43694809315" calcext:value-type="float">
            <text:p>2.591</text:p>
          </table:table-cell>
          <table:table-cell table:style-name="ce206" table:formula="of:=[.B$13]/[.B$12]*PI()*[.B$9]*1000*([.B$11]-[.B$10]-[.C240])/1000*24" office:value-type="float" office:value="744.18046778235" calcext:value-type="float">
            <text:p>744</text:p>
          </table:table-cell>
          <table:table-cell table:style-name="ce206" table:formula="of:=[.D240]+[.E240]" office:value-type="float" office:value="3335.6174158755" calcext:value-type="float">
            <text:p>3.336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10-13" calcext:value-type="date">
            <text:p>13. Okt</text:p>
          </table:table-cell>
          <table:table-cell table:style-name="ce192" office:value-type="float" office:value="206" calcext:value-type="float">
            <text:p>206</text:p>
          </table:table-cell>
          <table:table-cell table:style-name="ce201" office:value-type="float" office:value="10.7" calcext:value-type="float">
            <text:p>10,7</text:p>
          </table:table-cell>
          <table:table-cell table:style-name="ce206" table:formula="of:=[.B$13]/[.B$12]*PI()*[.B$9]*1000*([.B$11]-[.C241])/1000*24" office:value-type="float" office:value="2601.99269940921" calcext:value-type="float">
            <text:p>2.602</text:p>
          </table:table-cell>
          <table:table-cell table:style-name="ce206" table:formula="of:=[.B$13]/[.B$12]*PI()*[.B$9]*1000*([.B$11]-[.B$10]-[.C241])/1000*24" office:value-type="float" office:value="754.736219098412" calcext:value-type="float">
            <text:p>755</text:p>
          </table:table-cell>
          <table:table-cell table:style-name="ce206" table:formula="of:=[.D241]+[.E241]" office:value-type="float" office:value="3356.72891850762" calcext:value-type="float">
            <text:p>3.357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10-14" calcext:value-type="date">
            <text:p>14. Okt</text:p>
          </table:table-cell>
          <table:table-cell table:style-name="ce192" office:value-type="float" office:value="207" calcext:value-type="float">
            <text:p>207</text:p>
          </table:table-cell>
          <table:table-cell table:style-name="ce201" office:value-type="float" office:value="10.5" calcext:value-type="float">
            <text:p>10,5</text:p>
          </table:table-cell>
          <table:table-cell table:style-name="ce206" table:formula="of:=[.B$13]/[.B$12]*PI()*[.B$9]*1000*([.B$11]-[.C242])/1000*24" office:value-type="float" office:value="2612.54845072527" calcext:value-type="float">
            <text:p>2.613</text:p>
          </table:table-cell>
          <table:table-cell table:style-name="ce206" table:formula="of:=[.B$13]/[.B$12]*PI()*[.B$9]*1000*([.B$11]-[.B$10]-[.C242])/1000*24" office:value-type="float" office:value="765.291970414474" calcext:value-type="float">
            <text:p>765</text:p>
          </table:table-cell>
          <table:table-cell table:style-name="ce206" table:formula="of:=[.D242]+[.E242]" office:value-type="float" office:value="3377.84042113974" calcext:value-type="float">
            <text:p>3.378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10-15" calcext:value-type="date">
            <text:p>15. Okt</text:p>
          </table:table-cell>
          <table:table-cell table:style-name="ce192" office:value-type="float" office:value="208" calcext:value-type="float">
            <text:p>208</text:p>
          </table:table-cell>
          <table:table-cell table:style-name="ce201" office:value-type="float" office:value="10.4" calcext:value-type="float">
            <text:p>10,4</text:p>
          </table:table-cell>
          <table:table-cell table:style-name="ce206" table:formula="of:=[.B$13]/[.B$12]*PI()*[.B$9]*1000*([.B$11]-[.C243])/1000*24" office:value-type="float" office:value="2617.8263263833" calcext:value-type="float">
            <text:p>2.618</text:p>
          </table:table-cell>
          <table:table-cell table:style-name="ce206" table:formula="of:=[.B$13]/[.B$12]*PI()*[.B$9]*1000*([.B$11]-[.B$10]-[.C243])/1000*24" office:value-type="float" office:value="770.569846072505" calcext:value-type="float">
            <text:p>771</text:p>
          </table:table-cell>
          <table:table-cell table:style-name="ce206" table:formula="of:=[.D243]+[.E243]" office:value-type="float" office:value="3388.39617245581" calcext:value-type="float">
            <text:p>3.388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10-16" calcext:value-type="date">
            <text:p>16. Okt</text:p>
          </table:table-cell>
          <table:table-cell table:style-name="ce192" office:value-type="float" office:value="209" calcext:value-type="float">
            <text:p>209</text:p>
          </table:table-cell>
          <table:table-cell table:style-name="ce201" office:value-type="float" office:value="10.2" calcext:value-type="float">
            <text:p>10,2</text:p>
          </table:table-cell>
          <table:table-cell table:style-name="ce206" table:formula="of:=[.B$13]/[.B$12]*PI()*[.B$9]*1000*([.B$11]-[.C244])/1000*24" office:value-type="float" office:value="2628.38207769936" calcext:value-type="float">
            <text:p>2.628</text:p>
          </table:table-cell>
          <table:table-cell table:style-name="ce206" table:formula="of:=[.B$13]/[.B$12]*PI()*[.B$9]*1000*([.B$11]-[.B$10]-[.C244])/1000*24" office:value-type="float" office:value="781.125597388566" calcext:value-type="float">
            <text:p>781</text:p>
          </table:table-cell>
          <table:table-cell table:style-name="ce206" table:formula="of:=[.D244]+[.E244]" office:value-type="float" office:value="3409.50767508793" calcext:value-type="float">
            <text:p>3.410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10-17" calcext:value-type="date">
            <text:p>17. Okt</text:p>
          </table:table-cell>
          <table:table-cell table:style-name="ce192" office:value-type="float" office:value="210" calcext:value-type="float">
            <text:p>210</text:p>
          </table:table-cell>
          <table:table-cell table:style-name="ce201" office:value-type="float" office:value="10" calcext:value-type="float">
            <text:p>10,0</text:p>
          </table:table-cell>
          <table:table-cell table:style-name="ce206" table:formula="of:=[.B$13]/[.B$12]*PI()*[.B$9]*1000*([.B$11]-[.C245])/1000*24" office:value-type="float" office:value="2638.93782901543" calcext:value-type="float">
            <text:p>2.639</text:p>
          </table:table-cell>
          <table:table-cell table:style-name="ce206" table:formula="of:=[.B$13]/[.B$12]*PI()*[.B$9]*1000*([.B$11]-[.B$10]-[.C245])/1000*24" office:value-type="float" office:value="791.681348704628" calcext:value-type="float">
            <text:p>792</text:p>
          </table:table-cell>
          <table:table-cell table:style-name="ce206" table:formula="of:=[.D245]+[.E245]" office:value-type="float" office:value="3430.61917772005" calcext:value-type="float">
            <text:p>3.431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10-18" calcext:value-type="date">
            <text:p>18. Okt</text:p>
          </table:table-cell>
          <table:table-cell table:style-name="ce192" office:value-type="float" office:value="211" calcext:value-type="float">
            <text:p>211</text:p>
          </table:table-cell>
          <table:table-cell table:style-name="ce201" office:value-type="float" office:value="9.9" calcext:value-type="float">
            <text:p>9,9</text:p>
          </table:table-cell>
          <table:table-cell table:style-name="ce206" table:formula="of:=[.B$13]/[.B$12]*PI()*[.B$9]*1000*([.B$11]-[.C246])/1000*24" office:value-type="float" office:value="2644.21570467346" calcext:value-type="float">
            <text:p>2.644</text:p>
          </table:table-cell>
          <table:table-cell table:style-name="ce206" table:formula="of:=[.B$13]/[.B$12]*PI()*[.B$9]*1000*([.B$11]-[.B$10]-[.C246])/1000*24" office:value-type="float" office:value="796.959224362659" calcext:value-type="float">
            <text:p>797</text:p>
          </table:table-cell>
          <table:table-cell table:style-name="ce206" table:formula="of:=[.D246]+[.E246]" office:value-type="float" office:value="3441.17492903612" calcext:value-type="float">
            <text:p>3.441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10-19" calcext:value-type="date">
            <text:p>19. Okt</text:p>
          </table:table-cell>
          <table:table-cell table:style-name="ce192" office:value-type="float" office:value="212" calcext:value-type="float">
            <text:p>212</text:p>
          </table:table-cell>
          <table:table-cell table:style-name="ce201" office:value-type="float" office:value="9.7" calcext:value-type="float">
            <text:p>9,7</text:p>
          </table:table-cell>
          <table:table-cell table:style-name="ce206" table:formula="of:=[.B$13]/[.B$12]*PI()*[.B$9]*1000*([.B$11]-[.C247])/1000*24" office:value-type="float" office:value="2654.77145598952" calcext:value-type="float">
            <text:p>2.655</text:p>
          </table:table-cell>
          <table:table-cell table:style-name="ce206" table:formula="of:=[.B$13]/[.B$12]*PI()*[.B$9]*1000*([.B$11]-[.B$10]-[.C247])/1000*24" office:value-type="float" office:value="807.514975678721" calcext:value-type="float">
            <text:p>808</text:p>
          </table:table-cell>
          <table:table-cell table:style-name="ce206" table:formula="of:=[.D247]+[.E247]" office:value-type="float" office:value="3462.28643166824" calcext:value-type="float">
            <text:p>3.462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10-20" calcext:value-type="date">
            <text:p>20. Okt</text:p>
          </table:table-cell>
          <table:table-cell table:style-name="ce192" office:value-type="float" office:value="213" calcext:value-type="float">
            <text:p>213</text:p>
          </table:table-cell>
          <table:table-cell table:style-name="ce201" office:value-type="float" office:value="9.5" calcext:value-type="float">
            <text:p>9,5</text:p>
          </table:table-cell>
          <table:table-cell table:style-name="ce206" table:formula="of:=[.B$13]/[.B$12]*PI()*[.B$9]*1000*([.B$11]-[.C248])/1000*24" office:value-type="float" office:value="2665.32720730558" calcext:value-type="float">
            <text:p>2.665</text:p>
          </table:table-cell>
          <table:table-cell table:style-name="ce206" table:formula="of:=[.B$13]/[.B$12]*PI()*[.B$9]*1000*([.B$11]-[.B$10]-[.C248])/1000*24" office:value-type="float" office:value="818.070726994782" calcext:value-type="float">
            <text:p>818</text:p>
          </table:table-cell>
          <table:table-cell table:style-name="ce206" table:formula="of:=[.D248]+[.E248]" office:value-type="float" office:value="3483.39793430036" calcext:value-type="float">
            <text:p>3.483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10-21" calcext:value-type="date">
            <text:p>21. Okt</text:p>
          </table:table-cell>
          <table:table-cell table:style-name="ce192" office:value-type="float" office:value="214" calcext:value-type="float">
            <text:p>214</text:p>
          </table:table-cell>
          <table:table-cell table:style-name="ce201" office:value-type="float" office:value="9.3" calcext:value-type="float">
            <text:p>9,3</text:p>
          </table:table-cell>
          <table:table-cell table:style-name="ce206" table:formula="of:=[.B$13]/[.B$12]*PI()*[.B$9]*1000*([.B$11]-[.C249])/1000*24" office:value-type="float" office:value="2675.88295862164" calcext:value-type="float">
            <text:p>2.676</text:p>
          </table:table-cell>
          <table:table-cell table:style-name="ce206" table:formula="of:=[.B$13]/[.B$12]*PI()*[.B$9]*1000*([.B$11]-[.B$10]-[.C249])/1000*24" office:value-type="float" office:value="828.626478310844" calcext:value-type="float">
            <text:p>829</text:p>
          </table:table-cell>
          <table:table-cell table:style-name="ce206" table:formula="of:=[.D249]+[.E249]" office:value-type="float" office:value="3504.50943693249" calcext:value-type="float">
            <text:p>3.505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10-22" calcext:value-type="date">
            <text:p>22. Okt</text:p>
          </table:table-cell>
          <table:table-cell table:style-name="ce192" office:value-type="float" office:value="215" calcext:value-type="float">
            <text:p>215</text:p>
          </table:table-cell>
          <table:table-cell table:style-name="ce201" office:value-type="float" office:value="9.2" calcext:value-type="float">
            <text:p>9,2</text:p>
          </table:table-cell>
          <table:table-cell table:style-name="ce206" table:formula="of:=[.B$13]/[.B$12]*PI()*[.B$9]*1000*([.B$11]-[.C250])/1000*24" office:value-type="float" office:value="2681.16083427967" calcext:value-type="float">
            <text:p>2.681</text:p>
          </table:table-cell>
          <table:table-cell table:style-name="ce206" table:formula="of:=[.B$13]/[.B$12]*PI()*[.B$9]*1000*([.B$11]-[.B$10]-[.C250])/1000*24" office:value-type="float" office:value="833.904353968875" calcext:value-type="float">
            <text:p>834</text:p>
          </table:table-cell>
          <table:table-cell table:style-name="ce206" table:formula="of:=[.D250]+[.E250]" office:value-type="float" office:value="3515.06518824855" calcext:value-type="float">
            <text:p>3.515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10-23" calcext:value-type="date">
            <text:p>23. Okt</text:p>
          </table:table-cell>
          <table:table-cell table:style-name="ce192" office:value-type="float" office:value="216" calcext:value-type="float">
            <text:p>216</text:p>
          </table:table-cell>
          <table:table-cell table:style-name="ce201" office:value-type="float" office:value="9" calcext:value-type="float">
            <text:p>9,0</text:p>
          </table:table-cell>
          <table:table-cell table:style-name="ce206" table:formula="of:=[.B$13]/[.B$12]*PI()*[.B$9]*1000*([.B$11]-[.C251])/1000*24" office:value-type="float" office:value="2691.71658559573" calcext:value-type="float">
            <text:p>2.692</text:p>
          </table:table-cell>
          <table:table-cell table:style-name="ce206" table:formula="of:=[.B$13]/[.B$12]*PI()*[.B$9]*1000*([.B$11]-[.B$10]-[.C251])/1000*24" office:value-type="float" office:value="844.460105284936" calcext:value-type="float">
            <text:p>844</text:p>
          </table:table-cell>
          <table:table-cell table:style-name="ce206" table:formula="of:=[.D251]+[.E251]" office:value-type="float" office:value="3536.17669088067" calcext:value-type="float">
            <text:p>3.536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10-24" calcext:value-type="date">
            <text:p>24. Okt</text:p>
          </table:table-cell>
          <table:table-cell table:style-name="ce192" office:value-type="float" office:value="217" calcext:value-type="float">
            <text:p>217</text:p>
          </table:table-cell>
          <table:table-cell table:style-name="ce201" office:value-type="float" office:value="8.8" calcext:value-type="float">
            <text:p>8,8</text:p>
          </table:table-cell>
          <table:table-cell table:style-name="ce206" table:formula="of:=[.B$13]/[.B$12]*PI()*[.B$9]*1000*([.B$11]-[.C252])/1000*24" office:value-type="float" office:value="2702.2723369118" calcext:value-type="float">
            <text:p>2.702</text:p>
          </table:table-cell>
          <table:table-cell table:style-name="ce206" table:formula="of:=[.B$13]/[.B$12]*PI()*[.B$9]*1000*([.B$11]-[.B$10]-[.C252])/1000*24" office:value-type="float" office:value="855.015856600998" calcext:value-type="float">
            <text:p>855</text:p>
          </table:table-cell>
          <table:table-cell table:style-name="ce206" table:formula="of:=[.D252]+[.E252]" office:value-type="float" office:value="3557.28819351279" calcext:value-type="float">
            <text:p>3.557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10-25" calcext:value-type="date">
            <text:p>25. Okt</text:p>
          </table:table-cell>
          <table:table-cell table:style-name="ce192" office:value-type="float" office:value="218" calcext:value-type="float">
            <text:p>218</text:p>
          </table:table-cell>
          <table:table-cell table:style-name="ce201" office:value-type="float" office:value="8.7" calcext:value-type="float">
            <text:p>8,7</text:p>
          </table:table-cell>
          <table:table-cell table:style-name="ce206" table:formula="of:=[.B$13]/[.B$12]*PI()*[.B$9]*1000*([.B$11]-[.C253])/1000*24" office:value-type="float" office:value="2707.55021256983" calcext:value-type="float">
            <text:p>2.708</text:p>
          </table:table-cell>
          <table:table-cell table:style-name="ce206" table:formula="of:=[.B$13]/[.B$12]*PI()*[.B$9]*1000*([.B$11]-[.B$10]-[.C253])/1000*24" office:value-type="float" office:value="860.293732259029" calcext:value-type="float">
            <text:p>860</text:p>
          </table:table-cell>
          <table:table-cell table:style-name="ce206" table:formula="of:=[.D253]+[.E253]" office:value-type="float" office:value="3567.84394482886" calcext:value-type="float">
            <text:p>3.568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10-26" calcext:value-type="date">
            <text:p>26. Okt</text:p>
          </table:table-cell>
          <table:table-cell table:style-name="ce192" office:value-type="float" office:value="219" calcext:value-type="float">
            <text:p>219</text:p>
          </table:table-cell>
          <table:table-cell table:style-name="ce201" office:value-type="float" office:value="8.5" calcext:value-type="float">
            <text:p>8,5</text:p>
          </table:table-cell>
          <table:table-cell table:style-name="ce206" table:formula="of:=[.B$13]/[.B$12]*PI()*[.B$9]*1000*([.B$11]-[.C254])/1000*24" office:value-type="float" office:value="2718.10596388589" calcext:value-type="float">
            <text:p>2.718</text:p>
          </table:table-cell>
          <table:table-cell table:style-name="ce206" table:formula="of:=[.B$13]/[.B$12]*PI()*[.B$9]*1000*([.B$11]-[.B$10]-[.C254])/1000*24" office:value-type="float" office:value="870.849483575091" calcext:value-type="float">
            <text:p>871</text:p>
          </table:table-cell>
          <table:table-cell table:style-name="ce206" table:formula="of:=[.D254]+[.E254]" office:value-type="float" office:value="3588.95544746098" calcext:value-type="float">
            <text:p>3.589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10-27" calcext:value-type="date">
            <text:p>27. Okt</text:p>
          </table:table-cell>
          <table:table-cell table:style-name="ce192" office:value-type="float" office:value="220" calcext:value-type="float">
            <text:p>220</text:p>
          </table:table-cell>
          <table:table-cell table:style-name="ce201" office:value-type="float" office:value="8.3" calcext:value-type="float">
            <text:p>8,3</text:p>
          </table:table-cell>
          <table:table-cell table:style-name="ce206" table:formula="of:=[.B$13]/[.B$12]*PI()*[.B$9]*1000*([.B$11]-[.C255])/1000*24" office:value-type="float" office:value="2728.66171520195" calcext:value-type="float">
            <text:p>2.729</text:p>
          </table:table-cell>
          <table:table-cell table:style-name="ce206" table:formula="of:=[.B$13]/[.B$12]*PI()*[.B$9]*1000*([.B$11]-[.B$10]-[.C255])/1000*24" office:value-type="float" office:value="881.405234891152" calcext:value-type="float">
            <text:p>881</text:p>
          </table:table-cell>
          <table:table-cell table:style-name="ce206" table:formula="of:=[.D255]+[.E255]" office:value-type="float" office:value="3610.0669500931" calcext:value-type="float">
            <text:p>3.610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10-28" calcext:value-type="date">
            <text:p>28. Okt</text:p>
          </table:table-cell>
          <table:table-cell table:style-name="ce192" office:value-type="float" office:value="221" calcext:value-type="float">
            <text:p>221</text:p>
          </table:table-cell>
          <table:table-cell table:style-name="ce201" office:value-type="float" office:value="8.2" calcext:value-type="float">
            <text:p>8,2</text:p>
          </table:table-cell>
          <table:table-cell table:style-name="ce206" table:formula="of:=[.B$13]/[.B$12]*PI()*[.B$9]*1000*([.B$11]-[.C256])/1000*24" office:value-type="float" office:value="2733.93959085998" calcext:value-type="float">
            <text:p>2.734</text:p>
          </table:table-cell>
          <table:table-cell table:style-name="ce206" table:formula="of:=[.B$13]/[.B$12]*PI()*[.B$9]*1000*([.B$11]-[.B$10]-[.C256])/1000*24" office:value-type="float" office:value="886.683110549183" calcext:value-type="float">
            <text:p>887</text:p>
          </table:table-cell>
          <table:table-cell table:style-name="ce206" table:formula="of:=[.D256]+[.E256]" office:value-type="float" office:value="3620.62270140916" calcext:value-type="float">
            <text:p>3.621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10-29" calcext:value-type="date">
            <text:p>29. Okt</text:p>
          </table:table-cell>
          <table:table-cell table:style-name="ce192" office:value-type="float" office:value="222" calcext:value-type="float">
            <text:p>222</text:p>
          </table:table-cell>
          <table:table-cell table:style-name="ce201" office:value-type="float" office:value="8" calcext:value-type="float">
            <text:p>8,0</text:p>
          </table:table-cell>
          <table:table-cell table:style-name="ce206" table:formula="of:=[.B$13]/[.B$12]*PI()*[.B$9]*1000*([.B$11]-[.C257])/1000*24" office:value-type="float" office:value="2744.49534217604" calcext:value-type="float">
            <text:p>2.744</text:p>
          </table:table-cell>
          <table:table-cell table:style-name="ce206" table:formula="of:=[.B$13]/[.B$12]*PI()*[.B$9]*1000*([.B$11]-[.B$10]-[.C257])/1000*24" office:value-type="float" office:value="897.238861865245" calcext:value-type="float">
            <text:p>897</text:p>
          </table:table-cell>
          <table:table-cell table:style-name="ce206" table:formula="of:=[.D257]+[.E257]" office:value-type="float" office:value="3641.73420404129" calcext:value-type="float">
            <text:p>3.642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10-30" calcext:value-type="date">
            <text:p>30. Okt</text:p>
          </table:table-cell>
          <table:table-cell table:style-name="ce192" office:value-type="float" office:value="223" calcext:value-type="float">
            <text:p>223</text:p>
          </table:table-cell>
          <table:table-cell table:style-name="ce201" office:value-type="float" office:value="7.8" calcext:value-type="float">
            <text:p>7,8</text:p>
          </table:table-cell>
          <table:table-cell table:style-name="ce206" table:formula="of:=[.B$13]/[.B$12]*PI()*[.B$9]*1000*([.B$11]-[.C258])/1000*24" office:value-type="float" office:value="2755.0510934921" calcext:value-type="float">
            <text:p>2.755</text:p>
          </table:table-cell>
          <table:table-cell table:style-name="ce206" table:formula="of:=[.B$13]/[.B$12]*PI()*[.B$9]*1000*([.B$11]-[.B$10]-[.C258])/1000*24" office:value-type="float" office:value="907.794613181307" calcext:value-type="float">
            <text:p>908</text:p>
          </table:table-cell>
          <table:table-cell table:style-name="ce206" table:formula="of:=[.D258]+[.E258]" office:value-type="float" office:value="3662.84570667341" calcext:value-type="float">
            <text:p>3.663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10-31" calcext:value-type="date">
            <text:p>31. Okt</text:p>
          </table:table-cell>
          <table:table-cell table:style-name="ce192" office:value-type="float" office:value="224" calcext:value-type="float">
            <text:p>224</text:p>
          </table:table-cell>
          <table:table-cell table:style-name="ce201" office:value-type="float" office:value="7.7" calcext:value-type="float">
            <text:p>7,7</text:p>
          </table:table-cell>
          <table:table-cell table:style-name="ce206" table:formula="of:=[.B$13]/[.B$12]*PI()*[.B$9]*1000*([.B$11]-[.C259])/1000*24" office:value-type="float" office:value="2760.32896915014" calcext:value-type="float">
            <text:p>2.760</text:p>
          </table:table-cell>
          <table:table-cell table:style-name="ce206" table:formula="of:=[.B$13]/[.B$12]*PI()*[.B$9]*1000*([.B$11]-[.B$10]-[.C259])/1000*24" office:value-type="float" office:value="913.072488839337" calcext:value-type="float">
            <text:p>913</text:p>
          </table:table-cell>
          <table:table-cell table:style-name="ce206" table:formula="of:=[.D259]+[.E259]" office:value-type="float" office:value="3673.40145798947" calcext:value-type="float">
            <text:p>3.673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11-01" calcext:value-type="date">
            <text:p>1. Nov</text:p>
          </table:table-cell>
          <table:table-cell table:style-name="ce192" office:value-type="float" office:value="225" calcext:value-type="float">
            <text:p>225</text:p>
          </table:table-cell>
          <table:table-cell table:style-name="ce201" office:value-type="float" office:value="7.5" calcext:value-type="float">
            <text:p>7,5</text:p>
          </table:table-cell>
          <table:table-cell table:style-name="ce206" table:formula="of:=[.B$13]/[.B$12]*PI()*[.B$9]*1000*([.B$11]-[.C260])/1000*24" office:value-type="float" office:value="2770.8847204662" calcext:value-type="float">
            <text:p>2.771</text:p>
          </table:table-cell>
          <table:table-cell table:style-name="ce206" table:formula="of:=[.B$13]/[.B$12]*PI()*[.B$9]*1000*([.B$11]-[.B$10]-[.C260])/1000*24" office:value-type="float" office:value="923.628240155399" calcext:value-type="float">
            <text:p>924</text:p>
          </table:table-cell>
          <table:table-cell table:style-name="ce206" table:formula="of:=[.D260]+[.E260]" office:value-type="float" office:value="3694.5129606216" calcext:value-type="float">
            <text:p>3.695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11-02" calcext:value-type="date">
            <text:p>2. Nov</text:p>
          </table:table-cell>
          <table:table-cell table:style-name="ce192" office:value-type="float" office:value="226" calcext:value-type="float">
            <text:p>226</text:p>
          </table:table-cell>
          <table:table-cell table:style-name="ce201" office:value-type="float" office:value="7.3" calcext:value-type="float">
            <text:p>7,3</text:p>
          </table:table-cell>
          <table:table-cell table:style-name="ce206" table:formula="of:=[.B$13]/[.B$12]*PI()*[.B$9]*1000*([.B$11]-[.C261])/1000*24" office:value-type="float" office:value="2781.44047178226" calcext:value-type="float">
            <text:p>2.781</text:p>
          </table:table-cell>
          <table:table-cell table:style-name="ce206" table:formula="of:=[.B$13]/[.B$12]*PI()*[.B$9]*1000*([.B$11]-[.B$10]-[.C261])/1000*24" office:value-type="float" office:value="934.183991471461" calcext:value-type="float">
            <text:p>934</text:p>
          </table:table-cell>
          <table:table-cell table:style-name="ce206" table:formula="of:=[.D261]+[.E261]" office:value-type="float" office:value="3715.62446325372" calcext:value-type="float">
            <text:p>3.716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11-03" calcext:value-type="date">
            <text:p>3. Nov</text:p>
          </table:table-cell>
          <table:table-cell table:style-name="ce192" office:value-type="float" office:value="227" calcext:value-type="float">
            <text:p>227</text:p>
          </table:table-cell>
          <table:table-cell table:style-name="ce201" office:value-type="float" office:value="7.2" calcext:value-type="float">
            <text:p>7,2</text:p>
          </table:table-cell>
          <table:table-cell table:style-name="ce206" table:formula="of:=[.B$13]/[.B$12]*PI()*[.B$9]*1000*([.B$11]-[.C262])/1000*24" office:value-type="float" office:value="2786.71834744029" calcext:value-type="float">
            <text:p>2.787</text:p>
          </table:table-cell>
          <table:table-cell table:style-name="ce206" table:formula="of:=[.B$13]/[.B$12]*PI()*[.B$9]*1000*([.B$11]-[.B$10]-[.C262])/1000*24" office:value-type="float" office:value="939.461867129492" calcext:value-type="float">
            <text:p>939</text:p>
          </table:table-cell>
          <table:table-cell table:style-name="ce206" table:formula="of:=[.D262]+[.E262]" office:value-type="float" office:value="3726.18021456978" calcext:value-type="float">
            <text:p>3.726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11-04" calcext:value-type="date">
            <text:p>4. Nov</text:p>
          </table:table-cell>
          <table:table-cell table:style-name="ce192" office:value-type="float" office:value="228" calcext:value-type="float">
            <text:p>228</text:p>
          </table:table-cell>
          <table:table-cell table:style-name="ce201" office:value-type="float" office:value="7" calcext:value-type="float">
            <text:p>7,0</text:p>
          </table:table-cell>
          <table:table-cell table:style-name="ce206" table:formula="of:=[.B$13]/[.B$12]*PI()*[.B$9]*1000*([.B$11]-[.C263])/1000*24" office:value-type="float" office:value="2797.27409875635" calcext:value-type="float">
            <text:p>2.797</text:p>
          </table:table-cell>
          <table:table-cell table:style-name="ce206" table:formula="of:=[.B$13]/[.B$12]*PI()*[.B$9]*1000*([.B$11]-[.B$10]-[.C263])/1000*24" office:value-type="float" office:value="950.017618445553" calcext:value-type="float">
            <text:p>950</text:p>
          </table:table-cell>
          <table:table-cell table:style-name="ce206" table:formula="of:=[.D263]+[.E263]" office:value-type="float" office:value="3747.2917172019" calcext:value-type="float">
            <text:p>3.747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11-05" calcext:value-type="date">
            <text:p>5. Nov</text:p>
          </table:table-cell>
          <table:table-cell table:style-name="ce192" office:value-type="float" office:value="229" calcext:value-type="float">
            <text:p>229</text:p>
          </table:table-cell>
          <table:table-cell table:style-name="ce201" office:value-type="float" office:value="6.8" calcext:value-type="float">
            <text:p>6,8</text:p>
          </table:table-cell>
          <table:table-cell table:style-name="ce206" table:formula="of:=[.B$13]/[.B$12]*PI()*[.B$9]*1000*([.B$11]-[.C264])/1000*24" office:value-type="float" office:value="2807.82985007241" calcext:value-type="float">
            <text:p>2.808</text:p>
          </table:table-cell>
          <table:table-cell table:style-name="ce206" table:formula="of:=[.B$13]/[.B$12]*PI()*[.B$9]*1000*([.B$11]-[.B$10]-[.C264])/1000*24" office:value-type="float" office:value="960.573369761615" calcext:value-type="float">
            <text:p>961</text:p>
          </table:table-cell>
          <table:table-cell table:style-name="ce206" table:formula="of:=[.D264]+[.E264]" office:value-type="float" office:value="3768.40321983403" calcext:value-type="float">
            <text:p>3.768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11-06" calcext:value-type="date">
            <text:p>6. Nov</text:p>
          </table:table-cell>
          <table:table-cell table:style-name="ce192" office:value-type="float" office:value="230" calcext:value-type="float">
            <text:p>230</text:p>
          </table:table-cell>
          <table:table-cell table:style-name="ce201" office:value-type="float" office:value="6.7" calcext:value-type="float">
            <text:p>6,7</text:p>
          </table:table-cell>
          <table:table-cell table:style-name="ce206" table:formula="of:=[.B$13]/[.B$12]*PI()*[.B$9]*1000*([.B$11]-[.C265])/1000*24" office:value-type="float" office:value="2813.10772573044" calcext:value-type="float">
            <text:p>2.813</text:p>
          </table:table-cell>
          <table:table-cell table:style-name="ce206" table:formula="of:=[.B$13]/[.B$12]*PI()*[.B$9]*1000*([.B$11]-[.B$10]-[.C265])/1000*24" office:value-type="float" office:value="965.851245419646" calcext:value-type="float">
            <text:p>966</text:p>
          </table:table-cell>
          <table:table-cell table:style-name="ce206" table:formula="of:=[.D265]+[.E265]" office:value-type="float" office:value="3778.95897115009" calcext:value-type="float">
            <text:p>3.779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11-07" calcext:value-type="date">
            <text:p>7. Nov</text:p>
          </table:table-cell>
          <table:table-cell table:style-name="ce192" office:value-type="float" office:value="231" calcext:value-type="float">
            <text:p>231</text:p>
          </table:table-cell>
          <table:table-cell table:style-name="ce201" office:value-type="float" office:value="6.5" calcext:value-type="float">
            <text:p>6,5</text:p>
          </table:table-cell>
          <table:table-cell table:style-name="ce206" table:formula="of:=[.B$13]/[.B$12]*PI()*[.B$9]*1000*([.B$11]-[.C266])/1000*24" office:value-type="float" office:value="2823.66347704651" calcext:value-type="float">
            <text:p>2.824</text:p>
          </table:table-cell>
          <table:table-cell table:style-name="ce206" table:formula="of:=[.B$13]/[.B$12]*PI()*[.B$9]*1000*([.B$11]-[.B$10]-[.C266])/1000*24" office:value-type="float" office:value="976.406996735708" calcext:value-type="float">
            <text:p>976</text:p>
          </table:table-cell>
          <table:table-cell table:style-name="ce206" table:formula="of:=[.D266]+[.E266]" office:value-type="float" office:value="3800.07047378221" calcext:value-type="float">
            <text:p>3.800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11-08" calcext:value-type="date">
            <text:p>8. Nov</text:p>
          </table:table-cell>
          <table:table-cell table:style-name="ce192" office:value-type="float" office:value="232" calcext:value-type="float">
            <text:p>232</text:p>
          </table:table-cell>
          <table:table-cell table:style-name="ce201" office:value-type="float" office:value="6.4" calcext:value-type="float">
            <text:p>6,4</text:p>
          </table:table-cell>
          <table:table-cell table:style-name="ce206" table:formula="of:=[.B$13]/[.B$12]*PI()*[.B$9]*1000*([.B$11]-[.C267])/1000*24" office:value-type="float" office:value="2828.94135270454" calcext:value-type="float">
            <text:p>2.829</text:p>
          </table:table-cell>
          <table:table-cell table:style-name="ce206" table:formula="of:=[.B$13]/[.B$12]*PI()*[.B$9]*1000*([.B$11]-[.B$10]-[.C267])/1000*24" office:value-type="float" office:value="981.684872393739" calcext:value-type="float">
            <text:p>982</text:p>
          </table:table-cell>
          <table:table-cell table:style-name="ce206" table:formula="of:=[.D267]+[.E267]" office:value-type="float" office:value="3810.62622509828" calcext:value-type="float">
            <text:p>3.811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11-09" calcext:value-type="date">
            <text:p>9. Nov</text:p>
          </table:table-cell>
          <table:table-cell table:style-name="ce192" office:value-type="float" office:value="233" calcext:value-type="float">
            <text:p>233</text:p>
          </table:table-cell>
          <table:table-cell table:style-name="ce201" office:value-type="float" office:value="6.2" calcext:value-type="float">
            <text:p>6,2</text:p>
          </table:table-cell>
          <table:table-cell table:style-name="ce206" table:formula="of:=[.B$13]/[.B$12]*PI()*[.B$9]*1000*([.B$11]-[.C268])/1000*24" office:value-type="float" office:value="2839.4971040206" calcext:value-type="float">
            <text:p>2.839</text:p>
          </table:table-cell>
          <table:table-cell table:style-name="ce206" table:formula="of:=[.B$13]/[.B$12]*PI()*[.B$9]*1000*([.B$11]-[.B$10]-[.C268])/1000*24" office:value-type="float" office:value="992.2406237098" calcext:value-type="float">
            <text:p>992</text:p>
          </table:table-cell>
          <table:table-cell table:style-name="ce206" table:formula="of:=[.D268]+[.E268]" office:value-type="float" office:value="3831.7377277304" calcext:value-type="float">
            <text:p>3.832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11-10" calcext:value-type="date">
            <text:p>10. Nov</text:p>
          </table:table-cell>
          <table:table-cell table:style-name="ce192" office:value-type="float" office:value="234" calcext:value-type="float">
            <text:p>234</text:p>
          </table:table-cell>
          <table:table-cell table:style-name="ce201" office:value-type="float" office:value="6" calcext:value-type="float">
            <text:p>6,0</text:p>
          </table:table-cell>
          <table:table-cell table:style-name="ce206" table:formula="of:=[.B$13]/[.B$12]*PI()*[.B$9]*1000*([.B$11]-[.C269])/1000*24" office:value-type="float" office:value="2850.05285533666" calcext:value-type="float">
            <text:p>2.850</text:p>
          </table:table-cell>
          <table:table-cell table:style-name="ce206" table:formula="of:=[.B$13]/[.B$12]*PI()*[.B$9]*1000*([.B$11]-[.B$10]-[.C269])/1000*24" office:value-type="float" office:value="1002.79637502586" calcext:value-type="float">
            <text:p>1.003</text:p>
          </table:table-cell>
          <table:table-cell table:style-name="ce206" table:formula="of:=[.D269]+[.E269]" office:value-type="float" office:value="3852.84923036252" calcext:value-type="float">
            <text:p>3.853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11-11" calcext:value-type="date">
            <text:p>11. Nov</text:p>
          </table:table-cell>
          <table:table-cell table:style-name="ce192" office:value-type="float" office:value="235" calcext:value-type="float">
            <text:p>235</text:p>
          </table:table-cell>
          <table:table-cell table:style-name="ce201" office:value-type="float" office:value="5.9" calcext:value-type="float">
            <text:p>5,9</text:p>
          </table:table-cell>
          <table:table-cell table:style-name="ce206" table:formula="of:=[.B$13]/[.B$12]*PI()*[.B$9]*1000*([.B$11]-[.C270])/1000*24" office:value-type="float" office:value="2855.33073099469" calcext:value-type="float">
            <text:p>2.855</text:p>
          </table:table-cell>
          <table:table-cell table:style-name="ce206" table:formula="of:=[.B$13]/[.B$12]*PI()*[.B$9]*1000*([.B$11]-[.B$10]-[.C270])/1000*24" office:value-type="float" office:value="1008.07425068389" calcext:value-type="float">
            <text:p>1.008</text:p>
          </table:table-cell>
          <table:table-cell table:style-name="ce206" table:formula="of:=[.D270]+[.E270]" office:value-type="float" office:value="3863.40498167858" calcext:value-type="float">
            <text:p>3.863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11-12" calcext:value-type="date">
            <text:p>12. Nov</text:p>
          </table:table-cell>
          <table:table-cell table:style-name="ce192" office:value-type="float" office:value="236" calcext:value-type="float">
            <text:p>236</text:p>
          </table:table-cell>
          <table:table-cell table:style-name="ce201" office:value-type="float" office:value="5.7" calcext:value-type="float">
            <text:p>5,7</text:p>
          </table:table-cell>
          <table:table-cell table:style-name="ce206" table:formula="of:=[.B$13]/[.B$12]*PI()*[.B$9]*1000*([.B$11]-[.C271])/1000*24" office:value-type="float" office:value="2865.88648231075" calcext:value-type="float">
            <text:p>2.866</text:p>
          </table:table-cell>
          <table:table-cell table:style-name="ce206" table:formula="of:=[.B$13]/[.B$12]*PI()*[.B$9]*1000*([.B$11]-[.B$10]-[.C271])/1000*24" office:value-type="float" office:value="1018.63000199995" calcext:value-type="float">
            <text:p>1.019</text:p>
          </table:table-cell>
          <table:table-cell table:style-name="ce206" table:formula="of:=[.D271]+[.E271]" office:value-type="float" office:value="3884.51648431071" calcext:value-type="float">
            <text:p>3.885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11-13" calcext:value-type="date">
            <text:p>13. Nov</text:p>
          </table:table-cell>
          <table:table-cell table:style-name="ce192" office:value-type="float" office:value="237" calcext:value-type="float">
            <text:p>237</text:p>
          </table:table-cell>
          <table:table-cell table:style-name="ce201" office:value-type="float" office:value="5.6" calcext:value-type="float">
            <text:p>5,6</text:p>
          </table:table-cell>
          <table:table-cell table:style-name="ce206" table:formula="of:=[.B$13]/[.B$12]*PI()*[.B$9]*1000*([.B$11]-[.C272])/1000*24" office:value-type="float" office:value="2871.16435796878" calcext:value-type="float">
            <text:p>2.871</text:p>
          </table:table-cell>
          <table:table-cell table:style-name="ce206" table:formula="of:=[.B$13]/[.B$12]*PI()*[.B$9]*1000*([.B$11]-[.B$10]-[.C272])/1000*24" office:value-type="float" office:value="1023.90787765799" calcext:value-type="float">
            <text:p>1.024</text:p>
          </table:table-cell>
          <table:table-cell table:style-name="ce206" table:formula="of:=[.D272]+[.E272]" office:value-type="float" office:value="3895.07223562677" calcext:value-type="float">
            <text:p>3.895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11-14" calcext:value-type="date">
            <text:p>14. Nov</text:p>
          </table:table-cell>
          <table:table-cell table:style-name="ce192" office:value-type="float" office:value="238" calcext:value-type="float">
            <text:p>238</text:p>
          </table:table-cell>
          <table:table-cell table:style-name="ce201" office:value-type="float" office:value="5.4" calcext:value-type="float">
            <text:p>5,4</text:p>
          </table:table-cell>
          <table:table-cell table:style-name="ce206" table:formula="of:=[.B$13]/[.B$12]*PI()*[.B$9]*1000*([.B$11]-[.C273])/1000*24" office:value-type="float" office:value="2881.72010928484" calcext:value-type="float">
            <text:p>2.882</text:p>
          </table:table-cell>
          <table:table-cell table:style-name="ce206" table:formula="of:=[.B$13]/[.B$12]*PI()*[.B$9]*1000*([.B$11]-[.B$10]-[.C273])/1000*24" office:value-type="float" office:value="1034.46362897405" calcext:value-type="float">
            <text:p>1.034</text:p>
          </table:table-cell>
          <table:table-cell table:style-name="ce206" table:formula="of:=[.D273]+[.E273]" office:value-type="float" office:value="3916.18373825889" calcext:value-type="float">
            <text:p>3.916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11-15" calcext:value-type="date">
            <text:p>15. Nov</text:p>
          </table:table-cell>
          <table:table-cell table:style-name="ce192" office:value-type="float" office:value="239" calcext:value-type="float">
            <text:p>239</text:p>
          </table:table-cell>
          <table:table-cell table:style-name="ce201" office:value-type="float" office:value="5.3" calcext:value-type="float">
            <text:p>5,3</text:p>
          </table:table-cell>
          <table:table-cell table:style-name="ce206" table:formula="of:=[.B$13]/[.B$12]*PI()*[.B$9]*1000*([.B$11]-[.C274])/1000*24" office:value-type="float" office:value="2886.99798494288" calcext:value-type="float">
            <text:p>2.887</text:p>
          </table:table-cell>
          <table:table-cell table:style-name="ce206" table:formula="of:=[.B$13]/[.B$12]*PI()*[.B$9]*1000*([.B$11]-[.B$10]-[.C274])/1000*24" office:value-type="float" office:value="1039.74150463208" calcext:value-type="float">
            <text:p>1.040</text:p>
          </table:table-cell>
          <table:table-cell table:style-name="ce206" table:formula="of:=[.D274]+[.E274]" office:value-type="float" office:value="3926.73948957495" calcext:value-type="float">
            <text:p>3.927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11-16" calcext:value-type="date">
            <text:p>16. Nov</text:p>
          </table:table-cell>
          <table:table-cell table:style-name="ce192" office:value-type="float" office:value="240" calcext:value-type="float">
            <text:p>240</text:p>
          </table:table-cell>
          <table:table-cell table:style-name="ce201" office:value-type="float" office:value="5.1" calcext:value-type="float">
            <text:p>5,1</text:p>
          </table:table-cell>
          <table:table-cell table:style-name="ce206" table:formula="of:=[.B$13]/[.B$12]*PI()*[.B$9]*1000*([.B$11]-[.C275])/1000*24" office:value-type="float" office:value="2897.55373625894" calcext:value-type="float">
            <text:p>2.898</text:p>
          </table:table-cell>
          <table:table-cell table:style-name="ce206" table:formula="of:=[.B$13]/[.B$12]*PI()*[.B$9]*1000*([.B$11]-[.B$10]-[.C275])/1000*24" office:value-type="float" office:value="1050.29725594814" calcext:value-type="float">
            <text:p>1.050</text:p>
          </table:table-cell>
          <table:table-cell table:style-name="ce206" table:formula="of:=[.D275]+[.E275]" office:value-type="float" office:value="3947.85099220708" calcext:value-type="float">
            <text:p>3.948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11-17" calcext:value-type="date">
            <text:p>17. Nov</text:p>
          </table:table-cell>
          <table:table-cell table:style-name="ce192" office:value-type="float" office:value="241" calcext:value-type="float">
            <text:p>241</text:p>
          </table:table-cell>
          <table:table-cell table:style-name="ce201" office:value-type="float" office:value="5" calcext:value-type="float">
            <text:p>5,0</text:p>
          </table:table-cell>
          <table:table-cell table:style-name="ce206" table:formula="of:=[.B$13]/[.B$12]*PI()*[.B$9]*1000*([.B$11]-[.C276])/1000*24" office:value-type="float" office:value="2902.83161191697" calcext:value-type="float">
            <text:p>2.903</text:p>
          </table:table-cell>
          <table:table-cell table:style-name="ce206" table:formula="of:=[.B$13]/[.B$12]*PI()*[.B$9]*1000*([.B$11]-[.B$10]-[.C276])/1000*24" office:value-type="float" office:value="1055.57513160617" calcext:value-type="float">
            <text:p>1.056</text:p>
          </table:table-cell>
          <table:table-cell table:style-name="ce206" table:formula="of:=[.D276]+[.E276]" office:value-type="float" office:value="3958.40674352314" calcext:value-type="float">
            <text:p>3.958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11-18" calcext:value-type="date">
            <text:p>18. Nov</text:p>
          </table:table-cell>
          <table:table-cell table:style-name="ce192" office:value-type="float" office:value="242" calcext:value-type="float">
            <text:p>242</text:p>
          </table:table-cell>
          <table:table-cell table:style-name="ce201" office:value-type="float" office:value="4.8" calcext:value-type="float">
            <text:p>4,8</text:p>
          </table:table-cell>
          <table:table-cell table:style-name="ce206" table:formula="of:=[.B$13]/[.B$12]*PI()*[.B$9]*1000*([.B$11]-[.C277])/1000*24" office:value-type="float" office:value="2913.38736323303" calcext:value-type="float">
            <text:p>2.913</text:p>
          </table:table-cell>
          <table:table-cell table:style-name="ce206" table:formula="of:=[.B$13]/[.B$12]*PI()*[.B$9]*1000*([.B$11]-[.B$10]-[.C277])/1000*24" office:value-type="float" office:value="1066.13088292223" calcext:value-type="float">
            <text:p>1.066</text:p>
          </table:table-cell>
          <table:table-cell table:style-name="ce206" table:formula="of:=[.D277]+[.E277]" office:value-type="float" office:value="3979.51824615526" calcext:value-type="float">
            <text:p>3.980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11-19" calcext:value-type="date">
            <text:p>19. Nov</text:p>
          </table:table-cell>
          <table:table-cell table:style-name="ce192" office:value-type="float" office:value="243" calcext:value-type="float">
            <text:p>243</text:p>
          </table:table-cell>
          <table:table-cell table:style-name="ce201" office:value-type="float" office:value="4.7" calcext:value-type="float">
            <text:p>4,7</text:p>
          </table:table-cell>
          <table:table-cell table:style-name="ce206" table:formula="of:=[.B$13]/[.B$12]*PI()*[.B$9]*1000*([.B$11]-[.C278])/1000*24" office:value-type="float" office:value="2918.66523889106" calcext:value-type="float">
            <text:p>2.919</text:p>
          </table:table-cell>
          <table:table-cell table:style-name="ce206" table:formula="of:=[.B$13]/[.B$12]*PI()*[.B$9]*1000*([.B$11]-[.B$10]-[.C278])/1000*24" office:value-type="float" office:value="1071.40875858026" calcext:value-type="float">
            <text:p>1.071</text:p>
          </table:table-cell>
          <table:table-cell table:style-name="ce206" table:formula="of:=[.D278]+[.E278]" office:value-type="float" office:value="3990.07399747132" calcext:value-type="float">
            <text:p>3.990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11-20" calcext:value-type="date">
            <text:p>20. Nov</text:p>
          </table:table-cell>
          <table:table-cell table:style-name="ce192" office:value-type="float" office:value="244" calcext:value-type="float">
            <text:p>244</text:p>
          </table:table-cell>
          <table:table-cell table:style-name="ce201" office:value-type="float" office:value="4.5" calcext:value-type="float">
            <text:p>4,5</text:p>
          </table:table-cell>
          <table:table-cell table:style-name="ce206" table:formula="of:=[.B$13]/[.B$12]*PI()*[.B$9]*1000*([.B$11]-[.C279])/1000*24" office:value-type="float" office:value="2929.22099020712" calcext:value-type="float">
            <text:p>2.929</text:p>
          </table:table-cell>
          <table:table-cell table:style-name="ce206" table:formula="of:=[.B$13]/[.B$12]*PI()*[.B$9]*1000*([.B$11]-[.B$10]-[.C279])/1000*24" office:value-type="float" office:value="1081.96450989632" calcext:value-type="float">
            <text:p>1.082</text:p>
          </table:table-cell>
          <table:table-cell table:style-name="ce206" table:formula="of:=[.D279]+[.E279]" office:value-type="float" office:value="4011.18550010345" calcext:value-type="float">
            <text:p>4.011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11-21" calcext:value-type="date">
            <text:p>21. Nov</text:p>
          </table:table-cell>
          <table:table-cell table:style-name="ce192" office:value-type="float" office:value="245" calcext:value-type="float">
            <text:p>245</text:p>
          </table:table-cell>
          <table:table-cell table:style-name="ce201" office:value-type="float" office:value="4.4" calcext:value-type="float">
            <text:p>4,4</text:p>
          </table:table-cell>
          <table:table-cell table:style-name="ce206" table:formula="of:=[.B$13]/[.B$12]*PI()*[.B$9]*1000*([.B$11]-[.C280])/1000*24" office:value-type="float" office:value="2934.49886586515" calcext:value-type="float">
            <text:p>2.934</text:p>
          </table:table-cell>
          <table:table-cell table:style-name="ce206" table:formula="of:=[.B$13]/[.B$12]*PI()*[.B$9]*1000*([.B$11]-[.B$10]-[.C280])/1000*24" office:value-type="float" office:value="1087.24238555436" calcext:value-type="float">
            <text:p>1.087</text:p>
          </table:table-cell>
          <table:table-cell table:style-name="ce206" table:formula="of:=[.D280]+[.E280]" office:value-type="float" office:value="4021.74125141951" calcext:value-type="float">
            <text:p>4.022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11-22" calcext:value-type="date">
            <text:p>22. Nov</text:p>
          </table:table-cell>
          <table:table-cell table:style-name="ce192" office:value-type="float" office:value="246" calcext:value-type="float">
            <text:p>246</text:p>
          </table:table-cell>
          <table:table-cell table:style-name="ce201" office:value-type="float" office:value="4.2" calcext:value-type="float">
            <text:p>4,2</text:p>
          </table:table-cell>
          <table:table-cell table:style-name="ce206" table:formula="of:=[.B$13]/[.B$12]*PI()*[.B$9]*1000*([.B$11]-[.C281])/1000*24" office:value-type="float" office:value="2945.05461718122" calcext:value-type="float">
            <text:p>2.945</text:p>
          </table:table-cell>
          <table:table-cell table:style-name="ce206" table:formula="of:=[.B$13]/[.B$12]*PI()*[.B$9]*1000*([.B$11]-[.B$10]-[.C281])/1000*24" office:value-type="float" office:value="1097.79813687042" calcext:value-type="float">
            <text:p>1.098</text:p>
          </table:table-cell>
          <table:table-cell table:style-name="ce206" table:formula="of:=[.D281]+[.E281]" office:value-type="float" office:value="4042.85275405163" calcext:value-type="float">
            <text:p>4.043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11-23" calcext:value-type="date">
            <text:p>23. Nov</text:p>
          </table:table-cell>
          <table:table-cell table:style-name="ce192" office:value-type="float" office:value="247" calcext:value-type="float">
            <text:p>247</text:p>
          </table:table-cell>
          <table:table-cell table:style-name="ce201" office:value-type="float" office:value="4.1" calcext:value-type="float">
            <text:p>4,1</text:p>
          </table:table-cell>
          <table:table-cell table:style-name="ce206" table:formula="of:=[.B$13]/[.B$12]*PI()*[.B$9]*1000*([.B$11]-[.C282])/1000*24" office:value-type="float" office:value="2950.33249283925" calcext:value-type="float">
            <text:p>2.950</text:p>
          </table:table-cell>
          <table:table-cell table:style-name="ce206" table:formula="of:=[.B$13]/[.B$12]*PI()*[.B$9]*1000*([.B$11]-[.B$10]-[.C282])/1000*24" office:value-type="float" office:value="1103.07601252845" calcext:value-type="float">
            <text:p>1.103</text:p>
          </table:table-cell>
          <table:table-cell table:style-name="ce206" table:formula="of:=[.D282]+[.E282]" office:value-type="float" office:value="4053.40850536769" calcext:value-type="float">
            <text:p>4.053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11-24" calcext:value-type="date">
            <text:p>24. Nov</text:p>
          </table:table-cell>
          <table:table-cell table:style-name="ce192" office:value-type="float" office:value="248" calcext:value-type="float">
            <text:p>248</text:p>
          </table:table-cell>
          <table:table-cell table:style-name="ce201" office:value-type="float" office:value="3.9" calcext:value-type="float">
            <text:p>3,9</text:p>
          </table:table-cell>
          <table:table-cell table:style-name="ce206" table:formula="of:=[.B$13]/[.B$12]*PI()*[.B$9]*1000*([.B$11]-[.C283])/1000*24" office:value-type="float" office:value="2960.88824415531" calcext:value-type="float">
            <text:p>2.961</text:p>
          </table:table-cell>
          <table:table-cell table:style-name="ce206" table:formula="of:=[.B$13]/[.B$12]*PI()*[.B$9]*1000*([.B$11]-[.B$10]-[.C283])/1000*24" office:value-type="float" office:value="1113.63176384451" calcext:value-type="float">
            <text:p>1.114</text:p>
          </table:table-cell>
          <table:table-cell table:style-name="ce206" table:formula="of:=[.D283]+[.E283]" office:value-type="float" office:value="4074.52000799982" calcext:value-type="float">
            <text:p>4.075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11-25" calcext:value-type="date">
            <text:p>25. Nov</text:p>
          </table:table-cell>
          <table:table-cell table:style-name="ce192" office:value-type="float" office:value="249" calcext:value-type="float">
            <text:p>249</text:p>
          </table:table-cell>
          <table:table-cell table:style-name="ce201" office:value-type="float" office:value="3.8" calcext:value-type="float">
            <text:p>3,8</text:p>
          </table:table-cell>
          <table:table-cell table:style-name="ce206" table:formula="of:=[.B$13]/[.B$12]*PI()*[.B$9]*1000*([.B$11]-[.C284])/1000*24" office:value-type="float" office:value="2966.16611981334" calcext:value-type="float">
            <text:p>2.966</text:p>
          </table:table-cell>
          <table:table-cell table:style-name="ce206" table:formula="of:=[.B$13]/[.B$12]*PI()*[.B$9]*1000*([.B$11]-[.B$10]-[.C284])/1000*24" office:value-type="float" office:value="1118.90963950254" calcext:value-type="float">
            <text:p>1.119</text:p>
          </table:table-cell>
          <table:table-cell table:style-name="ce206" table:formula="of:=[.D284]+[.E284]" office:value-type="float" office:value="4085.07575931588" calcext:value-type="float">
            <text:p>4.085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11-26" calcext:value-type="date">
            <text:p>26. Nov</text:p>
          </table:table-cell>
          <table:table-cell table:style-name="ce192" office:value-type="float" office:value="250" calcext:value-type="float">
            <text:p>250</text:p>
          </table:table-cell>
          <table:table-cell table:style-name="ce201" office:value-type="float" office:value="3.7" calcext:value-type="float">
            <text:p>3,7</text:p>
          </table:table-cell>
          <table:table-cell table:style-name="ce206" table:formula="of:=[.B$13]/[.B$12]*PI()*[.B$9]*1000*([.B$11]-[.C285])/1000*24" office:value-type="float" office:value="2971.44399547137" calcext:value-type="float">
            <text:p>2.971</text:p>
          </table:table-cell>
          <table:table-cell table:style-name="ce206" table:formula="of:=[.B$13]/[.B$12]*PI()*[.B$9]*1000*([.B$11]-[.B$10]-[.C285])/1000*24" office:value-type="float" office:value="1124.18751516057" calcext:value-type="float">
            <text:p>1.124</text:p>
          </table:table-cell>
          <table:table-cell table:style-name="ce206" table:formula="of:=[.D285]+[.E285]" office:value-type="float" office:value="4095.63151063194" calcext:value-type="float">
            <text:p>4.096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11-27" calcext:value-type="date">
            <text:p>27. Nov</text:p>
          </table:table-cell>
          <table:table-cell table:style-name="ce192" office:value-type="float" office:value="251" calcext:value-type="float">
            <text:p>251</text:p>
          </table:table-cell>
          <table:table-cell table:style-name="ce201" office:value-type="float" office:value="3.5" calcext:value-type="float">
            <text:p>3,5</text:p>
          </table:table-cell>
          <table:table-cell table:style-name="ce206" table:formula="of:=[.B$13]/[.B$12]*PI()*[.B$9]*1000*([.B$11]-[.C286])/1000*24" office:value-type="float" office:value="2981.99974678743" calcext:value-type="float">
            <text:p>2.982</text:p>
          </table:table-cell>
          <table:table-cell table:style-name="ce206" table:formula="of:=[.B$13]/[.B$12]*PI()*[.B$9]*1000*([.B$11]-[.B$10]-[.C286])/1000*24" office:value-type="float" office:value="1134.74326647663" calcext:value-type="float">
            <text:p>1.135</text:p>
          </table:table-cell>
          <table:table-cell table:style-name="ce206" table:formula="of:=[.D286]+[.E286]" office:value-type="float" office:value="4116.74301326407" calcext:value-type="float">
            <text:p>4.117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11-28" calcext:value-type="date">
            <text:p>28. Nov</text:p>
          </table:table-cell>
          <table:table-cell table:style-name="ce192" office:value-type="float" office:value="252" calcext:value-type="float">
            <text:p>252</text:p>
          </table:table-cell>
          <table:table-cell table:style-name="ce201" office:value-type="float" office:value="3.4" calcext:value-type="float">
            <text:p>3,4</text:p>
          </table:table-cell>
          <table:table-cell table:style-name="ce206" table:formula="of:=[.B$13]/[.B$12]*PI()*[.B$9]*1000*([.B$11]-[.C287])/1000*24" office:value-type="float" office:value="2987.27762244546" calcext:value-type="float">
            <text:p>2.987</text:p>
          </table:table-cell>
          <table:table-cell table:style-name="ce206" table:formula="of:=[.B$13]/[.B$12]*PI()*[.B$9]*1000*([.B$11]-[.B$10]-[.C287])/1000*24" office:value-type="float" office:value="1140.02114213466" calcext:value-type="float">
            <text:p>1.140</text:p>
          </table:table-cell>
          <table:table-cell table:style-name="ce206" table:formula="of:=[.D287]+[.E287]" office:value-type="float" office:value="4127.29876458013" calcext:value-type="float">
            <text:p>4.127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11-29" calcext:value-type="date">
            <text:p>29. Nov</text:p>
          </table:table-cell>
          <table:table-cell table:style-name="ce192" office:value-type="float" office:value="253" calcext:value-type="float">
            <text:p>253</text:p>
          </table:table-cell>
          <table:table-cell table:style-name="ce201" office:value-type="float" office:value="3.3" calcext:value-type="float">
            <text:p>3,3</text:p>
          </table:table-cell>
          <table:table-cell table:style-name="ce206" table:formula="of:=[.B$13]/[.B$12]*PI()*[.B$9]*1000*([.B$11]-[.C288])/1000*24" office:value-type="float" office:value="2992.55549810349" calcext:value-type="float">
            <text:p>2.993</text:p>
          </table:table-cell>
          <table:table-cell table:style-name="ce206" table:formula="of:=[.B$13]/[.B$12]*PI()*[.B$9]*1000*([.B$11]-[.B$10]-[.C288])/1000*24" office:value-type="float" office:value="1145.29901779269" calcext:value-type="float">
            <text:p>1.145</text:p>
          </table:table-cell>
          <table:table-cell table:style-name="ce206" table:formula="of:=[.D288]+[.E288]" office:value-type="float" office:value="4137.85451589619" calcext:value-type="float">
            <text:p>4.138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11-30" calcext:value-type="date">
            <text:p>30. Nov</text:p>
          </table:table-cell>
          <table:table-cell table:style-name="ce192" office:value-type="float" office:value="254" calcext:value-type="float">
            <text:p>254</text:p>
          </table:table-cell>
          <table:table-cell table:style-name="ce201" office:value-type="float" office:value="3.1" calcext:value-type="float">
            <text:p>3,1</text:p>
          </table:table-cell>
          <table:table-cell table:style-name="ce206" table:formula="of:=[.B$13]/[.B$12]*PI()*[.B$9]*1000*([.B$11]-[.C289])/1000*24" office:value-type="float" office:value="3003.11124941955" calcext:value-type="float">
            <text:p>3.003</text:p>
          </table:table-cell>
          <table:table-cell table:style-name="ce206" table:formula="of:=[.B$13]/[.B$12]*PI()*[.B$9]*1000*([.B$11]-[.B$10]-[.C289])/1000*24" office:value-type="float" office:value="1155.85476910876" calcext:value-type="float">
            <text:p>1.156</text:p>
          </table:table-cell>
          <table:table-cell table:style-name="ce206" table:formula="of:=[.D289]+[.E289]" office:value-type="float" office:value="4158.96601852831" calcext:value-type="float">
            <text:p>4.159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12-01" calcext:value-type="date">
            <text:p>1. Dez</text:p>
          </table:table-cell>
          <table:table-cell table:style-name="ce192" office:value-type="float" office:value="255" calcext:value-type="float">
            <text:p>255</text:p>
          </table:table-cell>
          <table:table-cell table:style-name="ce201" office:value-type="float" office:value="3" calcext:value-type="float">
            <text:p>3,0</text:p>
          </table:table-cell>
          <table:table-cell table:style-name="ce206" table:formula="of:=[.B$13]/[.B$12]*PI()*[.B$9]*1000*([.B$11]-[.C290])/1000*24" office:value-type="float" office:value="3008.38912507759" calcext:value-type="float">
            <text:p>3.008</text:p>
          </table:table-cell>
          <table:table-cell table:style-name="ce206" table:formula="of:=[.B$13]/[.B$12]*PI()*[.B$9]*1000*([.B$11]-[.B$10]-[.C290])/1000*24" office:value-type="float" office:value="1161.13264476679" calcext:value-type="float">
            <text:p>1.161</text:p>
          </table:table-cell>
          <table:table-cell table:style-name="ce206" table:formula="of:=[.D290]+[.E290]" office:value-type="float" office:value="4169.52176984437" calcext:value-type="float">
            <text:p>4.170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12-02" calcext:value-type="date">
            <text:p>2. Dez</text:p>
          </table:table-cell>
          <table:table-cell table:style-name="ce192" office:value-type="float" office:value="256" calcext:value-type="float">
            <text:p>256</text:p>
          </table:table-cell>
          <table:table-cell table:style-name="ce201" office:value-type="float" office:value="2.9" calcext:value-type="float">
            <text:p>2,9</text:p>
          </table:table-cell>
          <table:table-cell table:style-name="ce206" table:formula="of:=[.B$13]/[.B$12]*PI()*[.B$9]*1000*([.B$11]-[.C291])/1000*24" office:value-type="float" office:value="3013.66700073562" calcext:value-type="float">
            <text:p>3.014</text:p>
          </table:table-cell>
          <table:table-cell table:style-name="ce206" table:formula="of:=[.B$13]/[.B$12]*PI()*[.B$9]*1000*([.B$11]-[.B$10]-[.C291])/1000*24" office:value-type="float" office:value="1166.41052042482" calcext:value-type="float">
            <text:p>1.166</text:p>
          </table:table-cell>
          <table:table-cell table:style-name="ce206" table:formula="of:=[.D291]+[.E291]" office:value-type="float" office:value="4180.07752116043" calcext:value-type="float">
            <text:p>4.180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12-03" calcext:value-type="date">
            <text:p>3. Dez</text:p>
          </table:table-cell>
          <table:table-cell table:style-name="ce192" office:value-type="float" office:value="257" calcext:value-type="float">
            <text:p>257</text:p>
          </table:table-cell>
          <table:table-cell table:style-name="ce201" office:value-type="float" office:value="2.8" calcext:value-type="float">
            <text:p>2,8</text:p>
          </table:table-cell>
          <table:table-cell table:style-name="ce206" table:formula="of:=[.B$13]/[.B$12]*PI()*[.B$9]*1000*([.B$11]-[.C292])/1000*24" office:value-type="float" office:value="3018.94487639365" calcext:value-type="float">
            <text:p>3.019</text:p>
          </table:table-cell>
          <table:table-cell table:style-name="ce206" table:formula="of:=[.B$13]/[.B$12]*PI()*[.B$9]*1000*([.B$11]-[.B$10]-[.C292])/1000*24" office:value-type="float" office:value="1171.68839608285" calcext:value-type="float">
            <text:p>1.172</text:p>
          </table:table-cell>
          <table:table-cell table:style-name="ce206" table:formula="of:=[.D292]+[.E292]" office:value-type="float" office:value="4190.6332724765" calcext:value-type="float">
            <text:p>4.191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12-04" calcext:value-type="date">
            <text:p>4. Dez</text:p>
          </table:table-cell>
          <table:table-cell table:style-name="ce192" office:value-type="float" office:value="258" calcext:value-type="float">
            <text:p>258</text:p>
          </table:table-cell>
          <table:table-cell table:style-name="ce201" office:value-type="float" office:value="2.7" calcext:value-type="float">
            <text:p>2,7</text:p>
          </table:table-cell>
          <table:table-cell table:style-name="ce206" table:formula="of:=[.B$13]/[.B$12]*PI()*[.B$9]*1000*([.B$11]-[.C293])/1000*24" office:value-type="float" office:value="3024.22275205168" calcext:value-type="float">
            <text:p>3.024</text:p>
          </table:table-cell>
          <table:table-cell table:style-name="ce206" table:formula="of:=[.B$13]/[.B$12]*PI()*[.B$9]*1000*([.B$11]-[.B$10]-[.C293])/1000*24" office:value-type="float" office:value="1176.96627174088" calcext:value-type="float">
            <text:p>1.177</text:p>
          </table:table-cell>
          <table:table-cell table:style-name="ce206" table:formula="of:=[.D293]+[.E293]" office:value-type="float" office:value="4201.18902379256" calcext:value-type="float">
            <text:p>4.201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12-05" calcext:value-type="date">
            <text:p>5. Dez</text:p>
          </table:table-cell>
          <table:table-cell table:style-name="ce192" office:value-type="float" office:value="259" calcext:value-type="float">
            <text:p>259</text:p>
          </table:table-cell>
          <table:table-cell table:style-name="ce201" office:value-type="float" office:value="2.5" calcext:value-type="float">
            <text:p>2,5</text:p>
          </table:table-cell>
          <table:table-cell table:style-name="ce206" table:formula="of:=[.B$13]/[.B$12]*PI()*[.B$9]*1000*([.B$11]-[.C294])/1000*24" office:value-type="float" office:value="3034.77850336774" calcext:value-type="float">
            <text:p>3.035</text:p>
          </table:table-cell>
          <table:table-cell table:style-name="ce206" table:formula="of:=[.B$13]/[.B$12]*PI()*[.B$9]*1000*([.B$11]-[.B$10]-[.C294])/1000*24" office:value-type="float" office:value="1187.52202305694" calcext:value-type="float">
            <text:p>1.188</text:p>
          </table:table-cell>
          <table:table-cell table:style-name="ce206" table:formula="of:=[.D294]+[.E294]" office:value-type="float" office:value="4222.30052642468" calcext:value-type="float">
            <text:p>4.222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12-06" calcext:value-type="date">
            <text:p>6. Dez</text:p>
          </table:table-cell>
          <table:table-cell table:style-name="ce192" office:value-type="float" office:value="260" calcext:value-type="float">
            <text:p>260</text:p>
          </table:table-cell>
          <table:table-cell table:style-name="ce201" office:value-type="float" office:value="2.4" calcext:value-type="float">
            <text:p>2,4</text:p>
          </table:table-cell>
          <table:table-cell table:style-name="ce206" table:formula="of:=[.B$13]/[.B$12]*PI()*[.B$9]*1000*([.B$11]-[.C295])/1000*24" office:value-type="float" office:value="3040.05637902577" calcext:value-type="float">
            <text:p>3.040</text:p>
          </table:table-cell>
          <table:table-cell table:style-name="ce206" table:formula="of:=[.B$13]/[.B$12]*PI()*[.B$9]*1000*([.B$11]-[.B$10]-[.C295])/1000*24" office:value-type="float" office:value="1192.79989871497" calcext:value-type="float">
            <text:p>1.193</text:p>
          </table:table-cell>
          <table:table-cell table:style-name="ce206" table:formula="of:=[.D295]+[.E295]" office:value-type="float" office:value="4232.85627774074" calcext:value-type="float">
            <text:p>4.233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12-07" calcext:value-type="date">
            <text:p>7. Dez</text:p>
          </table:table-cell>
          <table:table-cell table:style-name="ce192" office:value-type="float" office:value="261" calcext:value-type="float">
            <text:p>261</text:p>
          </table:table-cell>
          <table:table-cell table:style-name="ce201" office:value-type="float" office:value="2.3" calcext:value-type="float">
            <text:p>2,3</text:p>
          </table:table-cell>
          <table:table-cell table:style-name="ce206" table:formula="of:=[.B$13]/[.B$12]*PI()*[.B$9]*1000*([.B$11]-[.C296])/1000*24" office:value-type="float" office:value="3045.3342546838" calcext:value-type="float">
            <text:p>3.045</text:p>
          </table:table-cell>
          <table:table-cell table:style-name="ce206" table:formula="of:=[.B$13]/[.B$12]*PI()*[.B$9]*1000*([.B$11]-[.B$10]-[.C296])/1000*24" office:value-type="float" office:value="1198.077774373" calcext:value-type="float">
            <text:p>1.198</text:p>
          </table:table-cell>
          <table:table-cell table:style-name="ce206" table:formula="of:=[.D296]+[.E296]" office:value-type="float" office:value="4243.41202905681" calcext:value-type="float">
            <text:p>4.243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12-08" calcext:value-type="date">
            <text:p>8. Dez</text:p>
          </table:table-cell>
          <table:table-cell table:style-name="ce192" office:value-type="float" office:value="262" calcext:value-type="float">
            <text:p>262</text:p>
          </table:table-cell>
          <table:table-cell table:style-name="ce201" office:value-type="float" office:value="2.2" calcext:value-type="float">
            <text:p>2,2</text:p>
          </table:table-cell>
          <table:table-cell table:style-name="ce206" table:formula="of:=[.B$13]/[.B$12]*PI()*[.B$9]*1000*([.B$11]-[.C297])/1000*24" office:value-type="float" office:value="3050.61213034183" calcext:value-type="float">
            <text:p>3.051</text:p>
          </table:table-cell>
          <table:table-cell table:style-name="ce206" table:formula="of:=[.B$13]/[.B$12]*PI()*[.B$9]*1000*([.B$11]-[.B$10]-[.C297])/1000*24" office:value-type="float" office:value="1203.35565003103" calcext:value-type="float">
            <text:p>1.203</text:p>
          </table:table-cell>
          <table:table-cell table:style-name="ce206" table:formula="of:=[.D297]+[.E297]" office:value-type="float" office:value="4253.96778037287" calcext:value-type="float">
            <text:p>4.254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12-09" calcext:value-type="date">
            <text:p>9. Dez</text:p>
          </table:table-cell>
          <table:table-cell table:style-name="ce192" office:value-type="float" office:value="263" calcext:value-type="float">
            <text:p>263</text:p>
          </table:table-cell>
          <table:table-cell table:style-name="ce201" office:value-type="float" office:value="2.1" calcext:value-type="float">
            <text:p>2,1</text:p>
          </table:table-cell>
          <table:table-cell table:style-name="ce206" table:formula="of:=[.B$13]/[.B$12]*PI()*[.B$9]*1000*([.B$11]-[.C298])/1000*24" office:value-type="float" office:value="3055.89000599986" calcext:value-type="float">
            <text:p>3.056</text:p>
          </table:table-cell>
          <table:table-cell table:style-name="ce206" table:formula="of:=[.B$13]/[.B$12]*PI()*[.B$9]*1000*([.B$11]-[.B$10]-[.C298])/1000*24" office:value-type="float" office:value="1208.63352568907" calcext:value-type="float">
            <text:p>1.209</text:p>
          </table:table-cell>
          <table:table-cell table:style-name="ce206" table:formula="of:=[.D298]+[.E298]" office:value-type="float" office:value="4264.52353168893" calcext:value-type="float">
            <text:p>4.265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12-10" calcext:value-type="date">
            <text:p>10. Dez</text:p>
          </table:table-cell>
          <table:table-cell table:style-name="ce192" office:value-type="float" office:value="264" calcext:value-type="float">
            <text:p>264</text:p>
          </table:table-cell>
          <table:table-cell table:style-name="ce201" office:value-type="float" office:value="2" calcext:value-type="float">
            <text:p>2,0</text:p>
          </table:table-cell>
          <table:table-cell table:style-name="ce206" table:formula="of:=[.B$13]/[.B$12]*PI()*[.B$9]*1000*([.B$11]-[.C299])/1000*24" office:value-type="float" office:value="3061.16788165789" calcext:value-type="float">
            <text:p>3.061</text:p>
          </table:table-cell>
          <table:table-cell table:style-name="ce206" table:formula="of:=[.B$13]/[.B$12]*PI()*[.B$9]*1000*([.B$11]-[.B$10]-[.C299])/1000*24" office:value-type="float" office:value="1213.9114013471" calcext:value-type="float">
            <text:p>1.214</text:p>
          </table:table-cell>
          <table:table-cell table:style-name="ce206" table:formula="of:=[.D299]+[.E299]" office:value-type="float" office:value="4275.07928300499" calcext:value-type="float">
            <text:p>4.275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12-11" calcext:value-type="date">
            <text:p>11. Dez</text:p>
          </table:table-cell>
          <table:table-cell table:style-name="ce192" office:value-type="float" office:value="265" calcext:value-type="float">
            <text:p>265</text:p>
          </table:table-cell>
          <table:table-cell table:style-name="ce201" office:value-type="float" office:value="1.9" calcext:value-type="float">
            <text:p>1,9</text:p>
          </table:table-cell>
          <table:table-cell table:style-name="ce206" table:formula="of:=[.B$13]/[.B$12]*PI()*[.B$9]*1000*([.B$11]-[.C300])/1000*24" office:value-type="float" office:value="3066.44575731593" calcext:value-type="float">
            <text:p>3.066</text:p>
          </table:table-cell>
          <table:table-cell table:style-name="ce206" table:formula="of:=[.B$13]/[.B$12]*PI()*[.B$9]*1000*([.B$11]-[.B$10]-[.C300])/1000*24" office:value-type="float" office:value="1219.18927700513" calcext:value-type="float">
            <text:p>1.219</text:p>
          </table:table-cell>
          <table:table-cell table:style-name="ce206" table:formula="of:=[.D300]+[.E300]" office:value-type="float" office:value="4285.63503432105" calcext:value-type="float">
            <text:p>4.286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12-12" calcext:value-type="date">
            <text:p>12. Dez</text:p>
          </table:table-cell>
          <table:table-cell table:style-name="ce192" office:value-type="float" office:value="266" calcext:value-type="float">
            <text:p>266</text:p>
          </table:table-cell>
          <table:table-cell table:style-name="ce201" office:value-type="float" office:value="1.8" calcext:value-type="float">
            <text:p>1,8</text:p>
          </table:table-cell>
          <table:table-cell table:style-name="ce206" table:formula="of:=[.B$13]/[.B$12]*PI()*[.B$9]*1000*([.B$11]-[.C301])/1000*24" office:value-type="float" office:value="3071.72363297396" calcext:value-type="float">
            <text:p>3.072</text:p>
          </table:table-cell>
          <table:table-cell table:style-name="ce206" table:formula="of:=[.B$13]/[.B$12]*PI()*[.B$9]*1000*([.B$11]-[.B$10]-[.C301])/1000*24" office:value-type="float" office:value="1224.46715266316" calcext:value-type="float">
            <text:p>1.224</text:p>
          </table:table-cell>
          <table:table-cell table:style-name="ce206" table:formula="of:=[.D301]+[.E301]" office:value-type="float" office:value="4296.19078563711" calcext:value-type="float">
            <text:p>4.296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12-13" calcext:value-type="date">
            <text:p>13. Dez</text:p>
          </table:table-cell>
          <table:table-cell table:style-name="ce192" office:value-type="float" office:value="267" calcext:value-type="float">
            <text:p>267</text:p>
          </table:table-cell>
          <table:table-cell table:style-name="ce201" office:value-type="float" office:value="1.7" calcext:value-type="float">
            <text:p>1,7</text:p>
          </table:table-cell>
          <table:table-cell table:style-name="ce206" table:formula="of:=[.B$13]/[.B$12]*PI()*[.B$9]*1000*([.B$11]-[.C302])/1000*24" office:value-type="float" office:value="3077.00150863199" calcext:value-type="float">
            <text:p>3.077</text:p>
          </table:table-cell>
          <table:table-cell table:style-name="ce206" table:formula="of:=[.B$13]/[.B$12]*PI()*[.B$9]*1000*([.B$11]-[.B$10]-[.C302])/1000*24" office:value-type="float" office:value="1229.74502832119" calcext:value-type="float">
            <text:p>1.230</text:p>
          </table:table-cell>
          <table:table-cell table:style-name="ce206" table:formula="of:=[.D302]+[.E302]" office:value-type="float" office:value="4306.74653695318" calcext:value-type="float">
            <text:p>4.307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12-14" calcext:value-type="date">
            <text:p>14. Dez</text:p>
          </table:table-cell>
          <table:table-cell table:style-name="ce192" office:value-type="float" office:value="268" calcext:value-type="float">
            <text:p>268</text:p>
          </table:table-cell>
          <table:table-cell table:style-name="ce201" office:value-type="float" office:value="1.6" calcext:value-type="float">
            <text:p>1,6</text:p>
          </table:table-cell>
          <table:table-cell table:style-name="ce206" table:formula="of:=[.B$13]/[.B$12]*PI()*[.B$9]*1000*([.B$11]-[.C303])/1000*24" office:value-type="float" office:value="3082.27938429002" calcext:value-type="float">
            <text:p>3.082</text:p>
          </table:table-cell>
          <table:table-cell table:style-name="ce206" table:formula="of:=[.B$13]/[.B$12]*PI()*[.B$9]*1000*([.B$11]-[.B$10]-[.C303])/1000*24" office:value-type="float" office:value="1235.02290397922" calcext:value-type="float">
            <text:p>1.235</text:p>
          </table:table-cell>
          <table:table-cell table:style-name="ce206" table:formula="of:=[.D303]+[.E303]" office:value-type="float" office:value="4317.30228826924" calcext:value-type="float">
            <text:p>4.317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12-15" calcext:value-type="date">
            <text:p>15. Dez</text:p>
          </table:table-cell>
          <table:table-cell table:style-name="ce192" office:value-type="float" office:value="269" calcext:value-type="float">
            <text:p>269</text:p>
          </table:table-cell>
          <table:table-cell table:style-name="ce201" office:value-type="float" office:value="1.5" calcext:value-type="float">
            <text:p>1,5</text:p>
          </table:table-cell>
          <table:table-cell table:style-name="ce206" table:formula="of:=[.B$13]/[.B$12]*PI()*[.B$9]*1000*([.B$11]-[.C304])/1000*24" office:value-type="float" office:value="3087.55725994805" calcext:value-type="float">
            <text:p>3.088</text:p>
          </table:table-cell>
          <table:table-cell table:style-name="ce206" table:formula="of:=[.B$13]/[.B$12]*PI()*[.B$9]*1000*([.B$11]-[.B$10]-[.C304])/1000*24" office:value-type="float" office:value="1240.30077963725" calcext:value-type="float">
            <text:p>1.240</text:p>
          </table:table-cell>
          <table:table-cell table:style-name="ce206" table:formula="of:=[.D304]+[.E304]" office:value-type="float" office:value="4327.8580395853" calcext:value-type="float">
            <text:p>4.328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12-16" calcext:value-type="date">
            <text:p>16. Dez</text:p>
          </table:table-cell>
          <table:table-cell table:style-name="ce192" office:value-type="float" office:value="270" calcext:value-type="float">
            <text:p>270</text:p>
          </table:table-cell>
          <table:table-cell table:style-name="ce201" office:value-type="float" office:value="1.4" calcext:value-type="float">
            <text:p>1,4</text:p>
          </table:table-cell>
          <table:table-cell table:style-name="ce206" table:formula="of:=[.B$13]/[.B$12]*PI()*[.B$9]*1000*([.B$11]-[.C305])/1000*24" office:value-type="float" office:value="3092.83513560608" calcext:value-type="float">
            <text:p>3.093</text:p>
          </table:table-cell>
          <table:table-cell table:style-name="ce206" table:formula="of:=[.B$13]/[.B$12]*PI()*[.B$9]*1000*([.B$11]-[.B$10]-[.C305])/1000*24" office:value-type="float" office:value="1245.57865529528" calcext:value-type="float">
            <text:p>1.246</text:p>
          </table:table-cell>
          <table:table-cell table:style-name="ce206" table:formula="of:=[.D305]+[.E305]" office:value-type="float" office:value="4338.41379090136" calcext:value-type="float">
            <text:p>4.338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12-17" calcext:value-type="date">
            <text:p>17. Dez</text:p>
          </table:table-cell>
          <table:table-cell table:style-name="ce192" office:value-type="float" office:value="271" calcext:value-type="float">
            <text:p>271</text:p>
          </table:table-cell>
          <table:table-cell table:style-name="ce201" office:value-type="float" office:value="1.3" calcext:value-type="float">
            <text:p>1,3</text:p>
          </table:table-cell>
          <table:table-cell table:style-name="ce206" table:formula="of:=[.B$13]/[.B$12]*PI()*[.B$9]*1000*([.B$11]-[.C306])/1000*24" office:value-type="float" office:value="3098.11301126411" calcext:value-type="float">
            <text:p>3.098</text:p>
          </table:table-cell>
          <table:table-cell table:style-name="ce206" table:formula="of:=[.B$13]/[.B$12]*PI()*[.B$9]*1000*([.B$11]-[.B$10]-[.C306])/1000*24" office:value-type="float" office:value="1250.85653095331" calcext:value-type="float">
            <text:p>1.251</text:p>
          </table:table-cell>
          <table:table-cell table:style-name="ce206" table:formula="of:=[.D306]+[.E306]" office:value-type="float" office:value="4348.96954221742" calcext:value-type="float">
            <text:p>4.349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12-18" calcext:value-type="date">
            <text:p>18. Dez</text:p>
          </table:table-cell>
          <table:table-cell table:style-name="ce192" office:value-type="float" office:value="272" calcext:value-type="float">
            <text:p>272</text:p>
          </table:table-cell>
          <table:table-cell table:style-name="ce201" office:value-type="float" office:value="1.2" calcext:value-type="float">
            <text:p>1,2</text:p>
          </table:table-cell>
          <table:table-cell table:style-name="ce206" table:formula="of:=[.B$13]/[.B$12]*PI()*[.B$9]*1000*([.B$11]-[.C307])/1000*24" office:value-type="float" office:value="3103.39088692214" calcext:value-type="float">
            <text:p>3.103</text:p>
          </table:table-cell>
          <table:table-cell table:style-name="ce206" table:formula="of:=[.B$13]/[.B$12]*PI()*[.B$9]*1000*([.B$11]-[.B$10]-[.C307])/1000*24" office:value-type="float" office:value="1256.13440661134" calcext:value-type="float">
            <text:p>1.256</text:p>
          </table:table-cell>
          <table:table-cell table:style-name="ce206" table:formula="of:=[.D307]+[.E307]" office:value-type="float" office:value="4359.52529353348" calcext:value-type="float">
            <text:p>4.360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12-19" calcext:value-type="date">
            <text:p>19. Dez</text:p>
          </table:table-cell>
          <table:table-cell table:style-name="ce192" office:value-type="float" office:value="273" calcext:value-type="float">
            <text:p>273</text:p>
          </table:table-cell>
          <table:table-cell table:style-name="ce201" office:value-type="float" office:value="1.1" calcext:value-type="float">
            <text:p>1,1</text:p>
          </table:table-cell>
          <table:table-cell table:style-name="ce206" table:formula="of:=[.B$13]/[.B$12]*PI()*[.B$9]*1000*([.B$11]-[.C308])/1000*24" office:value-type="float" office:value="3108.66876258017" calcext:value-type="float">
            <text:p>3.109</text:p>
          </table:table-cell>
          <table:table-cell table:style-name="ce206" table:formula="of:=[.B$13]/[.B$12]*PI()*[.B$9]*1000*([.B$11]-[.B$10]-[.C308])/1000*24" office:value-type="float" office:value="1261.41228226937" calcext:value-type="float">
            <text:p>1.261</text:p>
          </table:table-cell>
          <table:table-cell table:style-name="ce206" table:formula="of:=[.D308]+[.E308]" office:value-type="float" office:value="4370.08104484955" calcext:value-type="float">
            <text:p>4.370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12-20" calcext:value-type="date">
            <text:p>20. Dez</text:p>
          </table:table-cell>
          <table:table-cell table:style-name="ce192" office:value-type="float" office:value="274" calcext:value-type="float">
            <text:p>274</text:p>
          </table:table-cell>
          <table:table-cell table:style-name="ce201" office:value-type="float" office:value="1" calcext:value-type="float">
            <text:p>1,0</text:p>
          </table:table-cell>
          <table:table-cell table:style-name="ce206" table:formula="of:=[.B$13]/[.B$12]*PI()*[.B$9]*1000*([.B$11]-[.C309])/1000*24" office:value-type="float" office:value="3113.9466382382" calcext:value-type="float">
            <text:p>3.114</text:p>
          </table:table-cell>
          <table:table-cell table:style-name="ce206" table:formula="of:=[.B$13]/[.B$12]*PI()*[.B$9]*1000*([.B$11]-[.B$10]-[.C309])/1000*24" office:value-type="float" office:value="1266.6901579274" calcext:value-type="float">
            <text:p>1.267</text:p>
          </table:table-cell>
          <table:table-cell table:style-name="ce206" table:formula="of:=[.D309]+[.E309]" office:value-type="float" office:value="4380.63679616561" calcext:value-type="float">
            <text:p>4.381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12-21" calcext:value-type="date">
            <text:p>21. Dez</text:p>
          </table:table-cell>
          <table:table-cell table:style-name="ce192" office:value-type="float" office:value="275" calcext:value-type="float">
            <text:p>275</text:p>
          </table:table-cell>
          <table:table-cell table:style-name="ce201" office:value-type="float" office:value="0.9" calcext:value-type="float">
            <text:p>0,9</text:p>
          </table:table-cell>
          <table:table-cell table:style-name="ce206" table:formula="of:=[.B$13]/[.B$12]*PI()*[.B$9]*1000*([.B$11]-[.C310])/1000*24" office:value-type="float" office:value="3119.22451389623" calcext:value-type="float">
            <text:p>3.119</text:p>
          </table:table-cell>
          <table:table-cell table:style-name="ce206" table:formula="of:=[.B$13]/[.B$12]*PI()*[.B$9]*1000*([.B$11]-[.B$10]-[.C310])/1000*24" office:value-type="float" office:value="1271.96803358544" calcext:value-type="float">
            <text:p>1.272</text:p>
          </table:table-cell>
          <table:table-cell table:style-name="ce206" table:formula="of:=[.D310]+[.E310]" office:value-type="float" office:value="4391.19254748167" calcext:value-type="float">
            <text:p>4.391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12-22" calcext:value-type="date">
            <text:p>22. Dez</text:p>
          </table:table-cell>
          <table:table-cell table:style-name="ce192" office:value-type="float" office:value="276" calcext:value-type="float">
            <text:p>276</text:p>
          </table:table-cell>
          <table:table-cell table:style-name="ce201" office:value-type="float" office:value="0.9" calcext:value-type="float">
            <text:p>0,9</text:p>
          </table:table-cell>
          <table:table-cell table:style-name="ce206" table:formula="of:=[.B$13]/[.B$12]*PI()*[.B$9]*1000*([.B$11]-[.C311])/1000*24" office:value-type="float" office:value="3119.22451389623" calcext:value-type="float">
            <text:p>3.119</text:p>
          </table:table-cell>
          <table:table-cell table:style-name="ce206" table:formula="of:=[.B$13]/[.B$12]*PI()*[.B$9]*1000*([.B$11]-[.B$10]-[.C311])/1000*24" office:value-type="float" office:value="1271.96803358544" calcext:value-type="float">
            <text:p>1.272</text:p>
          </table:table-cell>
          <table:table-cell table:style-name="ce206" table:formula="of:=[.D311]+[.E311]" office:value-type="float" office:value="4391.19254748167" calcext:value-type="float">
            <text:p>4.391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12-23" calcext:value-type="date">
            <text:p>23. Dez</text:p>
          </table:table-cell>
          <table:table-cell table:style-name="ce192" office:value-type="float" office:value="277" calcext:value-type="float">
            <text:p>277</text:p>
          </table:table-cell>
          <table:table-cell table:style-name="ce201" office:value-type="float" office:value="0.8" calcext:value-type="float">
            <text:p>0,8</text:p>
          </table:table-cell>
          <table:table-cell table:style-name="ce206" table:formula="of:=[.B$13]/[.B$12]*PI()*[.B$9]*1000*([.B$11]-[.C312])/1000*24" office:value-type="float" office:value="3124.50238955426" calcext:value-type="float">
            <text:p>3.125</text:p>
          </table:table-cell>
          <table:table-cell table:style-name="ce206" table:formula="of:=[.B$13]/[.B$12]*PI()*[.B$9]*1000*([.B$11]-[.B$10]-[.C312])/1000*24" office:value-type="float" office:value="1277.24590924347" calcext:value-type="float">
            <text:p>1.277</text:p>
          </table:table-cell>
          <table:table-cell table:style-name="ce206" table:formula="of:=[.D312]+[.E312]" office:value-type="float" office:value="4401.74829879773" calcext:value-type="float">
            <text:p>4.402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12-24" calcext:value-type="date">
            <text:p>24. Dez</text:p>
          </table:table-cell>
          <table:table-cell table:style-name="ce192" office:value-type="float" office:value="278" calcext:value-type="float">
            <text:p>278</text:p>
          </table:table-cell>
          <table:table-cell table:style-name="ce201" office:value-type="float" office:value="0.7" calcext:value-type="float">
            <text:p>0,7</text:p>
          </table:table-cell>
          <table:table-cell table:style-name="ce206" table:formula="of:=[.B$13]/[.B$12]*PI()*[.B$9]*1000*([.B$11]-[.C313])/1000*24" office:value-type="float" office:value="3129.7802652123" calcext:value-type="float">
            <text:p>3.130</text:p>
          </table:table-cell>
          <table:table-cell table:style-name="ce206" table:formula="of:=[.B$13]/[.B$12]*PI()*[.B$9]*1000*([.B$11]-[.B$10]-[.C313])/1000*24" office:value-type="float" office:value="1282.5237849015" calcext:value-type="float">
            <text:p>1.283</text:p>
          </table:table-cell>
          <table:table-cell table:style-name="ce206" table:formula="of:=[.D313]+[.E313]" office:value-type="float" office:value="4412.30405011379" calcext:value-type="float">
            <text:p>4.412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12-25" calcext:value-type="date">
            <text:p>25. Dez</text:p>
          </table:table-cell>
          <table:table-cell table:style-name="ce192" office:value-type="float" office:value="279" calcext:value-type="float">
            <text:p>279</text:p>
          </table:table-cell>
          <table:table-cell table:style-name="ce201" office:value-type="float" office:value="0.6" calcext:value-type="float">
            <text:p>0,6</text:p>
          </table:table-cell>
          <table:table-cell table:style-name="ce206" table:formula="of:=[.B$13]/[.B$12]*PI()*[.B$9]*1000*([.B$11]-[.C314])/1000*24" office:value-type="float" office:value="3135.05814087033" calcext:value-type="float">
            <text:p>3.135</text:p>
          </table:table-cell>
          <table:table-cell table:style-name="ce206" table:formula="of:=[.B$13]/[.B$12]*PI()*[.B$9]*1000*([.B$11]-[.B$10]-[.C314])/1000*24" office:value-type="float" office:value="1287.80166055953" calcext:value-type="float">
            <text:p>1.288</text:p>
          </table:table-cell>
          <table:table-cell table:style-name="ce206" table:formula="of:=[.D314]+[.E314]" office:value-type="float" office:value="4422.85980142985" calcext:value-type="float">
            <text:p>4.423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12-26" calcext:value-type="date">
            <text:p>26. Dez</text:p>
          </table:table-cell>
          <table:table-cell table:style-name="ce192" office:value-type="float" office:value="280" calcext:value-type="float">
            <text:p>280</text:p>
          </table:table-cell>
          <table:table-cell table:style-name="ce201" office:value-type="float" office:value="0.6" calcext:value-type="float">
            <text:p>0,6</text:p>
          </table:table-cell>
          <table:table-cell table:style-name="ce206" table:formula="of:=[.B$13]/[.B$12]*PI()*[.B$9]*1000*([.B$11]-[.C315])/1000*24" office:value-type="float" office:value="3135.05814087033" calcext:value-type="float">
            <text:p>3.135</text:p>
          </table:table-cell>
          <table:table-cell table:style-name="ce206" table:formula="of:=[.B$13]/[.B$12]*PI()*[.B$9]*1000*([.B$11]-[.B$10]-[.C315])/1000*24" office:value-type="float" office:value="1287.80166055953" calcext:value-type="float">
            <text:p>1.288</text:p>
          </table:table-cell>
          <table:table-cell table:style-name="ce206" table:formula="of:=[.D315]+[.E315]" office:value-type="float" office:value="4422.85980142985" calcext:value-type="float">
            <text:p>4.423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12-27" calcext:value-type="date">
            <text:p>27. Dez</text:p>
          </table:table-cell>
          <table:table-cell table:style-name="ce192" office:value-type="float" office:value="281" calcext:value-type="float">
            <text:p>281</text:p>
          </table:table-cell>
          <table:table-cell table:style-name="ce201" office:value-type="float" office:value="0.5" calcext:value-type="float">
            <text:p>0,5</text:p>
          </table:table-cell>
          <table:table-cell table:style-name="ce206" table:formula="of:=[.B$13]/[.B$12]*PI()*[.B$9]*1000*([.B$11]-[.C316])/1000*24" office:value-type="float" office:value="3140.33601652836" calcext:value-type="float">
            <text:p>3.140</text:p>
          </table:table-cell>
          <table:table-cell table:style-name="ce206" table:formula="of:=[.B$13]/[.B$12]*PI()*[.B$9]*1000*([.B$11]-[.B$10]-[.C316])/1000*24" office:value-type="float" office:value="1293.07953621756" calcext:value-type="float">
            <text:p>1.293</text:p>
          </table:table-cell>
          <table:table-cell table:style-name="ce206" table:formula="of:=[.D316]+[.E316]" office:value-type="float" office:value="4433.41555274592" calcext:value-type="float">
            <text:p>4.433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12-28" calcext:value-type="date">
            <text:p>28. Dez</text:p>
          </table:table-cell>
          <table:table-cell table:style-name="ce192" office:value-type="float" office:value="282" calcext:value-type="float">
            <text:p>282</text:p>
          </table:table-cell>
          <table:table-cell table:style-name="ce201" office:value-type="float" office:value="0.4" calcext:value-type="float">
            <text:p>0,4</text:p>
          </table:table-cell>
          <table:table-cell table:style-name="ce206" table:formula="of:=[.B$13]/[.B$12]*PI()*[.B$9]*1000*([.B$11]-[.C317])/1000*24" office:value-type="float" office:value="3145.61389218639" calcext:value-type="float">
            <text:p>3.146</text:p>
          </table:table-cell>
          <table:table-cell table:style-name="ce206" table:formula="of:=[.B$13]/[.B$12]*PI()*[.B$9]*1000*([.B$11]-[.B$10]-[.C317])/1000*24" office:value-type="float" office:value="1298.35741187559" calcext:value-type="float">
            <text:p>1.298</text:p>
          </table:table-cell>
          <table:table-cell table:style-name="ce206" table:formula="of:=[.D317]+[.E317]" office:value-type="float" office:value="4443.97130406198" calcext:value-type="float">
            <text:p>4.444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12-29" calcext:value-type="date">
            <text:p>29. Dez</text:p>
          </table:table-cell>
          <table:table-cell table:style-name="ce192" office:value-type="float" office:value="283" calcext:value-type="float">
            <text:p>283</text:p>
          </table:table-cell>
          <table:table-cell table:style-name="ce201" office:value-type="float" office:value="0.4" calcext:value-type="float">
            <text:p>0,4</text:p>
          </table:table-cell>
          <table:table-cell table:style-name="ce206" table:formula="of:=[.B$13]/[.B$12]*PI()*[.B$9]*1000*([.B$11]-[.C318])/1000*24" office:value-type="float" office:value="3145.61389218639" calcext:value-type="float">
            <text:p>3.146</text:p>
          </table:table-cell>
          <table:table-cell table:style-name="ce206" table:formula="of:=[.B$13]/[.B$12]*PI()*[.B$9]*1000*([.B$11]-[.B$10]-[.C318])/1000*24" office:value-type="float" office:value="1298.35741187559" calcext:value-type="float">
            <text:p>1.298</text:p>
          </table:table-cell>
          <table:table-cell table:style-name="ce206" table:formula="of:=[.D318]+[.E318]" office:value-type="float" office:value="4443.97130406198" calcext:value-type="float">
            <text:p>4.444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12-30" calcext:value-type="date">
            <text:p>30. Dez</text:p>
          </table:table-cell>
          <table:table-cell table:style-name="ce192" office:value-type="float" office:value="284" calcext:value-type="float">
            <text:p>284</text:p>
          </table:table-cell>
          <table:table-cell table:style-name="ce201" office:value-type="float" office:value="0.3" calcext:value-type="float">
            <text:p>0,3</text:p>
          </table:table-cell>
          <table:table-cell table:style-name="ce206" table:formula="of:=[.B$13]/[.B$12]*PI()*[.B$9]*1000*([.B$11]-[.C319])/1000*24" office:value-type="float" office:value="3150.89176784442" calcext:value-type="float">
            <text:p>3.151</text:p>
          </table:table-cell>
          <table:table-cell table:style-name="ce206" table:formula="of:=[.B$13]/[.B$12]*PI()*[.B$9]*1000*([.B$11]-[.B$10]-[.C319])/1000*24" office:value-type="float" office:value="1303.63528753362" calcext:value-type="float">
            <text:p>1.304</text:p>
          </table:table-cell>
          <table:table-cell table:style-name="ce206" table:formula="of:=[.D319]+[.E319]" office:value-type="float" office:value="4454.52705537804" calcext:value-type="float">
            <text:p>4.455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19-12-31" calcext:value-type="date">
            <text:p>31. Dez</text:p>
          </table:table-cell>
          <table:table-cell table:style-name="ce192" office:value-type="float" office:value="285" calcext:value-type="float">
            <text:p>285</text:p>
          </table:table-cell>
          <table:table-cell table:style-name="ce201" office:value-type="float" office:value="0.3" calcext:value-type="float">
            <text:p>0,3</text:p>
          </table:table-cell>
          <table:table-cell table:style-name="ce206" table:formula="of:=[.B$13]/[.B$12]*PI()*[.B$9]*1000*([.B$11]-[.C320])/1000*24" office:value-type="float" office:value="3150.89176784442" calcext:value-type="float">
            <text:p>3.151</text:p>
          </table:table-cell>
          <table:table-cell table:style-name="ce206" table:formula="of:=[.B$13]/[.B$12]*PI()*[.B$9]*1000*([.B$11]-[.B$10]-[.C320])/1000*24" office:value-type="float" office:value="1303.63528753362" calcext:value-type="float">
            <text:p>1.304</text:p>
          </table:table-cell>
          <table:table-cell table:style-name="ce206" table:formula="of:=[.D320]+[.E320]" office:value-type="float" office:value="4454.52705537804" calcext:value-type="float">
            <text:p>4.455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20-01-01" calcext:value-type="date">
            <text:p>1. Jan</text:p>
          </table:table-cell>
          <table:table-cell table:style-name="ce192" office:value-type="float" office:value="286" calcext:value-type="float">
            <text:p>286</text:p>
          </table:table-cell>
          <table:table-cell table:style-name="ce201" office:value-type="float" office:value="0.2" calcext:value-type="float">
            <text:p>0,2</text:p>
          </table:table-cell>
          <table:table-cell table:style-name="ce206" table:formula="of:=[.B$13]/[.B$12]*PI()*[.B$9]*1000*([.B$11]-[.C321])/1000*24" office:value-type="float" office:value="3156.16964350245" calcext:value-type="float">
            <text:p>3.156</text:p>
          </table:table-cell>
          <table:table-cell table:style-name="ce206" table:formula="of:=[.B$13]/[.B$12]*PI()*[.B$9]*1000*([.B$11]-[.B$10]-[.C321])/1000*24" office:value-type="float" office:value="1308.91316319165" calcext:value-type="float">
            <text:p>1.309</text:p>
          </table:table-cell>
          <table:table-cell table:style-name="ce206" table:formula="of:=[.D321]+[.E321]" office:value-type="float" office:value="4465.0828066941" calcext:value-type="float">
            <text:p>4.465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20-01-02" calcext:value-type="date">
            <text:p>2. Jan</text:p>
          </table:table-cell>
          <table:table-cell table:style-name="ce192" office:value-type="float" office:value="287" calcext:value-type="float">
            <text:p>287</text:p>
          </table:table-cell>
          <table:table-cell table:style-name="ce201" office:value-type="float" office:value="0.2" calcext:value-type="float">
            <text:p>0,2</text:p>
          </table:table-cell>
          <table:table-cell table:style-name="ce206" table:formula="of:=[.B$13]/[.B$12]*PI()*[.B$9]*1000*([.B$11]-[.C322])/1000*24" office:value-type="float" office:value="3156.16964350245" calcext:value-type="float">
            <text:p>3.156</text:p>
          </table:table-cell>
          <table:table-cell table:style-name="ce206" table:formula="of:=[.B$13]/[.B$12]*PI()*[.B$9]*1000*([.B$11]-[.B$10]-[.C322])/1000*24" office:value-type="float" office:value="1308.91316319165" calcext:value-type="float">
            <text:p>1.309</text:p>
          </table:table-cell>
          <table:table-cell table:style-name="ce206" table:formula="of:=[.D322]+[.E322]" office:value-type="float" office:value="4465.0828066941" calcext:value-type="float">
            <text:p>4.465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20-01-03" calcext:value-type="date">
            <text:p>3. Jan</text:p>
          </table:table-cell>
          <table:table-cell table:style-name="ce192" office:value-type="float" office:value="288" calcext:value-type="float">
            <text:p>288</text:p>
          </table:table-cell>
          <table:table-cell table:style-name="ce201" office:value-type="float" office:value="0.1" calcext:value-type="float">
            <text:p>0,1</text:p>
          </table:table-cell>
          <table:table-cell table:style-name="ce206" table:formula="of:=[.B$13]/[.B$12]*PI()*[.B$9]*1000*([.B$11]-[.C323])/1000*24" office:value-type="float" office:value="3161.44751916048" calcext:value-type="float">
            <text:p>3.161</text:p>
          </table:table-cell>
          <table:table-cell table:style-name="ce206" table:formula="of:=[.B$13]/[.B$12]*PI()*[.B$9]*1000*([.B$11]-[.B$10]-[.C323])/1000*24" office:value-type="float" office:value="1314.19103884968" calcext:value-type="float">
            <text:p>1.314</text:p>
          </table:table-cell>
          <table:table-cell table:style-name="ce206" table:formula="of:=[.D323]+[.E323]" office:value-type="float" office:value="4475.63855801016" calcext:value-type="float">
            <text:p>4.476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20-01-04" calcext:value-type="date">
            <text:p>4. Jan</text:p>
          </table:table-cell>
          <table:table-cell table:style-name="ce192" office:value-type="float" office:value="289" calcext:value-type="float">
            <text:p>289</text:p>
          </table:table-cell>
          <table:table-cell table:style-name="ce201" office:value-type="float" office:value="0.1" calcext:value-type="float">
            <text:p>0,1</text:p>
          </table:table-cell>
          <table:table-cell table:style-name="ce206" table:formula="of:=[.B$13]/[.B$12]*PI()*[.B$9]*1000*([.B$11]-[.C324])/1000*24" office:value-type="float" office:value="3161.44751916048" calcext:value-type="float">
            <text:p>3.161</text:p>
          </table:table-cell>
          <table:table-cell table:style-name="ce206" table:formula="of:=[.B$13]/[.B$12]*PI()*[.B$9]*1000*([.B$11]-[.B$10]-[.C324])/1000*24" office:value-type="float" office:value="1314.19103884968" calcext:value-type="float">
            <text:p>1.314</text:p>
          </table:table-cell>
          <table:table-cell table:style-name="ce206" table:formula="of:=[.D324]+[.E324]" office:value-type="float" office:value="4475.63855801016" calcext:value-type="float">
            <text:p>4.476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20-01-05" calcext:value-type="date">
            <text:p>5. Jan</text:p>
          </table:table-cell>
          <table:table-cell table:style-name="ce192" office:value-type="float" office:value="290" calcext:value-type="float">
            <text:p>290</text:p>
          </table:table-cell>
          <table:table-cell table:style-name="ce201" office:value-type="float" office:value="0" calcext:value-type="float">
            <text:p>0,0</text:p>
          </table:table-cell>
          <table:table-cell table:style-name="ce206" table:formula="of:=[.B$13]/[.B$12]*PI()*[.B$9]*1000*([.B$11]-[.C325])/1000*24" office:value-type="float" office:value="3166.72539481851" calcext:value-type="float">
            <text:p>3.167</text:p>
          </table:table-cell>
          <table:table-cell table:style-name="ce206" table:formula="of:=[.B$13]/[.B$12]*PI()*[.B$9]*1000*([.B$11]-[.B$10]-[.C325])/1000*24" office:value-type="float" office:value="1319.46891450771" calcext:value-type="float">
            <text:p>1.319</text:p>
          </table:table-cell>
          <table:table-cell table:style-name="ce206" table:formula="of:=[.D325]+[.E325]" office:value-type="float" office:value="4486.19430932623" calcext:value-type="float">
            <text:p>4.486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20-01-06" calcext:value-type="date">
            <text:p>6. Jan</text:p>
          </table:table-cell>
          <table:table-cell table:style-name="ce192" office:value-type="float" office:value="291" calcext:value-type="float">
            <text:p>291</text:p>
          </table:table-cell>
          <table:table-cell table:style-name="ce201" office:value-type="float" office:value="0" calcext:value-type="float">
            <text:p>0,0</text:p>
          </table:table-cell>
          <table:table-cell table:style-name="ce206" table:formula="of:=[.B$13]/[.B$12]*PI()*[.B$9]*1000*([.B$11]-[.C326])/1000*24" office:value-type="float" office:value="3166.72539481851" calcext:value-type="float">
            <text:p>3.167</text:p>
          </table:table-cell>
          <table:table-cell table:style-name="ce206" table:formula="of:=[.B$13]/[.B$12]*PI()*[.B$9]*1000*([.B$11]-[.B$10]-[.C326])/1000*24" office:value-type="float" office:value="1319.46891450771" calcext:value-type="float">
            <text:p>1.319</text:p>
          </table:table-cell>
          <table:table-cell table:style-name="ce206" table:formula="of:=[.D326]+[.E326]" office:value-type="float" office:value="4486.19430932623" calcext:value-type="float">
            <text:p>4.486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20-01-07" calcext:value-type="date">
            <text:p>7. Jan</text:p>
          </table:table-cell>
          <table:table-cell table:style-name="ce192" office:value-type="float" office:value="292" calcext:value-type="float">
            <text:p>292</text:p>
          </table:table-cell>
          <table:table-cell table:style-name="ce201" office:value-type="float" office:value="0" calcext:value-type="float">
            <text:p>0,0</text:p>
          </table:table-cell>
          <table:table-cell table:style-name="ce206" table:formula="of:=[.B$13]/[.B$12]*PI()*[.B$9]*1000*([.B$11]-[.C327])/1000*24" office:value-type="float" office:value="3166.72539481851" calcext:value-type="float">
            <text:p>3.167</text:p>
          </table:table-cell>
          <table:table-cell table:style-name="ce206" table:formula="of:=[.B$13]/[.B$12]*PI()*[.B$9]*1000*([.B$11]-[.B$10]-[.C327])/1000*24" office:value-type="float" office:value="1319.46891450771" calcext:value-type="float">
            <text:p>1.319</text:p>
          </table:table-cell>
          <table:table-cell table:style-name="ce206" table:formula="of:=[.D327]+[.E327]" office:value-type="float" office:value="4486.19430932623" calcext:value-type="float">
            <text:p>4.486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20-01-08" calcext:value-type="date">
            <text:p>8. Jan</text:p>
          </table:table-cell>
          <table:table-cell table:style-name="ce192" office:value-type="float" office:value="293" calcext:value-type="float">
            <text:p>293</text:p>
          </table:table-cell>
          <table:table-cell table:style-name="ce201" office:value-type="float" office:value="-0.1" calcext:value-type="float">
            <text:p>-0,1</text:p>
          </table:table-cell>
          <table:table-cell table:style-name="ce206" table:formula="of:=[.B$13]/[.B$12]*PI()*[.B$9]*1000*([.B$11]-[.C328])/1000*24" office:value-type="float" office:value="3172.00327047654" calcext:value-type="float">
            <text:p>3.172</text:p>
          </table:table-cell>
          <table:table-cell table:style-name="ce206" table:formula="of:=[.B$13]/[.B$12]*PI()*[.B$9]*1000*([.B$11]-[.B$10]-[.C328])/1000*24" office:value-type="float" office:value="1324.74679016574" calcext:value-type="float">
            <text:p>1.325</text:p>
          </table:table-cell>
          <table:table-cell table:style-name="ce206" table:formula="of:=[.D328]+[.E328]" office:value-type="float" office:value="4496.75006064229" calcext:value-type="float">
            <text:p>4.497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20-01-09" calcext:value-type="date">
            <text:p>9. Jan</text:p>
          </table:table-cell>
          <table:table-cell table:style-name="ce192" office:value-type="float" office:value="294" calcext:value-type="float">
            <text:p>294</text:p>
          </table:table-cell>
          <table:table-cell table:style-name="ce201" office:value-type="float" office:value="-0.1" calcext:value-type="float">
            <text:p>-0,1</text:p>
          </table:table-cell>
          <table:table-cell table:style-name="ce206" table:formula="of:=[.B$13]/[.B$12]*PI()*[.B$9]*1000*([.B$11]-[.C329])/1000*24" office:value-type="float" office:value="3172.00327047654" calcext:value-type="float">
            <text:p>3.172</text:p>
          </table:table-cell>
          <table:table-cell table:style-name="ce206" table:formula="of:=[.B$13]/[.B$12]*PI()*[.B$9]*1000*([.B$11]-[.B$10]-[.C329])/1000*24" office:value-type="float" office:value="1324.74679016574" calcext:value-type="float">
            <text:p>1.325</text:p>
          </table:table-cell>
          <table:table-cell table:style-name="ce206" table:formula="of:=[.D329]+[.E329]" office:value-type="float" office:value="4496.75006064229" calcext:value-type="float">
            <text:p>4.497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20-01-10" calcext:value-type="date">
            <text:p>10. Jan</text:p>
          </table:table-cell>
          <table:table-cell table:style-name="ce192" office:value-type="float" office:value="295" calcext:value-type="float">
            <text:p>295</text:p>
          </table:table-cell>
          <table:table-cell table:style-name="ce201" office:value-type="float" office:value="-0.1" calcext:value-type="float">
            <text:p>-0,1</text:p>
          </table:table-cell>
          <table:table-cell table:style-name="ce206" table:formula="of:=[.B$13]/[.B$12]*PI()*[.B$9]*1000*([.B$11]-[.C330])/1000*24" office:value-type="float" office:value="3172.00327047654" calcext:value-type="float">
            <text:p>3.172</text:p>
          </table:table-cell>
          <table:table-cell table:style-name="ce206" table:formula="of:=[.B$13]/[.B$12]*PI()*[.B$9]*1000*([.B$11]-[.B$10]-[.C330])/1000*24" office:value-type="float" office:value="1324.74679016574" calcext:value-type="float">
            <text:p>1.325</text:p>
          </table:table-cell>
          <table:table-cell table:style-name="ce206" table:formula="of:=[.D330]+[.E330]" office:value-type="float" office:value="4496.75006064229" calcext:value-type="float">
            <text:p>4.497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20-01-11" calcext:value-type="date">
            <text:p>11. Jan</text:p>
          </table:table-cell>
          <table:table-cell table:style-name="ce192" office:value-type="float" office:value="296" calcext:value-type="float">
            <text:p>296</text:p>
          </table:table-cell>
          <table:table-cell table:style-name="ce201" office:value-type="float" office:value="-0.2" calcext:value-type="float">
            <text:p>-0,2</text:p>
          </table:table-cell>
          <table:table-cell table:style-name="ce206" table:formula="of:=[.B$13]/[.B$12]*PI()*[.B$9]*1000*([.B$11]-[.C331])/1000*24" office:value-type="float" office:value="3177.28114613457" calcext:value-type="float">
            <text:p>3.177</text:p>
          </table:table-cell>
          <table:table-cell table:style-name="ce206" table:formula="of:=[.B$13]/[.B$12]*PI()*[.B$9]*1000*([.B$11]-[.B$10]-[.C331])/1000*24" office:value-type="float" office:value="1330.02466582377" calcext:value-type="float">
            <text:p>1.330</text:p>
          </table:table-cell>
          <table:table-cell table:style-name="ce206" table:formula="of:=[.D331]+[.E331]" office:value-type="float" office:value="4507.30581195835" calcext:value-type="float">
            <text:p>4.507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20-01-12" calcext:value-type="date">
            <text:p>12. Jan</text:p>
          </table:table-cell>
          <table:table-cell table:style-name="ce192" office:value-type="float" office:value="297" calcext:value-type="float">
            <text:p>297</text:p>
          </table:table-cell>
          <table:table-cell table:style-name="ce201" office:value-type="float" office:value="-0.2" calcext:value-type="float">
            <text:p>-0,2</text:p>
          </table:table-cell>
          <table:table-cell table:style-name="ce206" table:formula="of:=[.B$13]/[.B$12]*PI()*[.B$9]*1000*([.B$11]-[.C332])/1000*24" office:value-type="float" office:value="3177.28114613457" calcext:value-type="float">
            <text:p>3.177</text:p>
          </table:table-cell>
          <table:table-cell table:style-name="ce206" table:formula="of:=[.B$13]/[.B$12]*PI()*[.B$9]*1000*([.B$11]-[.B$10]-[.C332])/1000*24" office:value-type="float" office:value="1330.02466582377" calcext:value-type="float">
            <text:p>1.330</text:p>
          </table:table-cell>
          <table:table-cell table:style-name="ce206" table:formula="of:=[.D332]+[.E332]" office:value-type="float" office:value="4507.30581195835" calcext:value-type="float">
            <text:p>4.507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20-01-13" calcext:value-type="date">
            <text:p>13. Jan</text:p>
          </table:table-cell>
          <table:table-cell table:style-name="ce192" office:value-type="float" office:value="298" calcext:value-type="float">
            <text:p>298</text:p>
          </table:table-cell>
          <table:table-cell table:style-name="ce201" office:value-type="float" office:value="-0.2" calcext:value-type="float">
            <text:p>-0,2</text:p>
          </table:table-cell>
          <table:table-cell table:style-name="ce206" table:formula="of:=[.B$13]/[.B$12]*PI()*[.B$9]*1000*([.B$11]-[.C333])/1000*24" office:value-type="float" office:value="3177.28114613457" calcext:value-type="float">
            <text:p>3.177</text:p>
          </table:table-cell>
          <table:table-cell table:style-name="ce206" table:formula="of:=[.B$13]/[.B$12]*PI()*[.B$9]*1000*([.B$11]-[.B$10]-[.C333])/1000*24" office:value-type="float" office:value="1330.02466582377" calcext:value-type="float">
            <text:p>1.330</text:p>
          </table:table-cell>
          <table:table-cell table:style-name="ce206" table:formula="of:=[.D333]+[.E333]" office:value-type="float" office:value="4507.30581195835" calcext:value-type="float">
            <text:p>4.507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20-01-14" calcext:value-type="date">
            <text:p>14. Jan</text:p>
          </table:table-cell>
          <table:table-cell table:style-name="ce192" office:value-type="float" office:value="299" calcext:value-type="float">
            <text:p>299</text:p>
          </table:table-cell>
          <table:table-cell table:style-name="ce201" office:value-type="float" office:value="-0.2" calcext:value-type="float">
            <text:p>-0,2</text:p>
          </table:table-cell>
          <table:table-cell table:style-name="ce206" table:formula="of:=[.B$13]/[.B$12]*PI()*[.B$9]*1000*([.B$11]-[.C334])/1000*24" office:value-type="float" office:value="3177.28114613457" calcext:value-type="float">
            <text:p>3.177</text:p>
          </table:table-cell>
          <table:table-cell table:style-name="ce206" table:formula="of:=[.B$13]/[.B$12]*PI()*[.B$9]*1000*([.B$11]-[.B$10]-[.C334])/1000*24" office:value-type="float" office:value="1330.02466582377" calcext:value-type="float">
            <text:p>1.330</text:p>
          </table:table-cell>
          <table:table-cell table:style-name="ce206" table:formula="of:=[.D334]+[.E334]" office:value-type="float" office:value="4507.30581195835" calcext:value-type="float">
            <text:p>4.507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20-01-15" calcext:value-type="date">
            <text:p>15. Jan</text:p>
          </table:table-cell>
          <table:table-cell table:style-name="ce192" office:value-type="float" office:value="300" calcext:value-type="float">
            <text:p>300</text:p>
          </table:table-cell>
          <table:table-cell table:style-name="ce201" office:value-type="float" office:value="-0.2" calcext:value-type="float">
            <text:p>-0,2</text:p>
          </table:table-cell>
          <table:table-cell table:style-name="ce206" table:formula="of:=[.B$13]/[.B$12]*PI()*[.B$9]*1000*([.B$11]-[.C335])/1000*24" office:value-type="float" office:value="3177.28114613457" calcext:value-type="float">
            <text:p>3.177</text:p>
          </table:table-cell>
          <table:table-cell table:style-name="ce206" table:formula="of:=[.B$13]/[.B$12]*PI()*[.B$9]*1000*([.B$11]-[.B$10]-[.C335])/1000*24" office:value-type="float" office:value="1330.02466582377" calcext:value-type="float">
            <text:p>1.330</text:p>
          </table:table-cell>
          <table:table-cell table:style-name="ce206" table:formula="of:=[.D335]+[.E335]" office:value-type="float" office:value="4507.30581195835" calcext:value-type="float">
            <text:p>4.507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20-01-16" calcext:value-type="date">
            <text:p>16. Jan</text:p>
          </table:table-cell>
          <table:table-cell table:style-name="ce192" office:value-type="float" office:value="301" calcext:value-type="float">
            <text:p>301</text:p>
          </table:table-cell>
          <table:table-cell table:style-name="ce201" office:value-type="float" office:value="-0.2" calcext:value-type="float">
            <text:p>-0,2</text:p>
          </table:table-cell>
          <table:table-cell table:style-name="ce206" table:formula="of:=[.B$13]/[.B$12]*PI()*[.B$9]*1000*([.B$11]-[.C336])/1000*24" office:value-type="float" office:value="3177.28114613457" calcext:value-type="float">
            <text:p>3.177</text:p>
          </table:table-cell>
          <table:table-cell table:style-name="ce206" table:formula="of:=[.B$13]/[.B$12]*PI()*[.B$9]*1000*([.B$11]-[.B$10]-[.C336])/1000*24" office:value-type="float" office:value="1330.02466582377" calcext:value-type="float">
            <text:p>1.330</text:p>
          </table:table-cell>
          <table:table-cell table:style-name="ce206" table:formula="of:=[.D336]+[.E336]" office:value-type="float" office:value="4507.30581195835" calcext:value-type="float">
            <text:p>4.507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20-01-17" calcext:value-type="date">
            <text:p>17. Jan</text:p>
          </table:table-cell>
          <table:table-cell table:style-name="ce192" office:value-type="float" office:value="302" calcext:value-type="float">
            <text:p>302</text:p>
          </table:table-cell>
          <table:table-cell table:style-name="ce201" office:value-type="float" office:value="-0.2" calcext:value-type="float">
            <text:p>-0,2</text:p>
          </table:table-cell>
          <table:table-cell table:style-name="ce206" table:formula="of:=[.B$13]/[.B$12]*PI()*[.B$9]*1000*([.B$11]-[.C337])/1000*24" office:value-type="float" office:value="3177.28114613457" calcext:value-type="float">
            <text:p>3.177</text:p>
          </table:table-cell>
          <table:table-cell table:style-name="ce206" table:formula="of:=[.B$13]/[.B$12]*PI()*[.B$9]*1000*([.B$11]-[.B$10]-[.C337])/1000*24" office:value-type="float" office:value="1330.02466582377" calcext:value-type="float">
            <text:p>1.330</text:p>
          </table:table-cell>
          <table:table-cell table:style-name="ce206" table:formula="of:=[.D337]+[.E337]" office:value-type="float" office:value="4507.30581195835" calcext:value-type="float">
            <text:p>4.507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20-01-18" calcext:value-type="date">
            <text:p>18. Jan</text:p>
          </table:table-cell>
          <table:table-cell table:style-name="ce192" office:value-type="float" office:value="303" calcext:value-type="float">
            <text:p>303</text:p>
          </table:table-cell>
          <table:table-cell table:style-name="ce201" office:value-type="float" office:value="-0.2" calcext:value-type="float">
            <text:p>-0,2</text:p>
          </table:table-cell>
          <table:table-cell table:style-name="ce206" table:formula="of:=[.B$13]/[.B$12]*PI()*[.B$9]*1000*([.B$11]-[.C338])/1000*24" office:value-type="float" office:value="3177.28114613457" calcext:value-type="float">
            <text:p>3.177</text:p>
          </table:table-cell>
          <table:table-cell table:style-name="ce206" table:formula="of:=[.B$13]/[.B$12]*PI()*[.B$9]*1000*([.B$11]-[.B$10]-[.C338])/1000*24" office:value-type="float" office:value="1330.02466582377" calcext:value-type="float">
            <text:p>1.330</text:p>
          </table:table-cell>
          <table:table-cell table:style-name="ce206" table:formula="of:=[.D338]+[.E338]" office:value-type="float" office:value="4507.30581195835" calcext:value-type="float">
            <text:p>4.507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20-01-19" calcext:value-type="date">
            <text:p>19. Jan</text:p>
          </table:table-cell>
          <table:table-cell table:style-name="ce192" office:value-type="float" office:value="304" calcext:value-type="float">
            <text:p>304</text:p>
          </table:table-cell>
          <table:table-cell table:style-name="ce201" office:value-type="float" office:value="-0.2" calcext:value-type="float">
            <text:p>-0,2</text:p>
          </table:table-cell>
          <table:table-cell table:style-name="ce206" table:formula="of:=[.B$13]/[.B$12]*PI()*[.B$9]*1000*([.B$11]-[.C339])/1000*24" office:value-type="float" office:value="3177.28114613457" calcext:value-type="float">
            <text:p>3.177</text:p>
          </table:table-cell>
          <table:table-cell table:style-name="ce206" table:formula="of:=[.B$13]/[.B$12]*PI()*[.B$9]*1000*([.B$11]-[.B$10]-[.C339])/1000*24" office:value-type="float" office:value="1330.02466582377" calcext:value-type="float">
            <text:p>1.330</text:p>
          </table:table-cell>
          <table:table-cell table:style-name="ce206" table:formula="of:=[.D339]+[.E339]" office:value-type="float" office:value="4507.30581195835" calcext:value-type="float">
            <text:p>4.507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20-01-20" calcext:value-type="date">
            <text:p>20. Jan</text:p>
          </table:table-cell>
          <table:table-cell table:style-name="ce192" office:value-type="float" office:value="305" calcext:value-type="float">
            <text:p>305</text:p>
          </table:table-cell>
          <table:table-cell table:style-name="ce201" office:value-type="float" office:value="-0.2" calcext:value-type="float">
            <text:p>-0,2</text:p>
          </table:table-cell>
          <table:table-cell table:style-name="ce206" table:formula="of:=[.B$13]/[.B$12]*PI()*[.B$9]*1000*([.B$11]-[.C340])/1000*24" office:value-type="float" office:value="3177.28114613457" calcext:value-type="float">
            <text:p>3.177</text:p>
          </table:table-cell>
          <table:table-cell table:style-name="ce206" table:formula="of:=[.B$13]/[.B$12]*PI()*[.B$9]*1000*([.B$11]-[.B$10]-[.C340])/1000*24" office:value-type="float" office:value="1330.02466582377" calcext:value-type="float">
            <text:p>1.330</text:p>
          </table:table-cell>
          <table:table-cell table:style-name="ce206" table:formula="of:=[.D340]+[.E340]" office:value-type="float" office:value="4507.30581195835" calcext:value-type="float">
            <text:p>4.507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20-01-21" calcext:value-type="date">
            <text:p>21. Jan</text:p>
          </table:table-cell>
          <table:table-cell table:style-name="ce192" office:value-type="float" office:value="306" calcext:value-type="float">
            <text:p>306</text:p>
          </table:table-cell>
          <table:table-cell table:style-name="ce201" office:value-type="float" office:value="-0.2" calcext:value-type="float">
            <text:p>-0,2</text:p>
          </table:table-cell>
          <table:table-cell table:style-name="ce206" table:formula="of:=[.B$13]/[.B$12]*PI()*[.B$9]*1000*([.B$11]-[.C341])/1000*24" office:value-type="float" office:value="3177.28114613457" calcext:value-type="float">
            <text:p>3.177</text:p>
          </table:table-cell>
          <table:table-cell table:style-name="ce206" table:formula="of:=[.B$13]/[.B$12]*PI()*[.B$9]*1000*([.B$11]-[.B$10]-[.C341])/1000*24" office:value-type="float" office:value="1330.02466582377" calcext:value-type="float">
            <text:p>1.330</text:p>
          </table:table-cell>
          <table:table-cell table:style-name="ce206" table:formula="of:=[.D341]+[.E341]" office:value-type="float" office:value="4507.30581195835" calcext:value-type="float">
            <text:p>4.507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20-01-22" calcext:value-type="date">
            <text:p>22. Jan</text:p>
          </table:table-cell>
          <table:table-cell table:style-name="ce192" office:value-type="float" office:value="307" calcext:value-type="float">
            <text:p>307</text:p>
          </table:table-cell>
          <table:table-cell table:style-name="ce201" office:value-type="float" office:value="-0.2" calcext:value-type="float">
            <text:p>-0,2</text:p>
          </table:table-cell>
          <table:table-cell table:style-name="ce206" table:formula="of:=[.B$13]/[.B$12]*PI()*[.B$9]*1000*([.B$11]-[.C342])/1000*24" office:value-type="float" office:value="3177.28114613457" calcext:value-type="float">
            <text:p>3.177</text:p>
          </table:table-cell>
          <table:table-cell table:style-name="ce206" table:formula="of:=[.B$13]/[.B$12]*PI()*[.B$9]*1000*([.B$11]-[.B$10]-[.C342])/1000*24" office:value-type="float" office:value="1330.02466582377" calcext:value-type="float">
            <text:p>1.330</text:p>
          </table:table-cell>
          <table:table-cell table:style-name="ce206" table:formula="of:=[.D342]+[.E342]" office:value-type="float" office:value="4507.30581195835" calcext:value-type="float">
            <text:p>4.507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20-01-23" calcext:value-type="date">
            <text:p>23. Jan</text:p>
          </table:table-cell>
          <table:table-cell table:style-name="ce192" office:value-type="float" office:value="308" calcext:value-type="float">
            <text:p>308</text:p>
          </table:table-cell>
          <table:table-cell table:style-name="ce201" office:value-type="float" office:value="-0.2" calcext:value-type="float">
            <text:p>-0,2</text:p>
          </table:table-cell>
          <table:table-cell table:style-name="ce206" table:formula="of:=[.B$13]/[.B$12]*PI()*[.B$9]*1000*([.B$11]-[.C343])/1000*24" office:value-type="float" office:value="3177.28114613457" calcext:value-type="float">
            <text:p>3.177</text:p>
          </table:table-cell>
          <table:table-cell table:style-name="ce206" table:formula="of:=[.B$13]/[.B$12]*PI()*[.B$9]*1000*([.B$11]-[.B$10]-[.C343])/1000*24" office:value-type="float" office:value="1330.02466582377" calcext:value-type="float">
            <text:p>1.330</text:p>
          </table:table-cell>
          <table:table-cell table:style-name="ce206" table:formula="of:=[.D343]+[.E343]" office:value-type="float" office:value="4507.30581195835" calcext:value-type="float">
            <text:p>4.507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20-01-24" calcext:value-type="date">
            <text:p>24. Jan</text:p>
          </table:table-cell>
          <table:table-cell table:style-name="ce192" office:value-type="float" office:value="309" calcext:value-type="float">
            <text:p>309</text:p>
          </table:table-cell>
          <table:table-cell table:style-name="ce201" office:value-type="float" office:value="-0.2" calcext:value-type="float">
            <text:p>-0,2</text:p>
          </table:table-cell>
          <table:table-cell table:style-name="ce206" table:formula="of:=[.B$13]/[.B$12]*PI()*[.B$9]*1000*([.B$11]-[.C344])/1000*24" office:value-type="float" office:value="3177.28114613457" calcext:value-type="float">
            <text:p>3.177</text:p>
          </table:table-cell>
          <table:table-cell table:style-name="ce206" table:formula="of:=[.B$13]/[.B$12]*PI()*[.B$9]*1000*([.B$11]-[.B$10]-[.C344])/1000*24" office:value-type="float" office:value="1330.02466582377" calcext:value-type="float">
            <text:p>1.330</text:p>
          </table:table-cell>
          <table:table-cell table:style-name="ce206" table:formula="of:=[.D344]+[.E344]" office:value-type="float" office:value="4507.30581195835" calcext:value-type="float">
            <text:p>4.507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20-01-25" calcext:value-type="date">
            <text:p>25. Jan</text:p>
          </table:table-cell>
          <table:table-cell table:style-name="ce192" office:value-type="float" office:value="310" calcext:value-type="float">
            <text:p>310</text:p>
          </table:table-cell>
          <table:table-cell table:style-name="ce201" office:value-type="float" office:value="-0.2" calcext:value-type="float">
            <text:p>-0,2</text:p>
          </table:table-cell>
          <table:table-cell table:style-name="ce206" table:formula="of:=[.B$13]/[.B$12]*PI()*[.B$9]*1000*([.B$11]-[.C345])/1000*24" office:value-type="float" office:value="3177.28114613457" calcext:value-type="float">
            <text:p>3.177</text:p>
          </table:table-cell>
          <table:table-cell table:style-name="ce206" table:formula="of:=[.B$13]/[.B$12]*PI()*[.B$9]*1000*([.B$11]-[.B$10]-[.C345])/1000*24" office:value-type="float" office:value="1330.02466582377" calcext:value-type="float">
            <text:p>1.330</text:p>
          </table:table-cell>
          <table:table-cell table:style-name="ce206" table:formula="of:=[.D345]+[.E345]" office:value-type="float" office:value="4507.30581195835" calcext:value-type="float">
            <text:p>4.507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20-01-26" calcext:value-type="date">
            <text:p>26. Jan</text:p>
          </table:table-cell>
          <table:table-cell table:style-name="ce192" office:value-type="float" office:value="311" calcext:value-type="float">
            <text:p>311</text:p>
          </table:table-cell>
          <table:table-cell table:style-name="ce201" office:value-type="float" office:value="-0.2" calcext:value-type="float">
            <text:p>-0,2</text:p>
          </table:table-cell>
          <table:table-cell table:style-name="ce206" table:formula="of:=[.B$13]/[.B$12]*PI()*[.B$9]*1000*([.B$11]-[.C346])/1000*24" office:value-type="float" office:value="3177.28114613457" calcext:value-type="float">
            <text:p>3.177</text:p>
          </table:table-cell>
          <table:table-cell table:style-name="ce206" table:formula="of:=[.B$13]/[.B$12]*PI()*[.B$9]*1000*([.B$11]-[.B$10]-[.C346])/1000*24" office:value-type="float" office:value="1330.02466582377" calcext:value-type="float">
            <text:p>1.330</text:p>
          </table:table-cell>
          <table:table-cell table:style-name="ce206" table:formula="of:=[.D346]+[.E346]" office:value-type="float" office:value="4507.30581195835" calcext:value-type="float">
            <text:p>4.507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20-01-27" calcext:value-type="date">
            <text:p>27. Jan</text:p>
          </table:table-cell>
          <table:table-cell table:style-name="ce192" office:value-type="float" office:value="312" calcext:value-type="float">
            <text:p>312</text:p>
          </table:table-cell>
          <table:table-cell table:style-name="ce201" office:value-type="float" office:value="-0.2" calcext:value-type="float">
            <text:p>-0,2</text:p>
          </table:table-cell>
          <table:table-cell table:style-name="ce206" table:formula="of:=[.B$13]/[.B$12]*PI()*[.B$9]*1000*([.B$11]-[.C347])/1000*24" office:value-type="float" office:value="3177.28114613457" calcext:value-type="float">
            <text:p>3.177</text:p>
          </table:table-cell>
          <table:table-cell table:style-name="ce206" table:formula="of:=[.B$13]/[.B$12]*PI()*[.B$9]*1000*([.B$11]-[.B$10]-[.C347])/1000*24" office:value-type="float" office:value="1330.02466582377" calcext:value-type="float">
            <text:p>1.330</text:p>
          </table:table-cell>
          <table:table-cell table:style-name="ce206" table:formula="of:=[.D347]+[.E347]" office:value-type="float" office:value="4507.30581195835" calcext:value-type="float">
            <text:p>4.507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20-01-28" calcext:value-type="date">
            <text:p>28. Jan</text:p>
          </table:table-cell>
          <table:table-cell table:style-name="ce192" office:value-type="float" office:value="313" calcext:value-type="float">
            <text:p>313</text:p>
          </table:table-cell>
          <table:table-cell table:style-name="ce201" office:value-type="float" office:value="-0.1" calcext:value-type="float">
            <text:p>-0,1</text:p>
          </table:table-cell>
          <table:table-cell table:style-name="ce206" table:formula="of:=[.B$13]/[.B$12]*PI()*[.B$9]*1000*([.B$11]-[.C348])/1000*24" office:value-type="float" office:value="3172.00327047654" calcext:value-type="float">
            <text:p>3.172</text:p>
          </table:table-cell>
          <table:table-cell table:style-name="ce206" table:formula="of:=[.B$13]/[.B$12]*PI()*[.B$9]*1000*([.B$11]-[.B$10]-[.C348])/1000*24" office:value-type="float" office:value="1324.74679016574" calcext:value-type="float">
            <text:p>1.325</text:p>
          </table:table-cell>
          <table:table-cell table:style-name="ce206" table:formula="of:=[.D348]+[.E348]" office:value-type="float" office:value="4496.75006064229" calcext:value-type="float">
            <text:p>4.497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20-01-29" calcext:value-type="date">
            <text:p>29. Jan</text:p>
          </table:table-cell>
          <table:table-cell table:style-name="ce192" office:value-type="float" office:value="314" calcext:value-type="float">
            <text:p>314</text:p>
          </table:table-cell>
          <table:table-cell table:style-name="ce201" office:value-type="float" office:value="-0.1" calcext:value-type="float">
            <text:p>-0,1</text:p>
          </table:table-cell>
          <table:table-cell table:style-name="ce206" table:formula="of:=[.B$13]/[.B$12]*PI()*[.B$9]*1000*([.B$11]-[.C349])/1000*24" office:value-type="float" office:value="3172.00327047654" calcext:value-type="float">
            <text:p>3.172</text:p>
          </table:table-cell>
          <table:table-cell table:style-name="ce206" table:formula="of:=[.B$13]/[.B$12]*PI()*[.B$9]*1000*([.B$11]-[.B$10]-[.C349])/1000*24" office:value-type="float" office:value="1324.74679016574" calcext:value-type="float">
            <text:p>1.325</text:p>
          </table:table-cell>
          <table:table-cell table:style-name="ce206" table:formula="of:=[.D349]+[.E349]" office:value-type="float" office:value="4496.75006064229" calcext:value-type="float">
            <text:p>4.497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20-01-30" calcext:value-type="date">
            <text:p>30. Jan</text:p>
          </table:table-cell>
          <table:table-cell table:style-name="ce192" office:value-type="float" office:value="315" calcext:value-type="float">
            <text:p>315</text:p>
          </table:table-cell>
          <table:table-cell table:style-name="ce201" office:value-type="float" office:value="-0.1" calcext:value-type="float">
            <text:p>-0,1</text:p>
          </table:table-cell>
          <table:table-cell table:style-name="ce206" table:formula="of:=[.B$13]/[.B$12]*PI()*[.B$9]*1000*([.B$11]-[.C350])/1000*24" office:value-type="float" office:value="3172.00327047654" calcext:value-type="float">
            <text:p>3.172</text:p>
          </table:table-cell>
          <table:table-cell table:style-name="ce206" table:formula="of:=[.B$13]/[.B$12]*PI()*[.B$9]*1000*([.B$11]-[.B$10]-[.C350])/1000*24" office:value-type="float" office:value="1324.74679016574" calcext:value-type="float">
            <text:p>1.325</text:p>
          </table:table-cell>
          <table:table-cell table:style-name="ce206" table:formula="of:=[.D350]+[.E350]" office:value-type="float" office:value="4496.75006064229" calcext:value-type="float">
            <text:p>4.497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20-01-31" calcext:value-type="date">
            <text:p>31. Jan</text:p>
          </table:table-cell>
          <table:table-cell table:style-name="ce192" office:value-type="float" office:value="316" calcext:value-type="float">
            <text:p>316</text:p>
          </table:table-cell>
          <table:table-cell table:style-name="ce201" office:value-type="float" office:value="0" calcext:value-type="float">
            <text:p>0,0</text:p>
          </table:table-cell>
          <table:table-cell table:style-name="ce206" table:formula="of:=[.B$13]/[.B$12]*PI()*[.B$9]*1000*([.B$11]-[.C351])/1000*24" office:value-type="float" office:value="3166.72539481851" calcext:value-type="float">
            <text:p>3.167</text:p>
          </table:table-cell>
          <table:table-cell table:style-name="ce206" table:formula="of:=[.B$13]/[.B$12]*PI()*[.B$9]*1000*([.B$11]-[.B$10]-[.C351])/1000*24" office:value-type="float" office:value="1319.46891450771" calcext:value-type="float">
            <text:p>1.319</text:p>
          </table:table-cell>
          <table:table-cell table:style-name="ce206" table:formula="of:=[.D351]+[.E351]" office:value-type="float" office:value="4486.19430932623" calcext:value-type="float">
            <text:p>4.486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20-02-01" calcext:value-type="date">
            <text:p>1. Feb</text:p>
          </table:table-cell>
          <table:table-cell table:style-name="ce192" office:value-type="float" office:value="317" calcext:value-type="float">
            <text:p>317</text:p>
          </table:table-cell>
          <table:table-cell table:style-name="ce201" office:value-type="float" office:value="0" calcext:value-type="float">
            <text:p>0,0</text:p>
          </table:table-cell>
          <table:table-cell table:style-name="ce206" table:formula="of:=[.B$13]/[.B$12]*PI()*[.B$9]*1000*([.B$11]-[.C352])/1000*24" office:value-type="float" office:value="3166.72539481851" calcext:value-type="float">
            <text:p>3.167</text:p>
          </table:table-cell>
          <table:table-cell table:style-name="ce206" table:formula="of:=[.B$13]/[.B$12]*PI()*[.B$9]*1000*([.B$11]-[.B$10]-[.C352])/1000*24" office:value-type="float" office:value="1319.46891450771" calcext:value-type="float">
            <text:p>1.319</text:p>
          </table:table-cell>
          <table:table-cell table:style-name="ce206" table:formula="of:=[.D352]+[.E352]" office:value-type="float" office:value="4486.19430932623" calcext:value-type="float">
            <text:p>4.486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20-02-02" calcext:value-type="date">
            <text:p>2. Feb</text:p>
          </table:table-cell>
          <table:table-cell table:style-name="ce192" office:value-type="float" office:value="318" calcext:value-type="float">
            <text:p>318</text:p>
          </table:table-cell>
          <table:table-cell table:style-name="ce201" office:value-type="float" office:value="0" calcext:value-type="float">
            <text:p>0,0</text:p>
          </table:table-cell>
          <table:table-cell table:style-name="ce206" table:formula="of:=[.B$13]/[.B$12]*PI()*[.B$9]*1000*([.B$11]-[.C353])/1000*24" office:value-type="float" office:value="3166.72539481851" calcext:value-type="float">
            <text:p>3.167</text:p>
          </table:table-cell>
          <table:table-cell table:style-name="ce206" table:formula="of:=[.B$13]/[.B$12]*PI()*[.B$9]*1000*([.B$11]-[.B$10]-[.C353])/1000*24" office:value-type="float" office:value="1319.46891450771" calcext:value-type="float">
            <text:p>1.319</text:p>
          </table:table-cell>
          <table:table-cell table:style-name="ce206" table:formula="of:=[.D353]+[.E353]" office:value-type="float" office:value="4486.19430932623" calcext:value-type="float">
            <text:p>4.486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20-02-03" calcext:value-type="date">
            <text:p>3. Feb</text:p>
          </table:table-cell>
          <table:table-cell table:style-name="ce192" office:value-type="float" office:value="319" calcext:value-type="float">
            <text:p>319</text:p>
          </table:table-cell>
          <table:table-cell table:style-name="ce201" office:value-type="float" office:value="0.1" calcext:value-type="float">
            <text:p>0,1</text:p>
          </table:table-cell>
          <table:table-cell table:style-name="ce206" table:formula="of:=[.B$13]/[.B$12]*PI()*[.B$9]*1000*([.B$11]-[.C354])/1000*24" office:value-type="float" office:value="3161.44751916048" calcext:value-type="float">
            <text:p>3.161</text:p>
          </table:table-cell>
          <table:table-cell table:style-name="ce206" table:formula="of:=[.B$13]/[.B$12]*PI()*[.B$9]*1000*([.B$11]-[.B$10]-[.C354])/1000*24" office:value-type="float" office:value="1314.19103884968" calcext:value-type="float">
            <text:p>1.314</text:p>
          </table:table-cell>
          <table:table-cell table:style-name="ce206" table:formula="of:=[.D354]+[.E354]" office:value-type="float" office:value="4475.63855801016" calcext:value-type="float">
            <text:p>4.476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20-02-04" calcext:value-type="date">
            <text:p>4. Feb</text:p>
          </table:table-cell>
          <table:table-cell table:style-name="ce192" office:value-type="float" office:value="320" calcext:value-type="float">
            <text:p>320</text:p>
          </table:table-cell>
          <table:table-cell table:style-name="ce201" office:value-type="float" office:value="0.1" calcext:value-type="float">
            <text:p>0,1</text:p>
          </table:table-cell>
          <table:table-cell table:style-name="ce206" table:formula="of:=[.B$13]/[.B$12]*PI()*[.B$9]*1000*([.B$11]-[.C355])/1000*24" office:value-type="float" office:value="3161.44751916048" calcext:value-type="float">
            <text:p>3.161</text:p>
          </table:table-cell>
          <table:table-cell table:style-name="ce206" table:formula="of:=[.B$13]/[.B$12]*PI()*[.B$9]*1000*([.B$11]-[.B$10]-[.C355])/1000*24" office:value-type="float" office:value="1314.19103884968" calcext:value-type="float">
            <text:p>1.314</text:p>
          </table:table-cell>
          <table:table-cell table:style-name="ce206" table:formula="of:=[.D355]+[.E355]" office:value-type="float" office:value="4475.63855801016" calcext:value-type="float">
            <text:p>4.476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20-02-05" calcext:value-type="date">
            <text:p>5. Feb</text:p>
          </table:table-cell>
          <table:table-cell table:style-name="ce192" office:value-type="float" office:value="321" calcext:value-type="float">
            <text:p>321</text:p>
          </table:table-cell>
          <table:table-cell table:style-name="ce201" office:value-type="float" office:value="0.2" calcext:value-type="float">
            <text:p>0,2</text:p>
          </table:table-cell>
          <table:table-cell table:style-name="ce206" table:formula="of:=[.B$13]/[.B$12]*PI()*[.B$9]*1000*([.B$11]-[.C356])/1000*24" office:value-type="float" office:value="3156.16964350245" calcext:value-type="float">
            <text:p>3.156</text:p>
          </table:table-cell>
          <table:table-cell table:style-name="ce206" table:formula="of:=[.B$13]/[.B$12]*PI()*[.B$9]*1000*([.B$11]-[.B$10]-[.C356])/1000*24" office:value-type="float" office:value="1308.91316319165" calcext:value-type="float">
            <text:p>1.309</text:p>
          </table:table-cell>
          <table:table-cell table:style-name="ce206" table:formula="of:=[.D356]+[.E356]" office:value-type="float" office:value="4465.0828066941" calcext:value-type="float">
            <text:p>4.465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20-02-06" calcext:value-type="date">
            <text:p>6. Feb</text:p>
          </table:table-cell>
          <table:table-cell table:style-name="ce192" office:value-type="float" office:value="322" calcext:value-type="float">
            <text:p>322</text:p>
          </table:table-cell>
          <table:table-cell table:style-name="ce201" office:value-type="float" office:value="0.2" calcext:value-type="float">
            <text:p>0,2</text:p>
          </table:table-cell>
          <table:table-cell table:style-name="ce206" table:formula="of:=[.B$13]/[.B$12]*PI()*[.B$9]*1000*([.B$11]-[.C357])/1000*24" office:value-type="float" office:value="3156.16964350245" calcext:value-type="float">
            <text:p>3.156</text:p>
          </table:table-cell>
          <table:table-cell table:style-name="ce206" table:formula="of:=[.B$13]/[.B$12]*PI()*[.B$9]*1000*([.B$11]-[.B$10]-[.C357])/1000*24" office:value-type="float" office:value="1308.91316319165" calcext:value-type="float">
            <text:p>1.309</text:p>
          </table:table-cell>
          <table:table-cell table:style-name="ce206" table:formula="of:=[.D357]+[.E357]" office:value-type="float" office:value="4465.0828066941" calcext:value-type="float">
            <text:p>4.465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20-02-07" calcext:value-type="date">
            <text:p>7. Feb</text:p>
          </table:table-cell>
          <table:table-cell table:style-name="ce192" office:value-type="float" office:value="323" calcext:value-type="float">
            <text:p>323</text:p>
          </table:table-cell>
          <table:table-cell table:style-name="ce201" office:value-type="float" office:value="0.3" calcext:value-type="float">
            <text:p>0,3</text:p>
          </table:table-cell>
          <table:table-cell table:style-name="ce206" table:formula="of:=[.B$13]/[.B$12]*PI()*[.B$9]*1000*([.B$11]-[.C358])/1000*24" office:value-type="float" office:value="3150.89176784442" calcext:value-type="float">
            <text:p>3.151</text:p>
          </table:table-cell>
          <table:table-cell table:style-name="ce206" table:formula="of:=[.B$13]/[.B$12]*PI()*[.B$9]*1000*([.B$11]-[.B$10]-[.C358])/1000*24" office:value-type="float" office:value="1303.63528753362" calcext:value-type="float">
            <text:p>1.304</text:p>
          </table:table-cell>
          <table:table-cell table:style-name="ce206" table:formula="of:=[.D358]+[.E358]" office:value-type="float" office:value="4454.52705537804" calcext:value-type="float">
            <text:p>4.455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20-02-08" calcext:value-type="date">
            <text:p>8. Feb</text:p>
          </table:table-cell>
          <table:table-cell table:style-name="ce192" office:value-type="float" office:value="324" calcext:value-type="float">
            <text:p>324</text:p>
          </table:table-cell>
          <table:table-cell table:style-name="ce201" office:value-type="float" office:value="0.3" calcext:value-type="float">
            <text:p>0,3</text:p>
          </table:table-cell>
          <table:table-cell table:style-name="ce206" table:formula="of:=[.B$13]/[.B$12]*PI()*[.B$9]*1000*([.B$11]-[.C359])/1000*24" office:value-type="float" office:value="3150.89176784442" calcext:value-type="float">
            <text:p>3.151</text:p>
          </table:table-cell>
          <table:table-cell table:style-name="ce206" table:formula="of:=[.B$13]/[.B$12]*PI()*[.B$9]*1000*([.B$11]-[.B$10]-[.C359])/1000*24" office:value-type="float" office:value="1303.63528753362" calcext:value-type="float">
            <text:p>1.304</text:p>
          </table:table-cell>
          <table:table-cell table:style-name="ce206" table:formula="of:=[.D359]+[.E359]" office:value-type="float" office:value="4454.52705537804" calcext:value-type="float">
            <text:p>4.455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20-02-09" calcext:value-type="date">
            <text:p>9. Feb</text:p>
          </table:table-cell>
          <table:table-cell table:style-name="ce192" office:value-type="float" office:value="325" calcext:value-type="float">
            <text:p>325</text:p>
          </table:table-cell>
          <table:table-cell table:style-name="ce201" office:value-type="float" office:value="0.4" calcext:value-type="float">
            <text:p>0,4</text:p>
          </table:table-cell>
          <table:table-cell table:style-name="ce206" table:formula="of:=[.B$13]/[.B$12]*PI()*[.B$9]*1000*([.B$11]-[.C360])/1000*24" office:value-type="float" office:value="3145.61389218639" calcext:value-type="float">
            <text:p>3.146</text:p>
          </table:table-cell>
          <table:table-cell table:style-name="ce206" table:formula="of:=[.B$13]/[.B$12]*PI()*[.B$9]*1000*([.B$11]-[.B$10]-[.C360])/1000*24" office:value-type="float" office:value="1298.35741187559" calcext:value-type="float">
            <text:p>1.298</text:p>
          </table:table-cell>
          <table:table-cell table:style-name="ce206" table:formula="of:=[.D360]+[.E360]" office:value-type="float" office:value="4443.97130406198" calcext:value-type="float">
            <text:p>4.444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20-02-10" calcext:value-type="date">
            <text:p>10. Feb</text:p>
          </table:table-cell>
          <table:table-cell table:style-name="ce192" office:value-type="float" office:value="326" calcext:value-type="float">
            <text:p>326</text:p>
          </table:table-cell>
          <table:table-cell table:style-name="ce201" office:value-type="float" office:value="0.5" calcext:value-type="float">
            <text:p>0,5</text:p>
          </table:table-cell>
          <table:table-cell table:style-name="ce206" table:formula="of:=[.B$13]/[.B$12]*PI()*[.B$9]*1000*([.B$11]-[.C361])/1000*24" office:value-type="float" office:value="3140.33601652836" calcext:value-type="float">
            <text:p>3.140</text:p>
          </table:table-cell>
          <table:table-cell table:style-name="ce206" table:formula="of:=[.B$13]/[.B$12]*PI()*[.B$9]*1000*([.B$11]-[.B$10]-[.C361])/1000*24" office:value-type="float" office:value="1293.07953621756" calcext:value-type="float">
            <text:p>1.293</text:p>
          </table:table-cell>
          <table:table-cell table:style-name="ce206" table:formula="of:=[.D361]+[.E361]" office:value-type="float" office:value="4433.41555274592" calcext:value-type="float">
            <text:p>4.433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20-02-11" calcext:value-type="date">
            <text:p>11. Feb</text:p>
          </table:table-cell>
          <table:table-cell table:style-name="ce192" office:value-type="float" office:value="327" calcext:value-type="float">
            <text:p>327</text:p>
          </table:table-cell>
          <table:table-cell table:style-name="ce201" office:value-type="float" office:value="0.5" calcext:value-type="float">
            <text:p>0,5</text:p>
          </table:table-cell>
          <table:table-cell table:style-name="ce206" table:formula="of:=[.B$13]/[.B$12]*PI()*[.B$9]*1000*([.B$11]-[.C362])/1000*24" office:value-type="float" office:value="3140.33601652836" calcext:value-type="float">
            <text:p>3.140</text:p>
          </table:table-cell>
          <table:table-cell table:style-name="ce206" table:formula="of:=[.B$13]/[.B$12]*PI()*[.B$9]*1000*([.B$11]-[.B$10]-[.C362])/1000*24" office:value-type="float" office:value="1293.07953621756" calcext:value-type="float">
            <text:p>1.293</text:p>
          </table:table-cell>
          <table:table-cell table:style-name="ce206" table:formula="of:=[.D362]+[.E362]" office:value-type="float" office:value="4433.41555274592" calcext:value-type="float">
            <text:p>4.433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20-02-12" calcext:value-type="date">
            <text:p>12. Feb</text:p>
          </table:table-cell>
          <table:table-cell table:style-name="ce192" office:value-type="float" office:value="328" calcext:value-type="float">
            <text:p>328</text:p>
          </table:table-cell>
          <table:table-cell table:style-name="ce201" office:value-type="float" office:value="0.6" calcext:value-type="float">
            <text:p>0,6</text:p>
          </table:table-cell>
          <table:table-cell table:style-name="ce206" table:formula="of:=[.B$13]/[.B$12]*PI()*[.B$9]*1000*([.B$11]-[.C363])/1000*24" office:value-type="float" office:value="3135.05814087033" calcext:value-type="float">
            <text:p>3.135</text:p>
          </table:table-cell>
          <table:table-cell table:style-name="ce206" table:formula="of:=[.B$13]/[.B$12]*PI()*[.B$9]*1000*([.B$11]-[.B$10]-[.C363])/1000*24" office:value-type="float" office:value="1287.80166055953" calcext:value-type="float">
            <text:p>1.288</text:p>
          </table:table-cell>
          <table:table-cell table:style-name="ce206" table:formula="of:=[.D363]+[.E363]" office:value-type="float" office:value="4422.85980142985" calcext:value-type="float">
            <text:p>4.423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20-02-13" calcext:value-type="date">
            <text:p>13. Feb</text:p>
          </table:table-cell>
          <table:table-cell table:style-name="ce192" office:value-type="float" office:value="329" calcext:value-type="float">
            <text:p>329</text:p>
          </table:table-cell>
          <table:table-cell table:style-name="ce201" office:value-type="float" office:value="0.7" calcext:value-type="float">
            <text:p>0,7</text:p>
          </table:table-cell>
          <table:table-cell table:style-name="ce206" table:formula="of:=[.B$13]/[.B$12]*PI()*[.B$9]*1000*([.B$11]-[.C364])/1000*24" office:value-type="float" office:value="3129.7802652123" calcext:value-type="float">
            <text:p>3.130</text:p>
          </table:table-cell>
          <table:table-cell table:style-name="ce206" table:formula="of:=[.B$13]/[.B$12]*PI()*[.B$9]*1000*([.B$11]-[.B$10]-[.C364])/1000*24" office:value-type="float" office:value="1282.5237849015" calcext:value-type="float">
            <text:p>1.283</text:p>
          </table:table-cell>
          <table:table-cell table:style-name="ce206" table:formula="of:=[.D364]+[.E364]" office:value-type="float" office:value="4412.30405011379" calcext:value-type="float">
            <text:p>4.412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20-02-14" calcext:value-type="date">
            <text:p>14. Feb</text:p>
          </table:table-cell>
          <table:table-cell table:style-name="ce192" office:value-type="float" office:value="330" calcext:value-type="float">
            <text:p>330</text:p>
          </table:table-cell>
          <table:table-cell table:style-name="ce201" office:value-type="float" office:value="0.7" calcext:value-type="float">
            <text:p>0,7</text:p>
          </table:table-cell>
          <table:table-cell table:style-name="ce206" table:formula="of:=[.B$13]/[.B$12]*PI()*[.B$9]*1000*([.B$11]-[.C365])/1000*24" office:value-type="float" office:value="3129.7802652123" calcext:value-type="float">
            <text:p>3.130</text:p>
          </table:table-cell>
          <table:table-cell table:style-name="ce206" table:formula="of:=[.B$13]/[.B$12]*PI()*[.B$9]*1000*([.B$11]-[.B$10]-[.C365])/1000*24" office:value-type="float" office:value="1282.5237849015" calcext:value-type="float">
            <text:p>1.283</text:p>
          </table:table-cell>
          <table:table-cell table:style-name="ce206" table:formula="of:=[.D365]+[.E365]" office:value-type="float" office:value="4412.30405011379" calcext:value-type="float">
            <text:p>4.412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20-02-15" calcext:value-type="date">
            <text:p>15. Feb</text:p>
          </table:table-cell>
          <table:table-cell table:style-name="ce192" office:value-type="float" office:value="331" calcext:value-type="float">
            <text:p>331</text:p>
          </table:table-cell>
          <table:table-cell table:style-name="ce201" office:value-type="float" office:value="0.8" calcext:value-type="float">
            <text:p>0,8</text:p>
          </table:table-cell>
          <table:table-cell table:style-name="ce206" table:formula="of:=[.B$13]/[.B$12]*PI()*[.B$9]*1000*([.B$11]-[.C366])/1000*24" office:value-type="float" office:value="3124.50238955426" calcext:value-type="float">
            <text:p>3.125</text:p>
          </table:table-cell>
          <table:table-cell table:style-name="ce206" table:formula="of:=[.B$13]/[.B$12]*PI()*[.B$9]*1000*([.B$11]-[.B$10]-[.C366])/1000*24" office:value-type="float" office:value="1277.24590924347" calcext:value-type="float">
            <text:p>1.277</text:p>
          </table:table-cell>
          <table:table-cell table:style-name="ce206" table:formula="of:=[.D366]+[.E366]" office:value-type="float" office:value="4401.74829879773" calcext:value-type="float">
            <text:p>4.402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20-02-16" calcext:value-type="date">
            <text:p>16. Feb</text:p>
          </table:table-cell>
          <table:table-cell table:style-name="ce192" office:value-type="float" office:value="332" calcext:value-type="float">
            <text:p>332</text:p>
          </table:table-cell>
          <table:table-cell table:style-name="ce201" office:value-type="float" office:value="0.9" calcext:value-type="float">
            <text:p>0,9</text:p>
          </table:table-cell>
          <table:table-cell table:style-name="ce206" table:formula="of:=[.B$13]/[.B$12]*PI()*[.B$9]*1000*([.B$11]-[.C367])/1000*24" office:value-type="float" office:value="3119.22451389623" calcext:value-type="float">
            <text:p>3.119</text:p>
          </table:table-cell>
          <table:table-cell table:style-name="ce206" table:formula="of:=[.B$13]/[.B$12]*PI()*[.B$9]*1000*([.B$11]-[.B$10]-[.C367])/1000*24" office:value-type="float" office:value="1271.96803358544" calcext:value-type="float">
            <text:p>1.272</text:p>
          </table:table-cell>
          <table:table-cell table:style-name="ce206" table:formula="of:=[.D367]+[.E367]" office:value-type="float" office:value="4391.19254748167" calcext:value-type="float">
            <text:p>4.391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20-02-17" calcext:value-type="date">
            <text:p>17. Feb</text:p>
          </table:table-cell>
          <table:table-cell table:style-name="ce192" office:value-type="float" office:value="333" calcext:value-type="float">
            <text:p>333</text:p>
          </table:table-cell>
          <table:table-cell table:style-name="ce201" office:value-type="float" office:value="1" calcext:value-type="float">
            <text:p>1,0</text:p>
          </table:table-cell>
          <table:table-cell table:style-name="ce206" table:formula="of:=[.B$13]/[.B$12]*PI()*[.B$9]*1000*([.B$11]-[.C368])/1000*24" office:value-type="float" office:value="3113.9466382382" calcext:value-type="float">
            <text:p>3.114</text:p>
          </table:table-cell>
          <table:table-cell table:style-name="ce206" table:formula="of:=[.B$13]/[.B$12]*PI()*[.B$9]*1000*([.B$11]-[.B$10]-[.C368])/1000*24" office:value-type="float" office:value="1266.6901579274" calcext:value-type="float">
            <text:p>1.267</text:p>
          </table:table-cell>
          <table:table-cell table:style-name="ce206" table:formula="of:=[.D368]+[.E368]" office:value-type="float" office:value="4380.63679616561" calcext:value-type="float">
            <text:p>4.381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20-02-18" calcext:value-type="date">
            <text:p>18. Feb</text:p>
          </table:table-cell>
          <table:table-cell table:style-name="ce192" office:value-type="float" office:value="334" calcext:value-type="float">
            <text:p>334</text:p>
          </table:table-cell>
          <table:table-cell table:style-name="ce201" office:value-type="float" office:value="1.1" calcext:value-type="float">
            <text:p>1,1</text:p>
          </table:table-cell>
          <table:table-cell table:style-name="ce206" table:formula="of:=[.B$13]/[.B$12]*PI()*[.B$9]*1000*([.B$11]-[.C369])/1000*24" office:value-type="float" office:value="3108.66876258017" calcext:value-type="float">
            <text:p>3.109</text:p>
          </table:table-cell>
          <table:table-cell table:style-name="ce206" table:formula="of:=[.B$13]/[.B$12]*PI()*[.B$9]*1000*([.B$11]-[.B$10]-[.C369])/1000*24" office:value-type="float" office:value="1261.41228226937" calcext:value-type="float">
            <text:p>1.261</text:p>
          </table:table-cell>
          <table:table-cell table:style-name="ce206" table:formula="of:=[.D369]+[.E369]" office:value-type="float" office:value="4370.08104484955" calcext:value-type="float">
            <text:p>4.370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20-02-19" calcext:value-type="date">
            <text:p>19. Feb</text:p>
          </table:table-cell>
          <table:table-cell table:style-name="ce192" office:value-type="float" office:value="335" calcext:value-type="float">
            <text:p>335</text:p>
          </table:table-cell>
          <table:table-cell table:style-name="ce201" office:value-type="float" office:value="1.1" calcext:value-type="float">
            <text:p>1,1</text:p>
          </table:table-cell>
          <table:table-cell table:style-name="ce206" table:formula="of:=[.B$13]/[.B$12]*PI()*[.B$9]*1000*([.B$11]-[.C370])/1000*24" office:value-type="float" office:value="3108.66876258017" calcext:value-type="float">
            <text:p>3.109</text:p>
          </table:table-cell>
          <table:table-cell table:style-name="ce206" table:formula="of:=[.B$13]/[.B$12]*PI()*[.B$9]*1000*([.B$11]-[.B$10]-[.C370])/1000*24" office:value-type="float" office:value="1261.41228226937" calcext:value-type="float">
            <text:p>1.261</text:p>
          </table:table-cell>
          <table:table-cell table:style-name="ce206" table:formula="of:=[.D370]+[.E370]" office:value-type="float" office:value="4370.08104484955" calcext:value-type="float">
            <text:p>4.370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20-02-20" calcext:value-type="date">
            <text:p>20. Feb</text:p>
          </table:table-cell>
          <table:table-cell table:style-name="ce192" office:value-type="float" office:value="336" calcext:value-type="float">
            <text:p>336</text:p>
          </table:table-cell>
          <table:table-cell table:style-name="ce201" office:value-type="float" office:value="1.2" calcext:value-type="float">
            <text:p>1,2</text:p>
          </table:table-cell>
          <table:table-cell table:style-name="ce206" table:formula="of:=[.B$13]/[.B$12]*PI()*[.B$9]*1000*([.B$11]-[.C371])/1000*24" office:value-type="float" office:value="3103.39088692214" calcext:value-type="float">
            <text:p>3.103</text:p>
          </table:table-cell>
          <table:table-cell table:style-name="ce206" table:formula="of:=[.B$13]/[.B$12]*PI()*[.B$9]*1000*([.B$11]-[.B$10]-[.C371])/1000*24" office:value-type="float" office:value="1256.13440661134" calcext:value-type="float">
            <text:p>1.256</text:p>
          </table:table-cell>
          <table:table-cell table:style-name="ce206" table:formula="of:=[.D371]+[.E371]" office:value-type="float" office:value="4359.52529353348" calcext:value-type="float">
            <text:p>4.360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20-02-21" calcext:value-type="date">
            <text:p>21. Feb</text:p>
          </table:table-cell>
          <table:table-cell table:style-name="ce192" office:value-type="float" office:value="337" calcext:value-type="float">
            <text:p>337</text:p>
          </table:table-cell>
          <table:table-cell table:style-name="ce201" office:value-type="float" office:value="1.3" calcext:value-type="float">
            <text:p>1,3</text:p>
          </table:table-cell>
          <table:table-cell table:style-name="ce206" table:formula="of:=[.B$13]/[.B$12]*PI()*[.B$9]*1000*([.B$11]-[.C372])/1000*24" office:value-type="float" office:value="3098.11301126411" calcext:value-type="float">
            <text:p>3.098</text:p>
          </table:table-cell>
          <table:table-cell table:style-name="ce206" table:formula="of:=[.B$13]/[.B$12]*PI()*[.B$9]*1000*([.B$11]-[.B$10]-[.C372])/1000*24" office:value-type="float" office:value="1250.85653095331" calcext:value-type="float">
            <text:p>1.251</text:p>
          </table:table-cell>
          <table:table-cell table:style-name="ce206" table:formula="of:=[.D372]+[.E372]" office:value-type="float" office:value="4348.96954221742" calcext:value-type="float">
            <text:p>4.349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20-02-22" calcext:value-type="date">
            <text:p>22. Feb</text:p>
          </table:table-cell>
          <table:table-cell table:style-name="ce192" office:value-type="float" office:value="338" calcext:value-type="float">
            <text:p>338</text:p>
          </table:table-cell>
          <table:table-cell table:style-name="ce201" office:value-type="float" office:value="1.4" calcext:value-type="float">
            <text:p>1,4</text:p>
          </table:table-cell>
          <table:table-cell table:style-name="ce206" table:formula="of:=[.B$13]/[.B$12]*PI()*[.B$9]*1000*([.B$11]-[.C373])/1000*24" office:value-type="float" office:value="3092.83513560608" calcext:value-type="float">
            <text:p>3.093</text:p>
          </table:table-cell>
          <table:table-cell table:style-name="ce206" table:formula="of:=[.B$13]/[.B$12]*PI()*[.B$9]*1000*([.B$11]-[.B$10]-[.C373])/1000*24" office:value-type="float" office:value="1245.57865529528" calcext:value-type="float">
            <text:p>1.246</text:p>
          </table:table-cell>
          <table:table-cell table:style-name="ce206" table:formula="of:=[.D373]+[.E373]" office:value-type="float" office:value="4338.41379090136" calcext:value-type="float">
            <text:p>4.338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20-02-23" calcext:value-type="date">
            <text:p>23. Feb</text:p>
          </table:table-cell>
          <table:table-cell table:style-name="ce192" office:value-type="float" office:value="339" calcext:value-type="float">
            <text:p>339</text:p>
          </table:table-cell>
          <table:table-cell table:style-name="ce201" office:value-type="float" office:value="1.5" calcext:value-type="float">
            <text:p>1,5</text:p>
          </table:table-cell>
          <table:table-cell table:style-name="ce206" table:formula="of:=[.B$13]/[.B$12]*PI()*[.B$9]*1000*([.B$11]-[.C374])/1000*24" office:value-type="float" office:value="3087.55725994805" calcext:value-type="float">
            <text:p>3.088</text:p>
          </table:table-cell>
          <table:table-cell table:style-name="ce206" table:formula="of:=[.B$13]/[.B$12]*PI()*[.B$9]*1000*([.B$11]-[.B$10]-[.C374])/1000*24" office:value-type="float" office:value="1240.30077963725" calcext:value-type="float">
            <text:p>1.240</text:p>
          </table:table-cell>
          <table:table-cell table:style-name="ce206" table:formula="of:=[.D374]+[.E374]" office:value-type="float" office:value="4327.8580395853" calcext:value-type="float">
            <text:p>4.328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20-02-24" calcext:value-type="date">
            <text:p>24. Feb</text:p>
          </table:table-cell>
          <table:table-cell table:style-name="ce192" office:value-type="float" office:value="340" calcext:value-type="float">
            <text:p>340</text:p>
          </table:table-cell>
          <table:table-cell table:style-name="ce201" office:value-type="float" office:value="1.6" calcext:value-type="float">
            <text:p>1,6</text:p>
          </table:table-cell>
          <table:table-cell table:style-name="ce206" table:formula="of:=[.B$13]/[.B$12]*PI()*[.B$9]*1000*([.B$11]-[.C375])/1000*24" office:value-type="float" office:value="3082.27938429002" calcext:value-type="float">
            <text:p>3.082</text:p>
          </table:table-cell>
          <table:table-cell table:style-name="ce206" table:formula="of:=[.B$13]/[.B$12]*PI()*[.B$9]*1000*([.B$11]-[.B$10]-[.C375])/1000*24" office:value-type="float" office:value="1235.02290397922" calcext:value-type="float">
            <text:p>1.235</text:p>
          </table:table-cell>
          <table:table-cell table:style-name="ce206" table:formula="of:=[.D375]+[.E375]" office:value-type="float" office:value="4317.30228826924" calcext:value-type="float">
            <text:p>4.317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20-02-25" calcext:value-type="date">
            <text:p>25. Feb</text:p>
          </table:table-cell>
          <table:table-cell table:style-name="ce192" office:value-type="float" office:value="341" calcext:value-type="float">
            <text:p>341</text:p>
          </table:table-cell>
          <table:table-cell table:style-name="ce201" office:value-type="float" office:value="1.7" calcext:value-type="float">
            <text:p>1,7</text:p>
          </table:table-cell>
          <table:table-cell table:style-name="ce206" table:formula="of:=[.B$13]/[.B$12]*PI()*[.B$9]*1000*([.B$11]-[.C376])/1000*24" office:value-type="float" office:value="3077.00150863199" calcext:value-type="float">
            <text:p>3.077</text:p>
          </table:table-cell>
          <table:table-cell table:style-name="ce206" table:formula="of:=[.B$13]/[.B$12]*PI()*[.B$9]*1000*([.B$11]-[.B$10]-[.C376])/1000*24" office:value-type="float" office:value="1229.74502832119" calcext:value-type="float">
            <text:p>1.230</text:p>
          </table:table-cell>
          <table:table-cell table:style-name="ce206" table:formula="of:=[.D376]+[.E376]" office:value-type="float" office:value="4306.74653695318" calcext:value-type="float">
            <text:p>4.307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20-02-26" calcext:value-type="date">
            <text:p>26. Feb</text:p>
          </table:table-cell>
          <table:table-cell table:style-name="ce192" office:value-type="float" office:value="342" calcext:value-type="float">
            <text:p>342</text:p>
          </table:table-cell>
          <table:table-cell table:style-name="ce201" office:value-type="float" office:value="1.8" calcext:value-type="float">
            <text:p>1,8</text:p>
          </table:table-cell>
          <table:table-cell table:style-name="ce206" table:formula="of:=[.B$13]/[.B$12]*PI()*[.B$9]*1000*([.B$11]-[.C377])/1000*24" office:value-type="float" office:value="3071.72363297396" calcext:value-type="float">
            <text:p>3.072</text:p>
          </table:table-cell>
          <table:table-cell table:style-name="ce206" table:formula="of:=[.B$13]/[.B$12]*PI()*[.B$9]*1000*([.B$11]-[.B$10]-[.C377])/1000*24" office:value-type="float" office:value="1224.46715266316" calcext:value-type="float">
            <text:p>1.224</text:p>
          </table:table-cell>
          <table:table-cell table:style-name="ce206" table:formula="of:=[.D377]+[.E377]" office:value-type="float" office:value="4296.19078563711" calcext:value-type="float">
            <text:p>4.296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20-02-27" calcext:value-type="date">
            <text:p>27. Feb</text:p>
          </table:table-cell>
          <table:table-cell table:style-name="ce192" office:value-type="float" office:value="343" calcext:value-type="float">
            <text:p>343</text:p>
          </table:table-cell>
          <table:table-cell table:style-name="ce201" office:value-type="float" office:value="1.9" calcext:value-type="float">
            <text:p>1,9</text:p>
          </table:table-cell>
          <table:table-cell table:style-name="ce206" table:formula="of:=[.B$13]/[.B$12]*PI()*[.B$9]*1000*([.B$11]-[.C378])/1000*24" office:value-type="float" office:value="3066.44575731593" calcext:value-type="float">
            <text:p>3.066</text:p>
          </table:table-cell>
          <table:table-cell table:style-name="ce206" table:formula="of:=[.B$13]/[.B$12]*PI()*[.B$9]*1000*([.B$11]-[.B$10]-[.C378])/1000*24" office:value-type="float" office:value="1219.18927700513" calcext:value-type="float">
            <text:p>1.219</text:p>
          </table:table-cell>
          <table:table-cell table:style-name="ce206" table:formula="of:=[.D378]+[.E378]" office:value-type="float" office:value="4285.63503432105" calcext:value-type="float">
            <text:p>4.286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20-02-28" calcext:value-type="date">
            <text:p>28. Feb</text:p>
          </table:table-cell>
          <table:table-cell table:style-name="ce192" office:value-type="float" office:value="344" calcext:value-type="float">
            <text:p>344</text:p>
          </table:table-cell>
          <table:table-cell table:style-name="ce201" office:value-type="float" office:value="2" calcext:value-type="float">
            <text:p>2,0</text:p>
          </table:table-cell>
          <table:table-cell table:style-name="ce206" table:formula="of:=[.B$13]/[.B$12]*PI()*[.B$9]*1000*([.B$11]-[.C379])/1000*24" office:value-type="float" office:value="3061.16788165789" calcext:value-type="float">
            <text:p>3.061</text:p>
          </table:table-cell>
          <table:table-cell table:style-name="ce206" table:formula="of:=[.B$13]/[.B$12]*PI()*[.B$9]*1000*([.B$11]-[.B$10]-[.C379])/1000*24" office:value-type="float" office:value="1213.9114013471" calcext:value-type="float">
            <text:p>1.214</text:p>
          </table:table-cell>
          <table:table-cell table:style-name="ce206" table:formula="of:=[.D379]+[.E379]" office:value-type="float" office:value="4275.07928300499" calcext:value-type="float">
            <text:p>4.275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20-02-29" calcext:value-type="date">
            <text:p>29. Feb</text:p>
          </table:table-cell>
          <table:table-cell table:style-name="ce192" office:value-type="float" office:value="345" calcext:value-type="float">
            <text:p>345</text:p>
          </table:table-cell>
          <table:table-cell table:style-name="ce201" office:value-type="float" office:value="2.1" calcext:value-type="float">
            <text:p>2,1</text:p>
          </table:table-cell>
          <table:table-cell table:style-name="ce206" table:formula="of:=[.B$13]/[.B$12]*PI()*[.B$9]*1000*([.B$11]-[.C380])/1000*24" office:value-type="float" office:value="3055.89000599986" calcext:value-type="float">
            <text:p>3.056</text:p>
          </table:table-cell>
          <table:table-cell table:style-name="ce206" table:formula="of:=[.B$13]/[.B$12]*PI()*[.B$9]*1000*([.B$11]-[.B$10]-[.C380])/1000*24" office:value-type="float" office:value="1208.63352568907" calcext:value-type="float">
            <text:p>1.209</text:p>
          </table:table-cell>
          <table:table-cell table:style-name="ce206" table:formula="of:=[.D380]+[.E380]" office:value-type="float" office:value="4264.52353168893" calcext:value-type="float">
            <text:p>4.265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20-03-01" calcext:value-type="date">
            <text:p>1. Mrz</text:p>
          </table:table-cell>
          <table:table-cell table:style-name="ce192" office:value-type="float" office:value="346" calcext:value-type="float">
            <text:p>346</text:p>
          </table:table-cell>
          <table:table-cell table:style-name="ce201" office:value-type="float" office:value="2.2" calcext:value-type="float">
            <text:p>2,2</text:p>
          </table:table-cell>
          <table:table-cell table:style-name="ce206" table:formula="of:=[.B$13]/[.B$12]*PI()*[.B$9]*1000*([.B$11]-[.C381])/1000*24" office:value-type="float" office:value="3050.61213034183" calcext:value-type="float">
            <text:p>3.051</text:p>
          </table:table-cell>
          <table:table-cell table:style-name="ce206" table:formula="of:=[.B$13]/[.B$12]*PI()*[.B$9]*1000*([.B$11]-[.B$10]-[.C381])/1000*24" office:value-type="float" office:value="1203.35565003103" calcext:value-type="float">
            <text:p>1.203</text:p>
          </table:table-cell>
          <table:table-cell table:style-name="ce206" table:formula="of:=[.D381]+[.E381]" office:value-type="float" office:value="4253.96778037287" calcext:value-type="float">
            <text:p>4.254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20-03-02" calcext:value-type="date">
            <text:p>2. Mrz</text:p>
          </table:table-cell>
          <table:table-cell table:style-name="ce192" office:value-type="float" office:value="347" calcext:value-type="float">
            <text:p>347</text:p>
          </table:table-cell>
          <table:table-cell table:style-name="ce201" office:value-type="float" office:value="2.4" calcext:value-type="float">
            <text:p>2,4</text:p>
          </table:table-cell>
          <table:table-cell table:style-name="ce206" table:formula="of:=[.B$13]/[.B$12]*PI()*[.B$9]*1000*([.B$11]-[.C382])/1000*24" office:value-type="float" office:value="3040.05637902577" calcext:value-type="float">
            <text:p>3.040</text:p>
          </table:table-cell>
          <table:table-cell table:style-name="ce206" table:formula="of:=[.B$13]/[.B$12]*PI()*[.B$9]*1000*([.B$11]-[.B$10]-[.C382])/1000*24" office:value-type="float" office:value="1192.79989871497" calcext:value-type="float">
            <text:p>1.193</text:p>
          </table:table-cell>
          <table:table-cell table:style-name="ce206" table:formula="of:=[.D382]+[.E382]" office:value-type="float" office:value="4232.85627774074" calcext:value-type="float">
            <text:p>4.233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20-03-03" calcext:value-type="date">
            <text:p>3. Mrz</text:p>
          </table:table-cell>
          <table:table-cell table:style-name="ce192" office:value-type="float" office:value="348" calcext:value-type="float">
            <text:p>348</text:p>
          </table:table-cell>
          <table:table-cell table:style-name="ce201" office:value-type="float" office:value="2.5" calcext:value-type="float">
            <text:p>2,5</text:p>
          </table:table-cell>
          <table:table-cell table:style-name="ce206" table:formula="of:=[.B$13]/[.B$12]*PI()*[.B$9]*1000*([.B$11]-[.C383])/1000*24" office:value-type="float" office:value="3034.77850336774" calcext:value-type="float">
            <text:p>3.035</text:p>
          </table:table-cell>
          <table:table-cell table:style-name="ce206" table:formula="of:=[.B$13]/[.B$12]*PI()*[.B$9]*1000*([.B$11]-[.B$10]-[.C383])/1000*24" office:value-type="float" office:value="1187.52202305694" calcext:value-type="float">
            <text:p>1.188</text:p>
          </table:table-cell>
          <table:table-cell table:style-name="ce206" table:formula="of:=[.D383]+[.E383]" office:value-type="float" office:value="4222.30052642468" calcext:value-type="float">
            <text:p>4.222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20-03-04" calcext:value-type="date">
            <text:p>4. Mrz</text:p>
          </table:table-cell>
          <table:table-cell table:style-name="ce192" office:value-type="float" office:value="349" calcext:value-type="float">
            <text:p>349</text:p>
          </table:table-cell>
          <table:table-cell table:style-name="ce201" office:value-type="float" office:value="2.6" calcext:value-type="float">
            <text:p>2,6</text:p>
          </table:table-cell>
          <table:table-cell table:style-name="ce206" table:formula="of:=[.B$13]/[.B$12]*PI()*[.B$9]*1000*([.B$11]-[.C384])/1000*24" office:value-type="float" office:value="3029.50062770971" calcext:value-type="float">
            <text:p>3.030</text:p>
          </table:table-cell>
          <table:table-cell table:style-name="ce206" table:formula="of:=[.B$13]/[.B$12]*PI()*[.B$9]*1000*([.B$11]-[.B$10]-[.C384])/1000*24" office:value-type="float" office:value="1182.24414739891" calcext:value-type="float">
            <text:p>1.182</text:p>
          </table:table-cell>
          <table:table-cell table:style-name="ce206" table:formula="of:=[.D384]+[.E384]" office:value-type="float" office:value="4211.74477510862" calcext:value-type="float">
            <text:p>4.212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20-03-05" calcext:value-type="date">
            <text:p>5. Mrz</text:p>
          </table:table-cell>
          <table:table-cell table:style-name="ce192" office:value-type="float" office:value="350" calcext:value-type="float">
            <text:p>350</text:p>
          </table:table-cell>
          <table:table-cell table:style-name="ce201" office:value-type="float" office:value="2.7" calcext:value-type="float">
            <text:p>2,7</text:p>
          </table:table-cell>
          <table:table-cell table:style-name="ce206" table:formula="of:=[.B$13]/[.B$12]*PI()*[.B$9]*1000*([.B$11]-[.C385])/1000*24" office:value-type="float" office:value="3024.22275205168" calcext:value-type="float">
            <text:p>3.024</text:p>
          </table:table-cell>
          <table:table-cell table:style-name="ce206" table:formula="of:=[.B$13]/[.B$12]*PI()*[.B$9]*1000*([.B$11]-[.B$10]-[.C385])/1000*24" office:value-type="float" office:value="1176.96627174088" calcext:value-type="float">
            <text:p>1.177</text:p>
          </table:table-cell>
          <table:table-cell table:style-name="ce206" table:formula="of:=[.D385]+[.E385]" office:value-type="float" office:value="4201.18902379256" calcext:value-type="float">
            <text:p>4.201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20-03-06" calcext:value-type="date">
            <text:p>6. Mrz</text:p>
          </table:table-cell>
          <table:table-cell table:style-name="ce192" office:value-type="float" office:value="351" calcext:value-type="float">
            <text:p>351</text:p>
          </table:table-cell>
          <table:table-cell table:style-name="ce201" office:value-type="float" office:value="2.8" calcext:value-type="float">
            <text:p>2,8</text:p>
          </table:table-cell>
          <table:table-cell table:style-name="ce206" table:formula="of:=[.B$13]/[.B$12]*PI()*[.B$9]*1000*([.B$11]-[.C386])/1000*24" office:value-type="float" office:value="3018.94487639365" calcext:value-type="float">
            <text:p>3.019</text:p>
          </table:table-cell>
          <table:table-cell table:style-name="ce206" table:formula="of:=[.B$13]/[.B$12]*PI()*[.B$9]*1000*([.B$11]-[.B$10]-[.C386])/1000*24" office:value-type="float" office:value="1171.68839608285" calcext:value-type="float">
            <text:p>1.172</text:p>
          </table:table-cell>
          <table:table-cell table:style-name="ce206" table:formula="of:=[.D386]+[.E386]" office:value-type="float" office:value="4190.6332724765" calcext:value-type="float">
            <text:p>4.191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20-03-07" calcext:value-type="date">
            <text:p>7. Mrz</text:p>
          </table:table-cell>
          <table:table-cell table:style-name="ce192" office:value-type="float" office:value="352" calcext:value-type="float">
            <text:p>352</text:p>
          </table:table-cell>
          <table:table-cell table:style-name="ce201" office:value-type="float" office:value="3" calcext:value-type="float">
            <text:p>3,0</text:p>
          </table:table-cell>
          <table:table-cell table:style-name="ce206" table:formula="of:=[.B$13]/[.B$12]*PI()*[.B$9]*1000*([.B$11]-[.C387])/1000*24" office:value-type="float" office:value="3008.38912507759" calcext:value-type="float">
            <text:p>3.008</text:p>
          </table:table-cell>
          <table:table-cell table:style-name="ce206" table:formula="of:=[.B$13]/[.B$12]*PI()*[.B$9]*1000*([.B$11]-[.B$10]-[.C387])/1000*24" office:value-type="float" office:value="1161.13264476679" calcext:value-type="float">
            <text:p>1.161</text:p>
          </table:table-cell>
          <table:table-cell table:style-name="ce206" table:formula="of:=[.D387]+[.E387]" office:value-type="float" office:value="4169.52176984437" calcext:value-type="float">
            <text:p>4.170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20-03-08" calcext:value-type="date">
            <text:p>8. Mrz</text:p>
          </table:table-cell>
          <table:table-cell table:style-name="ce192" office:value-type="float" office:value="353" calcext:value-type="float">
            <text:p>353</text:p>
          </table:table-cell>
          <table:table-cell table:style-name="ce201" office:value-type="float" office:value="3.1" calcext:value-type="float">
            <text:p>3,1</text:p>
          </table:table-cell>
          <table:table-cell table:style-name="ce206" table:formula="of:=[.B$13]/[.B$12]*PI()*[.B$9]*1000*([.B$11]-[.C388])/1000*24" office:value-type="float" office:value="3003.11124941955" calcext:value-type="float">
            <text:p>3.003</text:p>
          </table:table-cell>
          <table:table-cell table:style-name="ce206" table:formula="of:=[.B$13]/[.B$12]*PI()*[.B$9]*1000*([.B$11]-[.B$10]-[.C388])/1000*24" office:value-type="float" office:value="1155.85476910876" calcext:value-type="float">
            <text:p>1.156</text:p>
          </table:table-cell>
          <table:table-cell table:style-name="ce206" table:formula="of:=[.D388]+[.E388]" office:value-type="float" office:value="4158.96601852831" calcext:value-type="float">
            <text:p>4.159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20-03-09" calcext:value-type="date">
            <text:p>9. Mrz</text:p>
          </table:table-cell>
          <table:table-cell table:style-name="ce192" office:value-type="float" office:value="354" calcext:value-type="float">
            <text:p>354</text:p>
          </table:table-cell>
          <table:table-cell table:style-name="ce201" office:value-type="float" office:value="3.2" calcext:value-type="float">
            <text:p>3,2</text:p>
          </table:table-cell>
          <table:table-cell table:style-name="ce206" table:formula="of:=[.B$13]/[.B$12]*PI()*[.B$9]*1000*([.B$11]-[.C389])/1000*24" office:value-type="float" office:value="2997.83337376152" calcext:value-type="float">
            <text:p>2.998</text:p>
          </table:table-cell>
          <table:table-cell table:style-name="ce206" table:formula="of:=[.B$13]/[.B$12]*PI()*[.B$9]*1000*([.B$11]-[.B$10]-[.C389])/1000*24" office:value-type="float" office:value="1150.57689345073" calcext:value-type="float">
            <text:p>1.151</text:p>
          </table:table-cell>
          <table:table-cell table:style-name="ce206" table:formula="of:=[.D389]+[.E389]" office:value-type="float" office:value="4148.41026721225" calcext:value-type="float">
            <text:p>4.148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20-03-10" calcext:value-type="date">
            <text:p>10. Mrz</text:p>
          </table:table-cell>
          <table:table-cell table:style-name="ce192" office:value-type="float" office:value="355" calcext:value-type="float">
            <text:p>355</text:p>
          </table:table-cell>
          <table:table-cell table:style-name="ce201" office:value-type="float" office:value="3.3" calcext:value-type="float">
            <text:p>3,3</text:p>
          </table:table-cell>
          <table:table-cell table:style-name="ce206" table:formula="of:=[.B$13]/[.B$12]*PI()*[.B$9]*1000*([.B$11]-[.C390])/1000*24" office:value-type="float" office:value="2992.55549810349" calcext:value-type="float">
            <text:p>2.993</text:p>
          </table:table-cell>
          <table:table-cell table:style-name="ce206" table:formula="of:=[.B$13]/[.B$12]*PI()*[.B$9]*1000*([.B$11]-[.B$10]-[.C390])/1000*24" office:value-type="float" office:value="1145.29901779269" calcext:value-type="float">
            <text:p>1.145</text:p>
          </table:table-cell>
          <table:table-cell table:style-name="ce206" table:formula="of:=[.D390]+[.E390]" office:value-type="float" office:value="4137.85451589619" calcext:value-type="float">
            <text:p>4.138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20-03-11" calcext:value-type="date">
            <text:p>11. Mrz</text:p>
          </table:table-cell>
          <table:table-cell table:style-name="ce192" office:value-type="float" office:value="356" calcext:value-type="float">
            <text:p>356</text:p>
          </table:table-cell>
          <table:table-cell table:style-name="ce201" office:value-type="float" office:value="3.5" calcext:value-type="float">
            <text:p>3,5</text:p>
          </table:table-cell>
          <table:table-cell table:style-name="ce206" table:formula="of:=[.B$13]/[.B$12]*PI()*[.B$9]*1000*([.B$11]-[.C391])/1000*24" office:value-type="float" office:value="2981.99974678743" calcext:value-type="float">
            <text:p>2.982</text:p>
          </table:table-cell>
          <table:table-cell table:style-name="ce206" table:formula="of:=[.B$13]/[.B$12]*PI()*[.B$9]*1000*([.B$11]-[.B$10]-[.C391])/1000*24" office:value-type="float" office:value="1134.74326647663" calcext:value-type="float">
            <text:p>1.135</text:p>
          </table:table-cell>
          <table:table-cell table:style-name="ce206" table:formula="of:=[.D391]+[.E391]" office:value-type="float" office:value="4116.74301326407" calcext:value-type="float">
            <text:p>4.117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20-03-12" calcext:value-type="date">
            <text:p>12. Mrz</text:p>
          </table:table-cell>
          <table:table-cell table:style-name="ce192" office:value-type="float" office:value="357" calcext:value-type="float">
            <text:p>357</text:p>
          </table:table-cell>
          <table:table-cell table:style-name="ce201" office:value-type="float" office:value="3.6" calcext:value-type="float">
            <text:p>3,6</text:p>
          </table:table-cell>
          <table:table-cell table:style-name="ce206" table:formula="of:=[.B$13]/[.B$12]*PI()*[.B$9]*1000*([.B$11]-[.C392])/1000*24" office:value-type="float" office:value="2976.7218711294" calcext:value-type="float">
            <text:p>2.977</text:p>
          </table:table-cell>
          <table:table-cell table:style-name="ce206" table:formula="of:=[.B$13]/[.B$12]*PI()*[.B$9]*1000*([.B$11]-[.B$10]-[.C392])/1000*24" office:value-type="float" office:value="1129.4653908186" calcext:value-type="float">
            <text:p>1.129</text:p>
          </table:table-cell>
          <table:table-cell table:style-name="ce206" table:formula="of:=[.D392]+[.E392]" office:value-type="float" office:value="4106.187261948" calcext:value-type="float">
            <text:p>4.106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20-03-13" calcext:value-type="date">
            <text:p>13. Mrz</text:p>
          </table:table-cell>
          <table:table-cell table:style-name="ce192" office:value-type="float" office:value="358" calcext:value-type="float">
            <text:p>358</text:p>
          </table:table-cell>
          <table:table-cell table:style-name="ce201" office:value-type="float" office:value="3.7" calcext:value-type="float">
            <text:p>3,7</text:p>
          </table:table-cell>
          <table:table-cell table:style-name="ce206" table:formula="of:=[.B$13]/[.B$12]*PI()*[.B$9]*1000*([.B$11]-[.C393])/1000*24" office:value-type="float" office:value="2971.44399547137" calcext:value-type="float">
            <text:p>2.971</text:p>
          </table:table-cell>
          <table:table-cell table:style-name="ce206" table:formula="of:=[.B$13]/[.B$12]*PI()*[.B$9]*1000*([.B$11]-[.B$10]-[.C393])/1000*24" office:value-type="float" office:value="1124.18751516057" calcext:value-type="float">
            <text:p>1.124</text:p>
          </table:table-cell>
          <table:table-cell table:style-name="ce206" table:formula="of:=[.D393]+[.E393]" office:value-type="float" office:value="4095.63151063194" calcext:value-type="float">
            <text:p>4.096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20-03-14" calcext:value-type="date">
            <text:p>14. Mrz</text:p>
          </table:table-cell>
          <table:table-cell table:style-name="ce192" office:value-type="float" office:value="359" calcext:value-type="float">
            <text:p>359</text:p>
          </table:table-cell>
          <table:table-cell table:style-name="ce201" office:value-type="float" office:value="3.9" calcext:value-type="float">
            <text:p>3,9</text:p>
          </table:table-cell>
          <table:table-cell table:style-name="ce206" table:formula="of:=[.B$13]/[.B$12]*PI()*[.B$9]*1000*([.B$11]-[.C394])/1000*24" office:value-type="float" office:value="2960.88824415531" calcext:value-type="float">
            <text:p>2.961</text:p>
          </table:table-cell>
          <table:table-cell table:style-name="ce206" table:formula="of:=[.B$13]/[.B$12]*PI()*[.B$9]*1000*([.B$11]-[.B$10]-[.C394])/1000*24" office:value-type="float" office:value="1113.63176384451" calcext:value-type="float">
            <text:p>1.114</text:p>
          </table:table-cell>
          <table:table-cell table:style-name="ce206" table:formula="of:=[.D394]+[.E394]" office:value-type="float" office:value="4074.52000799982" calcext:value-type="float">
            <text:p>4.075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20-03-15" calcext:value-type="date">
            <text:p>15. Mrz</text:p>
          </table:table-cell>
          <table:table-cell table:style-name="ce192" office:value-type="float" office:value="360" calcext:value-type="float">
            <text:p>360</text:p>
          </table:table-cell>
          <table:table-cell table:style-name="ce201" office:value-type="float" office:value="4" calcext:value-type="float">
            <text:p>4,0</text:p>
          </table:table-cell>
          <table:table-cell table:style-name="ce206" table:formula="of:=[.B$13]/[.B$12]*PI()*[.B$9]*1000*([.B$11]-[.C395])/1000*24" office:value-type="float" office:value="2955.61036849728" calcext:value-type="float">
            <text:p>2.956</text:p>
          </table:table-cell>
          <table:table-cell table:style-name="ce206" table:formula="of:=[.B$13]/[.B$12]*PI()*[.B$9]*1000*([.B$11]-[.B$10]-[.C395])/1000*24" office:value-type="float" office:value="1108.35388818648" calcext:value-type="float">
            <text:p>1.108</text:p>
          </table:table-cell>
          <table:table-cell table:style-name="ce206" table:formula="of:=[.D395]+[.E395]" office:value-type="float" office:value="4063.96425668376" calcext:value-type="float">
            <text:p>4.064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20-03-16" calcext:value-type="date">
            <text:p>16. Mrz</text:p>
          </table:table-cell>
          <table:table-cell table:style-name="ce192" office:value-type="float" office:value="361" calcext:value-type="float">
            <text:p>361</text:p>
          </table:table-cell>
          <table:table-cell table:style-name="ce201" office:value-type="float" office:value="4.2" calcext:value-type="float">
            <text:p>4,2</text:p>
          </table:table-cell>
          <table:table-cell table:style-name="ce206" table:formula="of:=[.B$13]/[.B$12]*PI()*[.B$9]*1000*([.B$11]-[.C396])/1000*24" office:value-type="float" office:value="2945.05461718122" calcext:value-type="float">
            <text:p>2.945</text:p>
          </table:table-cell>
          <table:table-cell table:style-name="ce206" table:formula="of:=[.B$13]/[.B$12]*PI()*[.B$9]*1000*([.B$11]-[.B$10]-[.C396])/1000*24" office:value-type="float" office:value="1097.79813687042" calcext:value-type="float">
            <text:p>1.098</text:p>
          </table:table-cell>
          <table:table-cell table:style-name="ce206" table:formula="of:=[.D396]+[.E396]" office:value-type="float" office:value="4042.85275405163" calcext:value-type="float">
            <text:p>4.043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20-03-17" calcext:value-type="date">
            <text:p>17. Mrz</text:p>
          </table:table-cell>
          <table:table-cell table:style-name="ce192" office:value-type="float" office:value="362" calcext:value-type="float">
            <text:p>362</text:p>
          </table:table-cell>
          <table:table-cell table:style-name="ce201" office:value-type="float" office:value="4.3" calcext:value-type="float">
            <text:p>4,3</text:p>
          </table:table-cell>
          <table:table-cell table:style-name="ce206" table:formula="of:=[.B$13]/[.B$12]*PI()*[.B$9]*1000*([.B$11]-[.C397])/1000*24" office:value-type="float" office:value="2939.77674152318" calcext:value-type="float">
            <text:p>2.940</text:p>
          </table:table-cell>
          <table:table-cell table:style-name="ce206" table:formula="of:=[.B$13]/[.B$12]*PI()*[.B$9]*1000*([.B$11]-[.B$10]-[.C397])/1000*24" office:value-type="float" office:value="1092.52026121239" calcext:value-type="float">
            <text:p>1.093</text:p>
          </table:table-cell>
          <table:table-cell table:style-name="ce206" table:formula="of:=[.D397]+[.E397]" office:value-type="float" office:value="4032.29700273557" calcext:value-type="float">
            <text:p>4.032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20-03-18" calcext:value-type="date">
            <text:p>18. Mrz</text:p>
          </table:table-cell>
          <table:table-cell table:style-name="ce192" office:value-type="float" office:value="363" calcext:value-type="float">
            <text:p>363</text:p>
          </table:table-cell>
          <table:table-cell table:style-name="ce201" office:value-type="float" office:value="4.4" calcext:value-type="float">
            <text:p>4,4</text:p>
          </table:table-cell>
          <table:table-cell table:style-name="ce206" table:formula="of:=[.B$13]/[.B$12]*PI()*[.B$9]*1000*([.B$11]-[.C398])/1000*24" office:value-type="float" office:value="2934.49886586515" calcext:value-type="float">
            <text:p>2.934</text:p>
          </table:table-cell>
          <table:table-cell table:style-name="ce206" table:formula="of:=[.B$13]/[.B$12]*PI()*[.B$9]*1000*([.B$11]-[.B$10]-[.C398])/1000*24" office:value-type="float" office:value="1087.24238555436" calcext:value-type="float">
            <text:p>1.087</text:p>
          </table:table-cell>
          <table:table-cell table:style-name="ce206" table:formula="of:=[.D398]+[.E398]" office:value-type="float" office:value="4021.74125141951" calcext:value-type="float">
            <text:p>4.022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20-03-19" calcext:value-type="date">
            <text:p>19. Mrz</text:p>
          </table:table-cell>
          <table:table-cell table:style-name="ce192" office:value-type="float" office:value="364" calcext:value-type="float">
            <text:p>364</text:p>
          </table:table-cell>
          <table:table-cell table:style-name="ce201" office:value-type="float" office:value="4.6" calcext:value-type="float">
            <text:p>4,6</text:p>
          </table:table-cell>
          <table:table-cell table:style-name="ce206" table:formula="of:=[.B$13]/[.B$12]*PI()*[.B$9]*1000*([.B$11]-[.C399])/1000*24" office:value-type="float" office:value="2923.94311454909" calcext:value-type="float">
            <text:p>2.924</text:p>
          </table:table-cell>
          <table:table-cell table:style-name="ce206" table:formula="of:=[.B$13]/[.B$12]*PI()*[.B$9]*1000*([.B$11]-[.B$10]-[.C399])/1000*24" office:value-type="float" office:value="1076.68663423829" calcext:value-type="float">
            <text:p>1.077</text:p>
          </table:table-cell>
          <table:table-cell table:style-name="ce206" table:formula="of:=[.D399]+[.E399]" office:value-type="float" office:value="4000.62974878739" calcext:value-type="float">
            <text:p>4.001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20-03-20" calcext:value-type="date">
            <text:p>20. Mrz</text:p>
          </table:table-cell>
          <table:table-cell table:style-name="ce192" office:value-type="float" office:value="365" calcext:value-type="float">
            <text:p>365</text:p>
          </table:table-cell>
          <table:table-cell table:style-name="ce201" office:value-type="float" office:value="4.7" calcext:value-type="float">
            <text:p>4,7</text:p>
          </table:table-cell>
          <table:table-cell table:style-name="ce206" table:formula="of:=[.B$13]/[.B$12]*PI()*[.B$9]*1000*([.B$11]-[.C400])/1000*24" office:value-type="float" office:value="2918.66523889106" calcext:value-type="float">
            <text:p>2.919</text:p>
          </table:table-cell>
          <table:table-cell table:style-name="ce206" table:formula="of:=[.B$13]/[.B$12]*PI()*[.B$9]*1000*([.B$11]-[.B$10]-[.C400])/1000*24" office:value-type="float" office:value="1071.40875858026" calcext:value-type="float">
            <text:p>1.071</text:p>
          </table:table-cell>
          <table:table-cell table:style-name="ce206" table:formula="of:=[.D400]+[.E400]" office:value-type="float" office:value="3990.07399747132" calcext:value-type="float">
            <text:p>3.990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35" office:value-type="date" office:date-value="2020-03-21" calcext:value-type="date">
            <text:p>21. Mrz</text:p>
          </table:table-cell>
          <table:table-cell table:style-name="ce192" office:value-type="float" office:value="366" calcext:value-type="float">
            <text:p>366</text:p>
          </table:table-cell>
          <table:table-cell table:style-name="ce201" office:value-type="float" office:value="4.9" calcext:value-type="float">
            <text:p>4,9</text:p>
          </table:table-cell>
          <table:table-cell table:style-name="ce206" table:formula="of:=[.B$13]/[.B$12]*PI()*[.B$9]*1000*([.B$11]-[.C401])/1000*24" office:value-type="float" office:value="2908.109487575" calcext:value-type="float">
            <text:p>2.908</text:p>
          </table:table-cell>
          <table:table-cell table:style-name="ce206" table:formula="of:=[.B$13]/[.B$12]*PI()*[.B$9]*1000*([.B$11]-[.B$10]-[.C401])/1000*24" office:value-type="float" office:value="1060.8530072642" calcext:value-type="float">
            <text:p>1.061</text:p>
          </table:table-cell>
          <table:table-cell table:style-name="ce206" table:formula="of:=[.D401]+[.E401]" office:value-type="float" office:value="3968.9624948392" calcext:value-type="float">
            <text:p>3.969</text:p>
          </table:table-cell>
          <table:table-cell table:style-name="ce45"/>
          <table:table-cell table:number-columns-repeated="1017"/>
        </table:table-row>
        <table:table-row table:style-name="ro1">
          <table:table-cell table:style-name="ce35" office:value-type="date" office:date-value="2020-03-22" calcext:value-type="date">
            <text:p>22. Mrz</text:p>
          </table:table-cell>
          <table:table-cell table:style-name="ce192" office:value-type="float" office:value="367" calcext:value-type="float">
            <text:p>367</text:p>
          </table:table-cell>
          <table:table-cell table:style-name="ce201" office:value-type="float" office:value="5" calcext:value-type="float">
            <text:p>5,0</text:p>
          </table:table-cell>
          <table:table-cell table:style-name="ce206" table:formula="of:=[.B$13]/[.B$12]*PI()*[.B$9]*1000*([.B$11]-[.C402])/1000*24" office:value-type="float" office:value="2902.83161191697" calcext:value-type="float">
            <text:p>2.903</text:p>
          </table:table-cell>
          <table:table-cell table:style-name="ce206" table:formula="of:=[.B$13]/[.B$12]*PI()*[.B$9]*1000*([.B$11]-[.B$10]-[.C402])/1000*24" office:value-type="float" office:value="1055.57513160617" calcext:value-type="float">
            <text:p>1.056</text:p>
          </table:table-cell>
          <table:table-cell table:style-name="ce206" table:formula="of:=[.D402]+[.E402]" office:value-type="float" office:value="3958.40674352314" calcext:value-type="float">
            <text:p>3.958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172"/>
          <table:table-cell table:number-columns-repeated="2"/>
          <table:table-cell table:style-name="ce193"/>
          <table:table-cell/>
          <table:table-cell table:style-name="ce206" table:formula="of:=SUM([.F35:.F402])" office:value-type="float" office:value="1279504.8400251" calcext:value-type="float">
            <text:p>1.279.505</text:p>
          </table:table-cell>
          <table:table-cell table:style-name="ce156"/>
          <table:table-cell table:number-columns-repeated="1017"/>
        </table:table-row>
        <table:table-row table:style-name="ro1">
          <table:table-cell table:style-name="ce172"/>
          <table:table-cell table:number-columns-repeated="2"/>
          <table:table-cell table:style-name="ce193"/>
          <table:table-cell/>
          <table:table-cell office:value-type="string" calcext:value-type="string">
            <text:p>Verluste pro km Trasse und Jahr</text:p>
          </table:table-cell>
          <table:table-cell table:number-columns-repeated="1018"/>
        </table:table-row>
        <table:table-row table:style-name="ro1">
          <table:table-cell table:style-name="ce172"/>
          <table:table-cell table:number-columns-repeated="2"/>
          <table:table-cell table:style-name="ce193"/>
          <table:table-cell table:number-columns-repeated="1020"/>
        </table:table-row>
        <table:table-row table:style-name="ro1">
          <table:table-cell table:style-name="ce172"/>
          <table:table-cell table:number-columns-repeated="1023"/>
        </table:table-row>
        <table:table-row table:style-name="ro1" table:number-rows-repeated="104816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Tabelle1.B24:Tabelle1.B24">
            <calcext:condition calcext:apply-style-name="ohne nachkommastellen" calcext:value="&gt;10" calcext:base-cell-address="Tabelle1.B2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Fett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1" loext:min-decimal-places="1" number:min-integer-digits="1" number:grouping="true"/>
    </number:number-style>
    <number:number-style style:name="N111">
      <number:number number:decimal-places="4" loext:min-decimal-places="4" number:min-integer-digits="1" number:grouping="true"/>
    </number:number-style>
    <number:number-style style:name="N112">
      <number:number number:decimal-places="3" loext:min-decimal-places="3" number:min-integer-digits="0" number:grouping="true"/>
    </number:number-style>
    <number:number-style style:name="N113">
      <number:number number:decimal-places="3" loext:min-decimal-places="3" number:min-integer-digits="1" number:grouping="true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7P0" style:volatile="true">
      <number:number number:decimal-places="0" loext:min-decimal-places="0" number:min-integer-digits="1" number:grouping="true"/>
      <number:text> €</number:text>
    </number:number-style>
    <number:number-style style:name="N11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€</number:text>
    </number:number-style>
    <number:number-style style:name="N12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1P0"/>
    </number:number-style>
    <number:number-style style:name="N125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5P2" style:volatile="true">
      <loext:fill-character> </loext:fill-character>
      <number:text>-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9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9P2" style:volatile="true">
      <loext:fill-character> </loext:fill-character>
      <number:text>-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3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7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7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">
      <number:number number:decimal-places="8" loext:min-decimal-places="8" number:min-integer-digits="1" number:grouping="true"/>
    </number:number-style>
    <number:number-style style:name="N143">
      <number:text>(</number:text>
      <number:number number:decimal-places="0" loext:min-decimal-places="0" number:min-integer-digits="1" number:grouping="true"/>
      <number:text>)</number:text>
    </number:number-style>
    <number:text-style style:name="N144">
      <number:text-content/>
      <number:text> </number:text>
    </number:text-style>
    <number:number-style style:name="N146P0" style:volatile="true">
      <number:number number:decimal-places="0" loext:min-decimal-places="0" number:min-integer-digits="1" number:grouping="true"/>
    </number:number-style>
    <number:number-style style:name="N146P1" style:volatile="true">
      <number:text>– </number:text>
      <number:number number:decimal-places="0" loext:min-decimal-places="0" number:min-integer-digits="1" number:grouping="true"/>
    </number:number-style>
    <number:number-style style:name="N146">
      <number:text>–</number:text>
      <style:map style:condition="value()&gt;0" style:apply-style-name="N146P0"/>
      <style:map style:condition="value()&lt;0" style:apply-style-name="N146P1"/>
    </number:number-style>
    <number:number-style style:name="N147P0" style:volatile="true">
      <number:number number:decimal-places="1" loext:min-decimal-places="1" number:min-integer-digits="1" number:grouping="true"/>
    </number:number-style>
    <number:number-style style:name="N147">
      <number:text>– </number:text>
      <number:number number:decimal-places="1" loext:min-decimal-places="1" number:min-integer-digits="1" number:grouping="true"/>
      <style:map style:condition="value()&gt;=0" style:apply-style-name="N147P0"/>
    </number:number-style>
    <number:number-style style:name="N148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50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50P1" style:volatile="true">
      <number:text>–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50">
      <number:text>–</number:text>
      <style:map style:condition="value()&gt;0" style:apply-style-name="N150P0"/>
      <style:map style:condition="value()&lt;0" style:apply-style-name="N150P1"/>
    </number:number-style>
    <number:number-style style:name="N151">
      <number:number number:decimal-places="0" loext:min-decimal-places="0" number:min-integer-digits="1"/>
      <number:text> </number:text>
    </number:number-style>
    <number:number-style style:name="N152">
      <number:number number:min-integer-digits="1"/>
      <number:text> </number:text>
    </number:number-style>
    <number:text-style style:name="N153">
      <number:text-content/>
      <number:text> </number:text>
    </number:text-style>
    <number:number-style style:name="N155P0" style:volatile="true">
      <number:number number:decimal-places="1" loext:min-decimal-places="1" number:min-integer-digits="1"/>
    </number:number-style>
    <number:number-style style:name="N155P1" style:volatile="true">
      <number:text>– </number:text>
      <number:number number:decimal-places="1" loext:min-decimal-places="1" number:min-integer-digits="1" number:grouping="true"/>
    </number:number-style>
    <number:number-style style:name="N155">
      <number:text>–</number:text>
      <style:map style:condition="value()&gt;0" style:apply-style-name="N155P0"/>
      <style:map style:condition="value()&lt;0" style:apply-style-name="N155P1"/>
    </number:number-style>
    <number:number-style style:name="N156">
      <number:number number:decimal-places="0" loext:min-decimal-places="0" number:min-integer-digits="1"/>
      <number:text>   </number:text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P1" style:volatile="true">
      <number:text>–</number:text>
      <number:number number:decimal-places="0" loext:min-decimal-places="0" number:min-integer-digits="1" number:grouping="true"/>
    </number:number-style>
    <number:number-style style:name="N158">
      <number:text>–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number number:decimal-places="1" loext:min-decimal-places="1" number:min-integer-digits="1" number:grouping="true"/>
    </number:number-style>
    <number:number-style style:name="N159P1" style:volatile="true">
      <number:text>– </number:text>
      <number:number number:decimal-places="1" loext:min-decimal-places="1" number:min-integer-digits="1" number:grouping="true"/>
    </number:number-style>
    <number:number-style style:name="N159">
      <number:text>–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text>-</number:text>
    </number:number-style>
    <number:number-style style:name="N161P1" style:volatile="true">
      <number:number number:min-integer-digits="1"/>
      <number:text/>
    </number:number-style>
    <number:number-style style:name="N161">
      <number:number number:decimal-places="1" loext:min-decimal-places="1" number:min-integer-digits="1">
        <number:embedded-text number:position="3"> </number:embedded-text>
      </number:number>
      <style:map style:condition="value()=0" style:apply-style-name="N161P0"/>
      <style:map style:condition="value()&lt;5" style:apply-style-name="N161P1"/>
    </number:number-style>
    <number:number-style style:name="N163P0" style:volatile="true">
      <number:text>–</number:text>
    </number:number-style>
    <number:number-style style:name="N163P1" style:volatile="true">
      <number:number number:min-integer-digits="1"/>
      <number:text/>
    </number:number-style>
    <number:number-style style:name="N163">
      <number:number number:decimal-places="1" loext:min-decimal-places="1" number:min-integer-digits="1">
        <number:embedded-text number:position="3"> </number:embedded-text>
      </number:number>
      <style:map style:condition="value()=0" style:apply-style-name="N163P0"/>
      <style:map style:condition="value()&lt;5" style:apply-style-name="N163P1"/>
    </number:number-style>
    <number:number-style style:name="N164P0" style:volatile="true">
      <number:number number:decimal-places="2" loext:min-decimal-places="2" number:min-integer-digits="1" number:grouping="true"/>
    </number:number-style>
    <number:number-style style:name="N164">
      <number:text>– </number:text>
      <number:number number:decimal-places="2" loext:min-decimal-places="2" number:min-integer-digits="1" number:grouping="true"/>
      <style:map style:condition="value()&gt;=0" style:apply-style-name="N164P0"/>
    </number:number-style>
    <number:number-style style:name="N166P0" style:volatile="true">
      <number:number number:decimal-places="1" loext:min-decimal-places="1" number:min-integer-digits="1"/>
    </number:number-style>
    <number:number-style style:name="N166P1" style:volatile="true">
      <number:text>– </number:text>
      <number:number number:decimal-places="1" loext:min-decimal-places="1" number:min-integer-digits="1"/>
    </number:number-style>
    <number:number-style style:name="N166">
      <number:text>–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1" loext:min-decimal-places="1" number:min-integer-digits="1"/>
    </number:number-style>
    <number:number-style style:name="N168P1" style:volatile="true">
      <number:text>–</number:text>
      <number:number number:decimal-places="1" loext:min-decimal-places="1" number:min-integer-digits="1" number:grouping="true"/>
    </number:number-style>
    <number:number-style style:name="N168">
      <number:text>–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1" loext:min-decimal-places="1" number:min-integer-digits="1" number:grouping="true"/>
    </number:number-style>
    <number:number-style style:name="N170P1" style:volatile="true">
      <number:text/>
    </number:number-style>
    <number:number-style style:name="N170">
      <number:text>–</number:text>
      <style:map style:condition="value()&gt;0" style:apply-style-name="N170P0"/>
      <style:map style:condition="value()&lt;0" style:apply-style-name="N170P1"/>
    </number:number-style>
    <number:number-style style:name="N171">
      <number:number number:decimal-places="0" loext:min-decimal-places="0" number:min-integer-digits="0"/>
      <number:text>  </number:text>
    </number:number-style>
    <number:number-style style:name="N172">
      <number:number number:decimal-places="0" loext:min-decimal-places="0" number:min-integer-digits="1">
        <number:embedded-text number:position="3"> </number:embedded-text>
      </number:number>
    </number:number-style>
    <number:number-style style:name="N173">
      <number:number number:decimal-places="0" loext:min-decimal-places="0" number:min-integer-digits="1"/>
      <number:text>    </number:text>
    </number:number-style>
    <number:number-style style:name="N174">
      <number:number number:decimal-places="0" loext:min-decimal-places="0" number:min-integer-digits="0">
        <number:embedded-text number:position="3"> </number:embedded-text>
      </number:number>
    </number:number-style>
    <number:date-style style:name="N175">
      <number:year number:style="long"/>
    </number:date-style>
    <number:number-style style:name="N176">
      <number:number number:decimal-places="1" loext:min-decimal-places="1" number:min-integer-digits="1">
        <number:embedded-text number:position="3"> </number:embedded-text>
      </number:number>
    </number:number-style>
    <number:number-style style:name="N177">
      <number:number number:decimal-places="0" loext:min-decimal-places="0" number:min-integer-digits="1">
        <number:embedded-text number:position="3"> </number:embedded-text>
      </number:number>
      <number:text>   </number:text>
    </number:number-style>
    <number:currency-style style:name="N180P0" style:volatile="true">
      <loext:fill-character> </loext:fill-character>
      <number:number number:decimal-places="2" loext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8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80">
      <loext:fill-character> </loext:fill-character>
      <number:text>-</number:text>
      <number:number number:decimal-places="0" loext:min-decimal-places="0" number:min-integer-digits="0"/>
      <number:text> </number:text>
      <number:currency-symbol number:language="ar">€</number:currency-symbol>
      <number:text> </number:text>
      <style:map style:condition="value()&gt;0" style:apply-style-name="N180P0"/>
      <style:map style:condition="value()&lt;0" style:apply-style-name="N180P1"/>
    </number:currency-style>
    <number:number-style style:name="N181P0" style:volatile="true">
      <number:text>-</number:text>
    </number:number-style>
    <number:number-style style:name="N181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style:map style:condition="value()=0" style:apply-style-name="N181P0"/>
    </number:number-style>
    <number:number-style style:name="N182P0" style:volatile="true">
      <number:text>-</number:text>
    </number:number-style>
    <number:number-style style:name="N182">
      <number:number number:decimal-places="1" loext:min-decimal-places="1" number:min-integer-digits="1">
        <number:embedded-text number:position="6"> </number:embedded-text>
        <number:embedded-text number:position="3"> </number:embedded-text>
      </number:number>
      <style:map style:condition="value()=0" style:apply-style-name="N182P0"/>
    </number:number-style>
    <number:number-style style:name="N183">
      <number:number number:decimal-places="0" loext:min-decimal-places="0" number:min-integer-digits="2">
        <number:embedded-text number:position="6"> </number:embedded-text>
        <number:embedded-text number:position="3"> </number:embedded-text>
      </number:number>
    </number:number-style>
    <number:text-style style:name="N184">
      <number:text-content/>
      <loext:text> </loext:text>
      <loext:fill-character>.</loext:fill-character>
    </number:text-style>
    <number:number-style style:name="N185">
      <number:number number:decimal-places="2" loext:min-decimal-places="2" number:min-integer-digits="1">
        <number:embedded-text number:position="3"> </number:embedded-text>
      </number:number>
    </number:number-style>
    <number:number-style style:name="N186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86P1" style:volatile="true">
      <number:text/>
    </number:number-style>
    <number:number-style style:name="N186">
      <number:text>-</number:text>
      <style:map style:condition="value()&gt;0" style:apply-style-name="N186P0"/>
      <style:map style:condition="value()&lt;0" style:apply-style-name="N186P1"/>
    </number:number-style>
    <number:number-style style:name="N187">
      <number:number number:decimal-places="0" loext:min-decimal-places="0" number:min-integer-digits="2">
        <number:embedded-text number:position="6"> </number:embedded-text>
        <number:embedded-text number:position="3"> </number:embedded-text>
      </number:number>
      <number:text>  </number:text>
    </number:number-style>
    <number:number-style style:name="N188">
      <number:number number:decimal-places="0" loext:min-decimal-places="0" number:min-integer-digits="1">
        <number:embedded-text number:position="3"> </number:embedded-text>
      </number:number>
      <number:text> </number:text>
    </number:number-style>
    <number:number-style style:name="N189">
      <number:number number:decimal-places="0" loext:min-decimal-places="0" number:min-integer-digits="1">
        <number:embedded-text number:position="3"> </number:embedded-text>
      </number:number>
      <number:text>  </number:text>
    </number:number-style>
    <number:number-style style:name="N190">
      <number:number number:decimal-places="0" loext:min-decimal-places="0" number:min-integer-digits="2">
        <number:embedded-text number:position="6"> </number:embedded-text>
        <number:embedded-text number:position="4"> </number:embedded-text>
        <number:embedded-text number:position="2"> </number:embedded-text>
      </number:number>
    </number:number-style>
    <number:number-style style:name="N191">
      <number:number number:decimal-places="0" loext:min-decimal-places="0" number:min-integer-digits="0">
        <number:embedded-text number:position="6"> </number:embedded-text>
        <number:embedded-text number:position="4"> </number:embedded-text>
        <number:embedded-text number:position="2"> </number:embedded-text>
      </number:number>
    </number:number-style>
    <number:number-style style:name="N192">
      <number:number number:decimal-places="7" loext:min-decimal-places="7" number:min-integer-digits="0" number:grouping="true"/>
    </number:number-style>
    <number:number-style style:name="N193">
      <number:number number:decimal-places="9" loext:min-decimal-places="9" number:min-integer-digits="0" number:grouping="true"/>
    </number:number-style>
    <number:number-style style:name="N194">
      <number:number number:decimal-places="4" loext:min-decimal-places="4" number:min-integer-digits="0" number:grouping="true"/>
    </number:number-style>
    <number:number-style style:name="N195">
      <number:number number:decimal-places="1" loext:min-decimal-places="1" number:min-integer-digits="0" number:grouping="true"/>
    </number:number-style>
    <number:number-style style:name="N196">
      <number:scientific-number number:decimal-places="0" loext:min-decimal-places="0" number:min-integer-digits="1" number:min-exponent-digits="2" loext:exponent-interval="3" loext:forced-exponent-sign="true"/>
    </number:number-style>
    <number:number-style style:name="N197">
      <number:number number:decimal-places="20" loext:min-decimal-places="20" number:min-integer-digits="1"/>
    </number:number-style>
    <number:number-style style:name="N198">
      <number:number number:decimal-places="6" loext:min-decimal-places="6" number:min-integer-digits="1"/>
    </number:number-style>
    <number:number-style style:name="N199">
      <number:number number:decimal-places="6" loext:min-decimal-places="6" number:min-integer-digits="0" number:grouping="true"/>
    </number:number-style>
    <number:number-style style:name="N200">
      <number:number number:decimal-places="5" loext:min-decimal-places="5" number:min-integer-digits="1"/>
    </number:number-style>
    <number:number-style style:name="N201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202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203">
      <number:number number:decimal-places="7" loext:min-decimal-places="7" number:min-integer-digits="1" number:grouping="true"/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</number:number-style>
    <number:date-style style:name="N205">
      <number:day number:style="long"/>
      <number:text>.</number:text>
      <number:month number:style="long"/>
    </number:date-style>
    <number:number-style style:name="N206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207">
      <number:scientific-number number:decimal-places="3" loext:min-decimal-places="3" number:min-integer-digits="1" number:min-exponent-digits="2" loext:exponent-interval="1" loext:forced-exponent-sign="true"/>
    </number:number-style>
    <number:date-style style:name="N208">
      <number:day/>
      <number:text>. </number:text>
      <number:month number:textual="true"/>
    </number:date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number-style style:name="N10128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fill-character> </loext:fill-character>
      <number:text>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fill-character> </loext:fill-character>
      <number:text>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ohne_20_nachkommastellen" style:display-name="ohne nachkommastellen" style:family="table-cell" style:parent-style-name="Default" style:data-style-name="N3"/>
    <draw:marker draw:name="Linienspitzen_20_1" draw:display-name="Linienspitzen 1" svg:viewBox="0 0 200 200" svg:d="M200 100c0 18-4 34-13 50-10 16-21 27-37 37-16 9-32 13-50 13s-34-4-50-13c-16-10-27-21-37-37-9-16-13-32-13-50s4-34 13-50c10-16 21-27 37-37 16-9 32-13 50-13s34 4 50 13c16 10 27 21 37 37 9 16 13 32 13 50z"/>
    <draw:marker draw:name="Linienspitzen_20_2" draw:display-name="Linienspitzen 2" svg:viewBox="0 0 20 30" svg:d="M10 0l-10 30h20z"/>
    <draw:marker draw:name="Linienspitzen_20_3" draw:display-name="Linienspitzen 3" svg:viewBox="0 0 200 200" svg:d="M200 100c0 18-4 34-13 50-10 16-21 27-37 37-16 9-32 13-50 13s-34-4-50-13c-16-10-27-21-37-37-9-16-13-32-13-50s4-34 13-50c10-16 21-27 37-37 16-9 32-13 50-13s34 4 50 13c16 10 27 21 37 37 9 16 13 32 13 50z"/>
  </office:styles>
  <office:automatic-styles>
    <style:page-layout style:name="Mpm1">
      <style:page-layout-properties fo:page-width="29.7cm" fo:page-height="21.001cm" style:num-format="1" style:print-orientation="landscape" style:scale-to-pages="1" style:table-centering="both" style:writing-mode="lr-tb" style:print="charts drawings formulas header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font-name="Liberation Sans Narrow1" fo:font-size="12pt" fo:font-weight="bold"/>
    </style:style>
  </office:automatic-styles>
  <office:master-styles>
    <style:master-page style:name="Default" style:page-layout-name="Mpm1">
      <style:header>
        <style:region-left>
          <text:p><text:span text:style-name="MT1">Wärmeverlust und Pumpleistung der Hauptverteilung</text:span></text:p>
        </style:region-left>
      </style:header>
      <style:header-left style:display="false"/>
      <style:footer>
        <style:region-right>
          <text:p><text:date style:data-style-name="N2" text:date-value="2021-11-04">00.00.0000</text:date><text:s/><text:time style:data-style-name="N2" text:time-value="15:05:07.982012181">00:00:00</text:time><text:s/><text:file-name text:display="name-and-extension">???</text:file-name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4">00.00.0000</text:date>, <text:time style:data-style-name="N2" text:time-value="15:05:07.98394786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0-29T18:05:31.252800654</meta:creation-date>
    <dc:date>2021-11-04T15:31:46.040080446</dc:date>
    <meta:editing-duration>PT1H40M3S</meta:editing-duration>
    <meta:editing-cycles>20</meta:editing-cycles>
    <meta:generator>LibreOffice/6.4.7.2$Linux_X86_64 LibreOffice_project/40$Build-2</meta:generator>
    <meta:print-date>2019-10-29T18:22:17.962478644</meta:print-date>
    <meta:document-statistic meta:table-count="1" meta:cell-count="2338" meta:object-count="0"/>
  </office:meta>
</office:document-meta>
</file>